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Consolas" svg:font-family="Consolas, monospace"/>
    <style:font-face style:name="Helvetica Neue" svg:font-family="'Helvetica Neue', Roboto, Arial, sans-serif"/>
    <style:font-face style:name="Inter" svg:font-family="Inter, sans-serif"/>
    <style:font-face style:name="Lato" svg:font-family="Lato, sans-serif"/>
    <style:font-face style:name="Lohit Devanagari1" svg:font-family="'Lohit Devanagari'"/>
    <style:font-face style:name="Menlo" svg:font-family="Menlo, Consolas, monaco, monospace"/>
    <style:font-face style:name="Monaco1" svg:font-family="Monaco, 'Lucida Console', monospace"/>
    <style:font-face style:name="Monaco" svg:font-family="Monaco, Menlo, Consolas, 'Courier New', monospace"/>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Open Sans', 'Helvetica Neue', sans-serif"/>
    <style:font-face style:name="arial" svg:font-family="arial,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urw-din" svg:font-family="urw-din, sans-serif"/>
    <style:font-face style:name="var bs-font-monospace" svg:font-family="'var bs-font-monospace'"/>
    <style:font-face style:name="var ff-mono" svg:font-family="'var ff-mono'"/>
    <style:font-face style:name="var font-family-mono" svg:font-family="'var font-family-mono'"/>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0530a5" officeooo:paragraph-rsid="000530a5" style:font-size-asian="14pt" style:font-size-complex="16pt"/>
    </style:style>
    <style:style style:name="P2" style:family="paragraph" style:parent-style-name="Standard">
      <style:text-properties fo:font-size="16pt" style:text-underline-style="none" fo:font-weight="bold" officeooo:rsid="00060a4b" officeooo:paragraph-rsid="00060a4b" style:font-size-asian="14pt" style:font-weight-asian="bold" style:font-size-complex="16pt" style:font-weight-complex="bold"/>
    </style:style>
    <style:style style:name="P3" style:family="paragraph" style:parent-style-name="Standard">
      <style:text-properties fo:color="#e16173" fo:font-size="16pt" style:text-underline-style="solid" style:text-underline-width="auto" style:text-underline-color="font-color" fo:font-weight="normal" officeooo:rsid="0005dbbb" officeooo:paragraph-rsid="0005dbbb" style:font-size-asian="14pt" style:font-weight-asian="normal" style:font-size-complex="16pt" style:font-weight-complex="normal"/>
    </style:style>
    <style:style style:name="P4" style:family="paragraph" style:parent-style-name="Standard">
      <style:text-properties fo:color="#e16173" fo:font-size="16pt" style:text-underline-style="solid" style:text-underline-width="auto" style:text-underline-color="font-color" fo:font-weight="normal" officeooo:rsid="0008f0e6" officeooo:paragraph-rsid="00e763e6" style:font-size-asian="14pt" style:font-weight-asian="normal" style:font-size-complex="16pt" style:font-weight-complex="normal"/>
    </style:style>
    <style:style style:name="P5" style:family="paragraph" style:parent-style-name="Standard">
      <style:text-properties fo:color="#e16173" fo:font-size="16pt" style:text-underline-style="solid" style:text-underline-width="auto" style:text-underline-color="font-color" fo:font-weight="normal" officeooo:rsid="0008f0e6" officeooo:paragraph-rsid="0005dbbb" style:font-size-asian="14pt" style:font-weight-asian="normal" style:font-size-complex="16pt" style:font-weight-complex="normal"/>
    </style:style>
    <style:style style:name="P6" style:family="paragraph" style:parent-style-name="Standard">
      <style:text-properties fo:color="#e16173" fo:font-size="16pt" style:text-underline-style="solid" style:text-underline-width="auto" style:text-underline-color="font-color" fo:font-weight="normal" officeooo:rsid="01298db8" officeooo:paragraph-rsid="01298db8" style:font-size-asian="14pt" style:font-weight-asian="normal" style:font-size-complex="16pt" style:font-weight-complex="normal"/>
    </style:style>
    <style:style style:name="P7" style:family="paragraph" style:parent-style-name="Standard">
      <style:text-properties fo:color="#e16173" fo:font-size="16pt" style:text-underline-style="solid" style:text-underline-width="auto" style:text-underline-color="font-color" fo:font-weight="normal" officeooo:rsid="012bc788" officeooo:paragraph-rsid="012bc788" style:font-size-asian="14pt" style:font-weight-asian="normal" style:font-size-complex="16pt" style:font-weight-complex="normal"/>
    </style:style>
    <style:style style:name="P8" style:family="paragraph" style:parent-style-name="Standard">
      <style:text-properties fo:color="#e16173" fo:font-size="16pt" style:text-underline-style="solid" style:text-underline-width="auto" style:text-underline-color="font-color" fo:font-weight="normal" officeooo:rsid="012cac5f" officeooo:paragraph-rsid="012cac5f" style:font-size-asian="14pt" style:font-weight-asian="normal" style:font-size-complex="16pt" style:font-weight-complex="normal"/>
    </style:style>
    <style:style style:name="P9" style:family="paragraph" style:parent-style-name="Standard">
      <style:text-properties fo:color="#e16173" fo:font-size="16pt" style:text-underline-style="none" fo:font-weight="normal" officeooo:rsid="01298db8" officeooo:paragraph-rsid="01298db8" style:font-size-asian="14pt" style:font-weight-asian="normal" style:font-size-complex="16pt" style:font-weight-complex="normal"/>
    </style:style>
    <style:style style:name="P10" style:family="paragraph" style:parent-style-name="Standard">
      <style:text-properties fo:color="#e16173" fo:font-size="22pt" style:text-underline-style="solid" style:text-underline-width="auto" style:text-underline-color="font-color" fo:font-weight="normal" officeooo:rsid="0005dbbb" officeooo:paragraph-rsid="0005dbbb" style:font-size-asian="22pt" style:font-weight-asian="normal" style:font-size-complex="22pt" style:font-weight-complex="normal"/>
    </style:style>
    <style:style style:name="P11" style:family="paragraph" style:parent-style-name="Standard">
      <style:text-properties fo:color="#e16173" style:text-line-through-style="none" style:text-line-through-type="none" fo:font-size="13pt" style:text-underline-style="none" fo:font-weight="bold" officeooo:rsid="01298db8" officeooo:paragraph-rsid="01298db8" fo:background-color="transparent" style:font-size-asian="13pt" style:font-weight-asian="bold" style:font-size-complex="13pt" style:font-weight-complex="bold"/>
    </style:style>
    <style:style style:name="P12" style:family="paragraph" style:parent-style-name="Standard">
      <style:text-properties fo:color="#2a6099" fo:font-size="16pt" style:text-underline-style="solid" style:text-underline-width="auto" style:text-underline-color="font-color" fo:font-weight="normal" officeooo:rsid="00060a4b" officeooo:paragraph-rsid="00060a4b" fo:background-color="transparent" style:font-size-asian="14pt" style:font-weight-asian="normal" style:font-size-complex="16pt" style:font-weight-complex="normal"/>
    </style:style>
    <style:style style:name="P13" style:family="paragraph" style:parent-style-name="Standard">
      <style:text-properties fo:color="#2a6099" fo:font-size="16pt" style:text-underline-style="solid" style:text-underline-width="auto" style:text-underline-color="font-color" fo:font-weight="bold" officeooo:rsid="00ccee31" officeooo:paragraph-rsid="00ccee31" fo:background-color="transparent" style:font-size-asian="14pt" style:font-weight-asian="bold" style:font-size-complex="16pt" style:font-weight-complex="bold"/>
    </style:style>
    <style:style style:name="P14" style:family="paragraph" style:parent-style-name="Standard">
      <style:text-properties fo:color="#2a6099" fo:font-size="16pt" style:text-underline-style="solid" style:text-underline-width="auto" style:text-underline-color="font-color" fo:font-weight="bold" officeooo:rsid="00e79c19" officeooo:paragraph-rsid="00e763e6" fo:background-color="transparent" style:font-size-asian="14pt" style:font-weight-asian="bold" style:font-size-complex="16pt" style:font-weight-complex="bold"/>
    </style:style>
    <style:style style:name="P15" style:family="paragraph" style:parent-style-name="Standard">
      <style:text-properties fo:color="#2a6099" fo:font-size="16pt" style:text-underline-style="none" fo:font-weight="bold" officeooo:rsid="00f0e2a2" officeooo:paragraph-rsid="00f0e2a2" fo:background-color="transparent" style:font-size-asian="14pt" style:font-weight-asian="bold" style:font-size-complex="16pt" style:font-weight-complex="bold"/>
    </style:style>
    <style:style style:name="P16" style:family="paragraph" style:parent-style-name="Standard">
      <style:text-properties fo:color="#2a6099" fo:font-size="26pt" style:text-underline-style="solid" style:text-underline-width="auto" style:text-underline-color="font-color" fo:font-weight="normal" officeooo:rsid="0007180a" officeooo:paragraph-rsid="0007180a" fo:background-color="transparent" style:font-size-asian="26pt" style:font-weight-asian="normal" style:font-size-complex="26pt" style:font-weight-complex="normal"/>
    </style:style>
    <style:style style:name="P17" style:family="paragraph" style:parent-style-name="Standard">
      <style:text-properties fo:color="#2a6099" fo:font-size="26pt" style:text-underline-style="none" fo:font-weight="normal" officeooo:rsid="0007180a" officeooo:paragraph-rsid="0007180a" fo:background-color="transparent" style:font-size-asian="26pt" style:font-weight-asian="normal" style:font-size-complex="26pt" style:font-weight-complex="normal"/>
    </style:style>
    <style:style style:name="P18" style:family="paragraph" style:parent-style-name="Standard">
      <style:text-properties fo:color="#2a6099" fo:font-size="14pt" style:text-underline-style="none" fo:font-weight="normal" officeooo:rsid="00ccee31" officeooo:paragraph-rsid="00ccee31" fo:background-color="transparent" style:font-size-asian="12.25pt" style:font-weight-asian="normal" style:font-size-complex="14pt" style:font-weight-complex="normal"/>
    </style:style>
    <style:style style:name="P19" style:family="paragraph" style:parent-style-name="Standard">
      <style:text-properties fo:color="#ff4000" fo:font-size="22pt" style:text-underline-style="none" fo:font-weight="normal" officeooo:rsid="000c5da9" officeooo:paragraph-rsid="000adea6" fo:background-color="transparent" style:font-size-asian="19.25pt" style:font-weight-asian="normal" style:font-size-complex="22pt" style:font-weight-complex="normal"/>
    </style:style>
    <style:style style:name="P20" style:family="paragraph" style:parent-style-name="Standard">
      <style:text-properties fo:color="#ff4000" fo:font-size="22pt" style:text-underline-style="none" fo:font-weight="normal" officeooo:rsid="0007180a" officeooo:paragraph-rsid="0007180a" fo:background-color="transparent" style:font-size-asian="19.25pt" style:font-weight-asian="normal" style:font-size-complex="22pt" style:font-weight-complex="normal"/>
    </style:style>
    <style:style style:name="P21" style:family="paragraph" style:parent-style-name="Standard">
      <style:text-properties fo:color="#ff4000" fo:font-size="24pt" style:text-underline-style="none" fo:font-weight="normal" officeooo:rsid="001d68cd" officeooo:paragraph-rsid="001d68cd" fo:background-color="transparent" style:font-size-asian="21pt" style:font-weight-asian="normal" style:font-size-complex="24pt" style:font-weight-complex="normal"/>
    </style:style>
    <style:style style:name="P22" style:family="paragraph" style:parent-style-name="Standard">
      <style:text-properties fo:color="#ff4000" style:text-underline-style="solid" style:text-underline-width="auto" style:text-underline-color="font-color" officeooo:paragraph-rsid="00b4863d"/>
    </style:style>
    <style:style style:name="P23" style:family="paragraph" style:parent-style-name="Standard">
      <style:text-properties fo:color="#ff4000" fo:font-size="14pt" style:text-underline-style="solid" style:text-underline-width="auto" style:text-underline-color="font-color" officeooo:rsid="00b4554d" officeooo:paragraph-rsid="00b4863d" style:font-size-asian="14pt" style:font-size-complex="14pt"/>
    </style:style>
    <style:style style:name="P24" style:family="paragraph" style:parent-style-name="Standard">
      <style:text-properties fo:color="#ff4000" style:text-underline-style="none" officeooo:paragraph-rsid="00b4863d"/>
    </style:style>
    <style:style style:name="P25" style:family="paragraph" style:parent-style-name="Standard">
      <style:text-properties fo:color="#ff4000" style:text-underline-style="none" officeooo:rsid="00e7ad94" officeooo:paragraph-rsid="00e7ad94"/>
    </style:style>
    <style:style style:name="P26" style:family="paragraph" style:parent-style-name="Standard">
      <style:text-properties fo:color="#e8a202" fo:font-size="22pt" style:text-underline-style="none" fo:font-weight="normal" officeooo:rsid="00076416" officeooo:paragraph-rsid="0007180a" fo:background-color="transparent" style:font-size-asian="19.25pt" style:font-weight-asian="normal" style:font-size-complex="22pt" style:font-weight-complex="normal"/>
    </style:style>
    <style:style style:name="P27" style:family="paragraph" style:parent-style-name="Standard">
      <style:text-properties fo:color="#e8a202" fo:font-size="22pt" style:text-underline-style="none" fo:font-weight="normal" officeooo:rsid="0007180a" officeooo:paragraph-rsid="0007180a" fo:background-color="transparent" style:font-size-asian="19.25pt" style:font-weight-asian="normal" style:font-size-complex="22pt" style:font-weight-complex="normal"/>
    </style:style>
    <style:style style:name="P28" style:family="paragraph" style:parent-style-name="Standard">
      <style:text-properties fo:font-size="28pt" style:text-underline-style="solid" style:text-underline-width="auto" style:text-underline-color="font-color" fo:font-weight="bold" officeooo:rsid="000530a5" officeooo:paragraph-rsid="001218df" style:font-size-asian="28pt" style:font-weight-asian="bold" style:font-size-complex="28pt" style:font-weight-complex="bold"/>
    </style:style>
    <style:style style:name="P29" style:family="paragraph" style:parent-style-name="Standard">
      <style:text-properties fo:font-size="28pt" style:text-underline-style="none" fo:font-weight="normal" officeooo:rsid="000530a5" officeooo:paragraph-rsid="001218df" style:font-size-asian="28pt" style:font-weight-asian="normal" style:font-size-complex="28pt" style:font-weight-complex="normal"/>
    </style:style>
    <style:style style:name="P30" style:family="paragraph" style:parent-style-name="Standard">
      <style:text-properties officeooo:paragraph-rsid="0007180a"/>
    </style:style>
    <style:style style:name="P31" style:family="paragraph" style:parent-style-name="Standard">
      <style:text-properties fo:color="#1c1c1c" fo:font-size="24pt" style:text-underline-style="none" fo:font-weight="normal" officeooo:rsid="00123a4a" officeooo:paragraph-rsid="00145ab9" fo:background-color="transparent" style:font-size-asian="21pt" style:font-weight-asian="normal" style:font-size-complex="24pt" style:font-weight-complex="normal"/>
    </style:style>
    <style:style style:name="P32" style:family="paragraph" style:parent-style-name="Standard">
      <style:text-properties fo:color="#1c1c1c" fo:font-size="24pt" style:text-underline-style="none" fo:font-weight="normal" officeooo:rsid="00123a4a" officeooo:paragraph-rsid="00123a4a" style:font-size-asian="21pt" style:font-weight-asian="normal" style:font-size-complex="24pt" style:font-weight-complex="normal"/>
    </style:style>
    <style:style style:name="P33" style:family="paragraph" style:parent-style-name="Standard">
      <style:text-properties fo:color="#1c1c1c" fo:font-size="26pt" style:text-underline-style="solid" style:text-underline-width="auto" style:text-underline-color="font-color" fo:font-weight="bold" officeooo:rsid="00123a4a" officeooo:paragraph-rsid="00123a4a" style:font-size-asian="26pt" style:font-weight-asian="bold" style:font-size-complex="26pt" style:font-weight-complex="bold"/>
    </style:style>
    <style:style style:name="P34" style:family="paragraph" style:parent-style-name="Standard">
      <style:text-properties fo:color="#1c1c1c" fo:font-size="20pt" style:text-underline-style="none" fo:font-weight="normal" officeooo:rsid="0114a862" officeooo:paragraph-rsid="0114a862" style:font-size-asian="20pt" style:font-weight-asian="normal" style:font-size-complex="20pt" style:font-weight-complex="normal"/>
    </style:style>
    <style:style style:name="P35" style:family="paragraph" style:parent-style-name="Standard">
      <style:paragraph-properties fo:line-height="150%" fo:text-align="justify" style:justify-single-word="false"/>
      <style:text-properties officeooo:paragraph-rsid="00145ab9"/>
    </style:style>
    <style:style style:name="P36" style:family="paragraph" style:parent-style-name="Standard">
      <style:paragraph-properties fo:line-height="150%" fo:text-align="justify" style:justify-single-word="false"/>
      <style:text-properties fo:color="#000000" fo:font-size="13pt" officeooo:paragraph-rsid="00145ab9" fo:background-color="#dee6ef" style:font-size-asian="13pt" style:font-size-complex="13pt"/>
    </style:style>
    <style:style style:name="P37" style:family="paragraph" style:parent-style-name="Standard">
      <style:text-properties fo:color="#000000" style:text-position="sub 58%" fo:font-size="24pt" style:text-underline-style="none" fo:font-weight="normal" officeooo:rsid="001d68cd" officeooo:paragraph-rsid="001d68cd" fo:background-color="#dee6ef" style:font-size-asian="21pt" style:font-weight-asian="normal" style:font-size-complex="24pt" style:font-weight-complex="normal"/>
    </style:style>
    <style:style style:name="P38" style:family="paragraph" style:parent-style-name="Standard">
      <style:text-properties fo:color="#000000" fo:font-size="16pt" style:text-underline-style="solid" style:text-underline-width="auto" style:text-underline-color="font-color" fo:font-weight="normal" officeooo:rsid="0008f0e6" officeooo:paragraph-rsid="0005dbbb" style:font-size-asian="14pt" style:font-weight-asian="normal" style:font-size-complex="16pt" style:font-weight-complex="normal"/>
    </style:style>
    <style:style style:name="P39" style:family="paragraph" style:parent-style-name="Standard">
      <style:text-properties fo:color="#000000" fo:font-size="16pt" style:text-underline-style="solid" style:text-underline-width="auto" style:text-underline-color="font-color" fo:font-weight="normal" officeooo:rsid="0008f0e6" officeooo:paragraph-rsid="012cac5f" style:font-size-asian="14pt" style:font-weight-asian="normal" style:font-size-complex="16pt" style:font-weight-complex="normal"/>
    </style:style>
    <style:style style:name="P40" style:family="paragraph" style:parent-style-name="Standard">
      <style:text-properties fo:color="#000000" fo:font-size="16pt" style:text-underline-style="none" fo:font-weight="normal" officeooo:rsid="0008f0e6" officeooo:paragraph-rsid="0005dbbb" fo:background-color="#dee6ef" style:font-size-asian="14pt" style:font-weight-asian="normal" style:font-size-complex="16pt" style:font-weight-complex="normal"/>
    </style:style>
    <style:style style:name="P41" style:family="paragraph" style:parent-style-name="Standard">
      <style:text-properties fo:color="#000000" fo:font-size="14pt" style:text-underline-style="solid" style:text-underline-width="auto" style:text-underline-color="font-color" fo:font-weight="normal" officeooo:rsid="0008f0e6" officeooo:paragraph-rsid="0005dbbb" style:font-size-asian="14pt" style:font-weight-asian="normal" style:font-size-complex="14pt" style:font-weight-complex="normal"/>
    </style:style>
    <style:style style:name="P42" style:family="paragraph" style:parent-style-name="Standard">
      <style:text-properties fo:color="#000000" fo:font-size="14pt" style:text-underline-style="solid" style:text-underline-width="auto" style:text-underline-color="font-color" fo:font-weight="normal" officeooo:rsid="0008f0e6" officeooo:paragraph-rsid="0005dbbb" fo:background-color="#dee6ef" style:font-size-asian="14pt" style:font-weight-asian="normal" style:font-size-complex="14pt" style:font-weight-complex="normal"/>
    </style:style>
    <style:style style:name="P43" style:family="paragraph" style:parent-style-name="Standard">
      <style:text-properties fo:color="#000000" fo:font-size="14pt" style:text-underline-style="none" fo:font-weight="normal" officeooo:rsid="0008f0e6" officeooo:paragraph-rsid="012cac5f" fo:background-color="#dee6ef" style:font-size-asian="14pt" style:font-weight-asian="normal" style:font-size-complex="14pt" style:font-weight-complex="normal"/>
    </style:style>
    <style:style style:name="P44" style:family="paragraph" style:parent-style-name="Standard">
      <style:text-properties fo:color="#000000" fo:font-size="14pt" style:text-underline-style="none" fo:font-weight="normal" officeooo:rsid="0008f0e6" officeooo:paragraph-rsid="0005dbbb" fo:background-color="#dee6ef" style:font-size-asian="14pt" style:font-weight-asian="normal" style:font-size-complex="14pt" style:font-weight-complex="normal"/>
    </style:style>
    <style:style style:name="P45" style:family="paragraph" style:parent-style-name="Standard">
      <style:text-properties fo:color="#000000" fo:font-size="14pt" style:text-underline-style="none" fo:font-weight="normal" officeooo:rsid="012cac5f" officeooo:paragraph-rsid="012cac5f" fo:background-color="transparent" style:font-size-asian="14pt" style:font-weight-asian="normal" style:font-size-complex="14pt" style:font-weight-complex="normal"/>
    </style:style>
    <style:style style:name="P46" style:family="paragraph" style:parent-style-name="Standard">
      <style:text-properties fo:color="#333333" fo:font-size="24pt" style:text-underline-style="none" fo:font-weight="normal" officeooo:rsid="001d68cd" officeooo:paragraph-rsid="001d68cd" style:font-size-asian="21pt" style:font-weight-asian="normal" style:font-size-complex="24pt" style:font-weight-complex="normal"/>
    </style:style>
    <style:style style:name="P47" style:family="paragraph" style:parent-style-name="Standard">
      <style:text-properties fo:color="#333333" fo:font-size="24pt" style:text-underline-style="solid" style:text-underline-width="auto" style:text-underline-color="font-color" fo:font-weight="normal" officeooo:rsid="001d68cd" officeooo:paragraph-rsid="001d68cd" style:font-size-asian="21pt" style:font-weight-asian="normal" style:font-size-complex="24pt" style:font-weight-complex="normal"/>
    </style:style>
    <style:style style:name="P48" style:family="paragraph" style:parent-style-name="Standard">
      <style:text-properties fo:color="#333333" fo:font-size="24pt" fo:font-style="italic" style:text-underline-style="none" fo:font-weight="normal" officeooo:rsid="001d68cd" officeooo:paragraph-rsid="001d68cd" style:font-size-asian="21pt" style:font-style-asian="italic" style:font-weight-asian="normal" style:font-size-complex="24pt" style:font-style-complex="italic" style:font-weight-complex="normal"/>
    </style:style>
    <style:style style:name="P49" style:family="paragraph" style:parent-style-name="Standard">
      <style:text-properties fo:color="#333333" fo:font-size="20pt" style:text-underline-style="solid" style:text-underline-width="auto" style:text-underline-color="font-color" fo:font-weight="normal" officeooo:rsid="001e918a" officeooo:paragraph-rsid="001e918a" style:font-size-asian="20pt" style:font-weight-asian="normal" style:font-size-complex="20pt" style:font-weight-complex="normal"/>
    </style:style>
    <style:style style:name="P50" style:family="paragraph" style:parent-style-name="Standard">
      <style:text-properties fo:color="#333333" fo:font-size="20pt" fo:font-style="normal" style:text-underline-style="solid" style:text-underline-width="auto" style:text-underline-color="font-color" fo:font-weight="normal" officeooo:rsid="0020ebe2" officeooo:paragraph-rsid="0020ebe2" style:font-size-asian="20pt" style:font-style-asian="normal" style:font-weight-asian="normal" style:font-size-complex="20pt" style:font-style-complex="normal" style:font-weight-complex="normal"/>
    </style:style>
    <style:style style:name="P51" style:family="paragraph" style:parent-style-name="Standard">
      <style:text-properties fo:color="#dee7e5" officeooo:rsid="001d68cd" officeooo:paragraph-rsid="001d68cd"/>
    </style:style>
    <style:style style:name="P52" style:family="paragraph" style:parent-style-name="Standard">
      <style:text-properties fo:font-style="italic" style:text-underline-style="solid" style:text-underline-width="auto" style:text-underline-color="font-color" officeooo:rsid="002790ac" officeooo:paragraph-rsid="002790ac" style:font-style-asian="italic" style:font-style-complex="italic"/>
    </style:style>
    <style:style style:name="P53" style:family="paragraph" style:parent-style-name="Standard">
      <style:text-properties officeooo:paragraph-rsid="00145ab9"/>
    </style:style>
    <style:style style:name="P54" style:family="paragraph" style:parent-style-name="Standard">
      <style:text-properties officeooo:rsid="0043e158" officeooo:paragraph-rsid="0043e158"/>
    </style:style>
    <style:style style:name="P55" style:family="paragraph" style:parent-style-name="Standard">
      <style:text-properties officeooo:paragraph-rsid="005b6dd7"/>
    </style:style>
    <style:style style:name="P56" style:family="paragraph" style:parent-style-name="Standard">
      <style:text-properties officeooo:rsid="005c64ae" officeooo:paragraph-rsid="005c64ae"/>
    </style:style>
    <style:style style:name="P57" style:family="paragraph" style:parent-style-name="Standard">
      <style:text-properties fo:color="#999999" fo:font-size="16pt" fo:font-style="italic" style:text-underline-style="none" fo:font-weight="normal" officeooo:rsid="005c64ae" officeooo:paragraph-rsid="005c64ae" fo:background-color="transparent" style:font-size-asian="16pt" style:font-style-asian="italic" style:font-weight-asian="normal" style:font-size-complex="16pt" style:font-style-complex="italic" style:font-weight-complex="normal"/>
    </style:style>
    <style:style style:name="P58" style:family="paragraph" style:parent-style-name="Standard">
      <style:text-properties fo:color="#999999" fo:font-size="12pt" fo:font-style="italic" fo:font-weight="normal" officeooo:paragraph-rsid="00f0e2a2" style:font-size-asian="12pt" style:font-style-asian="italic" style:font-weight-asian="normal" style:font-size-complex="12pt" style:font-style-complex="italic" style:font-weight-complex="normal"/>
    </style:style>
    <style:style style:name="P59" style:family="paragraph" style:parent-style-name="Standard">
      <style:text-properties officeooo:paragraph-rsid="001218df"/>
    </style:style>
    <style:style style:name="P60" style:family="paragraph" style:parent-style-name="Standard">
      <style:text-properties fo:color="#808080" officeooo:rsid="001218df" officeooo:paragraph-rsid="00123a4a"/>
    </style:style>
    <style:style style:name="P61" style:family="paragraph" style:parent-style-name="Standard">
      <style:text-properties fo:color="#808080" fo:font-size="14pt" style:text-underline-style="none" fo:font-weight="normal" officeooo:rsid="00ccee31" officeooo:paragraph-rsid="00ccee31" fo:background-color="transparent" style:font-size-asian="12.25pt" style:font-weight-asian="normal" style:font-size-complex="14pt" style:font-weight-complex="normal"/>
    </style:style>
    <style:style style:name="P62" style:family="paragraph" style:parent-style-name="Standard">
      <style:text-properties fo:color="#808080" fo:font-size="14pt" style:text-underline-style="none" officeooo:rsid="00b4863d" officeooo:paragraph-rsid="00b4863d" style:font-size-asian="14pt" style:font-size-complex="14pt"/>
    </style:style>
    <style:style style:name="P63" style:family="paragraph" style:parent-style-name="Standard">
      <style:text-properties fo:color="#808080" fo:font-size="14pt" style:text-underline-style="none" officeooo:rsid="00e6ac5c" officeooo:paragraph-rsid="00e6ac5c" style:font-size-asian="14pt" style:font-size-complex="14pt"/>
    </style:style>
    <style:style style:name="P64" style:family="paragraph" style:parent-style-name="Standard">
      <style:text-properties fo:color="#808080" fo:font-size="14pt" style:text-underline-style="none" officeooo:rsid="00fbb8e7" officeooo:paragraph-rsid="00fbb8e7" style:font-size-asian="14pt" style:font-size-complex="14pt"/>
    </style:style>
    <style:style style:name="P65" style:family="paragraph" style:parent-style-name="Standard">
      <style:text-properties fo:color="#808080" fo:font-size="14pt" style:text-underline-style="none" officeooo:rsid="0102e3ca" officeooo:paragraph-rsid="0102e3ca" style:font-size-asian="14pt" style:font-size-complex="14pt"/>
    </style:style>
    <style:style style:name="P66" style:family="paragraph" style:parent-style-name="Standard">
      <style:text-properties fo:color="#808080" fo:font-size="14pt" style:text-underline-style="none" officeooo:rsid="01172415" officeooo:paragraph-rsid="01172415" style:font-size-asian="14pt" style:font-size-complex="14pt"/>
    </style:style>
    <style:style style:name="P67" style:family="paragraph" style:parent-style-name="Standard">
      <style:text-properties fo:color="#808080" fo:font-size="14pt" style:text-underline-style="none" officeooo:rsid="0123e150" officeooo:paragraph-rsid="0123e150" style:font-size-asian="14pt" style:font-size-complex="14pt"/>
    </style:style>
    <style:style style:name="P68" style:family="paragraph" style:parent-style-name="Standard">
      <style:text-properties fo:color="#808080" fo:font-size="14pt" style:text-underline-style="none" officeooo:rsid="0128f6b2" officeooo:paragraph-rsid="0128f6b2" style:font-size-asian="14pt" style:font-size-complex="14pt"/>
    </style:style>
    <style:style style:name="P69" style:family="paragraph" style:parent-style-name="Standard">
      <style:text-properties fo:color="#808080" fo:font-size="14pt" style:text-underline-style="none" officeooo:rsid="012d244d" officeooo:paragraph-rsid="012d244d" style:font-size-asian="14pt" style:font-size-complex="14pt"/>
    </style:style>
    <style:style style:name="P70" style:family="paragraph" style:parent-style-name="Standard">
      <style:text-properties fo:color="#808080" fo:font-size="14pt" style:text-underline-style="none" officeooo:rsid="01305cdc" officeooo:paragraph-rsid="01305cdc" style:font-size-asian="14pt" style:font-size-complex="14pt"/>
    </style:style>
    <style:style style:name="P71" style:family="paragraph" style:parent-style-name="Standard">
      <style:text-properties fo:color="#808080" fo:font-size="14pt" style:text-underline-style="none" officeooo:rsid="0140132a" officeooo:paragraph-rsid="0140132a" style:font-size-asian="14pt" style:font-size-complex="14pt"/>
    </style:style>
    <style:style style:name="P72" style:family="paragraph" style:parent-style-name="Standard">
      <style:text-properties fo:color="#808080" fo:font-size="14pt" style:text-underline-style="none" officeooo:rsid="01437073" officeooo:paragraph-rsid="01437073" style:font-size-asian="14pt" style:font-size-complex="14pt"/>
    </style:style>
    <style:style style:name="P73" style:family="paragraph" style:parent-style-name="Standard">
      <style:text-properties fo:color="#808080" fo:font-size="14pt" style:text-underline-style="none" officeooo:rsid="015d6eb7" officeooo:paragraph-rsid="015d6eb7" style:font-size-asian="14pt" style:font-size-complex="14pt"/>
    </style:style>
    <style:style style:name="P74" style:family="paragraph" style:parent-style-name="Standard">
      <style:text-properties fo:color="#808080" style:text-line-through-style="none" style:text-line-through-type="none" fo:font-size="14pt" style:text-underline-style="none" fo:font-weight="bold" officeooo:rsid="01298db8" officeooo:paragraph-rsid="01298db8" fo:background-color="transparent" style:font-size-asian="14pt" style:font-weight-asian="bold" style:font-size-complex="14pt" style:font-weight-complex="bold"/>
    </style:style>
    <style:style style:name="P75" style:family="paragraph" style:parent-style-name="Standard">
      <style:text-properties officeooo:paragraph-rsid="00b2d050"/>
    </style:style>
    <style:style style:name="P76" style:family="paragraph" style:parent-style-name="Standard">
      <style:text-properties officeooo:paragraph-rsid="00b4554d"/>
    </style:style>
    <style:style style:name="P77" style:family="paragraph" style:parent-style-name="Standard">
      <style:text-properties fo:color="#c9211e" fo:font-size="22pt" style:text-underline-style="solid" style:text-underline-width="auto" style:text-underline-color="font-color" fo:font-weight="normal" officeooo:rsid="000530a5" officeooo:paragraph-rsid="00b4554d" style:font-size-asian="22pt" style:font-weight-asian="normal" style:font-size-complex="22pt" style:font-weight-complex="normal"/>
    </style:style>
    <style:style style:name="P78" style:family="paragraph" style:parent-style-name="Standard">
      <style:text-properties fo:font-size="18pt" fo:font-weight="bold" officeooo:rsid="000530a5" officeooo:paragraph-rsid="000530a5" style:font-size-asian="18pt" style:font-weight-asian="bold" style:font-size-complex="18pt" style:font-weight-complex="bold"/>
    </style:style>
    <style:style style:name="P79" style:family="paragraph" style:parent-style-name="Standard">
      <style:text-properties fo:font-size="22pt" officeooo:paragraph-rsid="001218df" style:font-size-asian="22pt" style:font-size-complex="22pt"/>
    </style:style>
    <style:style style:name="P80" style:family="paragraph" style:parent-style-name="Standard">
      <style:text-properties fo:font-size="22pt" style:text-underline-style="solid" style:text-underline-width="auto" style:text-underline-color="font-color" fo:font-weight="bold" officeooo:rsid="000530a5" officeooo:paragraph-rsid="001218df" style:font-size-asian="22pt" style:font-weight-asian="bold" style:font-size-complex="22pt" style:font-weight-complex="bold"/>
    </style:style>
    <style:style style:name="P81" style:family="paragraph" style:parent-style-name="Standard">
      <style:text-properties fo:font-size="22pt" style:text-underline-style="solid" style:text-underline-width="auto" style:text-underline-color="font-color" fo:font-weight="normal" officeooo:rsid="000530a5" officeooo:paragraph-rsid="001218df" style:font-size-asian="22pt" style:font-weight-asian="normal" style:font-size-complex="22pt" style:font-weight-complex="normal"/>
    </style:style>
    <style:style style:name="P82" style:family="paragraph" style:parent-style-name="Standard">
      <style:text-properties fo:font-size="22pt" style:text-underline-style="none" fo:font-weight="normal" officeooo:rsid="00b2d050" officeooo:paragraph-rsid="00b2d050" style:font-size-asian="22pt" style:font-weight-asian="normal" style:font-size-complex="22pt" style:font-weight-complex="normal"/>
    </style:style>
    <style:style style:name="P83" style:family="paragraph" style:parent-style-name="Standard">
      <style:text-properties fo:font-size="14pt" officeooo:rsid="00b4554d" officeooo:paragraph-rsid="00b4554d" style:font-size-asian="14pt" style:font-size-complex="14pt"/>
    </style:style>
    <style:style style:name="P84" style:family="paragraph" style:parent-style-name="Standard">
      <style:text-properties fo:font-size="14pt" style:text-underline-style="none" fo:font-weight="bold" officeooo:rsid="00ccee31" officeooo:paragraph-rsid="00ccee31" style:font-size-asian="12.25pt" style:font-weight-asian="bold" style:font-size-complex="14pt" style:font-weight-complex="bold"/>
    </style:style>
    <style:style style:name="P85" style:family="paragraph" style:parent-style-name="Standard">
      <style:text-properties officeooo:paragraph-rsid="00060a4b"/>
    </style:style>
    <style:style style:name="P86" style:family="paragraph" style:parent-style-name="Standard">
      <style:text-properties officeooo:paragraph-rsid="00123a4a"/>
    </style:style>
    <style:style style:name="P87" style:family="paragraph" style:parent-style-name="Standard">
      <style:text-properties officeooo:rsid="00f0e2a2" officeooo:paragraph-rsid="00f0e2a2"/>
    </style:style>
    <style:style style:name="P88" style:family="paragraph" style:parent-style-name="Standard">
      <style:text-properties officeooo:paragraph-rsid="00f0e2a2"/>
    </style:style>
    <style:style style:name="P89" style:family="paragraph" style:parent-style-name="Standard">
      <style:text-properties style:text-underline-style="none" officeooo:rsid="00f0e2a2" officeooo:paragraph-rsid="00f0e2a2"/>
    </style:style>
    <style:style style:name="P90" style:family="paragraph" style:parent-style-name="Standard">
      <style:text-properties officeooo:paragraph-rsid="00e763e6"/>
    </style:style>
    <style:style style:name="P91" style:family="paragraph" style:parent-style-name="Standard">
      <style:text-properties officeooo:paragraph-rsid="01092eb3"/>
    </style:style>
    <style:style style:name="P92" style:family="paragraph" style:parent-style-name="Standard">
      <style:text-properties officeooo:paragraph-rsid="01008c06"/>
    </style:style>
    <style:style style:name="P93" style:family="paragraph" style:parent-style-name="Standard">
      <style:text-properties officeooo:paragraph-rsid="0112b2e9"/>
    </style:style>
    <style:style style:name="P94" style:family="paragraph" style:parent-style-name="Standard">
      <style:text-properties officeooo:paragraph-rsid="0114a862"/>
    </style:style>
    <style:style style:name="P95" style:family="paragraph" style:parent-style-name="Standard">
      <style:text-properties officeooo:paragraph-rsid="01208b58"/>
    </style:style>
    <style:style style:name="P96" style:family="paragraph" style:parent-style-name="Standard">
      <style:text-properties fo:color="#ff0000" fo:font-size="16pt" style:text-underline-style="solid" style:text-underline-width="auto" style:text-underline-color="font-color" fo:font-weight="normal" officeooo:rsid="0008f0e6" officeooo:paragraph-rsid="0005dbbb" style:font-size-asian="14pt" style:font-weight-asian="normal" style:font-size-complex="16pt" style:font-weight-complex="normal"/>
    </style:style>
    <style:style style:name="P97" style:family="paragraph" style:parent-style-name="Standard">
      <style:text-properties fo:color="#5eb91e" fo:font-size="13pt" style:text-underline-style="none" fo:font-weight="normal" officeooo:rsid="01298db8" officeooo:paragraph-rsid="01298db8" style:font-size-asian="13pt" style:font-weight-asian="normal" style:font-size-complex="13pt" style:font-weight-complex="normal"/>
    </style:style>
    <style:style style:name="P98" style:family="paragraph" style:parent-style-name="Standard">
      <style:text-properties fo:color="#5eb91e" fo:font-size="13pt" style:text-underline-style="none" fo:font-weight="normal" officeooo:rsid="012b8bb5" officeooo:paragraph-rsid="012b8bb5" style:font-size-asian="13pt" style:font-weight-asian="normal" style:font-size-complex="13pt" style:font-weight-complex="normal"/>
    </style:style>
    <style:style style:name="P99" style:family="paragraph" style:parent-style-name="Standard">
      <style:text-properties fo:color="#5eb91e" fo:font-size="13pt" style:text-underline-style="none" fo:font-weight="normal" officeooo:rsid="012bc788" officeooo:paragraph-rsid="012bc788" style:font-size-asian="13pt" style:font-weight-asian="normal" style:font-size-complex="13pt" style:font-weight-complex="normal"/>
    </style:style>
    <style:style style:name="P100" style:family="paragraph" style:parent-style-name="Standard">
      <style:text-properties fo:color="#5eb91e" fo:font-size="13pt" style:text-underline-style="solid" style:text-underline-width="auto" style:text-underline-color="font-color" fo:font-weight="normal" officeooo:rsid="01298db8" officeooo:paragraph-rsid="01298db8" style:font-size-asian="13pt" style:font-weight-asian="normal" style:font-size-complex="13pt" style:font-weight-complex="normal"/>
    </style:style>
    <style:style style:name="P101" style:family="paragraph" style:parent-style-name="Standard">
      <style:text-properties fo:color="#5eb91e" style:text-line-through-style="none" style:text-line-through-type="none" fo:font-size="13pt" style:text-underline-style="solid" style:text-underline-width="auto" style:text-underline-color="font-color" fo:font-weight="bold" officeooo:rsid="01298db8" officeooo:paragraph-rsid="01298db8" fo:background-color="transparent" style:font-size-asian="13pt" style:font-weight-asian="bold" style:font-size-complex="13pt" style:font-weight-complex="bold"/>
    </style:style>
    <style:style style:name="P102" style:family="paragraph" style:parent-style-name="Standard">
      <style:text-properties fo:color="#5eb91e" style:text-line-through-style="none" style:text-line-through-type="none" fo:font-size="13pt" style:text-underline-style="none" fo:font-weight="bold" officeooo:rsid="01298db8" officeooo:paragraph-rsid="01298db8" fo:background-color="transparent" style:font-size-asian="13pt" style:font-weight-asian="bold" style:font-size-complex="13pt" style:font-weight-complex="bold"/>
    </style:style>
    <style:style style:name="P103" style:family="paragraph" style:parent-style-name="Standard">
      <style:text-properties fo:color="#5eb91e" style:text-line-through-style="none" style:text-line-through-type="none" fo:font-size="13pt" style:text-underline-style="none" fo:font-weight="normal" officeooo:rsid="01298db8" officeooo:paragraph-rsid="01298db8" fo:background-color="transparent" style:font-size-asian="13pt" style:font-weight-asian="normal" style:font-size-complex="13pt" style:font-weight-complex="normal"/>
    </style:style>
    <style:style style:name="P104" style:family="paragraph" style:parent-style-name="Standard">
      <style:text-properties fo:color="#5eb91e" style:text-line-through-style="none" style:text-line-through-type="none" fo:font-size="13pt" style:text-underline-style="none" fo:font-weight="normal" officeooo:rsid="012bc788" officeooo:paragraph-rsid="012bc788" fo:background-color="transparent" style:font-size-asian="13pt" style:font-weight-asian="normal" style:font-size-complex="13pt" style:font-weight-complex="normal"/>
    </style:style>
    <style:style style:name="P105" style:family="paragraph" style:parent-style-name="Standard">
      <style:text-properties fo:color="#3465a4" fo:font-size="15pt" officeooo:rsid="00b2345b" officeooo:paragraph-rsid="00e94a81" fo:background-color="transparent" style:font-size-asian="15pt" style:font-size-complex="15pt"/>
    </style:style>
    <style:style style:name="P106" style:family="paragraph" style:parent-style-name="Standard">
      <style:text-properties fo:color="#3465a4" fo:font-size="15pt" officeooo:rsid="01446f39" officeooo:paragraph-rsid="01446f39" fo:background-color="transparent" style:font-size-asian="15pt" style:font-size-complex="15pt"/>
    </style:style>
    <style:style style:name="P107" style:family="paragraph" style:parent-style-name="Standard">
      <style:text-properties fo:color="#3465a4" fo:font-size="15pt" officeooo:rsid="01464f6a" officeooo:paragraph-rsid="01464f6a" fo:background-color="transparent" style:font-size-asian="15pt" style:font-size-complex="15pt"/>
    </style:style>
    <style:style style:name="P108" style:family="paragraph" style:parent-style-name="Standard">
      <style:text-properties officeooo:paragraph-rsid="00e94a81"/>
    </style:style>
    <style:style style:name="P109" style:family="paragraph" style:parent-style-name="Standard">
      <style:text-properties officeooo:rsid="0147c46c" officeooo:paragraph-rsid="0147c46c"/>
    </style:style>
    <style:style style:name="P110" style:family="paragraph" style:parent-style-name="Standard">
      <style:paragraph-properties fo:text-align="start" style:justify-single-word="false"/>
      <style:text-properties officeooo:rsid="00f15187" officeooo:paragraph-rsid="00f15187"/>
    </style:style>
    <style:style style:name="P111" style:family="paragraph" style:parent-style-name="Standard">
      <style:paragraph-properties fo:text-align="start" style:justify-single-word="false"/>
      <style:text-properties officeooo:rsid="00f15187" officeooo:paragraph-rsid="016c3a9e"/>
    </style:style>
    <style:style style:name="P112" style:family="paragraph" style:parent-style-name="Standard">
      <style:paragraph-properties fo:text-align="start" style:justify-single-word="false"/>
      <style:text-properties officeooo:paragraph-rsid="016c3a9e"/>
    </style:style>
    <style:style style:name="P113"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fo:font-variant="normal" fo:text-transform="none" fo:color="#273239" style:font-name="Consolas" fo:font-size="12pt" fo:letter-spacing="normal" fo:font-style="normal" fo:font-weight="normal" officeooo:rsid="001bb003" officeooo:paragraph-rsid="001bb003" fo:background-color="#dde8cb"/>
    </style:style>
    <style:style style:name="P114"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fo:font-variant="normal" fo:text-transform="none" fo:color="#273239" style:font-name="Consolas" fo:font-size="12pt" fo:letter-spacing="normal" fo:font-style="normal" fo:font-weight="normal" fo:background-color="#dee6ef"/>
    </style:style>
    <style:style style:name="P115"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fo:font-variant="normal" fo:text-transform="none" fo:color="#273239" style:font-name="Consolas" fo:font-size="22pt" fo:letter-spacing="normal" fo:font-style="normal" style:text-underline-style="solid" style:text-underline-width="auto" style:text-underline-color="font-color" fo:font-weight="normal" officeooo:rsid="001a4d29" officeooo:paragraph-rsid="001bb003" fo:background-color="transparent" style:font-size-asian="22pt" style:font-style-asian="italic" style:font-size-complex="22pt" style:font-style-complex="italic"/>
    </style:style>
    <style:style style:name="P116"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officeooo:paragraph-rsid="001a4d29"/>
    </style:style>
    <style:style style:name="P117"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officeooo:paragraph-rsid="001bb003"/>
    </style:style>
    <style:style style:name="P118"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officeooo:paragraph-rsid="003a43fc"/>
    </style:style>
    <style:style style:name="P119"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officeooo:paragraph-rsid="0107907f"/>
    </style:style>
    <style:style style:name="P120"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officeooo:paragraph-rsid="01087e24"/>
    </style:style>
    <style:style style:name="P121" style:family="paragraph" style:parent-style-name="Preformatted_20_Text">
      <style:paragraph-properties fo:margin-top="0cm" fo:margin-bottom="0.265cm" loext:contextual-spacing="false" fo:line-height="150%" fo:text-align="justify" style:justify-single-word="false" fo:orphans="2" fo:widows="2" fo:padding="0cm" fo:border="none"/>
      <style:text-properties officeooo:rsid="001a4d29" officeooo:paragraph-rsid="001a4d29"/>
    </style:style>
    <style:style style:name="P122" style:family="paragraph" style:parent-style-name="Preformatted_20_Text">
      <style:paragraph-properties fo:margin-top="0cm" fo:margin-bottom="0.265cm" loext:contextual-spacing="false" fo:line-height="100%" fo:text-align="justify" style:justify-single-word="false" fo:orphans="2" fo:widows="2" fo:padding="0cm" fo:border="none"/>
      <style:text-properties officeooo:paragraph-rsid="003a43fc"/>
    </style:style>
    <style:style style:name="P123" style:family="paragraph" style:parent-style-name="Preformatted_20_Text">
      <style:paragraph-properties fo:margin-top="0cm" fo:margin-bottom="0.265cm" loext:contextual-spacing="false" fo:line-height="100%" fo:text-align="justify" style:justify-single-word="false" fo:orphans="2" fo:widows="2" fo:padding="0cm" fo:border="none"/>
      <style:text-properties officeooo:rsid="003a43fc" officeooo:paragraph-rsid="003a43fc"/>
    </style:style>
    <style:style style:name="P124" style:family="paragraph" style:parent-style-name="Preformatted_20_Text">
      <style:paragraph-properties fo:margin-top="0cm" fo:margin-bottom="0.265cm" loext:contextual-spacing="false" fo:line-height="100%" fo:text-align="justify" style:justify-single-word="false" fo:orphans="2" fo:widows="2" fo:padding="0cm" fo:border="none"/>
      <style:text-properties officeooo:rsid="003a43fc" officeooo:paragraph-rsid="003a43fc" fo:background-color="#dee6ef"/>
    </style:style>
    <style:style style:name="P125" style:family="paragraph" style:parent-style-name="Text_20_body">
      <style:text-properties fo:color="#666666" fo:font-size="14pt" style:text-underline-style="none" officeooo:rsid="001ce005" officeooo:paragraph-rsid="001ce005" style:font-size-asian="14pt" style:font-size-complex="14pt"/>
    </style:style>
    <style:style style:name="P126" style:family="paragraph" style:parent-style-name="Text_20_body">
      <style:text-properties fo:color="#666666" fo:font-size="15pt" fo:font-style="italic" style:text-underline-style="solid" style:text-underline-width="auto" style:text-underline-color="font-color" officeooo:rsid="002c2d2b" officeooo:paragraph-rsid="002c2d2b" style:font-size-asian="15pt" style:font-style-asian="italic" style:font-size-complex="15pt" style:font-style-complex="italic"/>
    </style:style>
    <style:style style:name="P127" style:family="paragraph" style:parent-style-name="Text_20_body">
      <style:text-properties fo:color="#666666" fo:font-size="15pt" fo:font-style="italic" style:text-underline-style="none" officeooo:rsid="002c2d2b" officeooo:paragraph-rsid="002c2d2b" fo:background-color="transparent" style:font-size-asian="15pt" style:font-style-asian="italic" style:font-size-complex="15pt" style:font-style-complex="italic"/>
    </style:style>
    <style:style style:name="P128" style:family="paragraph" style:parent-style-name="Text_20_body">
      <style:text-properties fo:font-size="22pt" style:text-underline-style="none" officeooo:rsid="001bb003" officeooo:paragraph-rsid="001bb003" style:font-size-asian="22pt" style:font-size-complex="22pt"/>
    </style:style>
    <style:style style:name="P129" style:family="paragraph" style:parent-style-name="Text_20_body">
      <style:text-properties fo:font-size="22pt" style:text-underline-style="solid" style:text-underline-width="auto" style:text-underline-color="font-color" officeooo:rsid="001bb003" style:font-size-asian="22pt" style:font-size-complex="22pt"/>
    </style:style>
    <style:style style:name="P130" style:family="paragraph" style:parent-style-name="Text_20_body">
      <style:text-properties fo:font-size="22pt" style:text-underline-style="solid" style:text-underline-width="auto" style:text-underline-color="font-color" officeooo:rsid="002c2d2b" officeooo:paragraph-rsid="002c2d2b" style:font-size-asian="22pt" style:font-size-complex="22pt"/>
    </style:style>
    <style:style style:name="P131" style:family="paragraph" style:parent-style-name="Text_20_body">
      <style:text-properties fo:font-size="22pt" style:text-underline-style="solid" style:text-underline-width="auto" style:text-underline-color="font-color" officeooo:rsid="002c2d2b" officeooo:paragraph-rsid="002c2d2b" fo:background-color="#dee6ef" style:font-size-asian="22pt" style:font-size-complex="22pt"/>
    </style:style>
    <style:style style:name="P132" style:family="paragraph" style:parent-style-name="Text_20_body">
      <style:text-properties fo:color="#111111" fo:font-size="22pt" fo:font-style="italic" style:text-underline-style="none" officeooo:rsid="001bb003" style:font-size-asian="22pt" style:font-style-asian="italic" style:font-size-complex="22pt" style:font-style-complex="italic"/>
    </style:style>
    <style:style style:name="P133" style:family="paragraph" style:parent-style-name="Text_20_body">
      <style:paragraph-properties fo:text-align="start" style:justify-single-word="false"/>
      <style:text-properties fo:color="#111111" fo:font-size="12pt" fo:font-weight="normal" officeooo:rsid="0148ff41" officeooo:paragraph-rsid="0148ff41" fo:background-color="#dee6ef" style:font-size-asian="12pt" style:font-weight-asian="normal" style:font-size-complex="12pt" style:font-weight-complex="normal"/>
    </style:style>
    <style:style style:name="P134" style:family="paragraph" style:parent-style-name="Text_20_body">
      <style:paragraph-properties fo:text-align="start" style:justify-single-word="false"/>
      <style:text-properties fo:color="#111111" fo:font-size="12pt" fo:font-weight="normal" officeooo:rsid="0148ff41" officeooo:paragraph-rsid="014ba105" fo:background-color="#dee6ef" style:font-size-asian="12pt" style:font-weight-asian="normal" style:font-size-complex="12pt" style:font-weight-complex="normal"/>
    </style:style>
    <style:style style:name="P135" style:family="paragraph" style:parent-style-name="Text_20_body">
      <style:paragraph-properties fo:text-align="start" style:justify-single-word="false"/>
      <style:text-properties fo:color="#111111" fo:font-size="12pt" fo:font-weight="normal" officeooo:paragraph-rsid="0073cbff" fo:background-color="#dee6ef" style:font-size-asian="12pt" style:font-weight-asian="normal" style:font-size-complex="12pt" style:font-weight-complex="normal"/>
    </style:style>
    <style:style style:name="P136" style:family="paragraph" style:parent-style-name="Text_20_body">
      <style:paragraph-properties fo:text-align="start" style:justify-single-word="false"/>
      <style:text-properties fo:color="#111111" fo:font-size="12pt" fo:font-weight="normal" officeooo:rsid="014ba105" officeooo:paragraph-rsid="0148ff41" fo:background-color="#dee6ef" style:font-size-asian="12pt" style:font-weight-asian="normal" style:font-size-complex="12pt" style:font-weight-complex="normal"/>
    </style:style>
    <style:style style:name="P137" style:family="paragraph" style:parent-style-name="Text_20_body">
      <style:paragraph-properties fo:text-align="start" style:justify-single-word="false"/>
      <style:text-properties fo:color="#111111" fo:font-size="12pt" fo:font-weight="normal" officeooo:rsid="017f5b27" officeooo:paragraph-rsid="017f5b27" fo:background-color="#dee6ef" style:font-size-asian="12pt" style:font-weight-asian="normal" style:font-size-complex="12pt" style:font-weight-complex="normal"/>
    </style:style>
    <style:style style:name="P138" style:family="paragraph" style:parent-style-name="Text_20_body">
      <style:paragraph-properties fo:text-align="start" style:justify-single-word="false"/>
      <style:text-properties fo:color="#111111" fo:font-size="12pt" style:text-underline-style="solid" style:text-underline-width="auto" style:text-underline-color="font-color" fo:font-weight="normal" officeooo:rsid="014ba105" officeooo:paragraph-rsid="014ba105" fo:background-color="transparent" style:font-size-asian="12pt" style:font-weight-asian="normal" style:font-size-complex="12pt" style:font-weight-complex="normal"/>
    </style:style>
    <style:style style:name="P139" style:family="paragraph" style:parent-style-name="Text_20_body">
      <style:paragraph-properties fo:text-align="start" style:justify-single-word="false"/>
      <style:text-properties fo:color="#111111" fo:font-size="12pt" style:text-underline-style="solid" style:text-underline-width="auto" style:text-underline-color="font-color" fo:font-weight="normal" officeooo:rsid="014ba105" officeooo:paragraph-rsid="014ba105" fo:background-color="#ffffff" style:font-size-asian="12pt" style:font-weight-asian="normal" style:font-size-complex="12pt" style:font-weight-complex="normal"/>
    </style:style>
    <style:style style:name="P140" style:family="paragraph" style:parent-style-name="Text_20_body">
      <style:paragraph-properties fo:text-align="start" style:justify-single-word="false"/>
      <style:text-properties fo:color="#111111" fo:font-size="10pt" style:text-underline-style="none" fo:font-weight="normal" officeooo:rsid="014ba105" officeooo:paragraph-rsid="014ba105" fo:background-color="#ffffff" style:font-size-asian="10pt" style:font-weight-asian="normal" style:font-size-complex="10pt" style:font-weight-complex="normal"/>
    </style:style>
    <style:style style:name="P141" style:family="paragraph" style:parent-style-name="Text_20_body">
      <style:text-properties fo:font-size="16pt" style:text-underline-style="none" officeooo:rsid="001bb003" officeooo:paragraph-rsid="002a1ca8" style:font-size-asian="14pt" style:font-size-complex="16pt"/>
    </style:style>
    <style:style style:name="P142" style:family="paragraph" style:parent-style-name="Text_20_body">
      <style:text-properties fo:color="#000000" fo:font-size="16pt" style:text-underline-style="none" officeooo:rsid="002a1ca8" officeooo:paragraph-rsid="002a1ca8" style:font-size-asian="14pt" style:font-size-complex="16pt"/>
    </style:style>
    <style:style style:name="P143" style:family="paragraph" style:parent-style-name="Text_20_body">
      <style:text-properties fo:color="#000000" fo:font-size="16pt" style:text-underline-style="none" officeooo:rsid="002b7ba2" officeooo:paragraph-rsid="002b7ba2" style:font-size-asian="14pt" style:font-size-complex="16pt"/>
    </style:style>
    <style:style style:name="P144" style:family="paragraph" style:parent-style-name="Text_20_body">
      <style:text-properties fo:color="#000000" fo:font-size="16pt" style:text-underline-style="none" officeooo:rsid="002a1ca8" officeooo:paragraph-rsid="002a1ca8" fo:background-color="#dee6ef" style:font-size-asian="14pt" style:font-size-complex="16pt"/>
    </style:style>
    <style:style style:name="P145" style:family="paragraph" style:parent-style-name="Text_20_body">
      <style:text-properties fo:color="#000000" fo:font-size="16pt" officeooo:paragraph-rsid="002f4b84"/>
    </style:style>
    <style:style style:name="P146" style:family="paragraph" style:parent-style-name="Text_20_body">
      <style:text-properties fo:color="#000000" fo:font-size="16pt" officeooo:rsid="00314280" officeooo:paragraph-rsid="00314280" fo:background-color="#dee6ef"/>
    </style:style>
    <style:style style:name="P147" style:family="paragraph" style:parent-style-name="Text_20_body">
      <style:text-properties fo:color="#000000" fo:font-size="16pt" officeooo:rsid="00339ded" officeooo:paragraph-rsid="00339ded" fo:background-color="#dee6ef"/>
    </style:style>
    <style:style style:name="P148" style:family="paragraph" style:parent-style-name="Text_20_body">
      <style:text-properties fo:color="#000000" fo:font-size="16pt" officeooo:rsid="00349f67" officeooo:paragraph-rsid="00349f67" fo:background-color="#dee6ef"/>
    </style:style>
    <style:style style:name="P149" style:family="paragraph" style:parent-style-name="Text_20_body">
      <style:text-properties fo:color="#000000" fo:font-size="16pt" officeooo:rsid="003db551" officeooo:paragraph-rsid="003db551" fo:background-color="#dee6ef"/>
    </style:style>
    <style:style style:name="P150" style:family="paragraph" style:parent-style-name="Text_20_body">
      <style:paragraph-properties fo:text-align="start" style:justify-single-word="false"/>
      <style:text-properties fo:color="#000000" fo:font-size="16pt" fo:font-style="italic" style:text-underline-style="none" officeooo:rsid="0040c71e" officeooo:paragraph-rsid="0040c71e" fo:background-color="#dee6ef" style:font-size-asian="16pt" style:font-style-asian="italic" style:font-size-complex="16pt" style:font-style-complex="italic"/>
    </style:style>
    <style:style style:name="P151" style:family="paragraph" style:parent-style-name="Text_20_body">
      <style:text-properties fo:color="#000000" fo:font-size="16pt" fo:font-style="italic" style:text-underline-style="none" officeooo:rsid="003ffec6" officeooo:paragraph-rsid="003ffec6" fo:background-color="#dee6ef" style:font-size-asian="16pt" style:font-style-asian="italic" style:font-size-complex="16pt" style:font-style-complex="italic"/>
    </style:style>
    <style:style style:name="P152" style:family="paragraph" style:parent-style-name="Text_20_body">
      <style:paragraph-properties fo:text-align="start" style:justify-single-word="false"/>
      <style:text-properties fo:color="#000000" fo:font-size="16pt" fo:font-style="italic" style:text-underline-style="none" officeooo:rsid="004abb5c" officeooo:paragraph-rsid="004abb5c" fo:background-color="#dee6ef" style:font-size-asian="16pt" style:font-style-asian="italic" style:font-size-complex="16pt" style:font-style-complex="italic"/>
    </style:style>
    <style:style style:name="P153" style:family="paragraph" style:parent-style-name="Text_20_body">
      <style:paragraph-properties fo:text-align="start" style:justify-single-word="false"/>
      <style:text-properties fo:color="#000000" fo:font-size="16pt" fo:font-style="italic" style:text-underline-style="none" officeooo:rsid="004abb5c" officeooo:paragraph-rsid="005689c4" fo:background-color="#dee6ef" style:font-size-asian="16pt" style:font-style-asian="italic" style:font-size-complex="16pt" style:font-style-complex="italic"/>
    </style:style>
    <style:style style:name="P154" style:family="paragraph" style:parent-style-name="Text_20_body">
      <style:paragraph-properties fo:text-align="start" style:justify-single-word="false"/>
      <style:text-properties fo:color="#000000" fo:font-size="16pt" fo:font-style="italic" style:text-underline-style="none" officeooo:rsid="005b44a9" officeooo:paragraph-rsid="005b44a9" fo:background-color="#dee6ef" style:font-size-asian="16pt" style:font-style-asian="italic" style:font-size-complex="16pt" style:font-style-complex="italic"/>
    </style:style>
    <style:style style:name="P155" style:family="paragraph" style:parent-style-name="Text_20_body">
      <style:paragraph-properties fo:text-align="start" style:justify-single-word="false"/>
      <style:text-properties fo:color="#000000" fo:font-size="16pt" fo:font-style="italic" style:text-underline-style="none" officeooo:rsid="005fa291" officeooo:paragraph-rsid="005fa291" fo:background-color="#dee6ef" style:font-size-asian="16pt" style:font-style-asian="italic" style:font-size-complex="16pt" style:font-style-complex="italic"/>
    </style:style>
    <style:style style:name="P156" style:family="paragraph" style:parent-style-name="Text_20_body">
      <style:paragraph-properties fo:text-align="start" style:justify-single-word="false"/>
      <style:text-properties fo:color="#000000" fo:font-size="16pt" fo:font-style="italic" style:text-underline-style="none" officeooo:rsid="005fa291" officeooo:paragraph-rsid="006b097d" fo:background-color="#dee6ef" style:font-size-asian="16pt" style:font-style-asian="italic" style:font-size-complex="16pt" style:font-style-complex="italic"/>
    </style:style>
    <style:style style:name="P157" style:family="paragraph" style:parent-style-name="Text_20_body">
      <style:paragraph-properties fo:text-align="start" style:justify-single-word="false"/>
      <style:text-properties fo:color="#000000" fo:font-size="16pt" fo:font-style="italic" style:text-underline-style="none" officeooo:rsid="0060b273" officeooo:paragraph-rsid="0060b273" fo:background-color="#dee6ef" style:font-size-asian="16pt" style:font-style-asian="italic" style:font-size-complex="16pt" style:font-style-complex="italic"/>
    </style:style>
    <style:style style:name="P158" style:family="paragraph" style:parent-style-name="Text_20_body">
      <style:paragraph-properties fo:text-align="start" style:justify-single-word="false"/>
      <style:text-properties fo:color="#000000" fo:font-size="16pt" fo:font-style="italic" style:text-underline-style="none" officeooo:rsid="0061d42b" officeooo:paragraph-rsid="0061d42b" fo:background-color="#dee6ef" style:font-size-asian="16pt" style:font-style-asian="italic" style:font-size-complex="16pt" style:font-style-complex="italic"/>
    </style:style>
    <style:style style:name="P159" style:family="paragraph" style:parent-style-name="Text_20_body">
      <style:paragraph-properties fo:text-align="start" style:justify-single-word="false"/>
      <style:text-properties fo:color="#000000" fo:font-size="16pt" fo:font-style="italic" officeooo:paragraph-rsid="00c11b84"/>
    </style:style>
    <style:style style:name="P160" style:family="paragraph" style:parent-style-name="Text_20_body">
      <style:paragraph-properties fo:text-align="start" style:justify-single-word="false"/>
      <style:text-properties fo:color="#000000" fo:font-size="16pt" fo:font-style="italic" officeooo:rsid="012f950e" officeooo:paragraph-rsid="012f950e" fo:background-color="transparent" style:font-size-asian="16pt" style:font-style-asian="italic" style:font-size-complex="16pt" style:font-style-complex="italic"/>
    </style:style>
    <style:style style:name="P161" style:family="paragraph" style:parent-style-name="Text_20_body">
      <style:paragraph-properties fo:text-align="start" style:justify-single-word="false"/>
      <style:text-properties fo:color="#000000" fo:font-size="16pt" fo:font-style="italic" officeooo:rsid="012f950e" officeooo:paragraph-rsid="012f950e" fo:background-color="#dee6ef" style:font-size-asian="16pt" style:font-style-asian="italic" style:font-size-complex="16pt" style:font-style-complex="italic"/>
    </style:style>
    <style:style style:name="P162" style:family="paragraph" style:parent-style-name="Text_20_body">
      <style:paragraph-properties fo:text-align="start" style:justify-single-word="false"/>
      <style:text-properties fo:color="#000000" fo:font-size="16pt" fo:font-style="italic" officeooo:rsid="0131dce3" officeooo:paragraph-rsid="0131dce3" fo:background-color="#dee6ef" style:font-size-asian="16pt" style:font-style-asian="italic" style:font-size-complex="16pt" style:font-style-complex="italic"/>
    </style:style>
    <style:style style:name="P163" style:family="paragraph" style:parent-style-name="Text_20_body">
      <style:text-properties fo:color="#000000" style:font-name="aakar" fo:font-size="15pt" fo:font-style="italic" style:text-underline-style="none" officeooo:rsid="00314280" officeooo:paragraph-rsid="00314280" fo:background-color="#dee6ef" style:font-size-asian="15pt" style:font-style-asian="italic" style:font-size-complex="15pt" style:font-style-complex="italic"/>
    </style:style>
    <style:style style:name="P164" style:family="paragraph" style:parent-style-name="Text_20_body">
      <style:text-properties fo:color="#000000" style:font-name="aakar" fo:font-size="15pt" fo:font-style="italic" style:text-underline-style="none" officeooo:rsid="003f876b" officeooo:paragraph-rsid="003f876b" fo:background-color="#dee6ef" style:font-size-asian="15pt" style:font-style-asian="italic" style:font-size-complex="15pt" style:font-style-complex="italic"/>
    </style:style>
    <style:style style:name="P165" style:family="paragraph" style:parent-style-name="Text_20_body">
      <style:paragraph-properties fo:text-align="start" style:justify-single-word="false"/>
      <style:text-properties fo:color="#000000" officeooo:paragraph-rsid="0084fd51" fo:background-color="#dee6ef"/>
    </style:style>
    <style:style style:name="P166" style:family="paragraph" style:parent-style-name="Text_20_body">
      <style:paragraph-properties fo:text-align="start" style:justify-single-word="false"/>
      <style:text-properties fo:color="#000000" officeooo:rsid="008592f4" officeooo:paragraph-rsid="008592f4" fo:background-color="#dee6ef"/>
    </style:style>
    <style:style style:name="P167" style:family="paragraph" style:parent-style-name="Text_20_body">
      <style:paragraph-properties fo:text-align="start" style:justify-single-word="false"/>
      <style:text-properties fo:color="#000000" officeooo:rsid="008e4002" officeooo:paragraph-rsid="008e4002" fo:background-color="#dee6ef"/>
    </style:style>
    <style:style style:name="P168" style:family="paragraph" style:parent-style-name="Text_20_body">
      <style:paragraph-properties fo:text-align="start" style:justify-single-word="false"/>
      <style:text-properties fo:color="#000000" officeooo:paragraph-rsid="007dcbc0" fo:background-color="#fff5ce"/>
    </style:style>
    <style:style style:name="P169" style:family="paragraph" style:parent-style-name="Text_20_body">
      <style:paragraph-properties fo:text-align="start" style:justify-single-word="false"/>
      <style:text-properties fo:color="#000000" officeooo:rsid="007f3569" officeooo:paragraph-rsid="007f3569" fo:background-color="#fff5ce"/>
    </style:style>
    <style:style style:name="P170" style:family="paragraph" style:parent-style-name="Text_20_body">
      <style:paragraph-properties fo:text-align="start" style:justify-single-word="false"/>
      <style:text-properties fo:color="#000000" fo:font-size="13pt" fo:font-style="italic" style:text-underline-style="none" officeooo:rsid="009452b3" officeooo:paragraph-rsid="00a26f3b" fo:background-color="#dee6ef" style:font-size-asian="13pt" style:font-style-asian="italic" style:font-size-complex="13pt" style:font-style-complex="italic"/>
    </style:style>
    <style:style style:name="P171" style:family="paragraph" style:parent-style-name="Text_20_body">
      <style:paragraph-properties fo:text-align="start" style:justify-single-word="false"/>
      <style:text-properties fo:color="#000000" fo:font-size="13pt" fo:font-style="italic" style:text-underline-style="none" officeooo:rsid="009452b3" officeooo:paragraph-rsid="009452b3" fo:background-color="#dee6ef" style:font-size-asian="13pt" style:font-style-asian="italic" style:font-size-complex="13pt" style:font-style-complex="italic"/>
    </style:style>
    <style:style style:name="P172" style:family="paragraph" style:parent-style-name="Text_20_body">
      <style:paragraph-properties fo:text-align="start" style:justify-single-word="false"/>
      <style:text-properties fo:color="#000000" fo:font-size="13pt" fo:font-style="italic" style:text-underline-style="none" officeooo:rsid="009a6d57" officeooo:paragraph-rsid="009a6d57" fo:background-color="#dee6ef" style:font-size-asian="13pt" style:font-style-asian="italic" style:font-size-complex="13pt" style:font-style-complex="italic"/>
    </style:style>
    <style:style style:name="P173" style:family="paragraph" style:parent-style-name="Text_20_body">
      <style:paragraph-properties fo:text-align="start" style:justify-single-word="false"/>
      <style:text-properties fo:color="#000000" fo:font-size="13pt" fo:font-style="italic" style:text-underline-style="none" officeooo:rsid="009a6d57" officeooo:paragraph-rsid="00a34633" fo:background-color="#dee6ef" style:font-size-asian="13pt" style:font-style-asian="italic" style:font-size-complex="13pt" style:font-style-complex="italic"/>
    </style:style>
    <style:style style:name="P174" style:family="paragraph" style:parent-style-name="Text_20_body">
      <style:paragraph-properties fo:text-align="start" style:justify-single-word="false"/>
      <style:text-properties fo:color="#000000" fo:font-size="13pt" fo:font-style="italic" style:text-underline-style="none" officeooo:rsid="009d8a9a" officeooo:paragraph-rsid="009a6d57" fo:background-color="#dee6ef" style:font-size-asian="13pt" style:font-style-asian="italic" style:font-size-complex="13pt" style:font-style-complex="italic"/>
    </style:style>
    <style:style style:name="P175" style:family="paragraph" style:parent-style-name="Text_20_body">
      <style:paragraph-properties fo:text-align="start" style:justify-single-word="false"/>
      <style:text-properties fo:color="#000000" fo:font-size="13pt" fo:font-style="italic" style:text-underline-style="none" officeooo:rsid="009d8a9a" officeooo:paragraph-rsid="00a34633" fo:background-color="#dee6ef" style:font-size-asian="13pt" style:font-style-asian="italic" style:font-size-complex="13pt" style:font-style-complex="italic"/>
    </style:style>
    <style:style style:name="P176" style:family="paragraph" style:parent-style-name="Text_20_body">
      <style:paragraph-properties fo:text-align="start" style:justify-single-word="false"/>
      <style:text-properties fo:color="#000000" fo:font-size="13pt" fo:font-style="italic" style:text-underline-style="none" officeooo:rsid="009d962e" officeooo:paragraph-rsid="009d962e" fo:background-color="#dee6ef" style:font-size-asian="13pt" style:font-style-asian="italic" style:font-size-complex="13pt" style:font-style-complex="italic"/>
    </style:style>
    <style:style style:name="P177" style:family="paragraph" style:parent-style-name="Text_20_body">
      <style:paragraph-properties fo:text-align="start" style:justify-single-word="false"/>
      <style:text-properties fo:color="#000000" fo:font-size="13pt" fo:font-style="italic" style:text-underline-style="none" officeooo:rsid="00a26f3b" officeooo:paragraph-rsid="00a26f3b" fo:background-color="#dee6ef" style:font-size-asian="13pt" style:font-style-asian="italic" style:font-size-complex="13pt" style:font-style-complex="italic"/>
    </style:style>
    <style:style style:name="P178" style:family="paragraph" style:parent-style-name="Text_20_body">
      <style:paragraph-properties fo:text-align="start" style:justify-single-word="false"/>
      <style:text-properties fo:color="#000000" fo:font-size="13pt" fo:font-style="italic" style:text-underline-style="none" officeooo:rsid="00a34633" officeooo:paragraph-rsid="00a34633" fo:background-color="#dee6ef" style:font-size-asian="13pt" style:font-style-asian="italic" style:font-size-complex="13pt" style:font-style-complex="italic"/>
    </style:style>
    <style:style style:name="P179" style:family="paragraph" style:parent-style-name="Text_20_body">
      <style:paragraph-properties fo:text-align="start" style:justify-single-word="false"/>
      <style:text-properties fo:color="#000000" fo:font-size="13pt" fo:font-style="italic" style:text-underline-style="none" officeooo:rsid="00a46b2b" officeooo:paragraph-rsid="00a46b2b" fo:background-color="#dee6ef" style:font-size-asian="13pt" style:font-style-asian="italic" style:font-size-complex="13pt" style:font-style-complex="italic"/>
    </style:style>
    <style:style style:name="P180" style:family="paragraph" style:parent-style-name="Text_20_body">
      <style:paragraph-properties fo:text-align="start" style:justify-single-word="false"/>
      <style:text-properties fo:color="#000000" fo:font-size="13pt" fo:font-style="italic" style:text-underline-style="none" officeooo:rsid="00a76e58" officeooo:paragraph-rsid="00a76e58" fo:background-color="#dee6ef" style:font-size-asian="13pt" style:font-style-asian="italic" style:font-size-complex="13pt" style:font-style-complex="italic"/>
    </style:style>
    <style:style style:name="P181" style:family="paragraph" style:parent-style-name="Text_20_body">
      <style:paragraph-properties fo:text-align="start" style:justify-single-word="false"/>
      <style:text-properties fo:color="#000000" fo:font-size="13pt" fo:font-style="italic" style:text-underline-style="none" officeooo:rsid="00a90062" officeooo:paragraph-rsid="00a90062" fo:background-color="#dee6ef" style:font-size-asian="13pt" style:font-style-asian="italic" style:font-size-complex="13pt" style:font-style-complex="italic"/>
    </style:style>
    <style:style style:name="P182" style:family="paragraph" style:parent-style-name="Text_20_body">
      <style:paragraph-properties fo:text-align="start" style:justify-single-word="false"/>
      <style:text-properties fo:color="#000000" fo:font-size="13pt" fo:font-style="italic" style:text-underline-style="none" officeooo:rsid="00ab44f6" officeooo:paragraph-rsid="00ab44f6" fo:background-color="#dee6ef" style:font-size-asian="13pt" style:font-style-asian="italic" style:font-size-complex="13pt" style:font-style-complex="italic"/>
    </style:style>
    <style:style style:name="P183" style:family="paragraph" style:parent-style-name="Text_20_body">
      <style:paragraph-properties fo:text-align="start" style:justify-single-word="false"/>
      <style:text-properties fo:color="#000000" fo:font-size="13pt" fo:font-style="italic" style:text-underline-style="none" officeooo:rsid="00aba202" officeooo:paragraph-rsid="00aba202" fo:background-color="#dee6ef" style:font-size-asian="13pt" style:font-style-asian="italic" style:font-size-complex="13pt" style:font-style-complex="italic"/>
    </style:style>
    <style:style style:name="P184" style:family="paragraph" style:parent-style-name="Text_20_body">
      <style:paragraph-properties fo:text-align="start" style:justify-single-word="false"/>
      <style:text-properties fo:color="#000000" fo:font-size="13pt" fo:font-style="italic" style:text-underline-style="none" officeooo:rsid="00ad2efe" officeooo:paragraph-rsid="00ad2efe" fo:background-color="#dee6ef" style:font-size-asian="13pt" style:font-style-asian="italic" style:font-size-complex="13pt" style:font-style-complex="italic"/>
    </style:style>
    <style:style style:name="P185" style:family="paragraph" style:parent-style-name="Text_20_body">
      <style:paragraph-properties fo:text-align="start" style:justify-single-word="false"/>
      <style:text-properties fo:color="#000000" fo:font-size="13pt" fo:font-style="italic" style:text-underline-style="none" officeooo:rsid="00ad777d" officeooo:paragraph-rsid="00ad777d" fo:background-color="#dee6ef" style:font-size-asian="13pt" style:font-style-asian="italic" style:font-size-complex="13pt" style:font-style-complex="italic"/>
    </style:style>
    <style:style style:name="P186" style:family="paragraph" style:parent-style-name="Text_20_body">
      <style:paragraph-properties fo:text-align="start" style:justify-single-word="false"/>
      <style:text-properties fo:color="#000000" fo:font-size="13pt" fo:font-style="italic" style:text-underline-style="none" officeooo:rsid="00ba25d5" officeooo:paragraph-rsid="00ba25d5" fo:background-color="#dee6ef" style:font-size-asian="13pt" style:font-style-asian="italic" style:font-size-complex="13pt" style:font-style-complex="italic"/>
    </style:style>
    <style:style style:name="P187" style:family="paragraph" style:parent-style-name="Text_20_body">
      <style:paragraph-properties fo:text-align="start" style:justify-single-word="false"/>
      <style:text-properties fo:color="#000000" fo:font-size="13pt" fo:font-style="italic" style:text-underline-style="none" officeooo:rsid="00c0be32" officeooo:paragraph-rsid="00bfa198" fo:background-color="#dee6ef" style:font-size-asian="13pt" style:font-style-asian="italic" style:font-size-complex="13pt" style:font-style-complex="italic"/>
    </style:style>
    <style:style style:name="P188" style:family="paragraph" style:parent-style-name="Text_20_body">
      <style:paragraph-properties fo:text-align="start" style:justify-single-word="false"/>
      <style:text-properties fo:color="#000000" fo:font-size="13pt" fo:font-style="italic" style:text-underline-style="none" officeooo:rsid="00c0be32" officeooo:paragraph-rsid="00c0be32" fo:background-color="#dee6ef" style:font-size-asian="13pt" style:font-style-asian="italic" style:font-size-complex="13pt" style:font-style-complex="italic"/>
    </style:style>
    <style:style style:name="P189" style:family="paragraph" style:parent-style-name="Text_20_body">
      <style:paragraph-properties fo:text-align="start" style:justify-single-word="false"/>
      <style:text-properties fo:color="#000000" fo:font-size="13pt" fo:font-style="italic" style:text-underline-style="none" officeooo:rsid="00d4dd0c" officeooo:paragraph-rsid="00d4dd0c" fo:background-color="#dee6ef" style:font-size-asian="13pt" style:font-style-asian="italic" style:font-size-complex="13pt" style:font-style-complex="italic"/>
    </style:style>
    <style:style style:name="P190" style:family="paragraph" style:parent-style-name="Text_20_body">
      <style:paragraph-properties fo:text-align="start" style:justify-single-word="false"/>
      <style:text-properties fo:color="#000000" fo:font-size="13pt" fo:font-style="italic" officeooo:paragraph-rsid="00abb0cb"/>
    </style:style>
    <style:style style:name="P191" style:family="paragraph" style:parent-style-name="Text_20_body">
      <style:paragraph-properties fo:text-align="start" style:justify-single-word="false"/>
      <style:text-properties fo:color="#000000" fo:font-size="13pt" fo:font-weight="bold" officeooo:rsid="0148ff41" officeooo:paragraph-rsid="0148ff41" fo:background-color="#dee6ef" style:font-size-asian="13pt" style:font-weight-asian="bold" style:font-size-complex="13pt" style:font-weight-complex="bold"/>
    </style:style>
    <style:style style:name="P192" style:family="paragraph" style:parent-style-name="Text_20_body">
      <style:paragraph-properties fo:text-align="start" style:justify-single-word="false"/>
      <style:text-properties fo:color="#000000" fo:font-size="12pt" fo:font-style="italic" officeooo:paragraph-rsid="00bfa198" fo:background-color="#dee6ef" style:font-size-asian="12pt" style:font-style-asian="italic" style:font-size-complex="12pt" style:font-style-complex="italic"/>
    </style:style>
    <style:style style:name="P193" style:family="paragraph" style:parent-style-name="Text_20_body">
      <style:paragraph-properties fo:text-align="start" style:justify-single-word="false"/>
      <style:text-properties fo:color="#000000" fo:font-size="12pt" fo:font-weight="normal" officeooo:rsid="014ba105" officeooo:paragraph-rsid="0148ff41" fo:background-color="#dee6ef" style:font-size-asian="12pt" style:font-weight-asian="normal" style:font-size-complex="12pt" style:font-weight-complex="normal"/>
    </style:style>
    <style:style style:name="P194" style:family="paragraph" style:parent-style-name="Text_20_body">
      <style:paragraph-properties fo:text-align="start" style:justify-single-word="false"/>
      <style:text-properties fo:color="#000000" fo:font-size="15pt" style:text-underline-style="none" fo:font-weight="normal" officeooo:rsid="0137fa7f" officeooo:paragraph-rsid="0137fa7f" style:font-size-asian="15pt" style:font-weight-asian="normal" style:font-size-complex="15pt" style:font-weight-complex="normal"/>
    </style:style>
    <style:style style:name="P195" style:family="paragraph" style:parent-style-name="Text_20_body">
      <style:paragraph-properties fo:text-align="start" style:justify-single-word="false"/>
      <style:text-properties fo:color="#000000" fo:font-size="15pt" style:text-underline-style="none" fo:font-weight="normal" officeooo:rsid="0137fa7f" officeooo:paragraph-rsid="0137fa7f" fo:background-color="#dee6ef" style:font-size-asian="15pt" style:font-weight-asian="normal" style:font-size-complex="15pt" style:font-weight-complex="normal"/>
    </style:style>
    <style:style style:name="P196" style:family="paragraph" style:parent-style-name="Text_20_body">
      <style:paragraph-properties fo:text-align="start" style:justify-single-word="false"/>
      <style:text-properties fo:color="#000000" fo:font-size="14pt" fo:font-weight="normal" officeooo:rsid="0148ff41" officeooo:paragraph-rsid="01648ddb" fo:background-color="#dee6ef" style:font-size-asian="14pt" style:font-weight-asian="normal" style:font-size-complex="14pt" style:font-weight-complex="normal"/>
    </style:style>
    <style:style style:name="P197" style:family="paragraph" style:parent-style-name="Text_20_body">
      <style:text-properties fo:color="#b2b2b2" fo:font-size="15pt" fo:font-style="italic" style:text-underline-style="solid" style:text-underline-width="auto" style:text-underline-color="font-color" officeooo:rsid="002c2d2b" officeooo:paragraph-rsid="002c2d2b" style:font-size-asian="15pt" style:font-style-asian="italic" style:font-size-complex="15pt" style:font-style-complex="italic"/>
    </style:style>
    <style:style style:name="P198" style:family="paragraph" style:parent-style-name="Text_20_body">
      <style:paragraph-properties fo:text-align="start" style:justify-single-word="false"/>
      <style:text-properties fo:color="#b2b2b2" fo:font-size="13pt" fo:font-style="italic" style:text-underline-style="none" officeooo:rsid="00a9a3d6" officeooo:paragraph-rsid="00a9a3d6" fo:background-color="transparent" style:font-size-asian="13pt" style:font-style-asian="italic" style:font-size-complex="13pt" style:font-style-complex="italic"/>
    </style:style>
    <style:style style:name="P199" style:family="paragraph" style:parent-style-name="Text_20_body">
      <style:text-properties fo:color="#999999" fo:font-size="16pt" style:text-underline-style="solid" style:text-underline-width="auto" style:text-underline-color="font-color" officeooo:rsid="002c2d2b" officeooo:paragraph-rsid="002c2d2b" fo:background-color="#dee6ef" style:font-size-asian="16pt" style:font-size-complex="16pt"/>
    </style:style>
    <style:style style:name="P200" style:family="paragraph" style:parent-style-name="Text_20_body">
      <style:paragraph-properties fo:text-align="start" style:justify-single-word="false"/>
      <style:text-properties fo:color="#999999" fo:font-size="16pt" fo:font-style="italic" style:text-underline-style="none" officeooo:rsid="004860de" officeooo:paragraph-rsid="00496ff2" fo:background-color="transparent" style:font-size-asian="16pt" style:font-style-asian="italic" style:font-size-complex="16pt" style:font-style-complex="italic"/>
    </style:style>
    <style:style style:name="P201" style:family="paragraph" style:parent-style-name="Text_20_body">
      <style:paragraph-properties fo:text-align="start" style:justify-single-word="false"/>
      <style:text-properties fo:color="#999999" fo:font-size="16pt" fo:font-style="italic" style:text-underline-style="none" officeooo:rsid="004860de" officeooo:paragraph-rsid="0040c71e" fo:background-color="transparent" style:font-size-asian="16pt" style:font-style-asian="italic" style:font-size-complex="16pt" style:font-style-complex="italic"/>
    </style:style>
    <style:style style:name="P202" style:family="paragraph" style:parent-style-name="Text_20_body">
      <style:paragraph-properties fo:text-align="start" style:justify-single-word="false"/>
      <style:text-properties fo:color="#999999" fo:font-size="16pt" fo:font-style="italic" style:text-underline-style="none" officeooo:rsid="005b44a9" officeooo:paragraph-rsid="005b44a9" fo:background-color="transparent" style:font-size-asian="16pt" style:font-style-asian="italic" style:font-size-complex="16pt" style:font-style-complex="italic"/>
    </style:style>
    <style:style style:name="P203" style:family="paragraph" style:parent-style-name="Text_20_body">
      <style:paragraph-properties fo:text-align="start" style:justify-single-word="false"/>
      <style:text-properties fo:color="#999999" fo:font-size="16pt" fo:font-style="italic" style:text-underline-style="none" officeooo:rsid="0061d42b" officeooo:paragraph-rsid="0061d42b" fo:background-color="transparent" style:font-size-asian="16pt" style:font-style-asian="italic" style:font-size-complex="16pt" style:font-style-complex="italic"/>
    </style:style>
    <style:style style:name="P204" style:family="paragraph" style:parent-style-name="Text_20_body">
      <style:paragraph-properties fo:text-align="start" style:justify-single-word="false"/>
      <style:text-properties fo:color="#999999" fo:font-size="16pt" fo:font-style="italic" style:text-underline-style="none" officeooo:rsid="005fa291" officeooo:paragraph-rsid="005fa291" fo:background-color="transparent" style:font-size-asian="16pt" style:font-style-asian="italic" style:font-size-complex="16pt" style:font-style-complex="italic"/>
    </style:style>
    <style:style style:name="P205" style:family="paragraph" style:parent-style-name="Text_20_body">
      <style:paragraph-properties fo:text-align="start" style:justify-single-word="false"/>
      <style:text-properties fo:color="#999999" fo:font-size="16pt" fo:font-style="italic" style:text-underline-style="none" officeooo:rsid="005fa291" officeooo:paragraph-rsid="006b097d" fo:background-color="transparent" style:font-size-asian="16pt" style:font-style-asian="italic" style:font-size-complex="16pt" style:font-style-complex="italic"/>
    </style:style>
    <style:style style:name="P206" style:family="paragraph" style:parent-style-name="Text_20_body">
      <style:paragraph-properties fo:text-align="start" style:justify-single-word="false"/>
      <style:text-properties fo:color="#999999" fo:font-size="16pt" fo:font-style="italic" style:text-underline-style="none" officeooo:rsid="006b097d" officeooo:paragraph-rsid="006b097d" fo:background-color="transparent" style:font-size-asian="16pt" style:font-style-asian="italic" style:font-size-complex="16pt" style:font-style-complex="italic"/>
    </style:style>
    <style:style style:name="P207" style:family="paragraph" style:parent-style-name="Text_20_body">
      <style:paragraph-properties fo:text-align="start" style:justify-single-word="false"/>
      <style:text-properties fo:color="#999999" fo:font-size="16pt" fo:font-style="italic" style:text-underline-style="none" officeooo:rsid="006b097d" officeooo:paragraph-rsid="007dcbc0" fo:background-color="transparent" style:font-size-asian="16pt" style:font-style-asian="italic" style:font-size-complex="16pt" style:font-style-complex="italic"/>
    </style:style>
    <style:style style:name="P208" style:family="paragraph" style:parent-style-name="Text_20_body">
      <style:paragraph-properties fo:text-align="start" style:justify-single-word="false"/>
      <style:text-properties fo:color="#999999" fo:font-size="16pt" fo:font-style="italic" style:text-underline-style="none" officeooo:rsid="0073cbff" officeooo:paragraph-rsid="0073cbff" fo:background-color="transparent" style:font-size-asian="16pt" style:font-style-asian="italic" style:font-size-complex="16pt" style:font-style-complex="italic"/>
    </style:style>
    <style:style style:name="P209" style:family="paragraph" style:parent-style-name="Text_20_body">
      <style:paragraph-properties fo:text-align="start" style:justify-single-word="false"/>
      <style:text-properties fo:color="#999999" fo:font-size="16pt" fo:font-style="italic" style:text-underline-style="none" officeooo:rsid="007781c1" officeooo:paragraph-rsid="007781c1" fo:background-color="transparent" style:font-size-asian="16pt" style:font-style-asian="italic" style:font-size-complex="16pt" style:font-style-complex="italic"/>
    </style:style>
    <style:style style:name="P210" style:family="paragraph" style:parent-style-name="Text_20_body">
      <style:paragraph-properties fo:text-align="start" style:justify-single-word="false"/>
      <style:text-properties fo:color="#999999" fo:font-size="16pt" fo:font-style="italic" style:text-underline-style="none" officeooo:rsid="0167f822" officeooo:paragraph-rsid="0167f822" fo:background-color="transparent" style:font-size-asian="16pt" style:font-style-asian="italic" style:font-size-complex="16pt" style:font-style-complex="italic"/>
    </style:style>
    <style:style style:name="P211" style:family="paragraph" style:parent-style-name="Text_20_body">
      <style:paragraph-properties fo:text-align="start" style:justify-single-word="false"/>
      <style:text-properties fo:color="#999999" fo:font-size="16pt" fo:font-style="italic" style:text-underline-style="none" officeooo:rsid="006b097d" officeooo:paragraph-rsid="006b097d" fo:background-color="#fff5ce" style:font-size-asian="16pt" style:font-style-asian="italic" style:font-size-complex="16pt" style:font-style-complex="italic"/>
    </style:style>
    <style:style style:name="P212" style:family="paragraph" style:parent-style-name="Text_20_body">
      <style:paragraph-properties fo:text-align="start" style:justify-single-word="false"/>
      <style:text-properties fo:color="#999999" fo:font-size="16pt" fo:font-style="italic" style:text-underline-style="none" officeooo:rsid="0101bbb8" officeooo:paragraph-rsid="0101bbb8" fo:background-color="#f6f9d4" style:font-size-asian="16pt" style:font-style-asian="italic" style:font-size-complex="16pt" style:font-style-complex="italic"/>
    </style:style>
    <style:style style:name="P213" style:family="paragraph" style:parent-style-name="Text_20_body">
      <style:paragraph-properties fo:text-align="start" style:justify-single-word="false"/>
      <style:text-properties fo:color="#999999" fo:font-size="16pt" fo:font-style="italic" officeooo:paragraph-rsid="00bfa198"/>
    </style:style>
    <style:style style:name="P214" style:family="paragraph" style:parent-style-name="Text_20_body">
      <style:paragraph-properties fo:text-align="start" style:justify-single-word="false"/>
      <style:text-properties fo:color="#999999" fo:font-size="16pt" fo:font-style="italic" officeooo:paragraph-rsid="00c304a7"/>
    </style:style>
    <style:style style:name="P215" style:family="paragraph" style:parent-style-name="Text_20_body">
      <style:paragraph-properties fo:text-align="start" style:justify-single-word="false"/>
      <style:text-properties fo:color="#999999" fo:font-size="16pt" fo:font-style="italic" officeooo:rsid="00bfa198" officeooo:paragraph-rsid="00c11b84" fo:background-color="#dee6ef"/>
    </style:style>
    <style:style style:name="P216" style:family="paragraph" style:parent-style-name="Text_20_body">
      <style:paragraph-properties fo:text-align="start" style:justify-single-word="false"/>
      <style:text-properties fo:color="#999999" fo:font-size="16pt" fo:font-style="normal" style:text-underline-style="solid" style:text-underline-width="auto" style:text-underline-color="font-color" officeooo:rsid="006b097d" officeooo:paragraph-rsid="006b097d" fo:background-color="transparent" style:font-size-asian="16pt" style:font-style-asian="normal" style:font-size-complex="16pt" style:font-style-complex="normal"/>
    </style:style>
    <style:style style:name="P217" style:family="paragraph" style:parent-style-name="Text_20_body">
      <style:paragraph-properties fo:text-align="start" style:justify-single-word="false"/>
      <style:text-properties fo:color="#999999" officeooo:rsid="008592f4" officeooo:paragraph-rsid="008592f4" fo:background-color="transparent"/>
    </style:style>
    <style:style style:name="P218" style:family="paragraph" style:parent-style-name="Text_20_body">
      <style:paragraph-properties fo:text-align="start" style:justify-single-word="false"/>
      <style:text-properties fo:color="#999999" officeooo:rsid="0137fa7f" officeooo:paragraph-rsid="0137fa7f" fo:background-color="transparent"/>
    </style:style>
    <style:style style:name="P219" style:family="paragraph" style:parent-style-name="Text_20_body">
      <style:paragraph-properties fo:text-align="start" style:justify-single-word="false"/>
      <style:text-properties fo:color="#999999" fo:font-size="13pt" fo:font-style="italic" style:text-underline-style="none" officeooo:rsid="009452b3" officeooo:paragraph-rsid="009452b3" fo:background-color="transparent" style:font-size-asian="13pt" style:font-style-asian="italic" style:font-size-complex="13pt" style:font-style-complex="italic"/>
    </style:style>
    <style:style style:name="P220" style:family="paragraph" style:parent-style-name="Text_20_body">
      <style:paragraph-properties fo:text-align="start" style:justify-single-word="false"/>
      <style:text-properties fo:color="#999999" fo:font-size="13pt" fo:font-style="italic" style:text-underline-style="none" officeooo:rsid="009a6d57" officeooo:paragraph-rsid="009a6d57" fo:background-color="transparent" style:font-size-asian="13pt" style:font-style-asian="italic" style:font-size-complex="13pt" style:font-style-complex="italic"/>
    </style:style>
    <style:style style:name="P221" style:family="paragraph" style:parent-style-name="Text_20_body">
      <style:paragraph-properties fo:text-align="start" style:justify-single-word="false"/>
      <style:text-properties fo:color="#999999" fo:font-size="13pt" fo:font-style="italic" style:text-underline-style="none" officeooo:rsid="00a9a3d6" officeooo:paragraph-rsid="00a9a3d6" fo:background-color="transparent" style:font-size-asian="13pt" style:font-style-asian="italic" style:font-size-complex="13pt" style:font-style-complex="italic"/>
    </style:style>
    <style:style style:name="P222" style:family="paragraph" style:parent-style-name="Text_20_body">
      <style:paragraph-properties fo:text-align="start" style:justify-single-word="false"/>
      <style:text-properties fo:color="#999999" fo:font-size="13pt" fo:font-style="italic" style:text-underline-style="none" officeooo:rsid="00a90062" officeooo:paragraph-rsid="00a90062" fo:background-color="transparent" style:font-size-asian="13pt" style:font-style-asian="italic" style:font-size-complex="13pt" style:font-style-complex="italic"/>
    </style:style>
    <style:style style:name="P223" style:family="paragraph" style:parent-style-name="Text_20_body">
      <style:paragraph-properties fo:text-align="start" style:justify-single-word="false"/>
      <style:text-properties fo:color="#999999" fo:font-size="13pt" fo:font-style="italic" style:text-underline-style="none" officeooo:rsid="00bfa198" officeooo:paragraph-rsid="00bfa198" fo:background-color="transparent" style:font-size-asian="13pt" style:font-style-asian="italic" style:font-size-complex="13pt" style:font-style-complex="italic"/>
    </style:style>
    <style:style style:name="P224" style:family="paragraph" style:parent-style-name="Text_20_body">
      <style:paragraph-properties fo:text-align="start" style:justify-single-word="false"/>
      <style:text-properties fo:color="#999999" fo:font-size="13pt" fo:font-style="italic" style:text-underline-style="none" officeooo:rsid="00c0be32" officeooo:paragraph-rsid="00bfa198" fo:background-color="transparent" style:font-size-asian="13pt" style:font-style-asian="italic" style:font-size-complex="13pt" style:font-style-complex="italic"/>
    </style:style>
    <style:style style:name="P225" style:family="paragraph" style:parent-style-name="Text_20_body">
      <style:paragraph-properties fo:text-align="start" style:justify-single-word="false"/>
      <style:text-properties fo:color="#999999" fo:font-size="13pt" fo:font-style="italic" style:text-underline-style="none" officeooo:rsid="00c0be32" officeooo:paragraph-rsid="00c0be32" fo:background-color="transparent" style:font-size-asian="13pt" style:font-style-asian="italic" style:font-size-complex="13pt" style:font-style-complex="italic"/>
    </style:style>
    <style:style style:name="P226" style:family="paragraph" style:parent-style-name="Text_20_body">
      <style:paragraph-properties fo:text-align="start" style:justify-single-word="false"/>
      <style:text-properties fo:color="#999999" fo:font-size="13pt" fo:font-style="italic" style:text-underline-style="none" officeooo:rsid="00d4dd0c" officeooo:paragraph-rsid="00d4dd0c" fo:background-color="transparent" style:font-size-asian="13pt" style:font-style-asian="italic" style:font-size-complex="13pt" style:font-style-complex="italic"/>
    </style:style>
    <style:style style:name="P227" style:family="paragraph" style:parent-style-name="Text_20_body">
      <style:paragraph-properties fo:text-align="start" style:justify-single-word="false"/>
      <style:text-properties fo:color="#999999" fo:font-size="15pt" style:text-underline-style="none" fo:font-weight="normal" officeooo:rsid="0137fa7f" officeooo:paragraph-rsid="0137fa7f" fo:background-color="transparent" style:font-size-asian="15pt" style:font-weight-asian="normal" style:font-size-complex="15pt" style:font-weight-complex="normal"/>
    </style:style>
    <style:style style:name="P228" style:family="paragraph" style:parent-style-name="Text_20_body">
      <style:text-properties style:text-line-through-style="none" style:text-line-through-type="none" style:text-position="0% 100%"/>
    </style:style>
    <style:style style:name="P229" style:family="paragraph" style:parent-style-name="Text_20_body">
      <style:paragraph-properties fo:text-align="start" style:justify-single-word="false"/>
      <style:text-properties fo:color="#c9211e" fo:font-size="16pt" fo:font-style="italic" style:text-underline-style="solid" style:text-underline-width="auto" style:text-underline-color="font-color" officeooo:rsid="006bf3e3" officeooo:paragraph-rsid="006bf3e3" fo:background-color="transparent" style:font-size-asian="16pt" style:font-style-asian="italic" style:font-size-complex="16pt" style:font-style-complex="italic"/>
    </style:style>
    <style:style style:name="P230" style:family="paragraph" style:parent-style-name="Text_20_body">
      <style:paragraph-properties fo:text-align="start" style:justify-single-word="false"/>
      <style:text-properties fo:color="#c9211e" fo:font-size="16pt" fo:font-style="italic" style:text-underline-style="solid" style:text-underline-width="auto" style:text-underline-color="font-color" officeooo:rsid="006b097d" officeooo:paragraph-rsid="006b097d" fo:background-color="transparent" style:font-size-asian="16pt" style:font-style-asian="italic" style:font-size-complex="16pt" style:font-style-complex="italic"/>
    </style:style>
    <style:style style:name="P231" style:family="paragraph" style:parent-style-name="Text_20_body">
      <style:paragraph-properties fo:text-align="start" style:justify-single-word="false"/>
      <style:text-properties fo:color="#c9211e" fo:font-size="16pt" fo:font-style="italic" style:text-underline-style="none" officeooo:rsid="0073cbff" officeooo:paragraph-rsid="0073cbff" fo:background-color="#b4c7dc" style:font-size-asian="16pt" style:font-style-asian="italic" style:font-size-complex="16pt" style:font-style-complex="italic"/>
    </style:style>
    <style:style style:name="P232" style:family="paragraph" style:parent-style-name="Text_20_body">
      <style:paragraph-properties fo:text-align="start" style:justify-single-word="false"/>
      <style:text-properties fo:color="#c9211e" fo:font-size="16pt" fo:font-style="italic" style:text-underline-style="none" officeooo:rsid="0101bbb8" officeooo:paragraph-rsid="0101bbb8" fo:background-color="#f7d1d5" style:font-size-asian="16pt" style:font-style-asian="italic" style:font-size-complex="16pt" style:font-style-complex="italic"/>
    </style:style>
    <style:style style:name="P233" style:family="paragraph" style:parent-style-name="Text_20_body">
      <style:paragraph-properties fo:text-align="start" style:justify-single-word="false"/>
      <style:text-properties fo:color="#c9211e" fo:font-size="16pt" officeooo:rsid="012d4b12" officeooo:paragraph-rsid="012d4b12" style:font-size-asian="16pt" style:font-size-complex="16pt"/>
    </style:style>
    <style:style style:name="P234" style:family="paragraph" style:parent-style-name="Text_20_body">
      <style:paragraph-properties fo:text-align="start" style:justify-single-word="false"/>
      <style:text-properties fo:color="#c9211e" fo:font-size="16pt" fo:font-weight="bold" officeooo:rsid="01633e54" officeooo:paragraph-rsid="0148ff41" fo:background-color="#eeeeee" style:font-size-asian="16pt" style:font-weight-asian="bold" style:font-size-complex="16pt" style:font-weight-complex="bold"/>
    </style:style>
    <style:style style:name="P235" style:family="paragraph" style:parent-style-name="Text_20_body">
      <style:paragraph-properties fo:text-align="start" style:justify-single-word="false"/>
      <style:text-properties fo:color="#c9211e" fo:font-size="20pt" officeooo:rsid="011c1527" officeooo:paragraph-rsid="011c1527" fo:background-color="#e8f2a1" style:font-size-asian="20pt" style:font-size-complex="20pt"/>
    </style:style>
    <style:style style:name="P236" style:family="paragraph" style:parent-style-name="Text_20_body">
      <style:paragraph-properties fo:text-align="start" style:justify-single-word="false"/>
      <style:text-properties fo:color="#c9211e" fo:font-size="14pt" officeooo:rsid="011c1527" officeooo:paragraph-rsid="011c1527" fo:background-color="transparent" style:font-size-asian="14pt" style:font-size-complex="14pt"/>
    </style:style>
    <style:style style:name="P237" style:family="paragraph" style:parent-style-name="Text_20_body">
      <style:paragraph-properties fo:text-align="start" style:justify-single-word="false"/>
      <style:text-properties fo:color="#c9211e" officeooo:paragraph-rsid="01362c2f"/>
    </style:style>
    <style:style style:name="P238" style:family="paragraph" style:parent-style-name="Text_20_body">
      <style:paragraph-properties fo:text-align="start" style:justify-single-word="false"/>
      <style:text-properties officeooo:paragraph-rsid="007c9845"/>
    </style:style>
    <style:style style:name="P239" style:family="paragraph" style:parent-style-name="Text_20_body">
      <style:paragraph-properties fo:text-align="start" style:justify-single-word="false"/>
      <style:text-properties officeooo:paragraph-rsid="007d263b"/>
    </style:style>
    <style:style style:name="P240" style:family="paragraph" style:parent-style-name="Text_20_body">
      <style:paragraph-properties fo:text-align="start" style:justify-single-word="false"/>
      <style:text-properties officeooo:paragraph-rsid="007dcbc0"/>
    </style:style>
    <style:style style:name="P241" style:family="paragraph" style:parent-style-name="Text_20_body">
      <style:paragraph-properties fo:text-align="start" style:justify-single-word="false"/>
      <style:text-properties officeooo:paragraph-rsid="009452b3"/>
    </style:style>
    <style:style style:name="P242" style:family="paragraph" style:parent-style-name="Text_20_body">
      <style:paragraph-properties fo:text-align="start" style:justify-single-word="false"/>
      <style:text-properties officeooo:paragraph-rsid="009139e7"/>
    </style:style>
    <style:style style:name="P243" style:family="paragraph" style:parent-style-name="Text_20_body">
      <style:paragraph-properties fo:text-align="start" style:justify-single-word="false"/>
      <style:text-properties officeooo:paragraph-rsid="0087e833"/>
    </style:style>
    <style:style style:name="P244" style:family="paragraph" style:parent-style-name="Text_20_body">
      <style:paragraph-properties fo:text-align="start" style:justify-single-word="false"/>
      <style:text-properties officeooo:paragraph-rsid="00abb0cb"/>
    </style:style>
    <style:style style:name="P245" style:family="paragraph" style:parent-style-name="Text_20_body">
      <style:paragraph-properties fo:text-align="start" style:justify-single-word="false"/>
      <style:text-properties officeooo:paragraph-rsid="00bfa198"/>
    </style:style>
    <style:style style:name="P246" style:family="paragraph" style:parent-style-name="Text_20_body">
      <style:paragraph-properties fo:text-align="start" style:justify-single-word="false"/>
      <style:text-properties officeooo:paragraph-rsid="00ba25d5"/>
    </style:style>
    <style:style style:name="P247" style:family="paragraph" style:parent-style-name="Text_20_body">
      <style:paragraph-properties fo:text-align="start" style:justify-single-word="false"/>
      <style:text-properties officeooo:paragraph-rsid="00c6a538"/>
    </style:style>
    <style:style style:name="P248" style:family="paragraph" style:parent-style-name="Text_20_body">
      <style:paragraph-properties fo:text-align="start" style:justify-single-word="false"/>
      <style:text-properties officeooo:paragraph-rsid="007f3569"/>
    </style:style>
    <style:style style:name="P249" style:family="paragraph" style:parent-style-name="Text_20_body">
      <style:paragraph-properties fo:text-align="start" style:justify-single-word="false"/>
      <style:text-properties officeooo:paragraph-rsid="00db9e54"/>
    </style:style>
    <style:style style:name="P250" style:family="paragraph" style:parent-style-name="Text_20_body">
      <style:paragraph-properties fo:text-align="start" style:justify-single-word="false"/>
      <style:text-properties officeooo:paragraph-rsid="00862ea1"/>
    </style:style>
    <style:style style:name="P251" style:family="paragraph" style:parent-style-name="Text_20_body">
      <style:paragraph-properties fo:text-align="start" style:justify-single-word="false"/>
      <style:text-properties officeooo:paragraph-rsid="0073cbff"/>
    </style:style>
    <style:style style:name="P252" style:family="paragraph" style:parent-style-name="Text_20_body">
      <style:paragraph-properties fo:text-align="start" style:justify-single-word="false"/>
      <style:text-properties officeooo:paragraph-rsid="012d4b12"/>
    </style:style>
    <style:style style:name="P253" style:family="paragraph" style:parent-style-name="Text_20_body">
      <style:paragraph-properties fo:text-align="start" style:justify-single-word="false"/>
      <style:text-properties officeooo:paragraph-rsid="01362c2f"/>
    </style:style>
    <style:style style:name="P254" style:family="paragraph" style:parent-style-name="Text_20_body">
      <style:paragraph-properties fo:text-align="start" style:justify-single-word="false"/>
      <style:text-properties officeooo:paragraph-rsid="0137fa7f"/>
    </style:style>
    <style:style style:name="P255" style:family="paragraph" style:parent-style-name="Text_20_body">
      <style:paragraph-properties fo:text-align="start" style:justify-single-word="false"/>
      <style:text-properties officeooo:paragraph-rsid="014d5c4c"/>
    </style:style>
    <style:style style:name="P256" style:family="paragraph" style:parent-style-name="Text_20_body">
      <style:paragraph-properties fo:text-align="start" style:justify-single-word="false"/>
      <style:text-properties officeooo:paragraph-rsid="014f4221"/>
    </style:style>
    <style:style style:name="P257" style:family="paragraph" style:parent-style-name="Text_20_body">
      <style:paragraph-properties fo:text-align="start" style:justify-single-word="false"/>
      <style:text-properties fo:color="#333333" fo:font-size="16pt" fo:font-style="italic" style:text-underline-style="solid" style:text-underline-width="auto" style:text-underline-color="font-color" officeooo:rsid="0073cbff" officeooo:paragraph-rsid="0073cbff" fo:background-color="transparent" style:font-size-asian="16pt" style:font-style-asian="italic" style:font-size-complex="16pt" style:font-style-complex="italic"/>
    </style:style>
    <style:style style:name="P258" style:family="paragraph" style:parent-style-name="Text_20_body">
      <style:paragraph-properties fo:text-align="start" style:justify-single-word="false"/>
      <style:text-properties fo:color="#333333" fo:font-size="16pt" fo:font-style="normal" style:text-underline-style="solid" style:text-underline-width="auto" style:text-underline-color="font-color" officeooo:rsid="0073cbff" officeooo:paragraph-rsid="0073cbff" fo:background-color="transparent" style:font-size-asian="16pt" style:font-style-asian="normal" style:font-size-complex="16pt" style:font-style-complex="normal"/>
    </style:style>
    <style:style style:name="P259" style:family="paragraph" style:parent-style-name="Text_20_body">
      <style:text-properties fo:color="#ff0000" fo:font-size="22pt" style:text-underline-style="solid" style:text-underline-width="auto" style:text-underline-color="font-color" officeooo:rsid="002956fe" officeooo:paragraph-rsid="007a3605" style:font-size-asian="22pt" style:font-size-complex="22pt"/>
    </style:style>
    <style:style style:name="P260" style:family="paragraph" style:parent-style-name="Text_20_body">
      <style:paragraph-properties fo:text-align="start" style:justify-single-word="false"/>
      <style:text-properties fo:color="#ff0000" fo:font-size="15pt" style:text-underline-style="solid" style:text-underline-width="auto" style:text-underline-color="font-color" fo:font-weight="bold" officeooo:rsid="0137fa7f" officeooo:paragraph-rsid="0137fa7f" style:font-size-asian="15pt" style:font-weight-asian="bold" style:font-size-complex="15pt" style:font-weight-complex="bold"/>
    </style:style>
    <style:style style:name="P261" style:family="paragraph" style:parent-style-name="Text_20_body">
      <style:paragraph-properties fo:text-align="start" style:justify-single-word="false"/>
      <style:text-properties fo:color="#ff0000" fo:font-size="15pt" style:text-underline-style="none" fo:font-weight="normal" officeooo:rsid="0137fa7f" officeooo:paragraph-rsid="0137fa7f" fo:background-color="#b4c7dc" style:font-size-asian="15pt" style:font-weight-asian="normal" style:font-size-complex="15pt" style:font-weight-complex="normal"/>
    </style:style>
    <style:style style:name="P262" style:family="paragraph" style:parent-style-name="Text_20_body">
      <style:paragraph-properties fo:text-align="start" style:justify-single-word="false"/>
      <style:text-properties fo:color="#ff0000" style:text-underline-style="solid" style:text-underline-width="auto" style:text-underline-color="font-color" officeooo:rsid="0148ff41" officeooo:paragraph-rsid="0148ff41"/>
    </style:style>
    <style:style style:name="P263" style:family="paragraph" style:parent-style-name="Text_20_body">
      <style:paragraph-properties fo:text-align="start" style:justify-single-word="false"/>
      <style:text-properties officeooo:rsid="007f3569" officeooo:paragraph-rsid="007f3569"/>
    </style:style>
    <style:style style:name="P264" style:family="paragraph" style:parent-style-name="Text_20_body">
      <style:paragraph-properties fo:text-align="start" style:justify-single-word="false"/>
      <style:text-properties officeooo:paragraph-rsid="00862ea1" fo:background-color="transparent"/>
    </style:style>
    <style:style style:name="P265" style:family="paragraph" style:parent-style-name="Text_20_body">
      <style:paragraph-properties fo:text-align="start" style:justify-single-word="false"/>
      <style:text-properties officeooo:rsid="00862ea1" officeooo:paragraph-rsid="00862ea1" fo:background-color="transparent"/>
    </style:style>
    <style:style style:name="P266" style:family="paragraph" style:parent-style-name="Text_20_body">
      <style:paragraph-properties fo:text-align="start" style:justify-single-word="false"/>
      <style:text-properties officeooo:rsid="009139e7" officeooo:paragraph-rsid="009139e7" fo:background-color="transparent"/>
    </style:style>
    <style:style style:name="P267" style:family="paragraph" style:parent-style-name="Text_20_body">
      <style:paragraph-properties fo:text-align="start" style:justify-single-word="false"/>
      <style:text-properties officeooo:rsid="012f950e" officeooo:paragraph-rsid="012f950e" fo:background-color="transparent"/>
    </style:style>
    <style:style style:name="P268" style:family="paragraph" style:parent-style-name="Text_20_body">
      <style:paragraph-properties fo:text-align="start" style:justify-single-word="false"/>
      <style:text-properties officeooo:rsid="00834e96" officeooo:paragraph-rsid="00834e96"/>
    </style:style>
    <style:style style:name="P269" style:family="paragraph" style:parent-style-name="Text_20_body">
      <style:paragraph-properties fo:text-align="start" style:justify-single-word="false"/>
      <style:text-properties officeooo:rsid="008592f4" officeooo:paragraph-rsid="008592f4"/>
    </style:style>
    <style:style style:name="P270" style:family="paragraph" style:parent-style-name="Text_20_body">
      <style:paragraph-properties fo:text-align="start" style:justify-single-word="false"/>
      <style:text-properties fo:font-size="18pt" fo:font-style="italic" style:text-underline-style="solid" style:text-underline-width="auto" style:text-underline-color="font-color" officeooo:rsid="008a3e98" officeooo:paragraph-rsid="008a3e98" fo:background-color="#e8f2a1" style:font-size-asian="18pt" style:font-style-asian="italic" style:font-size-complex="18pt" style:font-style-complex="italic"/>
    </style:style>
    <style:style style:name="P271" style:family="paragraph" style:parent-style-name="Text_20_body">
      <style:paragraph-properties fo:text-align="start" style:justify-single-word="false"/>
      <style:text-properties fo:font-variant="normal" fo:text-transform="none" fo:color="#808080" style:font-name="charter" fo:font-size="14pt" fo:letter-spacing="normal" fo:font-style="italic" fo:font-weight="normal" officeooo:rsid="009139e7" officeooo:paragraph-rsid="009139e7" fo:background-color="transparent" style:font-size-asian="14pt" style:font-style-asian="italic" style:font-size-complex="14pt" style:font-style-complex="italic"/>
    </style:style>
    <style:style style:name="P272" style:family="paragraph" style:parent-style-name="Text_20_body">
      <style:paragraph-properties fo:text-align="start" style:justify-single-word="false">
        <style:tab-stops>
          <style:tab-stop style:position="5.927cm"/>
        </style:tab-stops>
      </style:paragraph-properties>
      <style:text-properties fo:font-variant="normal" fo:text-transform="none" fo:color="#808080" style:font-name="charter" fo:font-size="14pt" fo:letter-spacing="normal" fo:font-style="italic" fo:font-weight="normal" officeooo:rsid="009139e7" officeooo:paragraph-rsid="009139e7" fo:background-color="transparent" style:font-size-asian="14pt" style:font-style-asian="italic" style:font-size-complex="14pt" style:font-style-complex="italic"/>
    </style:style>
    <style:style style:name="P273" style:family="paragraph" style:parent-style-name="Text_20_body">
      <style:paragraph-properties fo:text-align="start" style:justify-single-word="false"/>
      <style:text-properties fo:font-variant="normal" fo:text-transform="none" fo:color="#000000" fo:letter-spacing="normal" fo:font-style="normal" fo:font-weight="normal" officeooo:paragraph-rsid="00862ea1" fo:background-color="transparent"/>
    </style:style>
    <style:style style:name="P274" style:family="paragraph" style:parent-style-name="Text_20_body">
      <style:paragraph-properties fo:text-align="start" style:justify-single-word="false"/>
      <style:text-properties fo:font-variant="normal" fo:text-transform="none" fo:color="#000000" fo:letter-spacing="normal" fo:font-style="normal" fo:font-weight="normal" officeooo:rsid="007fb3cb" officeooo:paragraph-rsid="00862ea1" fo:background-color="transparent"/>
    </style:style>
    <style:style style:name="P275" style:family="paragraph" style:parent-style-name="Text_20_body">
      <style:paragraph-properties fo:text-align="start" style:justify-single-word="false"/>
      <style:text-properties fo:font-variant="normal" fo:text-transform="none" fo:color="#000000" fo:letter-spacing="normal" fo:font-style="normal" fo:font-weight="normal" officeooo:rsid="007fb3cb" officeooo:paragraph-rsid="007dcbc0" fo:background-color="#fff5ce"/>
    </style:style>
    <style:style style:name="P276" style:family="paragraph" style:parent-style-name="Text_20_body">
      <style:paragraph-properties fo:text-align="start" style:justify-single-word="false"/>
      <style:text-properties fo:font-variant="normal" fo:text-transform="none" fo:color="#000000" fo:letter-spacing="normal" fo:font-style="normal" fo:font-weight="normal" officeooo:paragraph-rsid="007dcbc0" fo:background-color="#fff5ce"/>
    </style:style>
    <style:style style:name="P277" style:family="paragraph" style:parent-style-name="Text_20_body">
      <style:paragraph-properties fo:text-align="start" style:justify-single-word="false"/>
      <style:text-properties fo:font-variant="normal" fo:text-transform="none" fo:color="#000000" fo:letter-spacing="normal" fo:font-style="normal" fo:font-weight="normal" officeooo:rsid="007fb3cb" officeooo:paragraph-rsid="00862ea1" fo:background-color="#dee6ef"/>
    </style:style>
    <style:style style:name="P278" style:family="paragraph" style:parent-style-name="Text_20_body">
      <style:paragraph-properties fo:text-align="start" style:justify-single-word="false"/>
      <style:text-properties fo:font-variant="normal" fo:text-transform="none" fo:color="#000000" style:font-name="charter" fo:font-size="14pt" fo:letter-spacing="normal" fo:font-style="italic" fo:font-weight="normal" officeooo:rsid="009139e7" officeooo:paragraph-rsid="009139e7" fo:background-color="#fff5ce" style:font-size-asian="14pt" style:font-style-asian="italic" style:font-size-complex="14pt" style:font-style-complex="italic"/>
    </style:style>
    <style:style style:name="P279" style:family="paragraph" style:parent-style-name="Text_20_body">
      <style:paragraph-properties fo:text-align="start" style:justify-single-word="false"/>
      <style:text-properties fo:font-variant="normal" fo:text-transform="none" fo:color="#000000" style:font-name="Menlo" fo:font-size="10.5pt" fo:letter-spacing="normal" fo:font-style="normal" fo:font-weight="normal" officeooo:rsid="00bfa198" officeooo:paragraph-rsid="00bfa198"/>
    </style:style>
    <style:style style:name="P280" style:family="paragraph" style:parent-style-name="Text_20_body">
      <style:paragraph-properties fo:text-align="start" style:justify-single-word="false"/>
      <style:text-properties fo:font-variant="normal" fo:text-transform="none" fo:color="#000000" style:font-name="Menlo" fo:font-size="10.5pt" fo:letter-spacing="normal" fo:font-style="normal" fo:font-weight="normal" officeooo:rsid="00c4491e" officeooo:paragraph-rsid="00c4491e"/>
    </style:style>
    <style:style style:name="P281" style:family="paragraph" style:parent-style-name="Text_20_body">
      <style:paragraph-properties fo:text-align="start" style:justify-single-word="false"/>
      <style:text-properties fo:font-variant="normal" fo:text-transform="none" fo:color="#000000" style:font-name="Menlo" fo:font-size="10.5pt" fo:letter-spacing="normal" fo:font-style="normal" fo:font-weight="normal" officeooo:rsid="00c57bcb" officeooo:paragraph-rsid="00c57bcb"/>
    </style:style>
    <style:style style:name="P282" style:family="paragraph" style:parent-style-name="Text_20_body">
      <style:paragraph-properties fo:text-align="start" style:justify-single-word="false"/>
      <style:text-properties fo:font-variant="normal" fo:text-transform="none" fo:color="#000000" style:font-name="monospace" fo:font-size="12pt" fo:letter-spacing="normal" fo:font-style="italic" fo:font-weight="normal" officeooo:rsid="00bfa198" officeooo:paragraph-rsid="00bfa198" fo:background-color="#dee6ef" style:font-size-asian="12pt" style:font-style-asian="italic" style:font-size-complex="12pt" style:font-style-complex="italic"/>
    </style:style>
    <style:style style:name="P283" style:family="paragraph" style:parent-style-name="Text_20_body">
      <style:paragraph-properties fo:text-align="start" style:justify-single-word="false"/>
      <style:text-properties fo:font-variant="normal" fo:text-transform="none" fo:color="#000000" style:font-name="monospace" fo:font-size="12pt" fo:letter-spacing="normal" fo:font-style="normal" fo:font-weight="normal" officeooo:rsid="00bfa198" officeooo:paragraph-rsid="00bfa198"/>
    </style:style>
    <style:style style:name="P284" style:family="paragraph" style:parent-style-name="Text_20_body">
      <style:paragraph-properties fo:text-align="start" style:justify-single-word="false"/>
      <style:text-properties fo:font-variant="normal" fo:text-transform="none" fo:color="#000000" style:font-name="Slack-Lato" fo:font-size="12pt" fo:letter-spacing="normal" fo:font-style="italic" fo:font-weight="normal" officeooo:rsid="0131dce3" officeooo:paragraph-rsid="0131dce3" fo:background-color="#dee6ef" style:font-size-asian="12pt" style:font-style-asian="italic" style:font-weight-asian="normal" style:font-size-complex="12pt" style:font-style-complex="italic" style:font-weight-complex="normal"/>
    </style:style>
    <style:style style:name="P285" style:family="paragraph" style:parent-style-name="Text_20_body">
      <style:paragraph-properties fo:text-align="start" style:justify-single-word="false"/>
      <style:text-properties fo:font-variant="normal" fo:text-transform="none" fo:color="#000000" style:font-name="Slack-Lato" fo:font-size="13pt" fo:letter-spacing="normal" fo:font-style="italic" fo:font-weight="normal" officeooo:rsid="0132832c" officeooo:paragraph-rsid="0132832c" fo:background-color="#dee6ef" style:font-size-asian="13pt" style:font-style-asian="italic" style:font-weight-asian="normal" style:font-size-complex="13pt" style:font-style-complex="italic" style:font-weight-complex="normal"/>
    </style:style>
    <style:style style:name="P286" style:family="paragraph" style:parent-style-name="Text_20_body">
      <style:paragraph-properties fo:text-align="start" style:justify-single-word="false"/>
      <style:text-properties fo:font-variant="normal" fo:text-transform="none" fo:color="#000000" style:font-name="Slack-Lato" fo:font-size="13pt" fo:letter-spacing="normal" fo:font-style="italic" fo:font-weight="normal" officeooo:rsid="0132a0ac" officeooo:paragraph-rsid="0132a0ac" fo:background-color="#dee6ef" style:font-size-asian="13pt" style:font-style-asian="italic" style:font-weight-asian="normal" style:font-size-complex="13pt" style:font-style-complex="italic" style:font-weight-complex="normal"/>
    </style:style>
    <style:style style:name="P287" style:family="paragraph" style:parent-style-name="Text_20_body">
      <style:paragraph-properties fo:text-align="start" style:justify-single-word="false"/>
      <style:text-properties fo:font-variant="normal" fo:text-transform="none" fo:color="#000000" style:font-name="Slack-Lato" fo:font-size="16pt" fo:letter-spacing="normal" fo:font-style="italic" fo:font-weight="normal" officeooo:rsid="0132832c" officeooo:paragraph-rsid="0132832c" fo:background-color="#dee6ef" style:font-size-asian="16pt" style:font-style-asian="italic" style:font-weight-asian="normal" style:font-size-complex="16pt" style:font-style-complex="italic" style:font-weight-complex="normal"/>
    </style:style>
    <style:style style:name="P288" style:family="paragraph" style:parent-style-name="Text_20_body">
      <style:paragraph-properties fo:text-align="start" style:justify-single-word="false"/>
      <style:text-properties fo:font-variant="normal" fo:text-transform="none" fo:color="#999999" fo:letter-spacing="normal" fo:font-style="normal" fo:font-weight="normal" officeooo:rsid="00862ea1" officeooo:paragraph-rsid="00862ea1" fo:background-color="transparent"/>
    </style:style>
    <style:style style:name="P289" style:family="paragraph" style:parent-style-name="Text_20_body">
      <style:paragraph-properties fo:text-align="start" style:justify-single-word="false"/>
      <style:text-properties fo:font-variant="normal" fo:text-transform="none" fo:color="#3465a4" style:font-name="charter" fo:font-size="14pt" fo:letter-spacing="normal" fo:font-style="italic" fo:font-weight="bold" officeooo:rsid="009139e7" officeooo:paragraph-rsid="0095c762" fo:background-color="transparent" style:font-size-asian="14pt" style:font-style-asian="italic" style:font-weight-asian="bold" style:font-size-complex="14pt" style:font-style-complex="italic" style:font-weight-complex="bold"/>
    </style:style>
    <style:style style:name="P290" style:family="paragraph" style:parent-style-name="Text_20_body">
      <style:paragraph-properties fo:text-align="start" style:justify-single-word="false"/>
      <style:text-properties fo:font-variant="normal" fo:text-transform="none" fo:color="#b2b2b2" style:font-name="monospace" fo:font-size="12pt" fo:letter-spacing="normal" fo:font-style="normal" fo:font-weight="normal" officeooo:rsid="00c6a538" officeooo:paragraph-rsid="00c6a538"/>
    </style:style>
    <style:style style:name="P291" style:family="paragraph" style:parent-style-name="Text_20_body">
      <style:paragraph-properties fo:text-align="start" style:justify-single-word="false"/>
      <style:text-properties fo:font-variant="normal" fo:text-transform="none" fo:color="#b2b2b2" style:font-name="monospace" fo:font-size="12pt" fo:letter-spacing="normal" fo:font-style="normal" fo:font-weight="normal" officeooo:rsid="00c34e27" officeooo:paragraph-rsid="00bfa198"/>
    </style:style>
    <style:style style:name="P292" style:family="paragraph" style:parent-style-name="Text_20_body">
      <style:paragraph-properties fo:text-align="start" style:justify-single-word="false"/>
      <style:text-properties fo:font-variant="normal" fo:text-transform="none" fo:color="#b2b2b2" style:font-name="monospace" fo:font-size="12pt" fo:letter-spacing="normal" fo:font-style="normal" fo:font-weight="normal" officeooo:rsid="00bfa198" officeooo:paragraph-rsid="00bfa198"/>
    </style:style>
    <style:style style:name="P293" style:family="paragraph" style:parent-style-name="Text_20_body">
      <style:paragraph-properties fo:text-align="start" style:justify-single-word="false"/>
      <style:text-properties fo:font-variant="normal" fo:text-transform="none" fo:color="#d1d2d3" style:font-name="Slack-Lato" fo:font-size="13pt" fo:letter-spacing="normal" fo:font-style="normal" fo:font-weight="normal" officeooo:rsid="0132832c" officeooo:paragraph-rsid="0132832c" style:font-size-asian="13pt" style:font-weight-asian="normal" style:font-size-complex="13pt" style:font-weight-complex="normal"/>
    </style:style>
    <style:style style:name="P294" style:family="paragraph" style:parent-style-name="Text_20_body">
      <style:paragraph-properties fo:text-align="start" style:justify-single-word="false"/>
      <style:text-properties fo:font-variant="normal" fo:text-transform="none" fo:color="#d1d2d3" style:font-name="Slack-Lato" fo:font-size="13pt" fo:letter-spacing="normal" fo:font-style="normal" fo:font-weight="normal" officeooo:rsid="01348adf" officeooo:paragraph-rsid="01348adf" style:font-size-asian="13pt" style:font-weight-asian="normal" style:font-size-complex="13pt" style:font-weight-complex="normal"/>
    </style:style>
    <style:style style:name="P295" style:family="paragraph" style:parent-style-name="Text_20_body">
      <style:paragraph-properties fo:text-align="start" style:justify-single-word="false"/>
      <style:text-properties fo:font-variant="normal" fo:text-transform="none" fo:color="#d1d2d3" style:font-name="Slack-Lato" fo:font-size="13pt" fo:letter-spacing="normal" fo:font-style="normal" fo:font-weight="normal" officeooo:rsid="01357a1b" officeooo:paragraph-rsid="01357a1b" style:font-size-asian="13pt" style:font-weight-asian="normal" style:font-size-complex="13pt" style:font-weight-complex="normal"/>
    </style:style>
    <style:style style:name="P296" style:family="paragraph" style:parent-style-name="Text_20_body">
      <style:paragraph-properties fo:text-align="start" style:justify-single-word="false"/>
      <style:text-properties fo:color="#ffbf00" fo:font-size="13pt" fo:font-style="italic" style:text-underline-style="none" officeooo:rsid="00c0be32" officeooo:paragraph-rsid="00bfa198" fo:background-color="transparent" style:font-size-asian="13pt" style:font-style-asian="italic" style:font-size-complex="13pt" style:font-style-complex="italic"/>
    </style:style>
    <style:style style:name="P297" style:family="paragraph" style:parent-style-name="Text_20_body">
      <style:paragraph-properties fo:text-align="start" style:justify-single-word="false"/>
      <style:text-properties fo:color="#808080" officeooo:rsid="0084fd51" officeooo:paragraph-rsid="00d2356a"/>
    </style:style>
    <style:style style:name="P298" style:family="paragraph" style:parent-style-name="Text_20_body">
      <style:paragraph-properties fo:text-align="start" style:justify-single-word="false"/>
      <style:text-properties officeooo:rsid="00d7ed54" officeooo:paragraph-rsid="00d7ed54"/>
    </style:style>
    <style:style style:name="P299" style:family="paragraph" style:parent-style-name="Text_20_body">
      <style:paragraph-properties fo:text-align="start" style:justify-single-word="false"/>
      <style:text-properties officeooo:rsid="00e2ee24" officeooo:paragraph-rsid="00e2ee24" fo:background-color="#d4ea6b"/>
    </style:style>
    <style:style style:name="P300" style:family="paragraph" style:parent-style-name="Text_20_body">
      <style:text-properties officeooo:paragraph-rsid="00ed1219"/>
    </style:style>
    <style:style style:name="P301" style:family="paragraph" style:parent-style-name="Text_20_body">
      <style:text-properties officeooo:paragraph-rsid="00ee1613"/>
    </style:style>
    <style:style style:name="P302" style:family="paragraph" style:parent-style-name="Text_20_body">
      <style:text-properties officeooo:paragraph-rsid="00f07cf8"/>
    </style:style>
    <style:style style:name="P303" style:family="paragraph" style:parent-style-name="Text_20_body">
      <style:paragraph-properties fo:text-align="start" style:justify-single-word="false"/>
      <style:text-properties officeooo:rsid="00f15187" officeooo:paragraph-rsid="00f15187"/>
    </style:style>
    <style:style style:name="P304" style:family="paragraph" style:parent-style-name="Text_20_body">
      <style:paragraph-properties fo:text-align="start" style:justify-single-word="false"/>
      <style:text-properties officeooo:rsid="00f15187" officeooo:paragraph-rsid="016c3a9e"/>
    </style:style>
    <style:style style:name="P305" style:family="paragraph" style:parent-style-name="Text_20_body">
      <style:paragraph-properties fo:text-align="start" style:justify-single-word="false"/>
      <style:text-properties officeooo:rsid="012e244d" officeooo:paragraph-rsid="012e244d"/>
    </style:style>
    <style:style style:name="P306" style:family="paragraph" style:parent-style-name="Text_20_body">
      <style:paragraph-properties fo:text-align="start" style:justify-single-word="false"/>
      <style:text-properties fo:font-size="12pt" fo:font-weight="normal" officeooo:paragraph-rsid="0131dce3" style:font-size-asian="12pt" style:font-weight-asian="normal" style:font-size-complex="12pt" style:font-weight-complex="normal"/>
    </style:style>
    <style:style style:name="P307" style:family="paragraph" style:parent-style-name="Text_20_body">
      <style:paragraph-properties fo:text-align="start" style:justify-single-word="false"/>
      <style:text-properties fo:color="#355269" fo:font-size="16pt" style:text-underline-style="solid" style:text-underline-width="auto" style:text-underline-color="font-color" officeooo:rsid="01362c2f" officeooo:paragraph-rsid="01362c2f" style:font-size-asian="16pt" style:font-size-complex="16pt"/>
    </style:style>
    <style:style style:name="P308" style:family="paragraph" style:parent-style-name="Text_20_body">
      <style:paragraph-properties fo:text-align="start" style:justify-single-word="false"/>
      <style:text-properties officeooo:rsid="0148ff41" officeooo:paragraph-rsid="0148ff41"/>
    </style:style>
    <style:style style:name="P309" style:family="paragraph" style:parent-style-name="Text_20_body">
      <style:paragraph-properties fo:text-align="start" style:justify-single-word="false"/>
      <style:text-properties fo:color="#5eb91e" fo:font-size="12pt" fo:font-weight="normal" officeooo:rsid="014ba105" officeooo:paragraph-rsid="014ba105" fo:background-color="#ffffff" style:font-size-asian="12pt" style:font-weight-asian="normal" style:font-size-complex="12pt" style:font-weight-complex="normal"/>
    </style:style>
    <style:style style:name="P310" style:family="paragraph" style:parent-style-name="Text_20_body">
      <style:paragraph-properties fo:text-align="start" style:justify-single-word="false"/>
      <style:text-properties fo:color="#5eb91e" style:text-underline-style="solid" style:text-underline-width="auto" style:text-underline-color="font-color" fo:font-weight="bold" officeooo:rsid="014d5c4c" officeooo:paragraph-rsid="014d5c4c" style:font-weight-asian="bold" style:font-weight-complex="bold"/>
    </style:style>
    <style:style style:name="P311" style:family="paragraph" style:parent-style-name="Text_20_body">
      <style:paragraph-properties fo:text-align="start" style:justify-single-word="false"/>
      <style:text-properties fo:color="#5eb91e" style:text-underline-style="solid" style:text-underline-width="auto" style:text-underline-color="font-color" fo:font-weight="bold" officeooo:rsid="014f4221" officeooo:paragraph-rsid="014f4221" style:font-weight-asian="bold" style:font-weight-complex="bold"/>
    </style:style>
    <style:style style:name="P312" style:family="paragraph" style:parent-style-name="Text_20_body">
      <style:paragraph-properties fo:text-align="start" style:justify-single-word="false"/>
      <style:text-properties fo:color="#5eb91e" style:text-underline-style="none" fo:font-weight="normal" officeooo:rsid="014d5c4c" officeooo:paragraph-rsid="014d5c4c" style:font-weight-asian="normal" style:font-weight-complex="normal"/>
    </style:style>
    <style:style style:name="P313" style:family="paragraph" style:parent-style-name="Text_20_body">
      <style:paragraph-properties fo:text-align="start" style:justify-single-word="false"/>
      <style:text-properties fo:color="#5eb91e" fo:font-weight="normal" officeooo:paragraph-rsid="014d5c4c"/>
    </style:style>
    <style:style style:name="P314" style:family="paragraph" style:parent-style-name="Text_20_body">
      <style:text-properties officeooo:paragraph-rsid="002c461a"/>
    </style:style>
    <style:style style:name="P315" style:family="paragraph" style:parent-style-name="Preformatted_20_Text">
      <style:paragraph-properties fo:text-align="start" style:justify-single-word="false"/>
      <style:text-properties fo:font-variant="normal" fo:text-transform="none" fo:color="#111111" fo:font-size="18pt" fo:letter-spacing="normal" fo:font-style="italic" style:text-underline-style="none" officeooo:rsid="006b097d" officeooo:paragraph-rsid="006b097d" fo:background-color="#ffd7d7" style:font-size-asian="18pt" style:font-style-asian="italic" style:font-size-complex="18pt" style:font-style-complex="italic" loext:padding="0cm" loext:border="none"/>
    </style:style>
    <style:style style:name="P316" style:family="paragraph" style:parent-style-name="Preformatted_20_Text">
      <style:paragraph-properties fo:text-align="start" style:justify-single-word="false"/>
      <style:text-properties fo:color="#c9211e" fo:font-size="20pt" officeooo:rsid="011c1527" officeooo:paragraph-rsid="011c1527" fo:background-color="#e8f2a1" style:font-size-asian="20pt" style:font-size-complex="20pt"/>
    </style:style>
    <style:style style:name="P317" style:family="paragraph" style:parent-style-name="Preformatted_20_Text">
      <style:paragraph-properties fo:text-align="start" style:justify-single-word="false"/>
      <style:text-properties officeooo:paragraph-rsid="011c1527"/>
    </style:style>
    <style:style style:name="P318" style:family="paragraph" style:parent-style-name="Preformatted_20_Text">
      <style:paragraph-properties fo:margin-left="0.847cm" fo:margin-right="0cm" fo:margin-top="0cm" fo:margin-bottom="0cm" loext:contextual-spacing="false" fo:orphans="2" fo:widows="2" fo:text-indent="0cm" style:auto-text-indent="false" fo:padding="0cm" fo:border="none"/>
      <style:text-properties fo:font-variant="normal" fo:text-transform="none" fo:color="#111111" fo:font-size="16pt" fo:letter-spacing="normal" fo:background-color="#ffd7d7" style:font-size-asian="16pt" style:font-size-complex="16pt" loext:padding="0cm" loext:border="none"/>
    </style:style>
    <style:style style:name="P319" style:family="paragraph" style:parent-style-name="Preformatted_20_Text">
      <style:paragraph-properties fo:margin-left="0.847cm" fo:margin-right="0cm" fo:margin-top="0cm" fo:margin-bottom="0cm" loext:contextual-spacing="false" fo:orphans="2" fo:widows="2" fo:text-indent="0cm" style:auto-text-indent="false" fo:padding="0cm" fo:border="none"/>
      <style:text-properties fo:font-variant="normal" fo:text-transform="none" fo:color="#111111" style:font-name="Monaco" fo:font-size="16pt" fo:letter-spacing="normal" fo:font-style="normal" fo:font-weight="normal" fo:background-color="#fff5ce" style:font-size-asian="16pt" style:font-size-complex="16pt" loext:padding="0cm" loext:border="none"/>
    </style:style>
    <style:style style:name="P320"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fo:font-size="16pt" fo:letter-spacing="normal" fo:background-color="#ffd7d7" style:font-size-asian="16pt" style:font-size-complex="16pt" loext:padding="0cm" loext:border="none"/>
    </style:style>
    <style:style style:name="P32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fo:font-size="16pt" fo:letter-spacing="normal" officeooo:rsid="006bf3e3" officeooo:paragraph-rsid="006bf3e3" fo:background-color="#ffd7d7" style:font-size-asian="16pt" style:font-size-complex="16pt" loext:padding="0cm" loext:border="none"/>
    </style:style>
    <style:style style:name="P322"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aco" fo:font-size="16pt" fo:letter-spacing="normal" fo:font-style="normal" fo:font-weight="normal" fo:background-color="#ffd7d7" style:font-size-asian="16pt" style:font-size-complex="16pt" loext:padding="0cm" loext:border="none"/>
    </style:style>
    <style:style style:name="P323"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111111" style:font-name="Monaco" fo:font-size="16pt" fo:letter-spacing="normal" fo:font-style="normal" fo:font-weight="normal" officeooo:rsid="006bf3e3" officeooo:paragraph-rsid="006bf3e3" fo:background-color="#ffd7d7" style:font-size-asian="16pt" style:font-size-complex="16pt" loext:padding="0cm" loext:border="none"/>
    </style:style>
    <style:style style:name="P32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2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bae114"/>
    </style:style>
    <style:style style:name="P3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ce999e"/>
    </style:style>
    <style:style style:name="P3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a0a23" style:font-name="Lato" fo:font-size="12pt" fo:letter-spacing="normal" fo:font-style="normal" fo:font-weight="normal" style:font-size-asian="12pt" style:font-size-complex="12pt"/>
    </style:style>
    <style:style style:name="P3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465a4" style:font-name="Lato" fo:font-size="13pt" fo:letter-spacing="normal" fo:font-style="italic" fo:font-weight="normal" officeooo:rsid="00ba25d5" style:font-size-asian="13pt" style:font-style-asian="italic" style:font-size-complex="13pt" style:font-style-complex="italic"/>
    </style:style>
    <style:style style:name="P33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999999" style:font-name="Lato" fo:font-size="12pt" fo:letter-spacing="normal" fo:font-style="italic" fo:font-weight="normal" officeooo:paragraph-rsid="00bae114" style:font-size-asian="12pt" style:font-style-asian="italic" style:font-size-complex="12pt" style:font-style-complex="italic"/>
    </style:style>
    <style:style style:name="P33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999999" style:font-name="Inter" fo:font-size="12pt" fo:letter-spacing="normal" fo:font-style="italic" fo:font-weight="normal" style:font-style-asian="italic" style:font-style-complex="italic"/>
    </style:style>
    <style:style style:name="P3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b2b2b2" style:font-name="apple-system" fo:font-size="11.25pt" fo:letter-spacing="normal" fo:font-style="normal" fo:font-weight="normal" officeooo:paragraph-rsid="00ce999e" style:font-style-asian="italic" style:font-style-complex="italic"/>
    </style:style>
    <style:style style:name="P3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b2b2b2" style:font-name="apple-system" fo:font-size="11.25pt" fo:letter-spacing="normal" fo:font-style="normal" fo:font-weight="normal" officeooo:paragraph-rsid="00ce999e"/>
    </style:style>
    <style:style style:name="P33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size="12pt" officeooo:paragraph-rsid="00bae114" style:font-size-asian="12pt" style:font-size-complex="12pt"/>
    </style:style>
    <style:style style:name="P3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ce999e"/>
    </style:style>
    <style:style style:name="P336" style:family="paragraph" style:parent-style-name="Heading_20_2">
      <style:paragraph-properties fo:text-align="start" style:justify-single-word="false">
        <style:tab-stops>
          <style:tab-stop style:position="5.927cm"/>
        </style:tab-stops>
      </style:paragraph-properties>
      <style:text-properties officeooo:paragraph-rsid="009139e7"/>
    </style:style>
    <style:style style:name="P337" style:family="paragraph" style:parent-style-name="Heading_20_2">
      <style:paragraph-properties fo:text-align="start" style:justify-single-word="false"/>
      <style:text-properties officeooo:paragraph-rsid="00ba25d5"/>
    </style:style>
    <style:style style:name="P338" style:family="paragraph" style:parent-style-name="Standard">
      <style:paragraph-properties fo:margin-left="0cm" fo:margin-right="0.106cm" fo:text-indent="0cm" style:auto-text-indent="false"/>
    </style:style>
    <style:style style:name="P339" style:family="paragraph" style:parent-style-name="Standard" style:list-style-name="L1">
      <style:text-properties officeooo:paragraph-rsid="001218df"/>
    </style:style>
    <style:style style:name="P340" style:family="paragraph" style:parent-style-name="Standard" style:list-style-name="L1">
      <style:text-properties officeooo:paragraph-rsid="00123a4a"/>
    </style:style>
    <style:style style:name="P341" style:family="paragraph" style:parent-style-name="Standard" style:list-style-name="L2">
      <style:text-properties officeooo:paragraph-rsid="000530a5"/>
    </style:style>
    <style:style style:name="P342" style:family="paragraph" style:parent-style-name="Standard" style:list-style-name="L2">
      <style:text-properties officeooo:paragraph-rsid="00060a4b"/>
    </style:style>
    <style:style style:name="P343" style:family="paragraph" style:parent-style-name="Standard" style:list-style-name="L2">
      <style:text-properties officeooo:paragraph-rsid="000adea6"/>
    </style:style>
    <style:style style:name="P344" style:family="paragraph" style:parent-style-name="Standard" style:list-style-name="L2">
      <style:text-properties officeooo:paragraph-rsid="000fc1f6"/>
    </style:style>
    <style:style style:name="P345" style:family="paragraph" style:parent-style-name="Standard" style:list-style-name="L2">
      <style:text-properties officeooo:paragraph-rsid="00fa095a"/>
    </style:style>
    <style:style style:name="P346" style:family="paragraph" style:parent-style-name="Standard" style:list-style-name="L3">
      <style:text-properties officeooo:paragraph-rsid="0005dbbb"/>
    </style:style>
    <style:style style:name="P347" style:family="paragraph" style:parent-style-name="Standard" style:list-style-name="L3">
      <style:text-properties officeooo:paragraph-rsid="0120d0b4"/>
    </style:style>
    <style:style style:name="P348" style:family="paragraph" style:parent-style-name="Standard" style:list-style-name="L3">
      <style:text-properties fo:color="#ff0000" fo:font-size="16pt" officeooo:rsid="000530a5" officeooo:paragraph-rsid="000530a5" style:font-size-asian="14pt" style:font-size-complex="16pt"/>
    </style:style>
    <style:style style:name="P349" style:family="paragraph" style:parent-style-name="Standard" style:list-style-name="L3">
      <style:text-properties fo:color="#ff0000" fo:font-size="16pt" style:text-underline-style="none" fo:font-weight="bold" officeooo:rsid="0005dbbb" officeooo:paragraph-rsid="0005dbbb" style:font-size-asian="14pt" style:font-weight-asian="bold" style:font-size-complex="16pt" style:font-weight-complex="bold"/>
    </style:style>
    <style:style style:name="P350" style:family="paragraph" style:parent-style-name="Standard" style:list-style-name="L3">
      <style:text-properties fo:font-size="16pt" officeooo:rsid="000530a5" officeooo:paragraph-rsid="000530a5" style:font-size-asian="14pt" style:font-size-complex="16pt"/>
    </style:style>
    <style:style style:name="P351" style:family="paragraph" style:parent-style-name="Standard" style:list-style-name="L3">
      <style:text-properties fo:font-size="16pt" style:text-underline-style="solid" style:text-underline-width="auto" style:text-underline-color="font-color" officeooo:rsid="000530a5" officeooo:paragraph-rsid="000530a5" style:font-size-asian="14pt" style:font-size-complex="16pt"/>
    </style:style>
    <style:style style:name="P352" style:family="paragraph" style:parent-style-name="Standard" style:list-style-name="L4">
      <style:text-properties officeooo:paragraph-rsid="0007180a"/>
    </style:style>
    <style:style style:name="P353" style:family="paragraph" style:parent-style-name="Standard" style:list-style-name="L4">
      <style:text-properties officeooo:paragraph-rsid="00263b04"/>
    </style:style>
    <style:style style:name="P354" style:family="paragraph" style:parent-style-name="Standard" style:list-style-name="L4">
      <style:text-properties officeooo:paragraph-rsid="00076416"/>
    </style:style>
    <style:style style:name="P355" style:family="paragraph" style:parent-style-name="Standard" style:list-style-name="L4">
      <style:text-properties officeooo:paragraph-rsid="000adea6"/>
    </style:style>
    <style:style style:name="P356" style:family="paragraph" style:parent-style-name="Standard" style:list-style-name="L4">
      <style:text-properties officeooo:paragraph-rsid="0024bbc6"/>
    </style:style>
    <style:style style:name="P357" style:family="paragraph" style:parent-style-name="Standard" style:list-style-name="L4">
      <style:text-properties officeooo:paragraph-rsid="000c5da9"/>
    </style:style>
    <style:style style:name="P358" style:family="paragraph" style:parent-style-name="Standard">
      <style:text-properties fo:color="#e16173" fo:font-size="16pt" style:text-underline-style="solid" style:text-underline-width="auto" style:text-underline-color="font-color" fo:font-weight="normal" officeooo:rsid="0005dbbb" officeooo:paragraph-rsid="0005dbbb" style:font-size-asian="14pt" style:font-weight-asian="normal" style:font-size-complex="16pt" style:font-weight-complex="normal"/>
    </style:style>
    <style:style style:name="P359" style:family="paragraph" style:parent-style-name="Standard">
      <style:text-properties fo:color="#e16173" fo:font-size="16pt" style:text-underline-style="solid" style:text-underline-width="auto" style:text-underline-color="font-color" fo:font-weight="normal" officeooo:rsid="0008f0e6" officeooo:paragraph-rsid="0005dbbb" style:font-size-asian="14pt" style:font-weight-asian="normal" style:font-size-complex="16pt" style:font-weight-complex="normal"/>
    </style:style>
    <style:style style:name="P360" style:family="paragraph" style:parent-style-name="Standard">
      <style:text-properties fo:color="#e16173" fo:font-size="22pt" style:text-underline-style="solid" style:text-underline-width="auto" style:text-underline-color="font-color" fo:font-weight="normal" officeooo:rsid="00060a4b" officeooo:paragraph-rsid="00060a4b" style:font-size-asian="22pt" style:font-weight-asian="normal" style:font-size-complex="22pt" style:font-weight-complex="normal"/>
    </style:style>
    <style:style style:name="P361" style:family="paragraph" style:parent-style-name="Standard">
      <style:text-properties fo:font-size="28pt" style:text-underline-style="none" fo:font-weight="normal" officeooo:rsid="000530a5" officeooo:paragraph-rsid="001218df" style:font-size-asian="28pt" style:font-weight-asian="normal" style:font-size-complex="28pt" style:font-weight-complex="normal"/>
    </style:style>
    <style:style style:name="P362" style:family="paragraph" style:parent-style-name="Standard">
      <style:text-properties officeooo:paragraph-rsid="00060a4b"/>
    </style:style>
    <style:style style:name="P363" style:family="paragraph" style:parent-style-name="Text_20_body">
      <style:paragraph-properties fo:text-align="start" style:justify-single-word="false"/>
      <style:text-properties fo:color="#999999" fo:font-size="16pt" fo:font-style="italic" style:text-underline-style="none" officeooo:rsid="006b097d" officeooo:paragraph-rsid="006b097d" fo:background-color="transparent" style:font-size-asian="16pt" style:font-style-asian="italic" style:font-size-complex="16pt" style:font-style-complex="italic"/>
    </style:style>
    <style:style style:name="P364" style:family="paragraph" style:parent-style-name="Text_20_body">
      <style:paragraph-properties fo:text-align="start" style:justify-single-word="false"/>
      <style:text-properties fo:color="#999999" fo:font-size="16pt" fo:font-style="italic" style:text-underline-style="none" officeooo:rsid="005b44a9" officeooo:paragraph-rsid="005b44a9" fo:background-color="transparent" style:font-size-asian="16pt" style:font-style-asian="italic" style:font-size-complex="16pt" style:font-style-complex="italic"/>
    </style:style>
    <style:style style:name="P365" style:family="paragraph" style:parent-style-name="Text_20_body">
      <style:paragraph-properties fo:text-align="start" style:justify-single-word="false"/>
      <style:text-properties officeooo:rsid="007f3569" officeooo:paragraph-rsid="007f3569"/>
    </style:style>
    <style:style style:name="P366" style:family="paragraph" style:parent-style-name="Text_20_body">
      <style:paragraph-properties fo:text-align="start" style:justify-single-word="false"/>
      <style:text-properties officeooo:paragraph-rsid="007f356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officeooo:rsid="00b2d050" style:font-weight-asian="normal" style:font-weight-complex="normal"/>
    </style:style>
    <style:style style:name="T3" style:family="text">
      <style:text-properties style:text-underline-style="solid" style:text-underline-width="auto" style:text-underline-color="font-color" fo:font-weight="normal" officeooo:rsid="000530a5" style:font-weight-asian="normal" style:font-weight-complex="normal"/>
    </style:style>
    <style:style style:name="T4" style:family="text">
      <style:text-properties style:text-underline-style="solid" style:text-underline-width="auto" style:text-underline-color="font-color" officeooo:rsid="014f4221"/>
    </style:style>
    <style:style style:name="T5" style:family="text">
      <style:text-properties style:text-underline-style="none"/>
    </style:style>
    <style:style style:name="T6" style:family="text">
      <style:text-properties style:text-underline-style="none" officeooo:rsid="0008f0e6"/>
    </style:style>
    <style:style style:name="T7" style:family="text">
      <style:text-properties style:text-underline-style="none" fo:font-weight="normal" style:font-weight-asian="normal" style:font-weight-complex="normal"/>
    </style:style>
    <style:style style:name="T8" style:family="text">
      <style:text-properties style:text-underline-style="none" fo:background-color="transparent" loext:char-shading-value="0"/>
    </style:style>
    <style:style style:name="T9" style:family="text">
      <style:text-properties style:text-underline-style="none" officeooo:rsid="002c461a" fo:background-color="transparent" loext:char-shading-value="0"/>
    </style:style>
    <style:style style:name="T10" style:family="text">
      <style:text-properties style:text-underline-style="none" officeooo:rsid="00f0e2a2" fo:background-color="transparent" loext:char-shading-value="0"/>
    </style:style>
    <style:style style:name="T11" style:family="text">
      <style:text-properties style:text-underline-style="none" fo:background-color="#ffffd7" loext:char-shading-value="0"/>
    </style:style>
    <style:style style:name="T12" style:family="text">
      <style:text-properties style:text-underline-style="none" fo:background-color="#e8f2a1" loext:char-shading-value="0"/>
    </style:style>
    <style:style style:name="T13" style:family="text">
      <style:text-properties style:text-underline-style="none" officeooo:rsid="002c461a"/>
    </style:style>
    <style:style style:name="T14" style:family="text">
      <style:text-properties style:text-underline-style="none" officeooo:rsid="014d5c4c" style:font-weight-asian="normal" style:font-weight-complex="normal"/>
    </style:style>
    <style:style style:name="T15" style:family="text">
      <style:text-properties style:text-underline-style="none" officeooo:rsid="014f2e3c"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fo:background-color="#dee6ef" loext:char-shading-value="0" style:font-weight-asian="bold" style:font-weight-complex="bold"/>
    </style:style>
    <style:style style:name="T18" style:family="text">
      <style:text-properties fo:color="#e16173" style:text-underline-style="solid" style:text-underline-width="auto" style:text-underline-color="font-color" fo:font-weight="normal" style:font-weight-asian="normal" style:font-weight-complex="normal"/>
    </style:style>
    <style:style style:name="T19" style:family="text">
      <style:text-properties fo:color="#e16173" fo:font-size="16pt" style:text-underline-style="solid" style:text-underline-width="auto" style:text-underline-color="font-color" fo:font-weight="normal" officeooo:rsid="0008f0e6" style:font-size-asian="14pt" style:font-weight-asian="normal" style:font-size-complex="16pt" style:font-weight-complex="normal"/>
    </style:style>
    <style:style style:name="T20" style:family="text">
      <style:text-properties fo:color="#e16173" fo:font-size="16pt" style:text-underline-style="solid" style:text-underline-width="auto" style:text-underline-color="font-color" fo:font-weight="normal" officeooo:rsid="00060a4b" style:font-size-asian="14pt" style:font-weight-asian="normal" style:font-size-complex="16pt" style:font-weight-complex="normal"/>
    </style:style>
    <style:style style:name="T21" style:family="text">
      <style:text-properties fo:color="#e16173" fo:font-size="16pt" style:text-underline-style="solid" style:text-underline-width="auto" style:text-underline-color="font-color" fo:font-weight="bold" officeooo:rsid="0008f0e6" style:font-size-asian="14pt" style:font-weight-asian="bold" style:font-size-complex="16pt" style:font-weight-complex="bold"/>
    </style:style>
    <style:style style:name="T22" style:family="text">
      <style:text-properties fo:color="#e16173" fo:font-size="16pt" style:text-underline-style="solid" style:text-underline-width="auto" style:text-underline-color="font-color" fo:font-weight="bold" officeooo:rsid="0120d0b4" style:font-size-asian="14pt" style:font-weight-asian="bold" style:font-size-complex="16pt" style:font-weight-complex="bold"/>
    </style:style>
    <style:style style:name="T23" style:family="text">
      <style:text-properties fo:color="#e16173" fo:font-size="28pt" style:text-underline-style="solid" style:text-underline-width="auto" style:text-underline-color="font-color" fo:font-weight="normal" fo:background-color="#fff5ce" loext:char-shading-value="0" style:font-size-asian="28pt" style:font-weight-asian="normal" style:font-size-complex="28pt" style:font-weight-complex="normal"/>
    </style:style>
    <style:style style:name="T24" style:family="text">
      <style:text-properties officeooo:rsid="00060a4b"/>
    </style:style>
    <style:style style:name="T25" style:family="text">
      <style:text-properties fo:color="#333333"/>
    </style:style>
    <style:style style:name="T26" style:family="text">
      <style:text-properties fo:color="#333333" fo:background-color="#fff5ce" loext:char-shading-value="0"/>
    </style:style>
    <style:style style:name="T27" style:family="text">
      <style:text-properties fo:color="#333333" fo:font-size="16pt" fo:font-style="italic" style:text-underline-style="none" officeooo:rsid="0073cbff" fo:background-color="#fff5ce" loext:char-shading-value="0" style:font-size-asian="16pt" style:font-style-asian="italic" style:font-size-complex="16pt" style:font-style-complex="italic"/>
    </style:style>
    <style:style style:name="T28" style:family="text">
      <style:text-properties fo:color="#333333" fo:font-size="16pt" fo:font-style="italic" style:text-underline-style="none" officeooo:rsid="0073cbff" fo:background-color="transparent" loext:char-shading-value="0" style:font-size-asian="16pt" style:font-style-asian="italic" style:font-size-complex="16pt" style:font-style-complex="italic"/>
    </style:style>
    <style:style style:name="T29" style:family="text">
      <style:text-properties fo:color="#333333" fo:font-size="16pt" style:text-underline-style="none" fo:font-weight="bold" officeooo:rsid="00060a4b" style:font-size-asian="14pt" style:font-weight-asian="bold" style:font-size-complex="16pt" style:font-weight-complex="bold"/>
    </style:style>
    <style:style style:name="T30" style:family="text">
      <style:text-properties fo:color="#2a6099" fo:font-size="20pt" style:text-underline-style="none" fo:font-weight="normal" officeooo:rsid="00076416" fo:background-color="transparent" loext:char-shading-value="0" style:font-size-asian="20pt" style:font-weight-asian="normal" style:font-size-complex="20pt" style:font-weight-complex="normal"/>
    </style:style>
    <style:style style:name="T31" style:family="text">
      <style:text-properties fo:color="#2a6099" fo:font-size="16pt" style:text-underline-style="none" fo:font-weight="normal" officeooo:rsid="00076416" fo:background-color="transparent" loext:char-shading-value="0" style:font-size-asian="16pt" style:font-weight-asian="normal" style:font-size-complex="16pt" style:font-weight-complex="normal"/>
    </style:style>
    <style:style style:name="T32" style:family="text">
      <style:text-properties fo:color="#2a6099" fo:font-size="16pt" style:text-underline-style="solid" style:text-underline-width="auto" style:text-underline-color="font-color" fo:font-weight="normal" officeooo:rsid="00076416" fo:background-color="transparent" loext:char-shading-value="0" style:font-size-asian="16pt" style:font-weight-asian="normal" style:font-size-complex="16pt" style:font-weight-complex="normal"/>
    </style:style>
    <style:style style:name="T33" style:family="text">
      <style:text-properties fo:color="#2a6099" fo:font-size="16pt" style:text-underline-style="solid" style:text-underline-width="auto" style:text-underline-color="font-color" fo:font-weight="normal" officeooo:rsid="000adea6" fo:background-color="transparent" loext:char-shading-value="0" style:font-size-asian="16pt" style:font-weight-asian="normal" style:font-size-complex="16pt" style:font-weight-complex="normal"/>
    </style:style>
    <style:style style:name="T34" style:family="text">
      <style:text-properties fo:color="#2a6099" fo:font-size="16pt" style:text-underline-style="solid" style:text-underline-width="auto" style:text-underline-color="font-color" fo:font-weight="normal" officeooo:rsid="00060a4b" fo:background-color="transparent" loext:char-shading-value="0" style:font-size-asian="14pt" style:font-weight-asian="normal" style:font-size-complex="16pt" style:font-weight-complex="normal"/>
    </style:style>
    <style:style style:name="T35" style:family="text">
      <style:text-properties fo:color="#2a6099" fo:font-size="16pt" style:text-underline-style="solid" style:text-underline-width="auto" style:text-underline-color="font-color" fo:font-weight="normal" officeooo:rsid="00ccee31" fo:background-color="transparent" loext:char-shading-value="0" style:font-size-asian="14pt" style:font-weight-asian="normal" style:font-size-complex="16pt" style:font-weight-complex="normal"/>
    </style:style>
    <style:style style:name="T36" style:family="text">
      <style:text-properties fo:color="#2a6099" fo:font-size="16pt" style:text-underline-style="solid" style:text-underline-width="auto" style:text-underline-color="font-color" fo:font-weight="bold" fo:background-color="transparent" loext:char-shading-value="0" style:font-size-asian="14pt" style:font-weight-asian="bold" style:font-size-complex="16pt" style:font-weight-complex="bold"/>
    </style:style>
    <style:style style:name="T37" style:family="text">
      <style:text-properties fo:color="#2a6099" fo:font-size="16pt" style:text-underline-style="solid" style:text-underline-width="auto" style:text-underline-color="font-color" fo:font-weight="bold" officeooo:rsid="00e79c19" fo:background-color="transparent" loext:char-shading-value="0" style:font-size-asian="14pt" style:font-weight-asian="bold" style:font-size-complex="16pt" style:font-weight-complex="bold"/>
    </style:style>
    <style:style style:name="T38" style:family="text">
      <style:text-properties fo:color="#2a6099" fo:font-size="16pt" style:text-underline-style="solid" style:text-underline-width="auto" style:text-underline-color="font-color" fo:font-weight="bold" officeooo:rsid="01008c06" fo:background-color="transparent" loext:char-shading-value="0" style:font-size-asian="14pt" style:font-weight-asian="bold" style:font-size-complex="16pt" style:font-weight-complex="bold"/>
    </style:style>
    <style:style style:name="T39" style:family="text">
      <style:text-properties fo:color="#2a6099" fo:font-size="16pt" style:text-underline-style="solid" style:text-underline-width="auto" style:text-underline-color="font-color" fo:font-weight="bold" officeooo:rsid="01008c06" fo:background-color="#f6f9d4" loext:char-shading-value="0" style:font-size-asian="14pt" style:font-weight-asian="bold" style:font-size-complex="16pt" style:font-weight-complex="bold"/>
    </style:style>
    <style:style style:name="T40" style:family="text">
      <style:text-properties fo:color="#2a6099" fo:font-size="16pt" fo:font-weight="bold" fo:background-color="transparent" loext:char-shading-value="0" style:font-size-asian="14pt" style:font-weight-asian="bold" style:font-size-complex="16pt" style:font-weight-complex="bold"/>
    </style:style>
    <style:style style:name="T41" style:family="text">
      <style:text-properties fo:color="#2a6099" fo:font-weight="normal" fo:background-color="transparent" loext:char-shading-value="0" style:font-weight-asian="normal" style:font-weight-complex="normal"/>
    </style:style>
    <style:style style:name="T42" style:family="text">
      <style:text-properties fo:color="#2a6099" style:text-line-through-style="solid" style:text-line-through-type="single" fo:font-size="16pt" style:text-underline-style="solid" style:text-underline-width="auto" style:text-underline-color="font-color" fo:font-weight="bold" officeooo:rsid="01092eb3" fo:background-color="transparent" loext:char-shading-value="0" style:font-size-asian="14pt" style:font-weight-asian="bold" style:font-size-complex="16pt" style:font-weight-complex="bold"/>
    </style:style>
    <style:style style:name="T43" style:family="text">
      <style:text-properties fo:color="#2a6099" style:text-line-through-style="none" style:text-line-through-type="none" fo:font-size="16pt" style:text-underline-style="solid" style:text-underline-width="auto" style:text-underline-color="font-color" fo:font-weight="bold" officeooo:rsid="01092eb3" fo:background-color="transparent" loext:char-shading-value="0" style:font-size-asian="14pt" style:font-weight-asian="bold" style:font-size-complex="16pt" style:font-weight-complex="bold"/>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fo:background-color="transparent" loext:char-shading-value="0" style:font-style-asian="normal" style:font-style-complex="normal"/>
    </style:style>
    <style:style style:name="T46" style:family="text">
      <style:text-properties fo:font-style="normal" fo:background-color="#dee6ef" loext:char-shading-value="0" style:font-style-asian="normal" style:font-style-complex="normal"/>
    </style:style>
    <style:style style:name="T47" style:family="text">
      <style:text-properties fo:font-style="normal" fo:background-color="#e8f2a1" loext:char-shading-value="0" style:font-style-asian="normal" style:font-style-complex="normal"/>
    </style:style>
    <style:style style:name="T48" style:family="text">
      <style:text-properties fo:font-style="normal" style:font-style-asian="normal" style:font-style-complex="normal"/>
    </style:style>
    <style:style style:name="T49" style:family="text">
      <style:text-properties fo:font-style="normal" officeooo:rsid="0095c762" style:font-style-asian="normal" style:font-style-complex="normal"/>
    </style:style>
    <style:style style:name="T50" style:family="text">
      <style:text-properties fo:color="#ff4000" fo:font-size="16pt" style:text-underline-style="none" officeooo:rsid="000fc1f6" style:font-size-asian="14pt" style:font-size-complex="16pt"/>
    </style:style>
    <style:style style:name="T51" style:family="text">
      <style:text-properties fo:color="#ff4000" fo:font-size="16pt" style:text-underline-style="none" officeooo:rsid="00123a4a" style:font-size-asian="14pt" style:font-size-complex="16pt"/>
    </style:style>
    <style:style style:name="T52" style:family="text">
      <style:text-properties fo:color="#ff4000" fo:font-size="16pt" style:text-underline-style="none" fo:font-weight="normal" officeooo:rsid="00b2345b" style:font-size-asian="16pt" style:font-weight-asian="normal" style:font-size-complex="16pt" style:font-weight-complex="normal"/>
    </style:style>
    <style:style style:name="T53" style:family="text">
      <style:text-properties fo:color="#ff4000" fo:font-size="24pt" style:text-underline-style="none" fo:font-weight="normal" officeooo:rsid="00123a4a" fo:background-color="transparent" loext:char-shading-value="0" style:font-size-asian="21pt" style:font-weight-asian="normal" style:font-size-complex="24pt" style:font-weight-complex="normal"/>
    </style:style>
    <style:style style:name="T54" style:family="text">
      <style:text-properties fo:color="#ff4000" fo:font-size="20pt" style:text-underline-style="none" fo:font-weight="normal" fo:background-color="transparent" loext:char-shading-value="0" style:font-size-asian="20pt" style:font-weight-asian="normal" style:font-size-complex="20pt" style:font-weight-complex="normal"/>
    </style:style>
    <style:style style:name="T55" style:family="text">
      <style:text-properties fo:color="#ff4000" fo:font-size="20pt" style:text-underline-style="none" fo:font-weight="normal" officeooo:rsid="005b6dd7" fo:background-color="transparent" loext:char-shading-value="0" style:font-size-asian="20pt" style:font-weight-asian="normal" style:font-size-complex="20pt" style:font-weight-complex="normal"/>
    </style:style>
    <style:style style:name="T56" style:family="text">
      <style:text-properties fo:color="#e8a202" fo:font-size="22pt" style:text-underline-style="none" fo:font-weight="normal" officeooo:rsid="0007180a" fo:background-color="transparent" loext:char-shading-value="0" style:font-size-asian="19.25pt" style:font-weight-asian="normal" style:font-size-complex="22pt" style:font-weight-complex="normal"/>
    </style:style>
    <style:style style:name="T57" style:family="text">
      <style:text-properties fo:color="#e8a202" fo:font-size="22pt" style:text-underline-style="none" fo:font-weight="normal" officeooo:rsid="00076416" fo:background-color="transparent" loext:char-shading-value="0" style:font-size-asian="19.25pt" style:font-weight-asian="normal" style:font-size-complex="22pt" style:font-weight-complex="normal"/>
    </style:style>
    <style:style style:name="T58" style:family="text">
      <style:text-properties fo:color="#e8a202" fo:font-size="22pt" style:text-underline-style="none" fo:font-weight="normal" officeooo:rsid="000adea6" fo:background-color="transparent" loext:char-shading-value="0" style:font-size-asian="19.25pt" style:font-weight-asian="normal" style:font-size-complex="22pt" style:font-weight-complex="normal"/>
    </style:style>
    <style:style style:name="T59" style:family="text">
      <style:text-properties fo:color="#e8a202" fo:font-size="22pt" style:text-underline-style="none" fo:font-weight="normal" officeooo:rsid="000c5da9" fo:background-color="transparent" loext:char-shading-value="0" style:font-size-asian="19.25pt" style:font-weight-asian="normal" style:font-size-complex="22pt" style:font-weight-complex="normal"/>
    </style:style>
    <style:style style:name="T60" style:family="text">
      <style:text-properties fo:color="#e8a202" fo:font-size="22pt" style:text-underline-style="none" fo:font-weight="normal" officeooo:rsid="0024bbc6" fo:background-color="transparent" loext:char-shading-value="0" style:font-size-asian="19.25pt" style:font-weight-asian="normal" style:font-size-complex="22pt" style:font-weight-complex="normal"/>
    </style:style>
    <style:style style:name="T61" style:family="text">
      <style:text-properties fo:color="#e8a202" fo:font-size="16pt" style:text-underline-style="none" officeooo:rsid="000530a5" style:font-size-asian="14pt" style:font-size-complex="16pt"/>
    </style:style>
    <style:style style:name="T62" style:family="text">
      <style:text-properties fo:color="#e8a202" fo:font-size="20pt" style:text-underline-style="none" fo:font-weight="normal" officeooo:rsid="000adea6" fo:background-color="transparent" loext:char-shading-value="0" style:font-size-asian="20pt" style:font-weight-asian="normal" style:font-size-complex="20pt" style:font-weight-complex="normal"/>
    </style:style>
    <style:style style:name="T63" style:family="text">
      <style:text-properties fo:color="#e8a202" fo:font-size="20pt" style:text-underline-style="none" fo:font-weight="normal" officeooo:rsid="0007180a" fo:background-color="transparent" loext:char-shading-value="0" style:font-size-asian="20pt" style:font-weight-asian="normal" style:font-size-complex="20pt" style:font-weight-complex="normal"/>
    </style:style>
    <style:style style:name="T64" style:family="text">
      <style:text-properties fo:color="#e8a202" fo:font-size="20pt" style:text-underline-style="none" fo:font-weight="normal" officeooo:rsid="00076416" fo:background-color="transparent" loext:char-shading-value="0" style:font-size-asian="20pt" style:font-weight-asian="normal" style:font-size-complex="20pt" style:font-weight-complex="normal"/>
    </style:style>
    <style:style style:name="T65" style:family="text">
      <style:text-properties fo:color="#b2b2b2"/>
    </style:style>
    <style:style style:name="T66" style:family="text">
      <style:text-properties fo:color="#b2b2b2" fo:font-size="18pt" fo:font-style="italic" style:text-underline-style="none" fo:font-weight="normal" officeooo:rsid="00076416" fo:background-color="transparent" loext:char-shading-value="0" style:font-size-asian="18pt" style:font-style-asian="italic" style:font-weight-asian="normal" style:font-size-complex="18pt" style:font-style-complex="italic" style:font-weight-complex="normal"/>
    </style:style>
    <style:style style:name="T67" style:family="text">
      <style:text-properties fo:color="#b2b2b2" fo:background-color="transparent" loext:char-shading-value="0"/>
    </style:style>
    <style:style style:name="T68" style:family="text">
      <style:text-properties fo:color="#b2b2b2" officeooo:rsid="00263b04" fo:background-color="transparent" loext:char-shading-value="0"/>
    </style:style>
    <style:style style:name="T69" style:family="text">
      <style:text-properties fo:color="#b2b2b2" officeooo:rsid="00a34633" fo:background-color="transparent" loext:char-shading-value="0"/>
    </style:style>
    <style:style style:name="T70" style:family="text">
      <style:text-properties fo:color="#b2b2b2" officeooo:rsid="00a26f3b" fo:background-color="transparent" loext:char-shading-value="0"/>
    </style:style>
    <style:style style:name="T71" style:family="text">
      <style:text-properties fo:color="#b2b2b2" officeooo:rsid="0098318b" fo:background-color="transparent" loext:char-shading-value="0"/>
    </style:style>
    <style:style style:name="T72" style:family="text">
      <style:text-properties fo:color="#b2b2b2" officeooo:rsid="00a3c744" fo:background-color="transparent" loext:char-shading-value="0"/>
    </style:style>
    <style:style style:name="T73" style:family="text">
      <style:text-properties fo:color="#b2b2b2" officeooo:rsid="00b4863d" fo:background-color="transparent" loext:char-shading-value="0"/>
    </style:style>
    <style:style style:name="T74" style:family="text">
      <style:text-properties fo:color="#b2b2b2" officeooo:rsid="00d3695e" fo:background-color="transparent" loext:char-shading-value="0"/>
    </style:style>
    <style:style style:name="T75" style:family="text">
      <style:text-properties fo:color="#b2b2b2" fo:font-size="15pt" fo:font-style="italic" style:text-underline-style="none" style:font-size-asian="15pt" style:font-style-asian="italic" style:font-size-complex="15pt" style:font-style-complex="italic"/>
    </style:style>
    <style:style style:name="T76" style:family="text">
      <style:text-properties fo:color="#b2b2b2" style:font-name="aakar" fo:font-size="15pt" fo:font-style="italic" style:text-underline-style="none" fo:background-color="transparent" loext:char-shading-value="0" style:font-size-asian="15pt" style:font-style-asian="italic" style:font-size-complex="15pt" style:font-style-complex="italic"/>
    </style:style>
    <style:style style:name="T77" style:family="text">
      <style:text-properties fo:color="#b2b2b2" style:font-name="aakar" fo:font-size="15pt" fo:font-style="italic" style:text-underline-style="none" officeooo:rsid="002f4b84" fo:background-color="transparent" loext:char-shading-value="0" style:font-size-asian="15pt" style:font-style-asian="italic" style:font-size-complex="15pt" style:font-style-complex="italic"/>
    </style:style>
    <style:style style:name="T78" style:family="text">
      <style:text-properties fo:color="#b2b2b2" style:font-name="aakar" fo:font-size="15pt" fo:font-style="italic" style:text-underline-style="none" officeooo:rsid="0031d06e" fo:background-color="transparent" loext:char-shading-value="0" style:font-size-asian="15pt" style:font-style-asian="italic" style:font-size-complex="15pt" style:font-style-complex="italic"/>
    </style:style>
    <style:style style:name="T79" style:family="text">
      <style:text-properties fo:color="#b2b2b2" style:font-name="aakar" fo:font-size="15pt" fo:font-style="italic" style:text-underline-style="none" officeooo:rsid="0031d06e" fo:background-color="#eeeeee" loext:char-shading-value="0" style:font-size-asian="15pt" style:font-style-asian="italic" style:font-size-complex="15pt" style:font-style-complex="italic"/>
    </style:style>
    <style:style style:name="T80" style:family="text">
      <style:text-properties fo:color="#b2b2b2" style:font-name="aakar" fo:font-size="15pt" fo:font-style="italic" style:text-underline-style="none" officeooo:rsid="00349f67" fo:background-color="#eeeeee" loext:char-shading-value="0" style:font-size-asian="15pt" style:font-style-asian="italic" style:font-size-complex="15pt" style:font-style-complex="italic"/>
    </style:style>
    <style:style style:name="T81" style:family="text">
      <style:text-properties fo:color="#b2b2b2" style:font-name="aakar" fo:font-size="15pt" fo:font-style="italic" style:text-underline-style="solid" style:text-underline-width="auto" style:text-underline-color="font-color" fo:background-color="transparent" loext:char-shading-value="0" style:font-size-asian="15pt" style:font-style-asian="italic" style:font-size-complex="15pt" style:font-style-complex="italic"/>
    </style:style>
    <style:style style:name="T82" style:family="text">
      <style:text-properties fo:color="#b2b2b2" style:font-name="aakar" fo:font-size="15pt" fo:font-style="italic" style:text-underline-style="solid" style:text-underline-width="auto" style:text-underline-color="font-color" fo:background-color="#eeeeee" loext:char-shading-value="0" style:font-size-asian="15pt" style:font-style-asian="italic" style:font-size-complex="15pt" style:font-style-complex="italic"/>
    </style:style>
    <style:style style:name="T83" style:family="text">
      <style:text-properties fo:color="#b2b2b2" style:text-underline-style="solid" style:text-underline-width="auto" style:text-underline-color="font-color" fo:background-color="transparent" loext:char-shading-value="0"/>
    </style:style>
    <style:style style:name="T84" style:family="text">
      <style:text-properties fo:color="#b2b2b2" style:text-underline-style="none" officeooo:rsid="00a26f3b" fo:background-color="transparent" loext:char-shading-value="0" style:font-size-asian="13pt" style:font-style-asian="italic" style:font-size-complex="13pt" style:font-style-complex="italic"/>
    </style:style>
    <style:style style:name="T85" style:family="text">
      <style:text-properties fo:color="#b2b2b2" style:text-underline-style="none" officeooo:rsid="00abb0cb" fo:background-color="transparent" loext:char-shading-value="0" style:font-size-asian="13pt" style:font-style-asian="italic" style:font-size-complex="13pt" style:font-style-complex="italic"/>
    </style:style>
    <style:style style:name="T86" style:family="text">
      <style:text-properties fo:color="#b2b2b2" style:font-name="monospace" fo:font-size="12pt"/>
    </style:style>
    <style:style style:name="T87" style:family="text">
      <style:text-properties fo:color="#b2b2b2" style:font-name="monospace" fo:font-size="12pt" officeooo:rsid="00c34e27"/>
    </style:style>
    <style:style style:name="T88" style:family="text">
      <style:text-properties fo:color="#b2b2b2" style:font-name="monospace" fo:font-size="12pt" officeooo:rsid="00c4491e"/>
    </style:style>
    <style:style style:name="T89" style:family="text">
      <style:text-properties fo:color="#b2b2b2" fo:font-size="16pt" style:text-underline-style="none" fo:font-weight="bold" officeooo:rsid="00f0e2a2" fo:background-color="transparent" loext:char-shading-value="0" style:font-size-asian="14pt" style:font-weight-asian="bold" style:font-size-complex="16pt" style:font-weight-complex="bold"/>
    </style:style>
    <style:style style:name="T90" style:family="text">
      <style:text-properties fo:color="#b2b2b2" fo:font-size="16pt" fo:font-style="italic" style:text-underline-style="none" officeooo:rsid="002c461a" fo:background-color="transparent" loext:char-shading-value="0" style:font-size-asian="16pt" style:font-style-asian="italic" style:font-size-complex="16pt" style:font-style-complex="italic"/>
    </style:style>
    <style:style style:name="T91" style:family="text">
      <style:text-properties fo:color="#b2b2b2" fo:background-color="#ffffff" loext:char-shading-value="0"/>
    </style:style>
    <style:style style:name="T92" style:family="text">
      <style:text-properties fo:color="#b2b2b2" officeooo:rsid="014ba105" fo:background-color="#ffffff" loext:char-shading-value="0"/>
    </style:style>
    <style:style style:name="T93" style:family="text">
      <style:text-properties fo:color="#999999"/>
    </style:style>
    <style:style style:name="T94" style:family="text">
      <style:text-properties fo:color="#999999" fo:font-size="16pt" style:text-underline-style="none" officeooo:rsid="0008f0e6" style:font-size-asian="14pt" style:font-size-complex="16pt"/>
    </style:style>
    <style:style style:name="T95" style:family="text">
      <style:text-properties fo:color="#999999" fo:font-size="16pt" style:text-underline-style="none" officeooo:rsid="000adea6" style:font-size-asian="14pt" style:font-size-complex="16pt"/>
    </style:style>
    <style:style style:name="T96" style:family="text">
      <style:text-properties fo:color="#999999" fo:font-size="16pt" style:text-underline-style="none" fo:font-weight="normal" officeooo:rsid="0008f0e6" style:font-size-asian="14pt" style:font-weight-asian="normal" style:font-size-complex="16pt" style:font-weight-complex="normal"/>
    </style:style>
    <style:style style:name="T97" style:family="text">
      <style:text-properties fo:color="#999999" fo:font-size="16pt" style:text-underline-style="none" fo:font-weight="normal" officeooo:rsid="000c5da9" fo:background-color="transparent" loext:char-shading-value="0" style:font-size-asian="16pt" style:font-weight-asian="normal" style:font-size-complex="16pt" style:font-weight-complex="normal"/>
    </style:style>
    <style:style style:name="T98" style:family="text">
      <style:text-properties fo:color="#999999" fo:font-size="16pt" style:text-underline-style="none" fo:font-weight="normal" officeooo:rsid="0024bbc6" fo:background-color="transparent" loext:char-shading-value="0" style:font-size-asian="16pt" style:font-weight-asian="normal" style:font-size-complex="16pt" style:font-weight-complex="normal"/>
    </style:style>
    <style:style style:name="T99" style:family="text">
      <style:text-properties fo:color="#999999" fo:font-size="16pt" style:text-underline-style="none" fo:font-weight="normal" officeooo:rsid="017ba9e4" fo:background-color="transparent" loext:char-shading-value="0" style:font-size-asian="16pt" style:font-weight-asian="normal" style:font-size-complex="16pt" style:font-weight-complex="normal"/>
    </style:style>
    <style:style style:name="T100" style:family="text">
      <style:text-properties fo:color="#999999" fo:font-size="16pt" fo:font-style="italic" style:text-underline-style="none" fo:font-weight="normal" officeooo:rsid="0008f0e6" style:font-size-asian="14pt" style:font-style-asian="italic" style:font-weight-asian="normal" style:font-size-complex="16pt" style:font-style-complex="italic" style:font-weight-complex="normal"/>
    </style:style>
    <style:style style:name="T101" style:family="text">
      <style:text-properties fo:color="#999999" fo:font-size="16pt" fo:font-style="italic" style:text-underline-style="none" fo:font-weight="normal" fo:background-color="transparent" loext:char-shading-value="0" style:font-size-asian="16pt" style:font-style-asian="italic" style:font-weight-asian="normal" style:font-size-complex="16pt" style:font-style-complex="italic" style:font-weight-complex="normal"/>
    </style:style>
    <style:style style:name="T102" style:family="text">
      <style:text-properties fo:color="#999999" fo:font-size="16pt" fo:font-style="italic" style:text-underline-style="none" fo:font-weight="normal" officeooo:rsid="000adea6" fo:background-color="transparent" loext:char-shading-value="0" style:font-size-asian="16pt" style:font-style-asian="italic" style:font-weight-asian="normal" style:font-size-complex="16pt" style:font-style-complex="italic" style:font-weight-complex="normal"/>
    </style:style>
    <style:style style:name="T103" style:family="text">
      <style:text-properties fo:color="#999999" fo:font-size="16pt" fo:font-style="italic" style:text-underline-style="none" fo:font-weight="normal" officeooo:rsid="00076416" fo:background-color="transparent" loext:char-shading-value="0" style:font-size-asian="16pt" style:font-style-asian="italic" style:font-weight-asian="normal" style:font-size-complex="16pt" style:font-style-complex="italic" style:font-weight-complex="normal"/>
    </style:style>
    <style:style style:name="T104" style:family="text">
      <style:text-properties fo:color="#999999" fo:font-size="16pt" fo:font-style="italic" style:text-underline-style="none" fo:font-weight="normal" officeooo:rsid="0008f0e6" fo:background-color="transparent" loext:char-shading-value="0" style:font-size-asian="16pt" style:font-style-asian="italic" style:font-weight-asian="normal" style:font-size-complex="16pt" style:font-style-complex="italic" style:font-weight-complex="normal"/>
    </style:style>
    <style:style style:name="T105" style:family="text">
      <style:text-properties fo:color="#999999" fo:font-size="16pt" fo:font-style="italic" style:text-underline-style="none" officeooo:rsid="000fc1f6" style:font-size-asian="14pt" style:font-style-asian="italic" style:font-size-complex="16pt" style:font-style-complex="italic"/>
    </style:style>
    <style:style style:name="T106" style:family="text">
      <style:text-properties fo:color="#999999" fo:font-size="16pt" fo:font-style="italic" style:text-underline-style="none" fo:background-color="transparent" loext:char-shading-value="0" style:font-size-asian="16pt" style:font-style-asian="italic" style:font-size-complex="16pt" style:font-style-complex="italic"/>
    </style:style>
    <style:style style:name="T107" style:family="text">
      <style:text-properties fo:color="#999999" fo:font-size="16pt" fo:font-style="italic" style:text-underline-style="none" officeooo:rsid="0073cbff" fo:background-color="transparent" loext:char-shading-value="0" style:font-size-asian="16pt" style:font-style-asian="italic" style:font-size-complex="16pt" style:font-style-complex="italic"/>
    </style:style>
    <style:style style:name="T108" style:family="text">
      <style:text-properties fo:color="#999999" fo:font-size="16pt" fo:font-style="italic" style:text-underline-style="none" officeooo:rsid="007c9845" fo:background-color="#fff5ce" loext:char-shading-value="0" style:font-size-asian="16pt" style:font-style-asian="italic" style:font-size-complex="16pt" style:font-style-complex="italic"/>
    </style:style>
    <style:style style:name="T109" style:family="text">
      <style:text-properties fo:color="#999999" fo:font-size="16pt" fo:font-style="italic" style:text-underline-style="solid" style:text-underline-width="auto" style:text-underline-color="font-color" officeooo:rsid="000fc1f6" style:font-size-asian="14pt" style:font-style-asian="italic" style:font-size-complex="16pt" style:font-style-complex="italic"/>
    </style:style>
    <style:style style:name="T110" style:family="text">
      <style:text-properties fo:color="#999999" fo:font-size="16pt" fo:font-style="normal" style:text-underline-style="none" officeooo:rsid="000adea6" style:font-size-asian="14pt" style:font-style-asian="normal" style:font-size-complex="16pt" style:font-style-complex="normal"/>
    </style:style>
    <style:style style:name="T111" style:family="text">
      <style:text-properties fo:color="#999999" style:text-underline-style="none" officeooo:rsid="0008f0e6"/>
    </style:style>
    <style:style style:name="T112" style:family="text">
      <style:text-properties fo:color="#999999" officeooo:rsid="001218df"/>
    </style:style>
    <style:style style:name="T113" style:family="text">
      <style:text-properties fo:color="#999999" fo:font-size="20pt" style:text-underline-style="none" fo:font-weight="normal" officeooo:rsid="00076416" fo:background-color="transparent" loext:char-shading-value="0" style:font-size-asian="20pt" style:font-weight-asian="normal" style:font-size-complex="20pt" style:font-weight-complex="normal"/>
    </style:style>
    <style:style style:name="T114" style:family="text">
      <style:text-properties fo:color="#999999" fo:background-color="transparent" loext:char-shading-value="0"/>
    </style:style>
    <style:style style:name="T115" style:family="text">
      <style:text-properties fo:color="#999999" officeooo:rsid="0042398d" fo:background-color="transparent" loext:char-shading-value="0"/>
    </style:style>
    <style:style style:name="T116" style:family="text">
      <style:text-properties fo:color="#999999" officeooo:rsid="004860de" fo:background-color="transparent" loext:char-shading-value="0"/>
    </style:style>
    <style:style style:name="T117" style:family="text">
      <style:text-properties fo:color="#999999" officeooo:rsid="0054d217" fo:background-color="transparent" loext:char-shading-value="0"/>
    </style:style>
    <style:style style:name="T118" style:family="text">
      <style:text-properties fo:color="#999999" officeooo:rsid="005689c4" fo:background-color="transparent" loext:char-shading-value="0"/>
    </style:style>
    <style:style style:name="T119" style:family="text">
      <style:text-properties fo:color="#999999" officeooo:rsid="0087e833" fo:background-color="transparent" loext:char-shading-value="0"/>
    </style:style>
    <style:style style:name="T120" style:family="text">
      <style:text-properties fo:color="#999999" fo:font-style="italic" fo:background-color="transparent" loext:char-shading-value="0" style:font-style-asian="italic" style:font-style-complex="italic"/>
    </style:style>
    <style:style style:name="T121" style:family="text">
      <style:text-properties fo:color="#999999" fo:font-style="italic" officeooo:rsid="002a1ca8" fo:background-color="transparent" loext:char-shading-value="0" style:font-style-asian="italic" style:font-style-complex="italic"/>
    </style:style>
    <style:style style:name="T122" style:family="text">
      <style:text-properties fo:color="#999999" fo:font-style="italic" officeooo:rsid="00ba25d5" style:font-style-asian="italic" style:font-style-complex="italic"/>
    </style:style>
    <style:style style:name="T123" style:family="text">
      <style:text-properties fo:color="#999999" fo:font-size="15pt" fo:font-style="italic" style:text-underline-style="none" officeooo:rsid="002c461a" fo:background-color="transparent" loext:char-shading-value="0" style:font-size-asian="15pt" style:font-style-asian="italic" style:font-size-complex="15pt" style:font-style-complex="italic"/>
    </style:style>
    <style:style style:name="T124" style:family="text">
      <style:text-properties fo:color="#999999" fo:font-size="15pt" fo:background-color="transparent" loext:char-shading-value="0" style:font-size-asian="15pt" style:font-size-complex="15pt"/>
    </style:style>
    <style:style style:name="T125" style:family="text">
      <style:text-properties fo:color="#999999" style:font-name="Monaco" fo:font-size="15pt" fo:font-style="italic" fo:font-weight="normal" fo:background-color="transparent" loext:char-shading-value="0" style:font-size-asian="15pt" style:font-style-asian="italic" style:font-weight-asian="normal" style:font-size-complex="15pt" style:font-style-complex="italic" style:font-weight-complex="normal"/>
    </style:style>
    <style:style style:name="T126" style:family="text">
      <style:text-properties fo:color="#999999" style:font-name="Monaco" fo:font-size="15pt" fo:font-style="italic" fo:font-weight="normal" fo:background-color="#dee6ef" loext:char-shading-value="0" style:font-size-asian="15pt" style:font-style-asian="italic" style:font-weight-asian="normal" style:font-size-complex="15pt" style:font-style-complex="italic" style:font-weight-complex="normal"/>
    </style:style>
    <style:style style:name="T127" style:family="text">
      <style:text-properties fo:color="#999999" fo:font-size="13pt" fo:font-style="italic" style:text-underline-style="none" officeooo:rsid="009452b3" fo:background-color="transparent" loext:char-shading-value="0" style:font-size-asian="13pt" style:font-style-asian="italic" style:font-size-complex="13pt" style:font-style-complex="italic"/>
    </style:style>
    <style:style style:name="T128" style:family="text">
      <style:text-properties fo:color="#999999" fo:font-size="13pt" style:text-underline-style="none" officeooo:rsid="00c11b84" fo:background-color="transparent" loext:char-shading-value="0" style:font-size-asian="13pt" style:font-style-asian="italic" style:font-size-complex="13pt" style:font-style-complex="italic"/>
    </style:style>
    <style:style style:name="T129" style:family="text">
      <style:text-properties fo:color="#999999" fo:font-size="12pt" fo:font-style="italic" style:text-underline-style="none" fo:font-weight="normal" officeooo:rsid="00f0e2a2" fo:background-color="transparent" loext:char-shading-value="0" style:font-size-asian="12pt" style:font-style-asian="italic" style:font-weight-asian="normal" style:font-size-complex="12pt" style:font-style-complex="italic" style:font-weight-complex="normal"/>
    </style:style>
    <style:style style:name="T130" style:family="text">
      <style:text-properties fo:font-size="16pt" style:text-underline-style="solid" style:text-underline-width="auto" style:text-underline-color="font-color" officeooo:rsid="000adea6" style:font-size-asian="14pt" style:font-size-complex="16pt"/>
    </style:style>
    <style:style style:name="T131" style:family="text">
      <style:text-properties fo:font-size="16pt" style:text-underline-style="solid" style:text-underline-width="auto" style:text-underline-color="font-color" officeooo:rsid="000fc1f6" style:font-size-asian="14pt" style:font-size-complex="16pt"/>
    </style:style>
    <style:style style:name="T132" style:family="text">
      <style:text-properties fo:font-size="16pt" style:text-underline-style="solid" style:text-underline-width="auto" style:text-underline-color="font-color" officeooo:rsid="00fa095a" style:font-size-asian="14pt" style:font-size-complex="16pt"/>
    </style:style>
    <style:style style:name="T133" style:family="text">
      <style:text-properties fo:font-size="16pt" style:text-underline-style="none" officeooo:rsid="000530a5" style:font-size-asian="14pt" style:font-size-complex="16pt"/>
    </style:style>
    <style:style style:name="T134" style:family="text">
      <style:text-properties fo:font-size="16pt" style:text-underline-style="none" officeooo:rsid="0008f0e6" style:font-size-asian="14pt" style:font-size-complex="16pt"/>
    </style:style>
    <style:style style:name="T135" style:family="text">
      <style:text-properties fo:font-size="16pt" style:text-underline-style="none" officeooo:rsid="00060a4b" style:font-size-asian="14pt" style:font-size-complex="16pt"/>
    </style:style>
    <style:style style:name="T136" style:family="text">
      <style:text-properties fo:font-size="16pt" style:text-underline-style="none" officeooo:rsid="000fc1f6" style:font-size-asian="14pt" style:font-size-complex="16pt"/>
    </style:style>
    <style:style style:name="T137" style:family="text">
      <style:text-properties fo:font-size="16pt" style:text-underline-style="none" officeooo:rsid="00fa095a" style:font-size-asian="14pt" style:font-size-complex="16pt"/>
    </style:style>
    <style:style style:name="T138" style:family="text">
      <style:text-properties fo:font-size="16pt" style:text-underline-style="none" fo:font-weight="bold" officeooo:rsid="0005dbbb" style:font-size-asian="14pt" style:font-weight-asian="bold" style:font-size-complex="16pt" style:font-weight-complex="bold"/>
    </style:style>
    <style:style style:name="T139" style:family="text">
      <style:text-properties fo:font-size="16pt" style:text-underline-style="none" fo:font-weight="normal" officeooo:rsid="0005dbbb" style:font-size-asian="14pt" style:font-weight-asian="normal" style:font-size-complex="16pt" style:font-weight-complex="normal"/>
    </style:style>
    <style:style style:name="T140" style:family="text">
      <style:text-properties fo:font-size="16pt" style:text-underline-style="none" fo:font-weight="normal" officeooo:rsid="0008f0e6" style:font-size-asian="14pt" style:font-weight-asian="normal" style:font-size-complex="16pt" style:font-weight-complex="normal"/>
    </style:style>
    <style:style style:name="T141" style:family="text">
      <style:text-properties fo:font-size="16pt" style:text-underline-style="none" fo:background-color="transparent" loext:char-shading-value="0" style:font-size-asian="16pt" style:font-size-complex="16pt"/>
    </style:style>
    <style:style style:name="T142" style:family="text">
      <style:text-properties fo:font-size="16pt" style:text-underline-style="none" style:font-size-asian="16pt" style:font-size-complex="16pt"/>
    </style:style>
    <style:style style:name="T143" style:family="text">
      <style:text-properties fo:font-size="16pt" style:text-underline-style="none" officeooo:rsid="002c461a" style:font-size-asian="16pt" style:font-size-complex="16pt"/>
    </style:style>
    <style:style style:name="T144" style:family="text">
      <style:text-properties fo:font-size="16pt" fo:font-style="normal" style:text-underline-style="none" officeooo:rsid="000adea6" style:font-size-asian="14pt" style:font-style-asian="normal" style:font-size-complex="16pt" style:font-style-complex="normal"/>
    </style:style>
    <style:style style:name="T145" style:family="text">
      <style:text-properties fo:font-size="16pt" fo:font-style="italic" style:text-underline-style="none" fo:background-color="transparent" loext:char-shading-value="0" style:font-size-asian="16pt" style:font-style-asian="italic" style:font-size-complex="16pt" style:font-style-complex="italic"/>
    </style:style>
    <style:style style:name="T146" style:family="text">
      <style:text-properties fo:font-size="16pt" fo:font-style="italic" officeooo:rsid="0022b3d6" fo:background-color="transparent" loext:char-shading-value="0" style:font-size-asian="16pt" style:font-style-asian="italic" style:font-size-complex="16pt" style:font-style-complex="italic"/>
    </style:style>
    <style:style style:name="T147" style:family="text">
      <style:text-properties fo:font-size="16pt" fo:background-color="transparent" loext:char-shading-value="0" style:font-size-asian="16pt" style:font-size-complex="16pt"/>
    </style:style>
    <style:style style:name="T148" style:family="text">
      <style:text-properties fo:font-size="16pt" officeooo:rsid="0022b3d6" fo:background-color="transparent" loext:char-shading-value="0" style:font-size-asian="16pt" style:font-size-complex="16pt"/>
    </style:style>
    <style:style style:name="T149" style:family="text">
      <style:text-properties fo:font-size="16pt" style:font-size-asian="16pt" style:font-size-complex="16pt"/>
    </style:style>
    <style:style style:name="T150" style:family="text">
      <style:text-properties fo:font-size="16pt" fo:background-color="#ffd8ce" loext:char-shading-value="0" style:font-size-asian="16pt" style:font-size-complex="16pt"/>
    </style:style>
    <style:style style:name="T151" style:family="text">
      <style:text-properties fo:font-size="16pt" fo:background-color="#fff5ce" loext:char-shading-value="0" style:font-size-asian="16pt" style:font-size-complex="16pt"/>
    </style:style>
    <style:style style:name="T152" style:family="text">
      <style:text-properties fo:font-size="16pt" fo:background-color="#dee6ef" loext:char-shading-value="0" style:font-size-asian="16pt" style:font-size-complex="16pt"/>
    </style:style>
    <style:style style:name="T153" style:family="text">
      <style:text-properties fo:font-size="16pt" officeooo:rsid="007a3605" fo:background-color="#dee6ef" loext:char-shading-value="0" style:font-size-asian="16pt" style:font-size-complex="16pt"/>
    </style:style>
    <style:style style:name="T154" style:family="text">
      <style:text-properties fo:font-size="16pt" fo:background-color="#f6f9d4" loext:char-shading-value="0" style:font-size-asian="16pt" style:font-size-complex="16pt"/>
    </style:style>
    <style:style style:name="T155" style:family="text">
      <style:text-properties fo:font-size="16pt" fo:font-weight="bold" fo:background-color="#eeeeee" loext:char-shading-value="0" style:font-size-asian="16pt" style:font-weight-asian="bold" style:font-size-complex="16pt" style:font-weight-complex="bold"/>
    </style:style>
    <style:style style:name="T156" style:family="text">
      <style:text-properties fo:font-size="16pt" fo:font-weight="bold" officeooo:rsid="014ba105" fo:background-color="#eeeeee" loext:char-shading-value="0" style:font-size-asian="16pt" style:font-weight-asian="bold" style:font-size-complex="16pt" style:font-weight-complex="bold"/>
    </style:style>
    <style:style style:name="T157" style:family="text">
      <style:text-properties fo:color="#ff0000"/>
    </style:style>
    <style:style style:name="T158" style:family="text">
      <style:text-properties fo:color="#ff0000" fo:font-size="16pt" style:text-underline-style="none" officeooo:rsid="000530a5" style:font-size-asian="14pt" style:font-size-complex="16pt"/>
    </style:style>
    <style:style style:name="T159" style:family="text">
      <style:text-properties fo:color="#ff0000" fo:font-size="16pt" style:text-underline-style="none" officeooo:rsid="00060a4b" style:font-size-asian="14pt" style:font-size-complex="16pt"/>
    </style:style>
    <style:style style:name="T160" style:family="text">
      <style:text-properties fo:color="#ff0000" fo:font-size="16pt" style:text-underline-style="none" officeooo:rsid="00123a4a" style:font-size-asian="14pt" style:font-size-complex="16pt"/>
    </style:style>
    <style:style style:name="T161" style:family="text">
      <style:text-properties fo:color="#ff0000" fo:font-size="16pt" style:text-underline-style="none" fo:font-weight="normal" officeooo:rsid="001218df" style:font-size-asian="16pt" style:font-weight-asian="normal" style:font-size-complex="16pt" style:font-weight-complex="normal"/>
    </style:style>
    <style:style style:name="T162" style:family="text">
      <style:text-properties fo:color="#ff0000" fo:font-size="16pt" style:text-underline-style="none" fo:font-weight="normal" officeooo:rsid="00076416" fo:background-color="transparent" loext:char-shading-value="0" style:font-size-asian="16pt" style:font-weight-asian="normal" style:font-size-complex="16pt" style:font-weight-complex="normal"/>
    </style:style>
    <style:style style:name="T163" style:family="text">
      <style:text-properties fo:color="#ff0000" fo:font-size="16pt" style:text-underline-style="none" fo:font-weight="normal" officeooo:rsid="0008f0e6" fo:background-color="transparent" loext:char-shading-value="0" style:font-size-asian="16pt" style:font-weight-asian="normal" style:font-size-complex="16pt" style:font-weight-complex="normal"/>
    </style:style>
    <style:style style:name="T164" style:family="text">
      <style:text-properties fo:color="#ff0000" fo:font-size="16pt" fo:font-style="normal" style:text-underline-style="none" officeooo:rsid="000adea6" style:font-size-asian="14pt" style:font-style-asian="normal" style:font-size-complex="16pt" style:font-style-complex="normal"/>
    </style:style>
    <style:style style:name="T165" style:family="text">
      <style:text-properties fo:color="#ff0000" fo:font-size="20pt" style:text-underline-style="none" fo:font-weight="normal" officeooo:rsid="00076416" fo:background-color="transparent" loext:char-shading-value="0" style:font-size-asian="20pt" style:font-weight-asian="normal" style:font-size-complex="20pt" style:font-weight-complex="normal"/>
    </style:style>
    <style:style style:name="T166" style:family="text">
      <style:text-properties fo:color="#ff0000" fo:font-size="13pt" style:text-underline-style="none" officeooo:rsid="00c0be32" fo:background-color="#dee7e5" loext:char-shading-value="0" style:font-size-asian="13pt" style:font-style-asian="italic" style:font-size-complex="13pt" style:font-style-complex="italic"/>
    </style:style>
    <style:style style:name="T167" style:family="text">
      <style:text-properties fo:color="#ff0000" fo:font-size="18pt" style:text-underline-style="solid" style:text-underline-width="auto" style:text-underline-color="font-color" officeooo:rsid="00ed1219" fo:background-color="#e8f2a1" loext:char-shading-value="0" style:font-size-asian="18pt" style:font-size-complex="18pt"/>
    </style:style>
    <style:style style:name="T168" style:family="text">
      <style:text-properties fo:color="#ff0000" fo:font-size="18pt" style:text-underline-style="solid" style:text-underline-width="auto" style:text-underline-color="font-color" officeooo:rsid="00ee1613" fo:background-color="#e8f2a1" loext:char-shading-value="0" style:font-size-asian="18pt" style:font-size-complex="18pt"/>
    </style:style>
    <style:style style:name="T169" style:family="text">
      <style:text-properties fo:color="#ff0000" fo:font-size="18pt" style:text-underline-style="solid" style:text-underline-width="auto" style:text-underline-color="font-color" officeooo:rsid="00f07cf8" fo:background-color="#e8f2a1" loext:char-shading-value="0" style:font-size-asian="18pt" style:font-size-complex="18pt"/>
    </style:style>
    <style:style style:name="T170" style:family="text">
      <style:text-properties fo:color="#ff0000" fo:background-color="#f6f9d4" loext:char-shading-value="0"/>
    </style:style>
    <style:style style:name="T171" style:family="text">
      <style:text-properties fo:color="#ff0000" officeooo:rsid="015978a7" fo:background-color="#f6f9d4" loext:char-shading-value="0"/>
    </style:style>
    <style:style style:name="T172" style:family="text">
      <style:text-properties fo:font-weight="normal" style:font-weight-asian="normal" style:font-weight-complex="normal"/>
    </style:style>
    <style:style style:name="T173" style:family="text">
      <style:text-properties fo:font-weight="normal" fo:background-color="#fff5ce" loext:char-shading-value="0" style:font-weight-asian="normal" style:font-weight-complex="normal"/>
    </style:style>
    <style:style style:name="T174" style:family="text">
      <style:text-properties officeooo:rsid="001218df"/>
    </style:style>
    <style:style style:name="T175" style:family="text">
      <style:text-properties fo:font-size="20pt" style:text-underline-style="none" fo:font-weight="normal" officeooo:rsid="001218df" style:font-size-asian="17.5pt" style:font-weight-asian="normal" style:font-size-complex="20pt" style:font-weight-complex="normal"/>
    </style:style>
    <style:style style:name="T176" style:family="text">
      <style:text-properties fo:font-size="20pt" style:text-underline-style="none" fo:background-color="transparent" loext:char-shading-value="0" style:font-size-asian="20pt" style:font-size-complex="20pt"/>
    </style:style>
    <style:style style:name="T177" style:family="text">
      <style:text-properties fo:font-size="20pt" fo:background-color="transparent" loext:char-shading-value="0" style:font-size-asian="20pt" style:font-size-complex="20pt"/>
    </style:style>
    <style:style style:name="T178" style:family="text">
      <style:text-properties fo:color="#c9211e"/>
    </style:style>
    <style:style style:name="T179" style:family="text">
      <style:text-properties fo:color="#c9211e" fo:font-size="20pt" fo:font-weight="bold" style:font-size-asian="20pt" style:font-weight-asian="bold" style:font-size-complex="20pt" style:font-weight-complex="bold"/>
    </style:style>
    <style:style style:name="T180" style:family="text">
      <style:text-properties fo:color="#c9211e" fo:font-size="20pt" fo:font-weight="bold" officeooo:rsid="007c9845" style:font-size-asian="20pt" style:font-weight-asian="bold" style:font-size-complex="20pt" style:font-weight-complex="bold"/>
    </style:style>
    <style:style style:name="T181" style:family="text">
      <style:text-properties fo:color="#c9211e" style:text-underline-style="solid" style:text-underline-width="auto" style:text-underline-color="font-color"/>
    </style:style>
    <style:style style:name="T182" style:family="text">
      <style:text-properties fo:color="#c9211e" style:text-underline-style="solid" style:text-underline-width="auto" style:text-underline-color="font-color" fo:font-weight="normal" officeooo:rsid="000530a5" fo:background-color="#eeeeee" loext:char-shading-value="0" style:font-weight-asian="normal" style:font-weight-complex="normal"/>
    </style:style>
    <style:style style:name="T183" style:family="text">
      <style:text-properties fo:color="#c9211e" style:text-underline-style="solid" style:text-underline-width="auto" style:text-underline-color="font-color" fo:font-weight="normal" officeooo:rsid="00b2d050" fo:background-color="#eeeeee" loext:char-shading-value="0" style:font-weight-asian="normal" style:font-weight-complex="normal"/>
    </style:style>
    <style:style style:name="T184" style:family="text">
      <style:text-properties fo:color="#c9211e" fo:font-size="16pt" style:text-underline-style="none" fo:font-weight="normal" officeooo:rsid="001218df" style:font-size-asian="16pt" style:font-weight-asian="normal" style:font-size-complex="16pt" style:font-weight-complex="normal"/>
    </style:style>
    <style:style style:name="T185" style:family="text">
      <style:text-properties fo:color="#c9211e" fo:font-size="16pt" style:text-underline-style="none" fo:font-weight="bold" officeooo:rsid="00f0e2a2" fo:background-color="#f6f9d4" loext:char-shading-value="0" style:font-size-asian="14pt" style:font-weight-asian="bold" style:font-size-complex="16pt" style:font-weight-complex="bold"/>
    </style:style>
    <style:style style:name="T186" style:family="text">
      <style:text-properties fo:color="#c9211e" fo:font-size="16pt" fo:font-weight="bold" officeooo:rsid="00b2345b" style:font-size-asian="16pt" style:font-weight-asian="bold" style:font-size-complex="16pt" style:font-weight-complex="bold"/>
    </style:style>
    <style:style style:name="T187" style:family="text">
      <style:text-properties fo:color="#c9211e" fo:font-size="16pt" fo:font-weight="bold" fo:background-color="#eeeeee" loext:char-shading-value="0" style:font-size-asian="16pt" style:font-weight-asian="bold" style:font-size-complex="16pt" style:font-weight-complex="bold"/>
    </style:style>
    <style:style style:name="T188" style:family="text">
      <style:text-properties fo:color="#c9211e" fo:font-size="16pt" style:text-underline-style="solid" style:text-underline-width="auto" style:text-underline-color="font-color" fo:font-weight="bold" officeooo:rsid="00f0e2a2" fo:background-color="#f6f9d4" loext:char-shading-value="0" style:font-size-asian="14pt" style:font-weight-asian="bold" style:font-size-complex="16pt" style:font-weight-complex="bold"/>
    </style:style>
    <style:style style:name="T189" style:family="text">
      <style:text-properties fo:color="#c9211e" fo:font-size="16pt" style:text-underline-style="solid" style:text-underline-width="auto" style:text-underline-color="font-color" fo:font-weight="bold" officeooo:rsid="00e79c19" fo:background-color="#f6f9d4" loext:char-shading-value="0" style:font-size-asian="14pt" style:font-weight-asian="bold" style:font-size-complex="16pt" style:font-weight-complex="bold"/>
    </style:style>
    <style:style style:name="T190" style:family="text">
      <style:text-properties fo:color="#c9211e" fo:font-size="16pt" style:text-underline-style="solid" style:text-underline-width="auto" style:text-underline-color="font-color" fo:font-weight="bold" officeooo:rsid="01092eb3" fo:background-color="#f6f9d4" loext:char-shading-value="0" style:font-size-asian="14pt" style:font-weight-asian="bold" style:font-size-complex="16pt" style:font-weight-complex="bold"/>
    </style:style>
    <style:style style:name="T191" style:family="text">
      <style:text-properties fo:color="#c9211e" fo:font-size="16pt" style:text-underline-style="solid" style:text-underline-width="auto" style:text-underline-color="font-color" fo:font-weight="bold" officeooo:rsid="0008f0e6" fo:background-color="#dde8cb" loext:char-shading-value="0" style:font-size-asian="14pt" style:font-weight-asian="bold" style:font-size-complex="16pt" style:font-weight-complex="bold"/>
    </style:style>
    <style:style style:name="T192" style:family="text">
      <style:text-properties fo:color="#c9211e" fo:font-size="16pt" style:text-underline-style="solid" style:text-underline-width="auto" style:text-underline-color="font-color" fo:font-weight="bold" officeooo:rsid="00e763e6" fo:background-color="#dde8cb" loext:char-shading-value="0" style:font-size-asian="14pt" style:font-weight-asian="bold" style:font-size-complex="16pt" style:font-weight-complex="bold"/>
    </style:style>
    <style:style style:name="T193" style:family="text">
      <style:text-properties fo:color="#c9211e" fo:font-size="16pt" style:font-size-asian="16pt" style:font-size-complex="16pt"/>
    </style:style>
    <style:style style:name="T194" style:family="text">
      <style:text-properties fo:color="#c9211e" fo:font-size="16pt" officeooo:rsid="012d4b12" style:font-size-asian="16pt" style:font-size-complex="16pt"/>
    </style:style>
    <style:style style:name="T195" style:family="text">
      <style:text-properties fo:color="#c9211e" fo:font-size="16pt" officeooo:rsid="01362c2f" style:font-size-asian="16pt" style:font-size-complex="16pt"/>
    </style:style>
    <style:style style:name="T196" style:family="text">
      <style:text-properties fo:color="#c9211e" style:text-line-through-style="solid" style:text-line-through-type="single" fo:font-size="16pt" style:text-underline-style="solid" style:text-underline-width="auto" style:text-underline-color="font-color" fo:font-weight="bold" officeooo:rsid="01092eb3" fo:background-color="#f6f9d4" loext:char-shading-value="0" style:font-size-asian="14pt" style:font-weight-asian="bold" style:font-size-complex="16pt" style:font-weight-complex="bold"/>
    </style:style>
    <style:style style:name="T197" style:family="text">
      <style:text-properties fo:color="#808080"/>
    </style:style>
    <style:style style:name="T198" style:family="text">
      <style:text-properties fo:color="#808080" officeooo:rsid="001218df"/>
    </style:style>
    <style:style style:name="T199" style:family="text">
      <style:text-properties fo:color="#808080" officeooo:rsid="003c0ca1"/>
    </style:style>
    <style:style style:name="T200" style:family="text">
      <style:text-properties fo:color="#808080" officeooo:rsid="0084fd51"/>
    </style:style>
    <style:style style:name="T201" style:family="text">
      <style:text-properties fo:color="#808080" officeooo:rsid="00862ea1" fo:background-color="transparent" loext:char-shading-value="0"/>
    </style:style>
    <style:style style:name="T202" style:family="text">
      <style:text-properties fo:color="#808080" officeooo:rsid="00b2345b" fo:background-color="transparent" loext:char-shading-value="0"/>
    </style:style>
    <style:style style:name="T203" style:family="text">
      <style:text-properties fo:color="#808080" officeooo:rsid="00b2345b"/>
    </style:style>
    <style:style style:name="T204" style:family="text">
      <style:text-properties fo:color="#808080" fo:font-size="16pt" fo:font-weight="bold" officeooo:rsid="00b2345b" style:font-size-asian="16pt" style:font-weight-asian="bold" style:font-size-complex="16pt" style:font-weight-complex="bold"/>
    </style:style>
    <style:style style:name="T205" style:family="text">
      <style:text-properties fo:color="#808080" fo:font-size="14pt" style:font-size-asian="14pt" style:font-size-complex="14pt"/>
    </style:style>
    <style:style style:name="T206" style:family="text">
      <style:text-properties fo:color="#808080" fo:font-size="14pt" officeooo:rsid="00b4863d" style:font-size-asian="14pt" style:font-size-complex="14pt"/>
    </style:style>
    <style:style style:name="T207" style:family="text">
      <style:text-properties fo:color="#808080" fo:font-size="14pt" officeooo:rsid="00b4554d" style:font-size-asian="14pt" style:font-size-complex="14pt"/>
    </style:style>
    <style:style style:name="T208" style:family="text">
      <style:text-properties fo:color="#808080" fo:font-size="14pt" officeooo:rsid="00bbacb2" style:font-size-asian="14pt" style:font-size-complex="14pt"/>
    </style:style>
    <style:style style:name="T209" style:family="text">
      <style:text-properties fo:color="#808080" fo:font-weight="normal" fo:background-color="transparent" loext:char-shading-value="0" style:font-weight-asian="normal" style:font-weight-complex="normal"/>
    </style:style>
    <style:style style:name="T210" style:family="text">
      <style:text-properties fo:color="#808080" officeooo:rsid="007f3569"/>
    </style:style>
    <style:style style:name="T211" style:family="text">
      <style:text-properties fo:color="#808080" fo:font-style="italic" fo:background-color="transparent" loext:char-shading-value="0" style:font-style-asian="italic" style:font-style-complex="italic"/>
    </style:style>
    <style:style style:name="T212" style:family="text">
      <style:text-properties fo:background-color="#fff5ce" loext:char-shading-value="0"/>
    </style:style>
    <style:style style:name="T213" style:family="text">
      <style:text-properties officeooo:rsid="001218df" fo:background-color="#fff5ce" loext:char-shading-value="0"/>
    </style:style>
    <style:style style:name="T214" style:family="text">
      <style:text-properties fo:color="#1c1c1c" fo:font-size="20pt" style:text-underline-style="none" fo:font-weight="normal" officeooo:rsid="00076416" fo:background-color="transparent" loext:char-shading-value="0" style:font-size-asian="20pt" style:font-weight-asian="normal" style:font-size-complex="20pt" style:font-weight-complex="normal"/>
    </style:style>
    <style:style style:name="T215" style:family="text">
      <style:text-properties fo:color="#1c1c1c" fo:font-size="20pt" style:text-underline-style="none" fo:font-weight="normal" officeooo:rsid="0114a862" style:font-size-asian="20pt" style:font-weight-asian="normal" style:font-size-complex="20pt" style:font-weight-complex="normal"/>
    </style:style>
    <style:style style:name="T216" style:family="text">
      <style:text-properties fo:color="#1c1c1c" fo:font-size="20pt" style:text-underline-style="none" fo:font-weight="normal" officeooo:rsid="0114a862" fo:background-color="#e8f2a1" loext:char-shading-value="0" style:font-size-asian="20pt" style:font-weight-asian="normal" style:font-size-complex="20pt" style:font-weight-complex="normal"/>
    </style:style>
    <style:style style:name="T217" style:family="text">
      <style:text-properties fo:color="#1c1c1c" fo:font-size="24pt" fo:font-style="italic" style:text-underline-style="none" fo:font-weight="normal" officeooo:rsid="00123a4a" fo:background-color="transparent" loext:char-shading-value="0" style:font-size-asian="21pt" style:font-style-asian="italic" style:font-weight-asian="normal" style:font-size-complex="24pt" style:font-style-complex="italic" style:font-weight-complex="normal"/>
    </style:style>
    <style:style style:name="T218" style:family="text">
      <style:text-properties fo:color="#1c1c1c" fo:font-size="24pt" fo:font-style="italic" style:text-underline-style="solid" style:text-underline-width="auto" style:text-underline-color="font-color" fo:font-weight="normal" officeooo:rsid="00123a4a" fo:background-color="transparent" loext:char-shading-value="0" style:font-size-asian="21pt" style:font-style-asian="italic" style:font-weight-asian="normal" style:font-size-complex="24pt" style:font-style-complex="italic" style:font-weight-complex="normal"/>
    </style:style>
    <style:style style:name="T219" style:family="text">
      <style:text-properties fo:color="#1c1c1c" fo:font-size="24pt" style:text-underline-style="none" fo:font-weight="normal" fo:background-color="transparent" loext:char-shading-value="0" style:font-size-asian="21pt" style:font-weight-asian="normal" style:font-size-complex="24pt" style:font-weight-complex="normal"/>
    </style:style>
    <style:style style:name="T220" style:family="text">
      <style:text-properties fo:color="#1c1c1c" fo:font-size="24pt" style:text-underline-style="none" fo:font-weight="normal" officeooo:rsid="00123a4a" fo:background-color="transparent" loext:char-shading-value="0" style:font-size-asian="21pt" style:font-weight-asian="normal" style:font-size-complex="24pt" style:font-weight-complex="normal"/>
    </style:style>
    <style:style style:name="T221" style:family="text">
      <style:text-properties fo:color="#1c1c1c" fo:font-size="24pt" fo:font-weight="normal" fo:background-color="transparent" loext:char-shading-value="0" style:font-size-asian="21pt" style:font-weight-asian="normal" style:font-size-complex="24pt" style:font-weight-complex="normal"/>
    </style:style>
    <style:style style:name="T222" style:family="text">
      <style:text-properties fo:color="#1c1c1c" fo:font-size="24pt" fo:font-weight="normal" officeooo:rsid="00123a4a" fo:background-color="transparent" loext:char-shading-value="0" style:font-size-asian="21pt" style:font-weight-asian="normal" style:font-size-complex="24pt" style:font-weight-complex="normal"/>
    </style:style>
    <style:style style:name="T223" style:family="text">
      <style:text-properties fo:color="#1c1c1c" fo:font-size="24pt" style:text-underline-style="solid" style:text-underline-width="auto" style:text-underline-color="font-color" fo:font-weight="normal" fo:background-color="transparent" loext:char-shading-value="0" style:font-size-asian="21pt" style:font-weight-asian="normal" style:font-size-complex="24pt" style:font-weight-complex="normal"/>
    </style:style>
    <style:style style:name="T224" style:family="text">
      <style:text-properties fo:color="#000000"/>
    </style:style>
    <style:style style:name="T225" style:family="text">
      <style:text-properties fo:color="#000000" fo:font-size="28pt" style:text-underline-style="solid" style:text-underline-width="auto" style:text-underline-color="font-color" fo:background-color="#fff5ce" loext:char-shading-value="0" style:font-size-asian="28pt" style:font-size-complex="28pt"/>
    </style:style>
    <style:style style:name="T226" style:family="text">
      <style:text-properties fo:color="#000000" style:text-underline-style="none"/>
    </style:style>
    <style:style style:name="T227" style:family="text">
      <style:text-properties fo:color="#000000" style:text-underline-style="none" officeooo:rsid="002c461a"/>
    </style:style>
    <style:style style:name="T228" style:family="text">
      <style:text-properties fo:color="#000000" fo:font-size="20pt" style:text-underline-style="solid" style:text-underline-width="auto" style:text-underline-color="font-color" fo:font-weight="normal" fo:background-color="transparent" loext:char-shading-value="0" style:font-size-asian="20pt" style:font-weight-asian="normal" style:font-size-complex="20pt" style:font-weight-complex="normal"/>
    </style:style>
    <style:style style:name="T229" style:family="text">
      <style:text-properties fo:color="#000000" fo:font-size="20pt" style:text-underline-style="solid" style:text-underline-width="auto" style:text-underline-color="font-color" fo:font-weight="normal" officeooo:rsid="005b6dd7" fo:background-color="transparent" loext:char-shading-value="0" style:font-size-asian="20pt" style:font-weight-asian="normal" style:font-size-complex="20pt" style:font-weight-complex="normal"/>
    </style:style>
    <style:style style:name="T230" style:family="text">
      <style:text-properties fo:color="#000000" fo:font-size="18pt" fo:font-style="italic" style:text-underline-style="none" officeooo:rsid="007c9845" fo:background-color="#fff5ce" loext:char-shading-value="0" style:font-size-asian="18pt" style:font-style-asian="italic" style:font-size-complex="18pt" style:font-style-complex="italic"/>
    </style:style>
    <style:style style:name="T231" style:family="text">
      <style:text-properties fo:color="#000000" fo:font-size="16pt" fo:font-style="italic" style:text-underline-style="none" officeooo:rsid="007d263b" fo:background-color="#fff5ce" loext:char-shading-value="0" style:font-size-asian="16pt" style:font-style-asian="italic" style:font-size-complex="16pt" style:font-style-complex="italic"/>
    </style:style>
    <style:style style:name="T232" style:family="text">
      <style:text-properties fo:color="#000000" fo:font-size="16pt" fo:font-style="italic" style:text-underline-style="none" officeooo:rsid="007dcbc0" fo:background-color="#fff5ce" loext:char-shading-value="0" style:font-size-asian="16pt" style:font-style-asian="italic" style:font-size-complex="16pt" style:font-style-complex="italic"/>
    </style:style>
    <style:style style:name="T233" style:family="text">
      <style:text-properties fo:color="#000000" fo:font-size="16pt" fo:font-style="italic" style:text-underline-style="none" officeooo:rsid="002c461a" fo:background-color="#dee6ef" loext:char-shading-value="0" style:font-size-asian="16pt" style:font-style-asian="italic" style:font-size-complex="16pt" style:font-style-complex="italic"/>
    </style:style>
    <style:style style:name="T234" style:family="text">
      <style:text-properties fo:color="#000000" fo:font-size="16pt" fo:font-style="italic" style:text-underline-style="none" officeooo:rsid="002c461a" fo:background-color="transparent" loext:char-shading-value="0" style:font-size-asian="16pt" style:font-style-asian="italic" style:font-size-complex="16pt" style:font-style-complex="italic"/>
    </style:style>
    <style:style style:name="T235" style:family="text">
      <style:text-properties fo:color="#000000" fo:font-size="16pt" fo:font-style="italic" fo:background-color="#dee6ef" loext:char-shading-value="0" style:font-size-asian="16pt" style:font-style-asian="italic" style:font-size-complex="16pt" style:font-style-complex="italic"/>
    </style:style>
    <style:style style:name="T236" style:family="text">
      <style:text-properties fo:color="#000000" fo:font-size="16pt" fo:font-style="italic" style:font-size-asian="16pt" style:font-style-asian="italic" style:font-size-complex="16pt" style:font-style-complex="italic"/>
    </style:style>
    <style:style style:name="T237" style:family="text">
      <style:text-properties fo:color="#000000" fo:font-size="16pt" style:font-size-asian="16pt" style:font-size-complex="16pt"/>
    </style:style>
    <style:style style:name="T238" style:family="text">
      <style:text-properties fo:color="#000000" fo:font-size="16pt" officeooo:rsid="012d4b12" style:font-size-asian="16pt" style:font-size-complex="16pt"/>
    </style:style>
    <style:style style:name="T239" style:family="text">
      <style:text-properties fo:color="#000000" fo:font-size="16pt" officeooo:rsid="01362c2f" style:font-size-asian="16pt" style:font-size-complex="16pt"/>
    </style:style>
    <style:style style:name="T240" style:family="text">
      <style:text-properties fo:color="#000000" fo:font-size="16pt" fo:background-color="#dee6ef" loext:char-shading-value="0" style:font-size-asian="16pt" style:font-size-complex="16pt"/>
    </style:style>
    <style:style style:name="T241" style:family="text">
      <style:text-properties fo:color="#000000" fo:background-color="#fff5ce" loext:char-shading-value="0"/>
    </style:style>
    <style:style style:name="T242" style:family="text">
      <style:text-properties fo:color="#000000" officeooo:rsid="0087e833" fo:background-color="#fff5ce" loext:char-shading-value="0"/>
    </style:style>
    <style:style style:name="T243" style:family="text">
      <style:text-properties fo:color="#000000" officeooo:rsid="008a3e98" fo:background-color="#fff5ce" loext:char-shading-value="0"/>
    </style:style>
    <style:style style:name="T244" style:family="text">
      <style:text-properties fo:color="#000000" fo:font-size="13pt" fo:background-color="#dee6ef" loext:char-shading-value="0" style:font-size-asian="13pt" style:font-size-complex="13pt"/>
    </style:style>
    <style:style style:name="T245" style:family="text">
      <style:text-properties fo:color="#000000" fo:font-size="13pt" fo:font-style="italic" style:text-underline-style="none" officeooo:rsid="009452b3" fo:background-color="#dee6ef" loext:char-shading-value="0" style:font-size-asian="13pt" style:font-style-asian="italic" style:font-size-complex="13pt" style:font-style-complex="italic"/>
    </style:style>
    <style:style style:name="T246" style:family="text">
      <style:text-properties fo:color="#000000" fo:font-size="13pt" fo:font-style="italic" style:text-underline-style="none" officeooo:rsid="00ba25d5" fo:background-color="#dee6ef" loext:char-shading-value="0" style:font-size-asian="13pt" style:font-style-asian="italic" style:font-size-complex="13pt" style:font-style-complex="italic"/>
    </style:style>
    <style:style style:name="T247" style:family="text">
      <style:text-properties fo:color="#000000" fo:font-size="13pt" fo:font-style="italic" style:text-underline-style="none" officeooo:rsid="00ba25d5" fo:background-color="#dde8cb" loext:char-shading-value="0" style:font-size-asian="13pt" style:font-style-asian="italic" style:font-size-complex="13pt" style:font-style-complex="italic"/>
    </style:style>
    <style:style style:name="T248" style:family="text">
      <style:text-properties fo:color="#000000" fo:font-size="13pt" fo:font-weight="bold" officeooo:rsid="00abb0cb" fo:background-color="#dee6ef" loext:char-shading-value="0" style:font-size-asian="13pt" style:font-weight-asian="bold" style:font-size-complex="13pt" style:font-weight-complex="bold"/>
    </style:style>
    <style:style style:name="T249" style:family="text">
      <style:text-properties fo:color="#000000" fo:font-size="13pt" style:text-underline-style="none" officeooo:rsid="00be1c8b" fo:background-color="transparent" loext:char-shading-value="0" style:font-size-asian="13pt" style:font-style-asian="italic" style:font-size-complex="13pt" style:font-style-complex="italic"/>
    </style:style>
    <style:style style:name="T250" style:family="text">
      <style:text-properties fo:color="#000000" fo:font-size="13pt" style:text-underline-style="none" officeooo:rsid="00c0be32" fo:background-color="#dee6ef" loext:char-shading-value="0" style:font-size-asian="13pt" style:font-style-asian="italic" style:font-size-complex="13pt" style:font-style-complex="italic"/>
    </style:style>
    <style:style style:name="T251" style:family="text">
      <style:text-properties fo:color="#000000" fo:font-size="13pt" style:text-underline-style="solid" style:text-underline-width="auto" style:text-underline-color="font-color" officeooo:rsid="00be1c8b" fo:background-color="transparent" loext:char-shading-value="0" style:font-size-asian="13pt" style:font-style-asian="italic" style:font-size-complex="13pt" style:font-style-complex="italic"/>
    </style:style>
    <style:style style:name="T252" style:family="text">
      <style:text-properties fo:color="#000000" fo:background-color="#dee6ef" loext:char-shading-value="0"/>
    </style:style>
    <style:style style:name="T253" style:family="text">
      <style:text-properties fo:color="#000000" officeooo:rsid="00daf109" fo:background-color="#dee6ef" loext:char-shading-value="0"/>
    </style:style>
    <style:style style:name="T254" style:family="text">
      <style:text-properties fo:color="#000000" officeooo:rsid="007f3569" fo:background-color="#dee6ef" loext:char-shading-value="0"/>
    </style:style>
    <style:style style:name="T255" style:family="text">
      <style:text-properties fo:color="#000000" officeooo:rsid="008a3e98"/>
    </style:style>
    <style:style style:name="T256" style:family="text">
      <style:text-properties fo:color="#000000" fo:background-color="#f6f9d4" loext:char-shading-value="0"/>
    </style:style>
    <style:style style:name="T257" style:family="text">
      <style:text-properties fo:color="#000000" fo:font-size="14pt" fo:background-color="#f6f9d4" loext:char-shading-value="0" style:font-size-asian="14pt" style:font-size-complex="14pt"/>
    </style:style>
    <style:style style:name="T258" style:family="text">
      <style:text-properties fo:color="#000000" fo:font-size="15pt" fo:font-style="italic" style:text-underline-style="none" officeooo:rsid="00ba25d5" fo:background-color="#dde8cb" loext:char-shading-value="0" style:font-size-asian="15pt" style:font-style-asian="italic" style:font-size-complex="15pt" style:font-style-complex="italic"/>
    </style:style>
    <style:style style:name="T259" style:family="text">
      <style:text-properties fo:color="#000000" fo:font-size="15pt" style:text-underline-style="none" fo:font-weight="bold" officeooo:rsid="0137fa7f" style:font-size-asian="15pt" style:font-weight-asian="bold" style:font-size-complex="15pt" style:font-weight-complex="bold"/>
    </style:style>
    <style:style style:name="T260" style:family="text">
      <style:text-properties fo:color="#000000" fo:font-size="15pt" style:text-underline-style="none" fo:font-weight="bold" officeooo:rsid="0137fa7f" fo:background-color="#dee6ef" loext:char-shading-value="0" style:font-size-asian="15pt" style:font-weight-asian="bold" style:font-size-complex="15pt" style:font-weight-complex="bold"/>
    </style:style>
    <style:style style:name="T261" style:family="text">
      <style:text-properties fo:color="#000000" fo:font-size="15pt" style:text-underline-style="none" fo:font-weight="normal" fo:background-color="#dee6ef" loext:char-shading-value="0" style:font-size-asian="15pt" style:font-weight-asian="normal" style:font-size-complex="15pt" style:font-weight-complex="normal"/>
    </style:style>
    <style:style style:name="T262" style:family="text">
      <style:text-properties fo:color="#000000" fo:font-size="15pt" style:text-underline-style="none" fo:font-weight="normal" officeooo:rsid="0137fa7f" fo:background-color="#dee6ef" loext:char-shading-value="0" style:font-size-asian="15pt" style:font-weight-asian="normal" style:font-size-complex="15pt" style:font-weight-complex="normal"/>
    </style:style>
    <style:style style:name="T263" style:family="text">
      <style:text-properties fo:color="#000000" fo:font-size="15pt" style:text-underline-style="none" fo:font-weight="normal" officeooo:rsid="0177c50a" fo:background-color="#dee6ef" loext:char-shading-value="0" style:font-size-asian="15pt" style:font-weight-asian="normal" style:font-size-complex="15pt" style:font-weight-complex="normal"/>
    </style:style>
    <style:style style:name="T264" style:family="text">
      <style:text-properties fo:color="#000000" fo:font-weight="normal" fo:background-color="#dee6ef" loext:char-shading-value="0" style:font-weight-asian="normal" style:font-weight-complex="normal"/>
    </style:style>
    <style:style style:name="T265" style:family="text">
      <style:text-properties fo:color="#000000" fo:background-color="transparent" loext:char-shading-value="0"/>
    </style:style>
    <style:style style:name="T266" style:family="text">
      <style:text-properties fo:color="#000000" officeooo:rsid="00db9e54" fo:background-color="#d4ea6b" loext:char-shading-value="0"/>
    </style:style>
    <style:style style:name="T267" style:family="text">
      <style:text-properties fo:color="#000000" fo:font-style="italic" fo:background-color="#dee6ef" loext:char-shading-value="0" style:font-style-asian="italic" style:font-style-complex="italic"/>
    </style:style>
    <style:style style:name="T268" style:family="text">
      <style:text-properties fo:color="#000000" fo:font-style="italic" officeooo:rsid="0131dce3" fo:background-color="#dee6ef" loext:char-shading-value="0" style:font-style-asian="italic" style:font-style-complex="italic"/>
    </style:style>
    <style:style style:name="T269" style:family="text">
      <style:text-properties fo:color="#000000" fo:font-style="italic" officeooo:rsid="01357a1b" fo:background-color="#dee6ef" loext:char-shading-value="0" style:font-style-asian="italic" style:font-style-complex="italic"/>
    </style:style>
    <style:style style:name="T270" style:family="text">
      <style:text-properties fo:color="#000000" style:text-line-through-style="none" style:text-line-through-type="none" fo:font-size="15pt" style:text-underline-style="none" fo:font-weight="normal" fo:background-color="#dee6ef" loext:char-shading-value="0" style:font-size-asian="15pt" style:font-weight-asian="normal" style:font-size-complex="15pt" style:font-weight-complex="normal"/>
    </style:style>
    <style:style style:name="T271" style:family="text">
      <style:text-properties fo:background-color="transparent" loext:char-shading-value="0"/>
    </style:style>
    <style:style style:name="T272" style:family="text">
      <style:text-properties officeooo:rsid="0042398d" fo:background-color="transparent" loext:char-shading-value="0"/>
    </style:style>
    <style:style style:name="T273" style:family="text">
      <style:text-properties officeooo:rsid="00446be2" fo:background-color="transparent" loext:char-shading-value="0"/>
    </style:style>
    <style:style style:name="T274" style:family="text">
      <style:text-properties officeooo:rsid="0079326d" fo:background-color="transparent" loext:char-shading-value="0"/>
    </style:style>
    <style:style style:name="T275" style:family="text">
      <style:text-properties officeooo:rsid="00862ea1" fo:background-color="transparent" loext:char-shading-value="0"/>
    </style:style>
    <style:style style:name="T276" style:family="text">
      <style:text-properties officeooo:rsid="0087e833" fo:background-color="transparent" loext:char-shading-value="0"/>
    </style:style>
    <style:style style:name="T277" style:family="text">
      <style:text-properties officeooo:rsid="009d962e" fo:background-color="transparent" loext:char-shading-value="0"/>
    </style:style>
    <style:style style:name="T278" style:family="text">
      <style:text-properties officeooo:rsid="00a3c744" fo:background-color="transparent" loext:char-shading-value="0"/>
    </style:style>
    <style:style style:name="T279" style:family="text">
      <style:text-properties officeooo:rsid="00a34633" fo:background-color="transparent" loext:char-shading-value="0"/>
    </style:style>
    <style:style style:name="T280" style:family="text">
      <style:text-properties officeooo:rsid="00b4863d" fo:background-color="transparent" loext:char-shading-value="0"/>
    </style:style>
    <style:style style:name="T281" style:family="text">
      <style:text-properties fo:font-variant="normal" fo:text-transform="none" fo:color="#273239" style:font-name="Consolas" fo:font-size="12pt" fo:letter-spacing="normal" fo:font-style="normal" fo:font-weight="normal" officeooo:rsid="0013af16" fo:background-color="#dee6ef" loext:char-shading-value="0" style:font-size-asian="16pt" style:font-style-asian="italic" style:font-size-complex="16pt" style:font-style-complex="italic" loext:padding="0cm" loext:border="none"/>
    </style:style>
    <style:style style:name="T282" style:family="text">
      <style:text-properties fo:font-variant="normal" fo:text-transform="none" fo:color="#273239" style:font-name="Consolas" fo:font-size="12pt" fo:letter-spacing="normal" fo:font-style="normal" fo:font-weight="normal" officeooo:rsid="0013af16" fo:background-color="#dee6ef" loext:char-shading-value="0" style:font-size-asian="13.1000003814697pt" style:font-size-complex="15pt" loext:padding="0cm" loext:border="none"/>
    </style:style>
    <style:style style:name="T283" style:family="text">
      <style:text-properties fo:font-variant="normal" fo:text-transform="none" fo:color="#273239" style:font-name="Consolas" fo:font-size="13pt" fo:letter-spacing="normal" fo:font-style="normal" style:text-underline-style="solid" style:text-underline-width="auto" style:text-underline-color="font-color" fo:font-weight="normal" officeooo:rsid="0018b643" fo:background-color="#dee6ef" loext:char-shading-value="0" style:font-size-asian="13pt" style:font-style-asian="italic" style:font-size-complex="13pt" style:font-style-complex="italic" loext:padding="0cm" loext:border="none"/>
    </style:style>
    <style:style style:name="T284" style:family="text">
      <style:text-properties fo:font-variant="normal" fo:text-transform="none" fo:color="#273239" style:font-name="Consolas" fo:font-size="13pt" fo:letter-spacing="normal" fo:font-style="normal" style:text-underline-style="solid" style:text-underline-width="auto" style:text-underline-color="font-color" fo:font-weight="normal" officeooo:rsid="0013af16" fo:background-color="#dee6ef" loext:char-shading-value="0" style:font-size-asian="13pt" style:font-style-asian="italic" style:font-size-complex="13pt" style:font-style-complex="italic" loext:padding="0cm" loext:border="none"/>
    </style:style>
    <style:style style:name="T285" style:family="text">
      <style:text-properties fo:font-variant="normal" fo:text-transform="none" fo:color="#273239" style:font-name="Consolas" fo:font-size="13pt" fo:letter-spacing="normal" fo:font-style="normal" fo:font-weight="normal" officeooo:rsid="0013af16" fo:background-color="#dee6ef" loext:char-shading-value="0" style:font-size-asian="13pt" style:font-style-asian="italic" style:font-size-complex="13pt" style:font-style-complex="italic" loext:padding="0cm" loext:border="none"/>
    </style:style>
    <style:style style:name="T286" style:family="text">
      <style:text-properties fo:font-variant="normal" fo:text-transform="none" fo:color="#273239" style:font-name="Consolas" fo:font-size="13pt" fo:letter-spacing="normal" fo:font-style="normal" fo:font-weight="normal" officeooo:rsid="0018b643" fo:background-color="#dee6ef" loext:char-shading-value="0" style:font-size-asian="13pt" style:font-size-complex="13pt" loext:padding="0cm" loext:border="none"/>
    </style:style>
    <style:style style:name="T287" style:family="text">
      <style:text-properties fo:font-variant="normal" fo:text-transform="none" fo:color="#273239" style:font-name="Consolas" fo:font-size="13pt" fo:letter-spacing="normal" fo:font-style="normal" fo:font-weight="normal" officeooo:rsid="0013af16" fo:background-color="#dee6ef" loext:char-shading-value="0" style:font-size-asian="13pt" style:font-size-complex="13pt" loext:padding="0cm" loext:border="none"/>
    </style:style>
    <style:style style:name="T288" style:family="text">
      <style:text-properties fo:font-variant="normal" fo:text-transform="none" fo:color="#273239" style:font-name="Consolas" fo:font-size="22pt" fo:letter-spacing="normal" fo:font-style="normal" style:text-underline-style="solid" style:text-underline-width="auto" style:text-underline-color="font-color" fo:font-weight="normal" officeooo:rsid="001a4d29" fo:background-color="transparent" loext:char-shading-value="0" style:font-size-asian="22pt" style:font-size-complex="22pt"/>
    </style:style>
    <style:style style:name="T289" style:family="text">
      <style:text-properties fo:font-variant="normal" fo:text-transform="none" fo:color="#273239" style:font-name="Consolas" fo:font-size="22pt" fo:letter-spacing="normal" fo:font-style="normal" style:text-underline-style="none" fo:font-weight="normal" officeooo:rsid="001a4d29" fo:background-color="transparent" loext:char-shading-value="0" style:font-size-asian="22pt" style:font-size-complex="22pt"/>
    </style:style>
    <style:style style:name="T290" style:family="text">
      <style:text-properties fo:font-variant="normal" fo:text-transform="none" fo:color="#808080" style:font-name="urw-din" fo:font-size="14pt" fo:letter-spacing="normal" fo:font-style="italic" fo:font-weight="normal" fo:background-color="transparent" loext:char-shading-value="0" style:font-size-asian="14pt" style:font-style-asian="italic" style:font-size-complex="14pt" style:font-style-complex="italic"/>
    </style:style>
    <style:style style:name="T291" style:family="text">
      <style:text-properties fo:font-variant="normal" fo:text-transform="none" fo:color="#808080" style:font-name="urw-din" fo:font-size="13pt" fo:letter-spacing="normal" fo:font-style="italic" fo:font-weight="normal" fo:background-color="transparent" loext:char-shading-value="0" style:font-size-asian="13pt" style:font-style-asian="italic" style:font-size-complex="13pt" style:font-style-complex="italic"/>
    </style:style>
    <style:style style:name="T292" style:family="text">
      <style:text-properties fo:font-variant="normal" fo:text-transform="none" fo:color="#808080" style:font-name="urw-din" fo:font-size="13pt" fo:letter-spacing="normal" fo:font-style="italic" style:text-underline-style="solid" style:text-underline-width="auto" style:text-underline-color="font-color" fo:font-weight="normal" style:font-size-asian="13pt" style:font-style-asian="italic" style:font-size-complex="13pt" style:font-style-complex="italic"/>
    </style:style>
    <style:style style:name="T293" style:family="text">
      <style:text-properties fo:font-variant="normal" fo:text-transform="none" fo:color="#808080" style:font-name="inherit" fo:font-size="12pt" fo:letter-spacing="normal" fo:font-style="italic" style:text-underline-style="none" fo:font-weight="normal" fo:background-color="transparent" loext:char-shading-value="0" style:font-size-asian="12pt" style:font-style-asian="italic" style:font-size-complex="12pt" style:font-style-complex="italic" loext:padding="0cm" loext:border="none"/>
    </style:style>
    <style:style style:name="T294" style:family="text">
      <style:text-properties fo:font-variant="normal" fo:text-transform="none" fo:color="#808080" style:font-name="inherit" fo:font-size="12pt" fo:letter-spacing="normal" fo:font-style="italic" style:text-underline-style="solid" style:text-underline-width="auto" style:text-underline-color="font-color" fo:font-weight="normal" fo:background-color="transparent" loext:char-shading-value="0" style:font-size-asian="12pt" style:font-style-asian="italic" style:font-size-complex="12pt" style:font-style-complex="italic" loext:padding="0cm" loext:border="none"/>
    </style:style>
    <style:style style:name="T295" style:family="text">
      <style:text-properties fo:font-variant="normal" fo:text-transform="none" fo:color="#808080" style:font-name="inherit" fo:font-size="12pt" fo:letter-spacing="normal" fo:font-style="italic" fo:font-weight="normal" fo:background-color="transparent" loext:char-shading-value="0" style:font-size-asian="12pt" style:font-style-asian="italic" style:font-size-complex="12pt" style:font-style-complex="italic" loext:padding="0cm" loext:border="none"/>
    </style:style>
    <style:style style:name="T296" style:family="text">
      <style:text-properties fo:font-variant="normal" fo:text-transform="none" fo:color="#808080" style:font-name="inherit" fo:font-size="12pt" fo:letter-spacing="normal" fo:font-style="italic" fo:font-weight="normal" officeooo:rsid="011c1527" fo:background-color="transparent" loext:char-shading-value="0" style:font-size-asian="12pt" style:font-style-asian="italic" style:font-size-complex="12pt" style:font-style-complex="italic" loext:padding="0cm" loext:border="none"/>
    </style:style>
    <style:style style:name="T297" style:family="text">
      <style:text-properties fo:font-variant="normal" fo:text-transform="none" fo:color="#808080" style:font-name="inherit" fo:font-size="12pt" fo:letter-spacing="normal" fo:font-style="italic" fo:font-weight="normal" fo:background-color="transparent" loext:char-shading-value="0" style:font-size-asian="12pt" style:font-style-asian="italic" style:font-weight-asian="normal" style:font-size-complex="12pt" style:font-style-complex="italic" style:font-weight-complex="normal" loext:padding="0cm" loext:border="none"/>
    </style:style>
    <style:style style:name="T298" style:family="text">
      <style:text-properties fo:font-variant="normal" fo:text-transform="none" fo:color="#808080" style:font-name="Lato" fo:font-size="12pt" fo:letter-spacing="normal" fo:font-style="italic" fo:font-weight="normal" style:font-size-asian="12pt" style:font-style-asian="italic" style:font-size-complex="12pt" style:font-style-complex="italic"/>
    </style:style>
    <style:style style:name="T299" style:family="text">
      <style:text-properties fo:font-variant="normal" fo:text-transform="none" fo:color="#3465a4" style:font-name="urw-din" fo:font-size="14pt" fo:letter-spacing="normal" fo:font-style="italic" fo:font-weight="normal" officeooo:rsid="0013af16" fo:background-color="transparent" loext:char-shading-value="0" style:font-size-asian="14pt" style:font-style-asian="italic" style:font-size-complex="14pt" style:font-style-complex="italic"/>
    </style:style>
    <style:style style:name="T300" style:family="text">
      <style:text-properties fo:font-variant="normal" fo:text-transform="none" fo:color="#3465a4" style:font-name="Inter" fo:font-size="13pt" fo:letter-spacing="normal" fo:font-style="normal" fo:font-weight="bold" officeooo:rsid="009139e7" fo:background-color="transparent" loext:char-shading-value="0" style:font-size-asian="13pt" style:font-style-asian="italic" style:font-weight-asian="bold" style:font-size-complex="13pt" style:font-style-complex="italic" style:font-weight-complex="bold"/>
    </style:style>
    <style:style style:name="T301" style:family="text">
      <style:text-properties fo:font-variant="normal" fo:text-transform="none" fo:color="#3465a4" style:font-name="Inter" fo:font-size="13pt" fo:letter-spacing="normal" fo:font-style="normal" fo:font-weight="bold" officeooo:rsid="0099b4df" fo:background-color="#b4c7dc" loext:char-shading-value="0" style:font-size-asian="13pt" style:font-style-asian="italic" style:font-weight-asian="bold" style:font-size-complex="13pt" style:font-style-complex="italic" style:font-weight-complex="bold"/>
    </style:style>
    <style:style style:name="T302" style:family="text">
      <style:text-properties fo:font-variant="normal" fo:text-transform="none" fo:color="#3465a4" style:font-name="Lato" fo:letter-spacing="normal" fo:font-style="italic" fo:font-weight="normal" officeooo:rsid="00ba25d5" style:font-style-asian="italic" style:font-style-complex="italic"/>
    </style:style>
    <style:style style:name="T303" style:family="text">
      <style:text-properties fo:font-variant="normal" fo:text-transform="none" fo:color="#3465a4" style:font-name="Lato" fo:letter-spacing="normal" fo:font-style="italic" fo:font-weight="normal" officeooo:rsid="00bae114" style:font-style-asian="italic" style:font-style-complex="italic"/>
    </style:style>
    <style:style style:name="T304" style:family="text">
      <style:text-properties fo:font-variant="normal" fo:text-transform="none" fo:color="#3465a4" style:font-name="Lato" fo:font-size="12pt" fo:letter-spacing="normal" fo:font-style="normal" fo:font-weight="normal" officeooo:rsid="00bae114" style:font-size-asian="12pt" style:font-style-asian="italic" style:font-size-complex="12pt" style:font-style-complex="italic"/>
    </style:style>
    <style:style style:name="T305" style:family="text">
      <style:text-properties fo:font-variant="normal" fo:text-transform="none" fo:color="#3465a4" style:font-name="Lato" fo:font-size="12pt" fo:letter-spacing="normal" fo:font-style="italic" fo:font-weight="normal" officeooo:rsid="00ba25d5" style:font-size-asian="12pt" style:font-style-asian="italic" style:font-size-complex="12pt" style:font-style-complex="italic"/>
    </style:style>
    <style:style style:name="T306" style:family="text">
      <style:text-properties fo:font-variant="normal" fo:text-transform="none" fo:color="#3465a4" style:font-name="inherit" fo:font-size="12pt" fo:letter-spacing="normal" fo:font-style="italic" style:text-underline-style="none" fo:font-weight="normal" officeooo:rsid="00bae114" fo:background-color="transparent" loext:char-shading-value="0" style:font-size-asian="12pt" style:font-style-asian="italic" style:font-size-complex="12pt" style:font-style-complex="italic" loext:padding="0cm" loext:border="none"/>
    </style:style>
    <style:style style:name="T307" style:family="text">
      <style:text-properties fo:font-variant="normal" fo:text-transform="none" fo:color="#3465a4" style:font-name="inherit" fo:font-size="14pt" fo:letter-spacing="normal" fo:font-style="normal" style:text-underline-style="solid" style:text-underline-width="auto" style:text-underline-color="font-color" fo:font-weight="bold" officeooo:rsid="00ba25d5" fo:background-color="transparent" loext:char-shading-value="0" style:font-size-asian="14pt" style:font-style-asian="italic" style:font-size-complex="14pt" style:font-style-complex="italic" loext:padding="0cm" loext:border="none"/>
    </style:style>
    <style:style style:name="T308" style:family="text">
      <style:text-properties fo:font-variant="normal" fo:text-transform="none" fo:color="#3465a4" style:font-name="inherit" fo:font-size="11.25pt" fo:letter-spacing="normal" fo:font-style="normal" fo:font-weight="bold" style:font-style-asian="italic" style:font-weight-asian="bold" style:font-style-complex="italic" style:font-weight-complex="bold" loext:padding="0cm" loext:border="none"/>
    </style:style>
    <style:style style:name="T309" style:family="text">
      <style:text-properties fo:font-variant="normal" fo:text-transform="none" fo:color="#3465a4" style:font-name="inherit" fo:font-size="11.25pt" fo:letter-spacing="normal" fo:font-style="normal" fo:font-weight="bold" loext:padding="0cm" loext:border="none"/>
    </style:style>
    <style:style style:name="T310" style:family="text">
      <style:text-properties fo:font-variant="normal" fo:text-transform="none" fo:color="#3465a4" style:font-name="apple-system1" fo:font-size="13pt" fo:letter-spacing="normal" fo:font-style="normal" style:text-underline-style="none" fo:font-weight="bold" officeooo:rsid="00ba25d5" fo:background-color="transparent" loext:char-shading-value="0" style:font-size-asian="13pt" style:font-style-asian="italic" style:font-size-complex="13pt" style:font-style-complex="italic"/>
    </style:style>
    <style:style style:name="T311" style:family="text">
      <style:text-properties fo:font-variant="normal" fo:text-transform="none" fo:color="#3465a4" style:font-name="apple-system1" fo:font-size="13pt" fo:letter-spacing="normal" fo:font-style="italic" style:text-underline-style="solid" style:text-underline-width="auto" style:text-underline-color="font-color" fo:font-weight="normal" officeooo:rsid="00bae114" fo:background-color="transparent" loext:char-shading-value="0" style:font-size-asian="13pt" style:font-style-asian="italic" style:font-weight-asian="normal" style:font-size-complex="13pt" style:font-style-complex="italic" style:font-weight-complex="normal"/>
    </style:style>
    <style:style style:name="T312" style:family="text">
      <style:text-properties fo:font-variant="normal" fo:text-transform="none" fo:color="#3465a4" style:font-name="apple-system" fo:font-size="11.25pt" fo:letter-spacing="normal" fo:font-style="normal" fo:font-weight="bold" style:font-style-asian="italic" style:font-weight-asian="bold" style:font-style-complex="italic" style:font-weight-complex="bold"/>
    </style:style>
    <style:style style:name="T313" style:family="text">
      <style:text-properties fo:font-variant="normal" fo:text-transform="none" fo:color="#3465a4" style:font-name="apple-system" fo:font-size="11.25pt" fo:letter-spacing="normal" fo:font-style="normal" fo:font-weight="normal"/>
    </style:style>
    <style:style style:name="T314" style:family="text">
      <style:text-properties fo:font-variant="normal" fo:text-transform="none" style:font-name="urw-din" fo:letter-spacing="normal" fo:font-style="italic" fo:font-weight="normal" officeooo:rsid="0018b643" style:font-style-asian="italic" style:font-weight-asian="normal" style:font-style-complex="italic" style:font-weight-complex="normal" loext:padding="0cm" loext:border="none"/>
    </style:style>
    <style:style style:name="T315" style:family="text">
      <style:text-properties fo:font-variant="normal" fo:text-transform="none" style:font-name="urw-din" fo:letter-spacing="normal" fo:font-style="italic" fo:font-weight="normal" officeooo:rsid="0013af16" style:font-style-asian="italic" style:font-weight-asian="normal" style:font-style-complex="italic" style:font-weight-complex="normal"/>
    </style:style>
    <style:style style:name="T316" style:family="text">
      <style:text-properties fo:font-variant="normal" fo:text-transform="none" fo:color="#999999" style:font-name="Consolas" fo:font-size="12pt" fo:letter-spacing="normal" fo:font-style="normal" fo:font-weight="normal" fo:background-color="#dee6ef" loext:char-shading-value="0"/>
    </style:style>
    <style:style style:name="T317" style:family="text">
      <style:text-properties fo:font-variant="normal" fo:text-transform="none" fo:color="#999999" style:font-name="Consolas" fo:font-size="12pt" fo:letter-spacing="normal" fo:font-style="normal" fo:font-weight="normal" officeooo:rsid="0013af16" fo:background-color="#dee6ef" loext:char-shading-value="0" style:font-size-asian="16pt" style:font-style-asian="italic" style:font-size-complex="16pt" style:font-style-complex="italic"/>
    </style:style>
    <style:style style:name="T318" style:family="text">
      <style:text-properties fo:font-variant="normal" fo:text-transform="none" fo:color="#999999" style:font-name="var bs-font-monospace" fo:font-size="11.25pt" fo:letter-spacing="normal" fo:font-style="normal" fo:font-weight="normal" officeooo:rsid="0084fd51" fo:background-color="transparent" loext:char-shading-value="0"/>
    </style:style>
    <style:style style:name="T319" style:family="text">
      <style:text-properties fo:font-variant="normal" fo:text-transform="none" fo:color="#999999" style:font-name="Inter" fo:font-size="12pt" fo:letter-spacing="normal" fo:font-style="italic" fo:font-weight="normal" style:font-style-asian="italic" style:font-style-complex="italic"/>
    </style:style>
    <style:style style:name="T320" style:family="text">
      <style:text-properties fo:font-variant="normal" fo:text-transform="none" fo:color="#999999" style:font-name="Inter" fo:font-size="12pt" fo:letter-spacing="normal" fo:font-style="italic" fo:font-weight="normal" officeooo:rsid="00c11b84" style:font-style-asian="italic" style:font-style-complex="italic"/>
    </style:style>
    <style:style style:name="T321" style:family="text">
      <style:text-properties fo:font-variant="normal" fo:text-transform="none" fo:color="#999999" style:text-line-through-style="none" style:text-line-through-type="none" style:font-name="Inter" fo:font-size="12pt" fo:letter-spacing="normal" fo:font-style="italic" style:text-underline-style="none" fo:font-weight="normal" style:text-blinking="false" style:font-style-asian="italic" style:font-style-complex="italic" loext:padding="0cm" loext:border="none"/>
    </style:style>
    <style:style style:name="T322" style:family="text">
      <style:text-properties fo:font-variant="normal" fo:text-transform="none" fo:color="#999999" style:font-name="Lato" fo:letter-spacing="normal" fo:font-style="italic" fo:font-weight="normal" style:font-style-asian="italic" style:font-style-complex="italic"/>
    </style:style>
    <style:style style:name="T323" style:family="text">
      <style:text-properties fo:font-variant="normal" fo:text-transform="none" fo:color="#999999" style:font-name="Lato" fo:font-size="12pt" fo:letter-spacing="normal" fo:font-style="italic" fo:font-weight="normal" officeooo:rsid="00ba25d5" style:font-size-asian="12pt" style:font-style-asian="italic" style:font-size-complex="12pt" style:font-style-complex="italic"/>
    </style:style>
    <style:style style:name="T324" style:family="text">
      <style:text-properties fo:font-variant="normal" fo:text-transform="none" fo:color="#999999" style:font-name="Lato" fo:font-size="12pt" fo:letter-spacing="normal" fo:font-style="italic" style:text-underline-style="solid" style:text-underline-width="auto" style:text-underline-color="font-color" fo:font-weight="normal" officeooo:rsid="00ba25d5" fo:background-color="#ffffff" loext:char-shading-value="0" style:font-size-asian="12pt" style:font-style-asian="italic" style:font-size-complex="12pt" style:font-style-complex="italic" loext:padding="0cm" loext:border="none"/>
    </style:style>
    <style:style style:name="T325" style:family="text">
      <style:text-properties fo:font-variant="normal" fo:text-transform="none" fo:color="#999999" style:font-name="monospace" fo:font-size="12pt" fo:letter-spacing="normal" fo:font-style="italic" fo:font-weight="normal" officeooo:rsid="00bfa198" fo:background-color="#dee6ef" loext:char-shading-value="0" style:font-size-asian="12pt" style:font-style-asian="italic" style:font-size-complex="12pt" style:font-style-complex="italic"/>
    </style:style>
    <style:style style:name="T326" style:family="text">
      <style:text-properties fo:font-variant="normal" fo:text-transform="none" fo:color="#999999" style:font-name="monospace" fo:font-size="12pt" fo:letter-spacing="normal" fo:font-style="italic" fo:font-weight="normal" officeooo:rsid="00c11b84" fo:background-color="transparent" loext:char-shading-value="0" style:font-size-asian="12pt" style:font-style-asian="italic" style:font-size-complex="12pt" style:font-style-complex="italic"/>
    </style:style>
    <style:style style:name="T327" style:family="text">
      <style:text-properties fo:font-variant="normal" fo:text-transform="none" fo:color="#999999" style:font-name="arial" fo:font-size="12pt" fo:letter-spacing="normal" fo:font-style="italic" fo:font-weight="normal" style:font-style-asian="italic" style:font-style-complex="italic"/>
    </style:style>
    <style:style style:name="T328" style:family="text">
      <style:text-properties fo:font-variant="normal" fo:text-transform="none" fo:color="#b2b2b2" style:font-name="Consolas" fo:font-size="12pt" fo:letter-spacing="normal" fo:font-style="normal" fo:font-weight="normal" officeooo:rsid="0013af16" fo:background-color="#dee6ef" loext:char-shading-value="0" style:font-size-asian="13.1000003814697pt" style:font-size-complex="15pt"/>
    </style:style>
    <style:style style:name="T329" style:family="text">
      <style:text-properties fo:font-variant="normal" fo:text-transform="none" fo:color="#b2b2b2" style:font-name="aakar" fo:font-size="15pt" fo:letter-spacing="normal" fo:font-style="italic" style:text-underline-style="none" fo:font-weight="normal" fo:background-color="transparent" loext:char-shading-value="0" style:font-size-asian="15pt" style:font-style-asian="italic" style:font-size-complex="15pt" style:font-style-complex="italic"/>
    </style:style>
    <style:style style:name="T330" style:family="text">
      <style:text-properties fo:font-variant="normal" fo:text-transform="none" fo:color="#b2b2b2" style:font-name="monospace" fo:font-size="12pt" fo:letter-spacing="normal" fo:font-style="normal" fo:font-weight="normal" officeooo:rsid="00c6a538"/>
    </style:style>
    <style:style style:name="T331" style:family="text">
      <style:text-properties fo:font-variant="normal" fo:text-transform="none" fo:color="#b2b2b2" style:font-name="monospace" fo:font-size="12pt" fo:letter-spacing="normal" fo:font-style="normal" style:text-underline-style="none" fo:font-weight="normal" officeooo:rsid="00c0be32" style:font-size-asian="13pt" style:font-style-asian="italic" style:font-size-complex="13pt" style:font-style-complex="italic"/>
    </style:style>
    <style:style style:name="T332" style:family="text">
      <style:text-properties fo:font-variant="normal" fo:text-transform="none" fo:color="#b2b2b2" style:font-name="apple-system" fo:font-size="11.25pt" fo:letter-spacing="normal" fo:font-style="normal" fo:font-weight="normal"/>
    </style:style>
    <style:style style:name="T333" style:family="text">
      <style:text-properties fo:font-variant="normal" fo:text-transform="none" fo:color="#b2b2b2" style:font-name="var ff-mono" fo:font-size="11.25pt" fo:letter-spacing="normal" fo:font-style="normal" fo:font-weight="normal" loext:padding="0cm" loext:border="none"/>
    </style:style>
    <style:style style:name="T334" style:family="text">
      <style:text-properties fo:font-variant="normal" fo:text-transform="none" fo:color="#666666" style:font-name="urw-din" fo:font-size="14pt" fo:letter-spacing="normal" fo:font-style="italic" fo:font-weight="normal" officeooo:rsid="0013af16" fo:background-color="#dee6ef" loext:char-shading-value="0" style:font-size-asian="14pt" style:font-style-asian="italic" style:font-weight-asian="normal" style:font-size-complex="14pt" style:font-style-complex="italic" style:font-weight-complex="normal"/>
    </style:style>
    <style:style style:name="T335" style:family="text">
      <style:text-properties fo:font-variant="normal" fo:text-transform="none" fo:color="#666666" style:font-name="var ff-mono" fo:font-size="22pt" fo:letter-spacing="normal" fo:font-style="normal" style:text-underline-style="none" fo:font-weight="normal" officeooo:rsid="003a43fc" fo:background-color="transparent" loext:char-shading-value="0" style:font-size-asian="22pt" style:font-style-asian="italic" style:font-size-complex="22pt" style:font-style-complex="italic" loext:padding="0cm" loext:border="none"/>
    </style:style>
    <style:style style:name="T336" style:family="text">
      <style:text-properties fo:font-variant="normal" fo:text-transform="none" fo:color="#666666" style:font-name="var ff-mono" fo:font-size="12.75pt" fo:letter-spacing="normal" fo:font-style="normal" style:text-underline-style="none" fo:font-weight="normal" officeooo:rsid="003a43fc" fo:background-color="transparent" loext:char-shading-value="0" style:font-size-asian="22pt" style:font-style-asian="italic" style:font-size-complex="22pt" style:font-style-complex="italic" loext:padding="0cm" loext:border="none"/>
    </style:style>
    <style:style style:name="T337" style:family="text">
      <style:text-properties fo:font-variant="normal" fo:text-transform="none" fo:color="#666666" style:font-name="Arial" fo:font-size="12.75pt" fo:letter-spacing="normal" fo:font-style="normal" style:text-underline-style="none" fo:font-weight="normal" officeooo:rsid="003a43fc" fo:background-color="transparent" loext:char-shading-value="0" style:font-size-asian="22pt" style:font-style-asian="italic" style:font-size-complex="22pt" style:font-style-complex="italic" loext:padding="0cm" loext:border="none"/>
    </style:style>
    <style:style style:name="T338" style:family="text">
      <style:text-properties fo:font-variant="normal" fo:text-transform="none" style:font-name="Monaco1" fo:letter-spacing="normal" fo:font-style="normal" fo:font-weight="normal" officeooo:rsid="0013af16" style:font-style-asian="italic" style:font-weight-asian="normal" style:font-style-complex="italic" style:font-weight-complex="normal"/>
    </style:style>
    <style:style style:name="T339" style:family="text">
      <style:text-properties fo:font-variant="normal" fo:text-transform="none" style:font-name="Monaco1" fo:letter-spacing="normal" fo:font-style="normal" fo:font-weight="normal" officeooo:rsid="0013af16" style:font-style-asian="italic" style:font-weight-asian="normal" style:font-style-complex="italic" style:font-weight-complex="normal" loext:padding="0cm" loext:border="none"/>
    </style:style>
    <style:style style:name="T340" style:family="text">
      <style:text-properties fo:font-variant="normal" fo:text-transform="none" fo:color="#4d5b7c" style:font-name="Inter" fo:font-size="12pt" fo:letter-spacing="normal" fo:font-style="normal" style:text-underline-style="none" fo:font-weight="normal" style:font-size-asian="13pt" style:font-style-asian="italic" style:font-size-complex="13pt" style:font-style-complex="italic"/>
    </style:style>
    <style:style style:name="T341" style:family="text">
      <style:text-properties fo:font-variant="normal" fo:text-transform="none" fo:color="#4d5b7c" style:font-name="Inter" fo:font-size="12pt" fo:letter-spacing="normal" fo:font-style="normal" style:text-underline-style="none" fo:font-weight="normal" officeooo:rsid="001a4d29" style:font-size-asian="13pt" style:font-style-asian="italic" style:font-size-complex="13pt" style:font-style-complex="italic"/>
    </style:style>
    <style:style style:name="T342" style:family="text">
      <style:text-properties fo:font-variant="normal" fo:text-transform="none" fo:color="#4d5b7c" style:font-name="Inter" fo:font-size="12pt" fo:letter-spacing="normal" fo:font-style="normal" style:text-underline-style="none" fo:font-weight="normal" fo:background-color="#dee6ef" loext:char-shading-value="0" style:font-size-asian="13pt" style:font-style-asian="italic" style:font-size-complex="13pt" style:font-style-complex="italic" loext:padding="0cm" loext:border="none"/>
    </style:style>
    <style:style style:name="T343" style:family="text">
      <style:text-properties fo:font-variant="normal" fo:text-transform="none" fo:color="#24335a" style:font-name="monospace1" fo:font-size="10.5pt" fo:letter-spacing="normal" fo:font-style="normal" style:text-underline-style="none" fo:font-weight="normal" fo:background-color="#e3e8f4" loext:char-shading-value="0" style:font-size-asian="13pt" style:font-style-asian="italic" style:font-size-complex="13pt" style:font-style-complex="italic" loext:padding="0cm" loext:border="none"/>
    </style:style>
    <style:style style:name="T344" style:family="text">
      <style:text-properties fo:font-variant="normal" fo:text-transform="none" fo:color="#24335a" style:font-name="monospace1" fo:font-size="10.5pt" fo:letter-spacing="normal" fo:font-style="normal" style:text-underline-style="none" fo:font-weight="normal" officeooo:rsid="001bb003" fo:background-color="#e3e8f4" loext:char-shading-value="0" style:font-size-asian="13pt" style:font-style-asian="italic" style:font-size-complex="13pt" style:font-style-complex="italic" loext:padding="0cm" loext:border="none"/>
    </style:style>
    <style:style style:name="T345" style:family="text">
      <style:text-properties fo:font-variant="normal" fo:text-transform="none" fo:color="#24335a" style:font-name="monospace1" fo:font-size="10.5pt" fo:letter-spacing="normal" fo:font-style="normal" style:text-underline-style="none" fo:font-weight="normal" fo:background-color="#dee6ef" loext:char-shading-value="0" style:font-size-asian="13pt" style:font-style-asian="italic" style:font-size-complex="13pt" style:font-style-complex="italic" loext:padding="0cm" loext:border="none"/>
    </style:style>
    <style:style style:name="T346" style:family="text">
      <style:text-properties fo:font-variant="normal" fo:text-transform="none" fo:color="#24335a" style:font-name="monospace1" fo:font-size="10.5pt" fo:letter-spacing="normal" fo:font-style="normal" style:text-underline-style="none" fo:font-weight="normal" officeooo:rsid="001bb003" fo:background-color="transparent" loext:char-shading-value="0" style:font-size-asian="13pt" style:font-style-asian="italic" style:font-size-complex="13pt" style:font-style-complex="italic" loext:padding="0cm" loext:border="none"/>
    </style:style>
    <style:style style:name="T347" style:family="text">
      <style:text-properties fo:font-variant="normal" fo:text-transform="none" fo:color="#24335a" style:font-name="monospace1" fo:font-size="10.5pt" fo:letter-spacing="normal" fo:font-style="normal" style:text-underline-style="none" fo:font-weight="normal" officeooo:rsid="001bb003" fo:background-color="#ffff00" loext:char-shading-value="0" style:font-size-asian="13pt" style:font-style-asian="italic" style:font-size-complex="13pt" style:font-style-complex="italic" loext:padding="0cm" loext:border="none"/>
    </style:style>
    <style:style style:name="T348" style:family="text">
      <style:text-properties fo:font-variant="normal" fo:text-transform="none" fo:color="#24335a" style:font-name="var ff-mono" fo:font-size="10.5pt" fo:letter-spacing="normal" fo:font-style="normal" style:text-underline-style="none" fo:font-weight="normal" officeooo:rsid="001c4c9e" fo:background-color="transparent" loext:char-shading-value="0" style:font-size-asian="13pt" style:font-style-asian="italic" style:font-size-complex="13pt" style:font-style-complex="italic" loext:padding="0cm" loext:border="none"/>
    </style:style>
    <style:style style:name="T349" style:family="text">
      <style:text-properties fo:font-variant="normal" fo:text-transform="none" fo:color="#24335a" style:font-name="var ff-mono" fo:font-size="10.5pt" fo:letter-spacing="normal" fo:font-style="normal" style:text-underline-style="none" fo:font-weight="normal" officeooo:rsid="001ce005" fo:background-color="transparent" loext:char-shading-value="0" style:font-size-asian="13pt" style:font-style-asian="italic" style:font-size-complex="13pt" style:font-style-complex="italic" loext:padding="0cm" loext:border="none"/>
    </style:style>
    <style:style style:name="T350" style:family="text">
      <style:text-properties fo:font-variant="normal" fo:text-transform="none" fo:color="#24335a" style:font-name="var ff-mono" fo:font-size="10.5pt" fo:letter-spacing="normal" fo:font-style="normal" style:text-underline-style="none" fo:font-weight="normal" officeooo:rsid="0107907f" fo:background-color="transparent" loext:char-shading-value="0" style:font-size-asian="13pt" style:font-style-asian="italic" style:font-size-complex="13pt" style:font-style-complex="italic" loext:padding="0cm" loext:border="none"/>
    </style:style>
    <style:style style:name="T351" style:family="text">
      <style:text-properties fo:font-variant="normal" fo:text-transform="none" fo:color="#24335a" style:font-name="var ff-mono" fo:font-size="10.5pt" fo:letter-spacing="normal" fo:font-style="normal" style:text-underline-style="none" fo:font-weight="normal" officeooo:rsid="01087e24" fo:background-color="transparent" loext:char-shading-value="0" style:font-size-asian="13pt" style:font-style-asian="italic" style:font-size-complex="13pt" style:font-style-complex="italic" loext:padding="0cm" loext:border="none"/>
    </style:style>
    <style:style style:name="T352" style:family="text">
      <style:text-properties fo:font-variant="normal" fo:text-transform="none" fo:color="#24335a" style:font-name="var ff-mono" fo:font-size="10.5pt" fo:letter-spacing="normal" fo:font-style="normal" style:text-underline-style="none" fo:font-weight="normal" officeooo:rsid="001bb003" fo:background-color="#dee6ef" loext:char-shading-value="0" style:font-size-asian="13pt" style:font-style-asian="italic" style:font-size-complex="13pt" style:font-style-complex="italic" loext:padding="0cm" loext:border="none"/>
    </style:style>
    <style:style style:name="T353" style:family="text">
      <style:text-properties fo:font-variant="normal" fo:text-transform="none" fo:color="#24335a" style:font-name="var ff-mono" fo:font-size="10.5pt" fo:letter-spacing="normal" fo:font-style="normal" style:text-underline-style="none" fo:font-weight="normal" officeooo:rsid="001c4c9e" fo:background-color="#dee6ef" loext:char-shading-value="0" style:font-size-asian="13pt" style:font-style-asian="italic" style:font-size-complex="13pt" style:font-style-complex="italic" loext:padding="0cm" loext:border="none"/>
    </style:style>
    <style:style style:name="T354" style:family="text">
      <style:text-properties fo:font-variant="normal" fo:text-transform="none" fo:color="#24335a" style:font-name="var ff-mono" fo:font-size="10.5pt" fo:letter-spacing="normal" fo:font-style="normal" style:text-underline-style="none" fo:font-weight="normal" officeooo:rsid="001c4c9e" fo:background-color="#ffff00" loext:char-shading-value="0" style:font-size-asian="13pt" style:font-style-asian="italic" style:font-size-complex="13pt" style:font-style-complex="italic" loext:padding="0cm" loext:border="none"/>
    </style:style>
    <style:style style:name="T355" style:family="text">
      <style:text-properties fo:font-variant="normal" fo:text-transform="none" fo:color="#24335a" style:font-name="var ff-mono" fo:font-size="10.5pt" fo:letter-spacing="normal" fo:font-style="italic" style:text-underline-style="none" fo:font-weight="normal" officeooo:rsid="0107907f" fo:background-color="transparent" loext:char-shading-value="0" style:font-size-asian="13pt" style:font-style-asian="italic" style:font-size-complex="13pt" style:font-style-complex="italic" loext:padding="0cm" loext:border="none"/>
    </style:style>
    <style:style style:name="T356" style:family="text">
      <style:text-properties fo:font-variant="normal" fo:text-transform="none" fo:color="#24335a" style:font-name="var ff-mono" fo:font-size="22pt" fo:letter-spacing="normal" fo:font-style="normal" style:text-underline-style="solid" style:text-underline-width="auto" style:text-underline-color="font-color" fo:font-weight="normal" officeooo:rsid="003a43fc" fo:background-color="transparent" loext:char-shading-value="0" style:font-size-asian="22pt" style:font-style-asian="italic" style:font-size-complex="22pt" style:font-style-complex="italic" loext:padding="0cm" loext:border="none"/>
    </style:style>
    <style:style style:name="T357" style:family="text">
      <style:text-properties fo:font-variant="normal" fo:text-transform="none" fo:color="#000000" fo:letter-spacing="normal"/>
    </style:style>
    <style:style style:name="T358" style:family="text">
      <style:text-properties fo:font-variant="normal" fo:text-transform="none" fo:color="#000000" fo:letter-spacing="normal" fo:font-style="normal" fo:font-weight="normal"/>
    </style:style>
    <style:style style:name="T359" style:family="text">
      <style:text-properties fo:font-variant="normal" fo:text-transform="none" fo:color="#000000" fo:letter-spacing="normal" fo:font-style="normal" fo:font-weight="normal" fo:background-color="#dee6ef" loext:char-shading-value="0"/>
    </style:style>
    <style:style style:name="T360" style:family="text">
      <style:text-properties fo:font-variant="normal" fo:text-transform="none" fo:color="#000000" fo:letter-spacing="normal" fo:font-style="normal" fo:font-weight="normal" officeooo:rsid="00862ea1" fo:background-color="#dee6ef" loext:char-shading-value="0"/>
    </style:style>
    <style:style style:name="T361" style:family="text">
      <style:text-properties fo:font-variant="normal" fo:text-transform="none" fo:color="#000000" fo:letter-spacing="normal" fo:font-style="normal" fo:font-weight="normal" officeooo:rsid="007fb3cb" fo:background-color="#dee6ef" loext:char-shading-value="0"/>
    </style:style>
    <style:style style:name="T362" style:family="text">
      <style:text-properties fo:font-variant="normal" fo:text-transform="none" fo:color="#000000" fo:letter-spacing="normal" fo:font-style="normal" fo:font-weight="normal" officeooo:rsid="007fb3cb"/>
    </style:style>
    <style:style style:name="T363" style:family="text">
      <style:text-properties fo:font-variant="normal" fo:text-transform="none" fo:color="#000000" fo:letter-spacing="normal" fo:font-style="normal" fo:font-weight="normal" officeooo:rsid="00862ea1"/>
    </style:style>
    <style:style style:name="T364" style:family="text">
      <style:text-properties fo:font-variant="normal" fo:text-transform="none" fo:color="#000000" fo:letter-spacing="normal" fo:font-style="normal" fo:font-weight="normal" fo:background-color="transparent" loext:char-shading-value="0"/>
    </style:style>
    <style:style style:name="T365" style:family="text">
      <style:text-properties fo:font-variant="normal" fo:text-transform="none" fo:color="#000000" fo:letter-spacing="normal" fo:font-style="normal" style:text-underline-style="solid" style:text-underline-width="auto" style:text-underline-color="font-color" fo:font-weight="bold" style:font-weight-asian="bold" style:font-weight-complex="bold"/>
    </style:style>
    <style:style style:name="T366" style:family="text">
      <style:text-properties fo:font-variant="normal" fo:text-transform="none" fo:color="#000000" fo:letter-spacing="normal" fo:font-style="normal" style:text-underline-style="solid" style:text-underline-width="auto" style:text-underline-color="font-color" fo:font-weight="bold" officeooo:rsid="008592f4" style:font-weight-asian="bold" style:font-weight-complex="bold"/>
    </style:style>
    <style:style style:name="T367" style:family="text">
      <style:text-properties fo:font-variant="normal" fo:text-transform="none" fo:color="#000000" fo:letter-spacing="normal" fo:font-style="normal" style:text-underline-style="solid" style:text-underline-width="auto" style:text-underline-color="font-color" fo:font-weight="bold" fo:background-color="#ffd7d7" loext:char-shading-value="0" style:font-weight-asian="bold" style:font-weight-complex="bold"/>
    </style:style>
    <style:style style:name="T368" style:family="text">
      <style:text-properties fo:font-variant="normal" fo:text-transform="none" fo:color="#000000" fo:letter-spacing="normal" fo:font-style="italic" fo:font-weight="normal" style:font-style-asian="italic" style:font-style-complex="italic"/>
    </style:style>
    <style:style style:name="T369" style:family="text">
      <style:text-properties fo:font-variant="normal" fo:text-transform="none" fo:color="#000000" style:font-name="monospace" fo:font-size="12pt" fo:letter-spacing="normal" fo:font-style="normal" fo:font-weight="normal" officeooo:rsid="00c6a538" fo:background-color="#dee6ef" loext:char-shading-value="0"/>
    </style:style>
    <style:style style:name="T370" style:family="text">
      <style:text-properties fo:font-variant="normal" fo:text-transform="none" fo:color="#000000" style:font-name="monospace" fo:font-size="12pt" fo:letter-spacing="normal" fo:font-style="normal" style:text-underline-style="none" fo:font-weight="normal" officeooo:rsid="00c0be32" style:font-size-asian="13pt" style:font-style-asian="italic" style:font-size-complex="13pt" style:font-style-complex="italic"/>
    </style:style>
    <style:style style:name="T371" style:family="text">
      <style:text-properties fo:font-variant="normal" fo:text-transform="none" fo:color="#000000" style:font-name="monospace" fo:font-size="12pt" fo:letter-spacing="normal" fo:font-style="italic" fo:font-weight="normal" officeooo:rsid="00bfa198" fo:background-color="#dee6ef" loext:char-shading-value="0" style:font-size-asian="12pt" style:font-style-asian="italic" style:font-size-complex="12pt" style:font-style-complex="italic"/>
    </style:style>
    <style:style style:name="T372" style:family="text">
      <style:text-properties fo:font-variant="normal" fo:text-transform="none" fo:color="#000000" style:font-name="inherit" fo:font-size="14pt" fo:letter-spacing="normal" fo:font-style="normal" fo:font-weight="normal" fo:background-color="transparent" loext:char-shading-value="0" style:font-size-asian="14pt" style:font-size-complex="14pt" loext:padding="0cm" loext:border="none"/>
    </style:style>
    <style:style style:name="T373" style:family="text">
      <style:text-properties fo:font-variant="normal" fo:text-transform="none" fo:color="#000000" style:font-name="inherit" fo:font-size="14pt" fo:letter-spacing="normal" fo:font-style="normal" fo:font-weight="normal" fo:background-color="#dee6ef" loext:char-shading-value="0" style:font-size-asian="14pt" style:font-size-complex="14pt" loext:padding="0cm" loext:border="none"/>
    </style:style>
    <style:style style:name="T374" style:family="text">
      <style:text-properties fo:font-variant="normal" fo:text-transform="none" fo:color="#000000" style:font-name="Slack-Lato" fo:letter-spacing="normal" fo:font-style="italic" fo:background-color="#dee6ef" loext:char-shading-value="0" style:font-style-asian="italic" style:font-style-complex="italic"/>
    </style:style>
    <style:style style:name="T375" style:family="text">
      <style:text-properties fo:font-variant="normal" fo:text-transform="none" fo:color="#000000" style:font-name="Slack-Lato" fo:letter-spacing="normal" fo:font-style="italic" officeooo:rsid="0131dce3" fo:background-color="#dee6ef" loext:char-shading-value="0" style:font-style-asian="italic" style:font-style-complex="italic"/>
    </style:style>
    <style:style style:name="T376" style:family="text">
      <style:text-properties fo:font-variant="normal" fo:text-transform="none" fo:color="#000000" style:text-line-through-style="none" style:text-line-through-type="none" style:font-name="Helvetica Neue" fo:font-size="13pt" fo:letter-spacing="normal" fo:font-style="normal" style:text-underline-style="none" fo:font-weight="normal" officeooo:rsid="014f2e3c" style:text-blinking="false" style:font-size-asian="13pt" style:font-weight-asian="normal" style:font-size-complex="13pt" style:font-weight-complex="normal"/>
    </style:style>
    <style:style style:name="T377" style:family="text">
      <style:text-properties fo:font-variant="normal" fo:text-transform="none" fo:color="#000000" style:text-line-through-style="none" style:text-line-through-type="none" style:font-name="Helvetica Neue" fo:font-size="13pt" fo:letter-spacing="normal" fo:font-style="normal" style:text-underline-style="none" fo:font-weight="normal" officeooo:rsid="014f4221" style:text-blinking="false" style:font-size-asian="13pt" style:font-weight-asian="normal" style:font-size-complex="13pt" style:font-weight-complex="normal"/>
    </style:style>
    <style:style style:name="T378" style:family="text">
      <style:text-properties fo:font-variant="normal" fo:text-transform="none" fo:color="#000000" style:text-line-through-style="none" style:text-line-through-type="none" style:font-name="Helvetica Neue" fo:font-size="11pt" fo:letter-spacing="normal" fo:font-style="normal" style:text-underline-style="none" fo:font-weight="normal" officeooo:rsid="014f4221" style:text-blinking="false" style:font-size-asian="11pt" style:font-weight-asian="normal" style:font-size-complex="11pt" style:font-weight-complex="normal"/>
    </style:style>
    <style:style style:name="T379" style:family="text">
      <style:text-properties fo:font-variant="normal" fo:text-transform="none" fo:color="#000000" style:text-line-through-style="none" style:text-line-through-type="none" style:font-name="Helvetica Neue" fo:font-size="11pt" fo:letter-spacing="normal" fo:font-style="italic" style:text-underline-style="none" fo:font-weight="normal" officeooo:rsid="014f4221" style:text-blinking="false" style:font-size-asian="11pt" style:font-style-asian="italic" style:font-weight-asian="normal" style:font-size-complex="11pt" style:font-style-complex="italic" style:font-weight-complex="normal"/>
    </style:style>
    <style:style style:name="T380" style:family="text">
      <style:text-properties fo:font-variant="normal" fo:text-transform="none" fo:color="#000000" style:text-line-through-style="none" style:text-line-through-type="none" style:text-position="super 58%" style:font-name="Helvetica Neue" fo:font-size="13pt" fo:letter-spacing="normal" fo:font-style="normal" style:text-underline-style="none" fo:font-weight="normal" officeooo:rsid="014f2e3c" style:text-blinking="false" style:font-size-asian="13pt" style:font-weight-asian="normal" style:font-size-complex="13pt" style:font-weight-complex="normal"/>
    </style:style>
    <style:style style:name="T381" style:family="text">
      <style:text-properties fo:font-variant="normal" fo:text-transform="none" style:font-name="var bs-font-monospace" fo:font-size="11.25pt" fo:letter-spacing="normal" fo:font-style="normal" fo:font-weight="normal" officeooo:rsid="0084fd51"/>
    </style:style>
    <style:style style:name="T382" style:family="text">
      <style:text-properties fo:font-variant="normal" fo:text-transform="none" fo:color="#0a0a23" style:font-name="Lato" fo:font-size="14pt" fo:letter-spacing="normal" fo:font-style="normal" fo:font-weight="normal" officeooo:rsid="00ba25d5" style:font-size-asian="14pt" style:font-style-asian="italic" style:font-size-complex="14pt" style:font-style-complex="italic"/>
    </style:style>
    <style:style style:name="T383" style:family="text">
      <style:text-properties fo:font-variant="normal" fo:text-transform="none" style:use-window-font-color="true" style:font-name="monospace1" fo:font-size="14pt" fo:letter-spacing="normal" fo:font-style="normal" style:text-underline-style="none" fo:font-weight="normal" officeooo:rsid="001a4d29" fo:background-color="#b4c7dc" loext:char-shading-value="0" style:font-size-asian="14pt" style:font-style-asian="italic" style:font-size-complex="14pt" style:font-style-complex="italic" loext:padding="0cm" loext:border="none"/>
    </style:style>
    <style:style style:name="T384" style:family="text">
      <style:text-properties fo:font-variant="normal" fo:text-transform="none" style:font-name="monospace" fo:letter-spacing="normal" fo:font-weight="normal" officeooo:rsid="00bfa198"/>
    </style:style>
    <style:style style:name="T385" style:family="text">
      <style:text-properties fo:font-variant="normal" fo:text-transform="none" style:font-name="monospace" fo:letter-spacing="normal" fo:font-weight="normal" officeooo:rsid="00c11b84"/>
    </style:style>
    <style:style style:name="T386" style:family="text">
      <style:text-properties fo:font-variant="normal" fo:text-transform="none" style:font-name="monospace" fo:letter-spacing="normal" fo:font-weight="normal" officeooo:rsid="00c34e27"/>
    </style:style>
    <style:style style:name="T387" style:family="text">
      <style:text-properties fo:font-variant="normal" fo:text-transform="none" fo:color="#525960" style:font-name="apple-system" fo:font-size="11.25pt" fo:letter-spacing="normal" fo:font-style="normal" fo:font-weight="normal"/>
    </style:style>
    <style:style style:name="T388" style:family="text">
      <style:text-properties fo:font-variant="normal" fo:text-transform="none" fo:color="#525960" style:font-name="apple-system" fo:font-size="11.25pt" fo:letter-spacing="normal" fo:font-style="normal" fo:font-weight="normal" style:font-style-asian="italic" style:font-style-complex="italic"/>
    </style:style>
    <style:style style:name="T389" style:family="text">
      <style:text-properties fo:font-variant="normal" fo:text-transform="none" style:font-name="var font-family-mono" fo:letter-spacing="normal" fo:background-color="transparent" loext:char-shading-value="0"/>
    </style:style>
    <style:style style:name="T390" style:family="text">
      <style:text-properties fo:font-variant="normal" fo:text-transform="none" fo:color="#3faf46" style:font-name="inherit" fo:font-size="12pt" fo:letter-spacing="normal" fo:font-style="italic" fo:font-weight="normal" officeooo:rsid="011c1527" fo:background-color="transparent" loext:char-shading-value="0" style:font-size-asian="12pt" style:font-style-asian="italic" style:font-size-complex="12pt" style:font-style-complex="italic" loext:padding="0cm" loext:border="none"/>
    </style:style>
    <style:style style:name="T391" style:family="text">
      <style:text-properties fo:font-variant="normal" fo:text-transform="none" fo:color="#3faf46" style:font-name="inherit" fo:font-size="12pt" fo:letter-spacing="normal" fo:font-style="italic" fo:font-weight="bold" officeooo:rsid="011e18c7" fo:background-color="transparent" loext:char-shading-value="0" style:font-size-asian="12pt" style:font-style-asian="italic" style:font-weight-asian="bold" style:font-size-complex="12pt" style:font-style-complex="italic" style:font-weight-complex="bold" loext:padding="0cm" loext:border="none"/>
    </style:style>
    <style:style style:name="T392" style:family="text">
      <style:text-properties fo:font-variant="normal" fo:text-transform="none" fo:color="#3faf46" style:font-name="inherit" fo:font-size="12pt" fo:letter-spacing="normal" fo:font-style="italic" style:text-underline-style="solid" style:text-underline-width="auto" style:text-underline-color="font-color" fo:font-weight="normal" officeooo:rsid="011e18c7" fo:background-color="transparent" loext:char-shading-value="0" style:font-size-asian="12pt" style:font-style-asian="italic" style:font-weight-asian="normal" style:font-size-complex="12pt" style:font-style-complex="italic" style:font-weight-complex="normal" loext:padding="0cm" loext:border="none"/>
    </style:style>
    <style:style style:name="T393" style:family="text">
      <style:text-properties fo:font-variant="normal" fo:text-transform="none" fo:color="#3faf46" style:font-name="inherit" fo:font-size="12pt" fo:letter-spacing="normal" fo:font-style="normal" fo:font-weight="normal" fo:background-color="transparent" loext:char-shading-value="0" style:font-size-asian="12pt" style:font-style-asian="italic" style:font-size-complex="12pt" style:font-style-complex="italic" loext:padding="0cm" loext:border="none"/>
    </style:style>
    <style:style style:name="T394" style:family="text">
      <style:text-properties fo:font-variant="normal" fo:text-transform="none" fo:color="#3faf46" style:font-name="inherit" fo:font-size="9.75pt" fo:letter-spacing="normal" fo:font-style="normal" fo:font-weight="normal" fo:background-color="transparent" loext:char-shading-value="0" style:font-size-asian="12pt" style:font-style-asian="italic" style:font-size-complex="12pt" style:font-style-complex="italic" loext:padding="0cm" loext:border="none"/>
    </style:style>
    <style:style style:name="T395" style:family="text">
      <style:text-properties fo:font-variant="normal" fo:text-transform="none" fo:color="#3faf46" style:font-name="inherit" fo:font-size="9.75pt" fo:letter-spacing="normal" fo:font-style="normal" fo:font-weight="normal" fo:background-color="transparent" loext:char-shading-value="0" loext:padding="0cm" loext:border="none"/>
    </style:style>
    <style:style style:name="T396" style:family="text">
      <style:text-properties fo:font-variant="normal" fo:text-transform="none" fo:color="#3faf46" style:font-name="inherit" fo:letter-spacing="normal" fo:font-style="normal" fo:font-weight="normal" fo:background-color="transparent" loext:char-shading-value="0" loext:padding="0cm" loext:border="none"/>
    </style:style>
    <style:style style:name="T397" style:family="text">
      <style:text-properties fo:font-variant="normal" fo:text-transform="none" fo:color="#3faf46" fo:letter-spacing="normal" fo:background-color="transparent" loext:char-shading-value="0" loext:padding="0cm" loext:border="none"/>
    </style:style>
    <style:style style:name="T398" style:family="text">
      <style:text-properties fo:font-variant="normal" fo:text-transform="none" fo:color="#444444" style:font-name="Helvetica Neue" fo:font-size="10.5pt" fo:letter-spacing="normal" fo:font-style="normal" fo:font-weight="bold"/>
    </style:style>
    <style:style style:name="T399" style:family="text">
      <style:text-properties fo:font-variant="normal" fo:text-transform="none" fo:color="#444444" style:font-name="Helvetica Neue" fo:font-size="10.5pt" fo:letter-spacing="normal" fo:font-style="normal" fo:font-weight="bold" officeooo:rsid="014f2e3c"/>
    </style:style>
    <style:style style:name="T400" style:family="text">
      <style:text-properties fo:font-variant="normal" fo:text-transform="none" fo:color="#444444" style:font-name="Helvetica Neue" fo:font-size="10.5pt" fo:letter-spacing="normal" fo:font-style="normal" fo:font-weight="bold" officeooo:rsid="014f2e3c" style:font-weight-asian="bold" style:font-weight-complex="bold"/>
    </style:style>
    <style:style style:name="T401" style:family="text">
      <style:text-properties fo:font-variant="normal" fo:text-transform="none" fo:color="#444444" style:font-name="Helvetica Neue" fo:font-size="10.5pt" fo:letter-spacing="normal" fo:font-style="normal" fo:font-weight="normal" officeooo:rsid="014f2e3c"/>
    </style:style>
    <style:style style:name="T402" style:family="text">
      <style:text-properties fo:font-variant="normal" fo:text-transform="none" fo:color="#444444" style:font-name="Helvetica Neue" fo:font-size="10.5pt" fo:letter-spacing="normal" fo:font-style="normal" fo:font-weight="normal" officeooo:rsid="014f2e3c" style:font-weight-asian="normal" style:font-weight-complex="normal"/>
    </style:style>
    <style:style style:name="T403" style:family="text">
      <style:text-properties fo:font-variant="normal" fo:text-transform="none" fo:color="#5eb91e" style:text-line-through-style="none" style:text-line-through-type="none" style:font-name="Helvetica Neue" fo:font-size="13pt" fo:letter-spacing="normal" fo:font-style="normal" style:text-underline-style="none" fo:font-weight="normal" officeooo:rsid="014f2e3c" style:text-blinking="false" style:font-size-asian="13pt" style:font-weight-asian="normal" style:font-size-complex="13pt" style:font-weight-complex="normal"/>
    </style:style>
    <style:style style:name="T404" style:family="text">
      <style:text-properties fo:font-variant="normal" fo:text-transform="none" fo:color="#5eb91e" style:text-line-through-style="none" style:text-line-through-type="none" style:font-name="Helvetica Neue" fo:font-size="13pt" fo:letter-spacing="normal" fo:font-style="normal" style:text-underline-style="none" fo:font-weight="normal" officeooo:rsid="014f2e3c" style:text-blinking="false" fo:background-color="#ffffff" loext:char-shading-value="0" style:font-size-asian="13pt" style:font-weight-asian="normal" style:font-size-complex="13pt" style:font-weight-complex="normal"/>
    </style:style>
    <style:style style:name="T405" style:family="text">
      <style:text-properties fo:font-size="22pt" style:text-underline-style="solid" style:text-underline-width="auto" style:text-underline-color="font-color" officeooo:rsid="001bb003" style:font-size-asian="22pt" style:font-size-complex="22pt"/>
    </style:style>
    <style:style style:name="T406" style:family="text">
      <style:text-properties officeooo:rsid="001bb003"/>
    </style:style>
    <style:style style:name="T407" style:family="text">
      <style:text-properties fo:font-size="24pt" style:text-underline-style="none" fo:font-weight="normal" fo:background-color="transparent" loext:char-shading-value="0" style:font-size-asian="21pt" style:font-weight-asian="normal" style:font-size-complex="24pt" style:font-weight-complex="normal"/>
    </style:style>
    <style:style style:name="T408" style:family="text">
      <style:text-properties fo:font-size="24pt" style:text-underline-style="none" fo:font-weight="normal" officeooo:rsid="00123a4a" fo:background-color="transparent" loext:char-shading-value="0" style:font-size-asian="21pt" style:font-weight-asian="normal" style:font-size-complex="24pt" style:font-weight-complex="normal"/>
    </style:style>
    <style:style style:name="T409" style:family="text">
      <style:text-properties fo:font-size="24pt" style:font-size-asian="21pt" style:font-size-complex="24pt"/>
    </style:style>
    <style:style style:name="T410" style:family="text">
      <style:text-properties fo:color="#729fcf" fo:font-size="16pt" style:text-underline-style="none" fo:font-weight="normal" officeooo:rsid="0024bbc6" fo:background-color="transparent" loext:char-shading-value="0" style:font-size-asian="16pt" style:font-weight-asian="normal" style:font-size-complex="16pt" style:font-weight-complex="normal"/>
    </style:style>
    <style:style style:name="T411" style:family="text">
      <style:text-properties fo:color="#729fcf" fo:font-size="14pt" style:font-size-asian="14pt" style:font-size-complex="14pt"/>
    </style:style>
    <style:style style:name="T412" style:family="text">
      <style:text-properties fo:color="#729fcf" fo:font-size="14pt" officeooo:rsid="00bbacb2" style:font-size-asian="14pt" style:font-size-complex="14pt"/>
    </style:style>
    <style:style style:name="T413" style:family="text">
      <style:text-properties fo:color="#ffbf00" fo:font-size="16pt" style:text-underline-style="none" fo:font-weight="normal" officeooo:rsid="0024bbc6" fo:background-color="transparent" loext:char-shading-value="0" style:font-size-asian="16pt" style:font-weight-asian="normal" style:font-size-complex="16pt" style:font-weight-complex="normal"/>
    </style:style>
    <style:style style:name="T414" style:family="text">
      <style:text-properties fo:color="#ffbf00" fo:font-size="16pt" style:text-underline-style="none" fo:font-weight="bold" officeooo:rsid="00f0e2a2" fo:background-color="transparent" loext:char-shading-value="0" style:font-size-asian="14pt" style:font-weight-asian="bold" style:font-size-complex="16pt" style:font-weight-complex="bold"/>
    </style:style>
    <style:style style:name="T415" style:family="text">
      <style:text-properties fo:color="#ffbf00" fo:font-size="20pt" officeooo:rsid="00263b04" style:font-size-asian="20pt" style:font-size-complex="20pt"/>
    </style:style>
    <style:style style:name="T416" style:family="text">
      <style:text-properties officeooo:rsid="00263b04"/>
    </style:style>
    <style:style style:name="T417" style:family="text">
      <style:text-properties officeooo:rsid="002a1ca8"/>
    </style:style>
    <style:style style:name="T418" style:family="text">
      <style:text-properties fo:background-color="#dee6ef" loext:char-shading-value="0"/>
    </style:style>
    <style:style style:name="T419" style:family="text">
      <style:text-properties officeooo:rsid="002a1ca8" fo:background-color="#dee6ef" loext:char-shading-value="0"/>
    </style:style>
    <style:style style:name="T420" style:family="text">
      <style:text-properties officeooo:rsid="00e47585" fo:background-color="#dee6ef" loext:char-shading-value="0"/>
    </style:style>
    <style:style style:name="T421" style:family="text">
      <style:text-properties fo:font-style="italic" fo:background-color="transparent" loext:char-shading-value="0" style:font-style-asian="italic" style:font-style-complex="italic"/>
    </style:style>
    <style:style style:name="T422" style:family="text">
      <style:text-properties fo:font-style="italic" fo:background-color="#dee6ef" loext:char-shading-value="0" style:font-style-asian="italic" style:font-style-complex="italic"/>
    </style:style>
    <style:style style:name="T423" style:family="text">
      <style:text-properties fo:font-style="italic" style:text-underline-style="none" officeooo:rsid="002c461a" fo:background-color="transparent" loext:char-shading-value="0" style:font-style-asian="italic" style:font-style-complex="italic"/>
    </style:style>
    <style:style style:name="T424" style:family="text">
      <style:text-properties fo:font-style="italic" style:text-underline-style="none" officeooo:rsid="002f4b84" fo:background-color="transparent" loext:char-shading-value="0" style:font-size-asian="16pt" style:font-style-asian="italic" style:font-size-complex="16pt" style:font-style-complex="italic"/>
    </style:style>
    <style:style style:name="T425" style:family="text">
      <style:text-properties fo:font-style="italic" style:text-underline-style="none" officeooo:rsid="002f4b84" fo:background-color="#dee6ef" loext:char-shading-value="0" style:font-size-asian="16pt" style:font-style-asian="italic" style:font-size-complex="16pt" style:font-style-complex="italic"/>
    </style:style>
    <style:style style:name="T426" style:family="text">
      <style:text-properties fo:font-style="italic" style:text-underline-style="none" officeooo:rsid="002f4b84" fo:background-color="#5983b0" loext:char-shading-value="0" style:font-size-asian="16pt" style:font-style-asian="italic" style:font-size-complex="16pt" style:font-style-complex="italic"/>
    </style:style>
    <style:style style:name="T427" style:family="text">
      <style:text-properties fo:font-size="18pt" style:text-underline-style="none" style:font-size-asian="18pt" style:font-size-complex="18pt"/>
    </style:style>
    <style:style style:name="T428" style:family="text">
      <style:text-properties fo:font-size="18pt" style:text-underline-style="none" officeooo:rsid="002c461a" fo:background-color="transparent" loext:char-shading-value="0" style:font-size-asian="18pt" style:font-size-complex="18pt"/>
    </style:style>
    <style:style style:name="T429" style:family="text">
      <style:text-properties fo:color="#666666" style:text-underline-style="none"/>
    </style:style>
    <style:style style:name="T430" style:family="text">
      <style:text-properties fo:color="#666666" fo:background-color="transparent" loext:char-shading-value="0"/>
    </style:style>
    <style:style style:name="T431" style:family="text">
      <style:text-properties fo:color="#666666" style:text-underline-style="solid" style:text-underline-width="auto" style:text-underline-color="font-color" fo:background-color="transparent" loext:char-shading-value="0"/>
    </style:style>
    <style:style style:name="T432" style:family="text">
      <style:text-properties style:font-name="aakar" fo:font-size="15pt" fo:font-style="italic" style:text-underline-style="none" style:font-size-asian="15pt" style:font-style-asian="italic" style:font-size-complex="15pt" style:font-style-complex="italic"/>
    </style:style>
    <style:style style:name="T433" style:family="text">
      <style:text-properties style:font-name="aakar" fo:font-size="15pt" fo:font-style="italic" style:text-underline-style="none" officeooo:rsid="002f4b84" style:font-size-asian="15pt" style:font-style-asian="italic" style:font-size-complex="15pt" style:font-style-complex="italic"/>
    </style:style>
    <style:style style:name="T434" style:family="text">
      <style:text-properties style:font-name="aakar" fo:font-size="15pt" fo:font-style="italic" style:text-underline-style="none" officeooo:rsid="0031d06e" style:font-size-asian="15pt" style:font-style-asian="italic" style:font-size-complex="15pt" style:font-style-complex="italic"/>
    </style:style>
    <style:style style:name="T435" style:family="text">
      <style:text-properties style:font-name="aakar" fo:font-size="15pt" fo:font-style="italic" style:text-underline-style="none" fo:background-color="transparent" loext:char-shading-value="0" style:font-size-asian="15pt" style:font-style-asian="italic" style:font-size-complex="15pt" style:font-style-complex="italic"/>
    </style:style>
    <style:style style:name="T436" style:family="text">
      <style:text-properties style:font-name="aakar" fo:font-size="15pt" fo:font-style="italic" style:text-underline-style="none" officeooo:rsid="0031d06e" fo:background-color="transparent" loext:char-shading-value="0" style:font-size-asian="15pt" style:font-style-asian="italic" style:font-size-complex="15pt" style:font-style-complex="italic"/>
    </style:style>
    <style:style style:name="T437" style:family="text">
      <style:text-properties officeooo:rsid="0042398d"/>
    </style:style>
    <style:style style:name="T438" style:family="text">
      <style:text-properties officeooo:rsid="005689c4"/>
    </style:style>
    <style:style style:name="T439" style:family="text">
      <style:text-properties officeooo:rsid="0054d217"/>
    </style:style>
    <style:style style:name="T440" style:family="text">
      <style:text-properties fo:color="#ffa6a6" style:text-underline-style="solid" style:text-underline-width="auto" style:text-underline-color="font-color" fo:background-color="transparent" loext:char-shading-value="0"/>
    </style:style>
    <style:style style:name="T441" style:family="text">
      <style:text-properties fo:color="#ffa6a6" fo:background-color="#fff5ce" loext:char-shading-value="0"/>
    </style:style>
    <style:style style:name="T442" style:family="text">
      <style:text-properties style:font-name="Monaco" fo:font-style="normal" fo:font-weight="normal"/>
    </style:style>
    <style:style style:name="T443" style:family="text">
      <style:text-properties style:font-name="Monaco" fo:font-style="normal" fo:font-weight="normal" officeooo:rsid="006ba487"/>
    </style:style>
    <style:style style:name="T444" style:family="text">
      <style:text-properties style:font-name="Monaco" fo:font-style="normal" fo:font-weight="normal" fo:background-color="#dee6ef" loext:char-shading-value="0"/>
    </style:style>
    <style:style style:name="T445" style:family="text">
      <style:text-properties style:font-name="Monaco" fo:font-size="16pt" fo:font-style="normal" fo:font-weight="normal" style:font-size-asian="16pt" style:font-size-complex="16pt"/>
    </style:style>
    <style:style style:name="T446" style:family="text">
      <style:text-properties officeooo:rsid="006ba487"/>
    </style:style>
    <style:style style:name="T447" style:family="text">
      <style:text-properties officeooo:rsid="0073cbff"/>
    </style:style>
    <style:style style:name="T448" style:family="text">
      <style:text-properties officeooo:rsid="0079326d"/>
    </style:style>
    <style:style style:name="T449" style:family="text">
      <style:text-properties fo:font-size="26pt" style:font-size-asian="26pt" style:font-size-complex="26pt"/>
    </style:style>
    <style:style style:name="T450" style:family="text">
      <style:text-properties fo:font-size="26pt" officeooo:rsid="0079326d" style:font-size-asian="26pt" style:font-size-complex="26pt"/>
    </style:style>
    <style:style style:name="T451" style:family="text">
      <style:text-properties fo:font-size="26pt" style:text-underline-style="solid" style:text-underline-width="auto" style:text-underline-color="font-color" officeooo:rsid="0079326d" style:font-size-asian="26pt" style:font-size-complex="26pt"/>
    </style:style>
    <style:style style:name="T452" style:family="text">
      <style:text-properties fo:color="#dee6ef" fo:font-size="13pt" fo:background-color="#dee6ef" loext:char-shading-value="0" style:font-size-asian="13pt" style:font-size-complex="13pt"/>
    </style:style>
    <style:style style:name="T453" style:family="text">
      <style:text-properties fo:color="#dee6ef" fo:font-size="13pt" officeooo:rsid="00e47585" fo:background-color="#dee6ef" loext:char-shading-value="0" style:font-size-asian="13pt" style:font-size-complex="13pt"/>
    </style:style>
    <style:style style:name="T454" style:family="text">
      <style:text-properties officeooo:rsid="0084fd51"/>
    </style:style>
    <style:style style:name="T455" style:family="text">
      <style:text-properties officeooo:rsid="00862ea1"/>
    </style:style>
    <style:style style:name="T456" style:family="text">
      <style:text-properties officeooo:rsid="0087e833"/>
    </style:style>
    <style:style style:name="T457" style:family="text">
      <style:text-properties officeooo:rsid="0098318b"/>
    </style:style>
    <style:style style:name="T458" style:family="text">
      <style:text-properties fo:color="#3465a4"/>
    </style:style>
    <style:style style:name="T459" style:family="text">
      <style:text-properties fo:color="#3465a4" fo:font-size="14pt" fo:font-weight="bold" officeooo:rsid="009139e7" fo:background-color="transparent" loext:char-shading-value="0" style:font-size-asian="14pt" style:font-weight-asian="bold" style:font-size-complex="14pt" style:font-weight-complex="bold"/>
    </style:style>
    <style:style style:name="T460" style:family="text">
      <style:text-properties fo:color="#3465a4" fo:font-size="14pt" officeooo:rsid="00b4863d" style:font-size-asian="14pt" style:font-size-complex="14pt"/>
    </style:style>
    <style:style style:name="T461" style:family="text">
      <style:text-properties fo:color="#3465a4" fo:font-size="15pt" fo:font-weight="bold" officeooo:rsid="009139e7" fo:background-color="#b4c7dc" loext:char-shading-value="0" style:font-size-asian="15pt" style:font-weight-asian="bold" style:font-size-complex="15pt" style:font-weight-complex="bold"/>
    </style:style>
    <style:style style:name="T462" style:family="text">
      <style:text-properties fo:color="#3465a4" fo:font-size="15pt" officeooo:rsid="00b2345b" fo:background-color="transparent" loext:char-shading-value="0" style:font-size-asian="15pt" style:font-size-complex="15pt"/>
    </style:style>
    <style:style style:name="T463" style:family="text">
      <style:text-properties fo:color="#3465a4" fo:font-size="15pt" officeooo:rsid="00e94a81" fo:background-color="transparent" loext:char-shading-value="0" style:font-size-asian="15pt" style:font-size-complex="15pt"/>
    </style:style>
    <style:style style:name="T464" style:family="text">
      <style:text-properties fo:color="#3465a4" fo:font-size="15pt" officeooo:rsid="001218df" style:font-size-asian="15pt" style:font-size-complex="15pt"/>
    </style:style>
    <style:style style:name="T465" style:family="text">
      <style:text-properties fo:color="#3465a4" fo:font-style="italic" officeooo:rsid="00bae114" style:font-style-asian="italic" style:font-style-complex="italic"/>
    </style:style>
    <style:style style:name="T466" style:family="text">
      <style:text-properties fo:color="#3465a4" fo:font-size="16pt" style:text-underline-style="none" fo:font-weight="bold" officeooo:rsid="00f0e2a2" fo:background-color="transparent" loext:char-shading-value="0" style:font-size-asian="14pt" style:font-weight-asian="bold" style:font-size-complex="16pt" style:font-weight-complex="bold"/>
    </style:style>
    <style:style style:name="T467" style:family="text">
      <style:text-properties fo:color="#3465a4" fo:font-size="16pt" style:text-underline-style="none" fo:font-weight="bold" officeooo:rsid="01208b58" fo:background-color="transparent" loext:char-shading-value="0" style:font-size-asian="14pt" style:font-weight-asian="bold" style:font-size-complex="16pt" style:font-weight-complex="bold"/>
    </style:style>
    <style:style style:name="T468" style:family="text">
      <style:text-properties officeooo:rsid="009d8a9a"/>
    </style:style>
    <style:style style:name="T469" style:family="text">
      <style:text-properties officeooo:rsid="00a26f3b"/>
    </style:style>
    <style:style style:name="T470" style:family="text">
      <style:text-properties officeooo:rsid="00a3c744"/>
    </style:style>
    <style:style style:name="T471" style:family="text">
      <style:text-properties officeooo:rsid="00a47401"/>
    </style:style>
    <style:style style:name="T472" style:family="text">
      <style:text-properties officeooo:rsid="004860de"/>
    </style:style>
    <style:style style:name="T473" style:family="text">
      <style:text-properties officeooo:rsid="00a76e58"/>
    </style:style>
    <style:style style:name="T474" style:family="text">
      <style:text-properties officeooo:rsid="00a9a3d6"/>
    </style:style>
    <style:style style:name="T475" style:family="text">
      <style:text-properties fo:font-size="13pt" style:text-underline-style="none" officeooo:rsid="00bfa198" fo:background-color="transparent" loext:char-shading-value="0" style:font-size-asian="13pt" style:font-style-asian="italic" style:font-size-complex="13pt" style:font-style-complex="italic"/>
    </style:style>
    <style:style style:name="T476" style:family="text">
      <style:text-properties fo:font-size="13pt" style:text-underline-style="none" officeooo:rsid="00c0be32" fo:background-color="transparent" loext:char-shading-value="0" style:font-size-asian="13pt" style:font-style-asian="italic" style:font-size-complex="13pt" style:font-style-complex="italic"/>
    </style:style>
    <style:style style:name="T477" style:family="text">
      <style:text-properties fo:font-size="13pt" style:text-underline-style="none" officeooo:rsid="00c0be32" fo:background-color="#dee6ef" loext:char-shading-value="0" style:font-size-asian="13pt" style:font-style-asian="italic" style:font-size-complex="13pt" style:font-style-complex="italic"/>
    </style:style>
    <style:style style:name="T478" style:family="text">
      <style:text-properties fo:font-size="13pt" style:text-underline-style="none" officeooo:rsid="00c11b84" fo:background-color="#dee6ef" loext:char-shading-value="0" style:font-size-asian="13pt" style:font-style-asian="italic" style:font-size-complex="13pt" style:font-style-complex="italic"/>
    </style:style>
    <style:style style:name="T479" style:family="text">
      <style:text-properties fo:font-size="14pt" style:font-size-asian="14pt" style:font-size-complex="14pt"/>
    </style:style>
    <style:style style:name="T480" style:family="text">
      <style:text-properties fo:font-size="14pt" officeooo:rsid="00b4554d" style:font-size-asian="14pt" style:font-size-complex="14pt"/>
    </style:style>
    <style:style style:name="T481" style:family="text">
      <style:text-properties fo:font-size="14pt" officeooo:rsid="00bbacb2" style:font-size-asian="14pt" style:font-size-complex="14pt"/>
    </style:style>
    <style:style style:name="T482" style:family="text">
      <style:text-properties fo:font-size="14pt" officeooo:rsid="0140132a" style:font-size-asian="14pt" style:font-size-complex="14pt"/>
    </style:style>
    <style:style style:name="T483" style:family="text">
      <style:text-properties fo:font-size="14pt" style:text-underline-style="none" fo:font-weight="normal" officeooo:rsid="00b2d050" style:font-size-asian="14pt" style:font-weight-asian="normal" style:font-size-complex="14pt" style:font-weight-complex="normal"/>
    </style:style>
    <style:style style:name="T484" style:family="text">
      <style:text-properties fo:font-size="14pt" style:text-underline-style="none" fo:font-weight="normal" officeooo:rsid="00b4554d" style:font-size-asian="14pt" style:font-weight-asian="normal" style:font-size-complex="14pt" style:font-weight-complex="normal"/>
    </style:style>
    <style:style style:name="T485" style:family="text">
      <style:text-properties fo:font-size="14pt" style:text-underline-style="solid" style:text-underline-width="auto" style:text-underline-color="font-color" fo:font-weight="normal" officeooo:rsid="00b2d050" style:font-size-asian="14pt" style:font-weight-asian="normal" style:font-size-complex="14pt" style:font-weight-complex="normal"/>
    </style:style>
    <style:style style:name="T486" style:family="text">
      <style:text-properties fo:font-size="14pt" officeooo:rsid="00b4554d" fo:background-color="#e8f2a1" loext:char-shading-value="0" style:font-size-asian="14pt" style:font-size-complex="14pt"/>
    </style:style>
    <style:style style:name="T487" style:family="text">
      <style:text-properties officeooo:rsid="00ad2efe"/>
    </style:style>
    <style:style style:name="T488" style:family="text">
      <style:text-properties officeooo:rsid="00ad777d"/>
    </style:style>
    <style:style style:name="T489" style:family="text">
      <style:text-properties officeooo:rsid="00bbacb2"/>
    </style:style>
    <style:style style:name="T490" style:family="text">
      <style:text-properties officeooo:rsid="00bc864e"/>
    </style:style>
    <style:style style:name="T491" style:family="text">
      <style:text-properties officeooo:rsid="00c11b84"/>
    </style:style>
    <style:style style:name="T492" style:family="text">
      <style:text-properties style:font-name="monospace" fo:font-size="12pt"/>
    </style:style>
    <style:style style:name="T493" style:family="text">
      <style:text-properties style:font-name="monospace" fo:font-size="12pt" fo:background-color="#dee6ef" loext:char-shading-value="0"/>
    </style:style>
    <style:style style:name="T494" style:family="text">
      <style:text-properties style:font-name="monospace" fo:font-size="12pt" officeooo:rsid="00c34e27" fo:background-color="#dee6ef" loext:char-shading-value="0"/>
    </style:style>
    <style:style style:name="T495" style:family="text">
      <style:text-properties officeooo:rsid="00ccee31"/>
    </style:style>
    <style:style style:name="T496" style:family="text">
      <style:text-properties officeooo:rsid="00d9e945"/>
    </style:style>
    <style:style style:name="T497" style:family="text">
      <style:text-properties officeooo:rsid="007f3569"/>
    </style:style>
    <style:style style:name="T498" style:family="text">
      <style:text-properties officeooo:rsid="00db9e54"/>
    </style:style>
    <style:style style:name="T499" style:family="text">
      <style:text-properties officeooo:rsid="00db9e54" fo:background-color="#d4ea6b" loext:char-shading-value="0"/>
    </style:style>
    <style:style style:name="T500" style:family="text">
      <style:text-properties fo:color="#1e6a39" fo:font-size="14pt" officeooo:rsid="00b4554d" fo:background-color="#e8f2a1" loext:char-shading-value="0" style:font-size-asian="14pt" style:font-size-complex="14pt"/>
    </style:style>
    <style:style style:name="T501" style:family="text">
      <style:text-properties fo:color="#1e6a39" fo:font-size="14pt" officeooo:rsid="00b4863d" fo:background-color="#e8f2a1" loext:char-shading-value="0" style:font-size-asian="14pt" style:font-size-complex="14pt"/>
    </style:style>
    <style:style style:name="T502" style:family="text">
      <style:text-properties fo:color="#ff8000" fo:font-size="16pt" fo:font-weight="bold" fo:background-color="transparent" loext:char-shading-value="0" style:font-size-asian="14pt" style:font-weight-asian="bold" style:font-size-complex="16pt" style:font-weight-complex="bold"/>
    </style:style>
    <style:style style:name="T503" style:family="text">
      <style:text-properties fo:color="#ff8000" fo:font-size="16pt" style:text-underline-style="none" fo:font-weight="bold" officeooo:rsid="00f0e2a2" fo:background-color="transparent" loext:char-shading-value="0" style:font-size-asian="14pt" style:font-weight-asian="bold" style:font-size-complex="16pt" style:font-weight-complex="bold"/>
    </style:style>
    <style:style style:name="T504" style:family="text">
      <style:text-properties loext:padding="0cm" loext:border="none"/>
    </style:style>
    <style:style style:name="T505" style:family="text">
      <style:text-properties fo:color="#2a6496" style:text-underline-style="solid" style:text-underline-width="auto" style:text-underline-color="font-color" fo:background-color="transparent" loext:char-shading-value="0" loext:padding="0cm" loext:border="none"/>
    </style:style>
    <style:style style:name="T506" style:family="text">
      <style:text-properties fo:color="#2a6496" style:text-underline-style="solid" style:text-underline-width="auto" style:text-underline-color="font-color" officeooo:rsid="016c3a9e" fo:background-color="transparent" loext:char-shading-value="0" loext:padding="0cm" loext:border="none"/>
    </style:style>
    <style:style style:name="T507" style:family="text">
      <style:text-properties fo:color="#2a6496" style:text-underline-style="solid" style:text-underline-width="auto" style:text-underline-color="font-color" officeooo:rsid="00f15187" fo:background-color="transparent" loext:char-shading-value="0" loext:padding="0cm" loext:border="none"/>
    </style:style>
    <style:style style:name="T508" style:family="text">
      <style:text-properties fo:color="#428bca" style:text-line-through-style="none" style:text-line-through-type="none" style:text-underline-style="none" style:text-blinking="false" fo:background-color="transparent" loext:char-shading-value="0" loext:padding="0cm" loext:border="none"/>
    </style:style>
    <style:style style:name="T509" style:family="text">
      <style:text-properties officeooo:rsid="010f2e56"/>
    </style:style>
    <style:style style:name="T510" style:family="text">
      <style:text-properties officeooo:rsid="0112b2e9"/>
    </style:style>
    <style:style style:name="T511" style:family="text">
      <style:text-properties officeooo:rsid="0112b2e9" fo:background-color="#e8f2a1" loext:char-shading-value="0"/>
    </style:style>
    <style:style style:name="T512" style:family="text">
      <style:text-properties fo:color="#355269" fo:font-size="16pt" style:text-underline-style="none" fo:font-weight="bold" officeooo:rsid="0120d0b4" style:font-size-asian="14pt" style:font-weight-asian="bold" style:font-size-complex="16pt" style:font-weight-complex="bold"/>
    </style:style>
    <style:style style:name="T513" style:family="text">
      <style:text-properties style:text-line-through-style="none" style:text-line-through-type="none" fo:font-weight="bold" fo:background-color="#f6f9d4" loext:char-shading-value="0" style:font-weight-asian="bold" style:font-weight-complex="bold"/>
    </style:style>
    <style:style style:name="T514" style:family="text">
      <style:text-properties style:text-line-through-style="none" style:text-line-through-type="none" fo:font-weight="bold" fo:background-color="#dee6ef" loext:char-shading-value="0" style:font-weight-asian="bold" style:font-weight-complex="bold"/>
    </style:style>
    <style:style style:name="T515" style:family="text">
      <style:text-properties style:text-line-through-style="none" style:text-line-through-type="none" fo:font-weight="bold" fo:background-color="transparent" loext:char-shading-value="0" style:font-weight-asian="bold" style:font-weight-complex="bold"/>
    </style:style>
    <style:style style:name="T516" style:family="text">
      <style:text-properties style:text-line-through-style="none" style:text-line-through-type="none" fo:font-weight="bold" officeooo:rsid="012bc788" fo:background-color="transparent" loext:char-shading-value="0" style:font-weight-asian="bold" style:font-weight-complex="bold"/>
    </style:style>
    <style:style style:name="T517" style:family="text">
      <style:text-properties style:text-line-through-style="none" style:text-line-through-type="none" fo:background-color="transparent" loext:char-shading-value="0"/>
    </style:style>
    <style:style style:name="T518" style:family="text">
      <style:text-properties style:text-line-through-style="none" style:text-line-through-type="none" officeooo:rsid="012b8bb5" fo:background-color="transparent" loext:char-shading-value="0"/>
    </style:style>
    <style:style style:name="T519" style:family="text">
      <style:text-properties style:text-line-through-style="none" style:text-line-through-type="none" fo:background-color="#ffd8ce" loext:char-shading-value="0"/>
    </style:style>
    <style:style style:name="T520" style:family="text">
      <style:text-properties style:text-line-through-style="none" style:text-line-through-type="none" fo:font-size="15pt" style:text-underline-style="none" fo:font-weight="normal" style:font-size-asian="15pt" style:font-weight-asian="normal" style:font-size-complex="15pt" style:font-weight-complex="normal"/>
    </style:style>
    <style:style style:name="T521" style:family="text">
      <style:text-properties officeooo:rsid="012cac5f"/>
    </style:style>
    <style:style style:name="T522" style:family="text">
      <style:text-properties officeooo:rsid="012f2d83"/>
    </style:style>
    <style:style style:name="T523" style:family="text">
      <style:text-properties fo:font-size="15pt" style:text-underline-style="none" fo:font-weight="normal" style:font-size-asian="15pt" style:font-weight-asian="normal" style:font-size-complex="15pt" style:font-weight-complex="normal"/>
    </style:style>
    <style:style style:name="T524" style:family="text">
      <style:text-properties officeooo:rsid="0140132a"/>
    </style:style>
    <style:style style:name="T525" style:family="text">
      <style:text-properties officeooo:rsid="014097fd"/>
    </style:style>
    <style:style style:name="T526" style:family="text">
      <style:text-properties officeooo:rsid="014ba105"/>
    </style:style>
    <style:style style:name="T527" style:family="text">
      <style:text-properties officeooo:rsid="014ba105" fo:background-color="#ffffff" loext:char-shading-value="0"/>
    </style:style>
    <style:style style:name="T528" style:family="text">
      <style:text-properties officeooo:rsid="014f2e3c"/>
    </style:style>
    <style:style style:name="T529" style:family="text">
      <style:text-properties officeooo:rsid="01633e54"/>
    </style:style>
    <style:style style:name="T530" style:family="text">
      <style:text-properties officeooo:rsid="016c3a9e"/>
    </style:style>
    <style:style style:name="T531" style:family="text">
      <style:text-properties officeooo:rsid="0177c50a"/>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31cm" fo:text-indent="-0.635cm" fo:margin-left="2.23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66cm" fo:text-indent="-0.635cm" fo:margin-left="2.86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01cm" fo:text-indent="-0.635cm" fo:margin-left="3.5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36cm" fo:text-indent="-0.635cm" fo:margin-left="4.1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71cm" fo:text-indent="-0.635cm" fo:margin-left="4.7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06cm" fo:text-indent="-0.635cm" fo:margin-left="5.40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41cm" fo:text-indent="-0.635cm" fo:margin-left="6.0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76cm" fo:text-indent="-0.635cm" fo:margin-left="6.67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11cm" fo:text-indent="-0.635cm" fo:margin-left="7.31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46cm" fo:text-indent="-0.635cm" fo:margin-left="7.946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94052315701120" text:id="ct94052315701120">
          <text:insertion>
            <office:change-info>
              <dc:creator>Unknown Author</dc:creator>
              <dc:date>2022-09-13T21:47:14</dc:date>
            </office:change-info>
          </text:insertion>
        </text:changed-region>
        <text:changed-region xml:id="ct94052318155440" text:id="ct94052318155440">
          <text:insertion>
            <office:change-info>
              <dc:creator>Unknown Author</dc:creator>
              <dc:date>2022-08-22T12:15:17</dc:date>
            </office:change-info>
          </text:insertion>
        </text:changed-region>
        <text:changed-region xml:id="ct94052315719360" text:id="ct94052315719360">
          <text:insertion>
            <office:change-info>
              <dc:creator>Unknown Author</dc:creator>
              <dc:date>2022-09-09T11:59:46</dc:date>
            </office:change-info>
          </text:insertion>
        </text:changed-region>
        <text:changed-region xml:id="ct94052316443088" text:id="ct94052316443088">
          <text:deletion>
            <office:change-info>
              <dc:creator>Unknown Author</dc:creator>
              <dc:date>2022-08-22T17:08:13</dc:date>
            </office:change-info>
            <text:p text:style-name="P29"><text:span text:style-name="T181"><text:s/></text:span></text:p>
          </text:deletion>
        </text:changed-region>
        <text:changed-region xml:id="ct94052316465376" text:id="ct94052316465376">
          <text:insertion>
            <office:change-info>
              <dc:creator>Unknown Author</dc:creator>
              <dc:date>2022-09-09T20:29:07</dc:date>
            </office:change-info>
          </text:insertion>
        </text:changed-region>
        <text:changed-region xml:id="ct94052316470208" text:id="ct94052316470208">
          <text:format-change>
            <office:change-info>
              <dc:creator>Unknown Author</dc:creator>
              <dc:date>2022-08-22T17:08:41</dc:date>
            </office:change-info>
          </text:format-change>
        </text:changed-region>
        <text:changed-region xml:id="ct94052316473792" text:id="ct94052316473792">
          <text:insertion>
            <office:change-info>
              <dc:creator>Unknown Author</dc:creator>
              <dc:date>2022-08-21T19:36:54</dc:date>
            </office:change-info>
          </text:insertion>
        </text:changed-region>
        <text:changed-region xml:id="ct94052316474032" text:id="ct94052316474032">
          <text:insertion>
            <office:change-info>
              <dc:creator>Unknown Author</dc:creator>
              <dc:date>2022-08-21T19:37:05</dc:date>
            </office:change-info>
          </text:insertion>
        </text:changed-region>
        <text:changed-region xml:id="ct94052316476560" text:id="ct94052316476560">
          <text:insertion>
            <office:change-info>
              <dc:creator>Unknown Author</dc:creator>
              <dc:date>2022-09-07T10:17:58</dc:date>
            </office:change-info>
          </text:insertion>
        </text:changed-region>
        <text:changed-region xml:id="ct94052316478032" text:id="ct94052316478032">
          <text:insertion>
            <office:change-info>
              <dc:creator>Unknown Author</dc:creator>
              <dc:date>2022-08-22T12:04:52</dc:date>
            </office:change-info>
          </text:insertion>
        </text:changed-region>
        <text:changed-region xml:id="ct94052316478272" text:id="ct94052316478272">
          <text:insertion>
            <office:change-info>
              <dc:creator>Unknown Author</dc:creator>
              <dc:date>2022-08-22T12:05:00</dc:date>
            </office:change-info>
          </text:insertion>
        </text:changed-region>
        <text:changed-region xml:id="ct94052316479344" text:id="ct94052316479344">
          <text:insertion>
            <office:change-info>
              <dc:creator>Unknown Author</dc:creator>
              <dc:date>2022-08-24T10:41:10</dc:date>
            </office:change-info>
          </text:insertion>
        </text:changed-region>
        <text:changed-region xml:id="ct94052316480368" text:id="ct94052316480368">
          <text:insertion>
            <office:change-info>
              <dc:creator>Unknown Author</dc:creator>
              <dc:date>2022-08-24T12:55:08</dc:date>
            </office:change-info>
          </text:insertion>
        </text:changed-region>
        <text:changed-region xml:id="ct94052316481248" text:id="ct94052316481248">
          <text:insertion>
            <office:change-info>
              <dc:creator>Unknown Author</dc:creator>
              <dc:date>2022-08-26T12:19:23</dc:date>
            </office:change-info>
          </text:insertion>
        </text:changed-region>
        <text:changed-region xml:id="ct94052316481488" text:id="ct94052316481488">
          <text:insertion>
            <office:change-info>
              <dc:creator>Unknown Author</dc:creator>
              <dc:date>2022-08-26T12:20:02</dc:date>
            </office:change-info>
          </text:insertion>
        </text:changed-region>
        <text:changed-region xml:id="ct94052316482368" text:id="ct94052316482368">
          <text:insertion>
            <office:change-info>
              <dc:creator>Unknown Author</dc:creator>
              <dc:date>2022-08-26T23:44:06</dc:date>
            </office:change-info>
          </text:insertion>
        </text:changed-region>
        <text:changed-region xml:id="ct94052316483248" text:id="ct94052316483248">
          <text:insertion>
            <office:change-info>
              <dc:creator>Unknown Author</dc:creator>
              <dc:date>2022-08-30T23:00:51</dc:date>
            </office:change-info>
          </text:insertion>
        </text:changed-region>
        <text:changed-region xml:id="ct94052316488608" text:id="ct94052316488608">
          <text:insertion>
            <office:change-info>
              <dc:creator>Unknown Author</dc:creator>
              <dc:date>2022-08-30T23:01:10</dc:date>
            </office:change-info>
          </text:insertion>
        </text:changed-region>
        <text:changed-region xml:id="ct94052316507264" text:id="ct94052316507264">
          <text:insertion>
            <office:change-info>
              <dc:creator>Unknown Author</dc:creator>
              <dc:date>2022-09-09T20:29:17</dc:date>
            </office:change-info>
          </text:insertion>
        </text:changed-region>
        <text:changed-region xml:id="ct94052316527152" text:id="ct94052316527152">
          <text:insertion>
            <office:change-info>
              <dc:creator>Unknown Author</dc:creator>
              <dc:date>2022-08-23T22:48:59</dc:date>
            </office:change-info>
          </text:insertion>
        </text:changed-region>
        <text:changed-region xml:id="ct94052316566384" text:id="ct94052316566384">
          <text:insertion>
            <office:change-info>
              <dc:creator>Unknown Author</dc:creator>
              <dc:date>2022-08-23T22:49:04</dc:date>
            </office:change-info>
          </text:insertion>
        </text:changed-region>
        <text:changed-region xml:id="ct94052316584592" text:id="ct94052316584592">
          <text:insertion>
            <office:change-info>
              <dc:creator>Unknown Author</dc:creator>
              <dc:date>2022-08-26T16:29:58</dc:date>
            </office:change-info>
          </text:insertion>
        </text:changed-region>
        <text:changed-region xml:id="ct94052316592544" text:id="ct94052316592544">
          <text:insertion>
            <office:change-info>
              <dc:creator>Unknown Author</dc:creator>
              <dc:date>2022-08-26T16:30:03</dc:date>
            </office:change-info>
          </text:insertion>
        </text:changed-region>
        <text:changed-region xml:id="ct94052316573264" text:id="ct94052316573264">
          <text:insertion>
            <office:change-info>
              <dc:creator>Unknown Author</dc:creator>
              <dc:date>2022-08-22T10:17:30</dc:date>
            </office:change-info>
          </text:insertion>
        </text:changed-region>
        <text:changed-region xml:id="ct94052316586416" text:id="ct94052316586416">
          <text:insertion>
            <office:change-info>
              <dc:creator>Unknown Author</dc:creator>
              <dc:date>2022-08-22T23:58:53</dc:date>
            </office:change-info>
          </text:insertion>
        </text:changed-region>
        <text:changed-region xml:id="ct94052316613424" text:id="ct94052316613424">
          <text:insertion>
            <office:change-info>
              <dc:creator>Unknown Author</dc:creator>
              <dc:date>2022-08-22T10:17:30</dc:date>
            </office:change-info>
          </text:insertion>
        </text:changed-region>
        <text:changed-region xml:id="ct94052316614304" text:id="ct94052316614304">
          <text:insertion>
            <office:change-info>
              <dc:creator>Unknown Author</dc:creator>
              <dc:date>2022-08-23T00:00:02</dc:date>
            </office:change-info>
          </text:insertion>
        </text:changed-region>
        <text:changed-region xml:id="ct94052316620144" text:id="ct94052316620144">
          <text:insertion>
            <office:change-info>
              <dc:creator>Unknown Author</dc:creator>
              <dc:date>2022-08-22T10:17:30</dc:date>
            </office:change-info>
          </text:insertion>
        </text:changed-region>
        <text:changed-region xml:id="ct94052316598336" text:id="ct94052316598336">
          <text:insertion>
            <office:change-info>
              <dc:creator>Unknown Author</dc:creator>
              <dc:date>2022-08-30T23:40:47</dc:date>
            </office:change-info>
          </text:insertion>
        </text:changed-region>
        <text:changed-region xml:id="ct94052316674672" text:id="ct94052316674672">
          <text:insertion>
            <office:change-info>
              <dc:creator>Unknown Author</dc:creator>
              <dc:date>2022-08-30T23:43:02</dc:date>
            </office:change-info>
          </text:insertion>
        </text:changed-region>
        <text:changed-region xml:id="ct94052316720064" text:id="ct94052316720064">
          <text:insertion>
            <office:change-info>
              <dc:creator>Unknown Author</dc:creator>
              <dc:date>2022-08-22T10:17:30</dc:date>
            </office:change-info>
          </text:insertion>
        </text:changed-region>
        <text:changed-region xml:id="ct94052316720608" text:id="ct94052316720608">
          <text:insertion>
            <office:change-info>
              <dc:creator>Unknown Author</dc:creator>
              <dc:date>2022-08-30T23:47:51</dc:date>
            </office:change-info>
          </text:insertion>
        </text:changed-region>
        <text:changed-region xml:id="ct94052316721200" text:id="ct94052316721200">
          <text:insertion>
            <office:change-info>
              <dc:creator>Unknown Author</dc:creator>
              <dc:date>2022-08-30T23:48:00</dc:date>
            </office:change-info>
          </text:insertion>
        </text:changed-region>
        <text:changed-region xml:id="ct94052316727968" text:id="ct94052316727968">
          <text:insertion>
            <office:change-info>
              <dc:creator>Unknown Author</dc:creator>
              <dc:date>2022-08-22T10:17:30</dc:date>
            </office:change-info>
          </text:insertion>
        </text:changed-region>
        <text:changed-region xml:id="ct94052316728288" text:id="ct94052316728288">
          <text:deletion>
            <office:change-info>
              <dc:creator>Unknown Author</dc:creator>
              <dc:date>2022-08-30T23:49:26</dc:date>
            </office:change-info>
            <text:p text:style-name="P5"/>
            <text:p text:style-name="P3"/>
            <text:p text:style-name="P3"/>
            <text:p text:style-name="P3"/>
            <text:p text:style-name="P3"/>
            <text:p text:style-name="P3"/>
          </text:deletion>
        </text:changed-region>
        <text:changed-region xml:id="ct94052316736560" text:id="ct94052316736560">
          <text:deletion>
            <office:change-info>
              <dc:creator>Unknown Author</dc:creator>
              <dc:date>2022-08-17T15:29:02</dc:date>
            </office:change-info>
            <text:p text:style-name="P360"/>
            <text:p text:style-name="P360"/>
          </text:deletion>
        </text:changed-region>
        <text:changed-region xml:id="ct94052316736800" text:id="ct94052316736800">
          <text:insertion>
            <office:change-info>
              <dc:creator>Unknown Author</dc:creator>
              <dc:date>2022-08-17T15:29:06</dc:date>
            </office:change-info>
          </text:insertion>
        </text:changed-region>
        <text:changed-region xml:id="ct94052316737680" text:id="ct94052316737680">
          <text:deletion>
            <office:change-info>
              <dc:creator>Unknown Author</dc:creator>
              <dc:date>2022-08-17T15:28:43</dc:date>
            </office:change-info>
            <text:p text:style-name="P85"><text:a xlink:type="simple" xlink:href="https://www.youtube.com/playlist?list=PLsw5r6ZLF_VJqCci_LXHo28IatcGUywc1" text:style-name="Internet_20_link" text:visited-style-name="Visited_20_Internet_20_Link"><text:span text:style-name="T34">https://www.youtube.com/playlist?list=PLsw5r6ZLF_VJqCci_LXHo28IatcGUywc1</text:span></text:a></text:p>
          </text:deletion>
        </text:changed-region>
        <text:changed-region xml:id="ct94052316739232" text:id="ct94052316739232">
          <text:insertion>
            <office:change-info>
              <dc:creator>Unknown Author</dc:creator>
              <dc:date>2022-08-17T15:28:51</dc:date>
            </office:change-info>
          </text:insertion>
        </text:changed-region>
        <text:changed-region xml:id="ct94052316742544" text:id="ct94052316742544">
          <text:insertion>
            <office:change-info>
              <dc:creator>Unknown Author</dc:creator>
              <dc:date>2022-08-17T15:26:17</dc:date>
            </office:change-info>
          </text:insertion>
        </text:changed-region>
        <text:changed-region xml:id="ct94052316743280" text:id="ct94052316743280">
          <text:insertion>
            <office:change-info>
              <dc:creator>Unknown Author</dc:creator>
              <dc:date>2022-08-17T15:27:51</dc:date>
            </office:change-info>
          </text:insertion>
        </text:changed-region>
        <text:changed-region xml:id="ct94052316746336" text:id="ct94052316746336">
          <text:insertion>
            <office:change-info>
              <dc:creator>Unknown Author</dc:creator>
              <dc:date>2022-08-17T15:28:00</dc:date>
            </office:change-info>
          </text:insertion>
        </text:changed-region>
        <text:changed-region xml:id="ct94052315727840" text:id="ct94052315727840">
          <text:insertion>
            <office:change-info>
              <dc:creator>Unknown Author</dc:creator>
              <dc:date>2022-09-22T12:35:20</dc:date>
            </office:change-info>
          </text:insertion>
        </text:changed-region>
        <text:changed-region xml:id="ct94052315734112" text:id="ct94052315734112">
          <text:insertion>
            <office:change-info>
              <dc:creator>Unknown Author</dc:creator>
              <dc:date>2022-08-25T15:26:30</dc:date>
            </office:change-info>
          </text:insertion>
        </text:changed-region>
        <text:changed-region xml:id="ct94052315772832" text:id="ct94052315772832">
          <text:insertion>
            <office:change-info>
              <dc:creator>Unknown Author</dc:creator>
              <dc:date>2022-08-25T15:27:01</dc:date>
            </office:change-info>
          </text:insertion>
        </text:changed-region>
        <text:changed-region xml:id="ct94052315795168" text:id="ct94052315795168">
          <text:insertion>
            <office:change-info>
              <dc:creator>Unknown Author</dc:creator>
              <dc:date>2022-08-24T13:24:24</dc:date>
            </office:change-info>
          </text:insertion>
        </text:changed-region>
        <text:changed-region xml:id="ct94052315794704" text:id="ct94052315794704">
          <text:insertion>
            <office:change-info>
              <dc:creator>Unknown Author</dc:creator>
              <dc:date>2022-08-24T13:25:49</dc:date>
            </office:change-info>
          </text:insertion>
        </text:changed-region>
        <text:changed-region xml:id="ct94052315835024" text:id="ct94052315835024">
          <text:insertion>
            <office:change-info>
              <dc:creator>Unknown Author</dc:creator>
              <dc:date>2022-08-24T13:26:00</dc:date>
            </office:change-info>
          </text:insertion>
        </text:changed-region>
        <text:changed-region xml:id="ct94052315845344" text:id="ct94052315845344">
          <text:insertion>
            <office:change-info>
              <dc:creator>Unknown Author</dc:creator>
              <dc:date>2022-08-24T13:27:01</dc:date>
            </office:change-info>
          </text:insertion>
        </text:changed-region>
        <text:changed-region xml:id="ct94052315845584" text:id="ct94052315845584">
          <text:insertion>
            <office:change-info>
              <dc:creator>Unknown Author</dc:creator>
              <dc:date>2022-08-24T13:28:49</dc:date>
            </office:change-info>
          </text:insertion>
        </text:changed-region>
        <text:changed-region xml:id="ct94052315867392" text:id="ct94052315867392">
          <text:insertion>
            <office:change-info>
              <dc:creator>Unknown Author</dc:creator>
              <dc:date>2022-08-22T10:16:23</dc:date>
            </office:change-info>
          </text:insertion>
        </text:changed-region>
        <text:changed-region xml:id="ct94052315870656" text:id="ct94052315870656">
          <text:insertion>
            <office:change-info>
              <dc:creator>Unknown Author</dc:creator>
              <dc:date>2022-08-22T23:19:12</dc:date>
            </office:change-info>
          </text:insertion>
        </text:changed-region>
        <text:changed-region xml:id="ct94052315871840" text:id="ct94052315871840">
          <text:insertion>
            <office:change-info>
              <dc:creator>Unknown Author</dc:creator>
              <dc:date>2022-08-22T23:21:47</dc:date>
            </office:change-info>
          </text:insertion>
        </text:changed-region>
        <text:changed-region xml:id="ct94052315872384" text:id="ct94052315872384">
          <text:insertion>
            <office:change-info>
              <dc:creator>Unknown Author</dc:creator>
              <dc:date>2022-08-22T23:22:04</dc:date>
            </office:change-info>
          </text:insertion>
        </text:changed-region>
        <text:changed-region xml:id="ct94052315795888" text:id="ct94052315795888">
          <text:insertion>
            <office:change-info>
              <dc:creator>Unknown Author</dc:creator>
              <dc:date>2022-08-22T23:23:38</dc:date>
            </office:change-info>
          </text:insertion>
        </text:changed-region>
        <text:changed-region xml:id="ct94052315910960" text:id="ct94052315910960">
          <text:insertion>
            <office:change-info>
              <dc:creator>Unknown Author</dc:creator>
              <dc:date>2022-08-24T12:17:48</dc:date>
            </office:change-info>
          </text:insertion>
        </text:changed-region>
        <text:changed-region xml:id="ct94052316669616" text:id="ct94052316669616">
          <text:insertion>
            <office:change-info>
              <dc:creator>Unknown Author</dc:creator>
              <dc:date>2022-08-24T12:18:00</dc:date>
            </office:change-info>
          </text:insertion>
        </text:changed-region>
        <text:changed-region xml:id="ct94052315932032" text:id="ct94052315932032">
          <text:insertion>
            <office:change-info>
              <dc:creator>Unknown Author</dc:creator>
              <dc:date>2022-09-12T20:45:56</dc:date>
            </office:change-info>
          </text:insertion>
        </text:changed-region>
        <text:changed-region xml:id="ct94052315940032" text:id="ct94052315940032">
          <text:insertion>
            <office:change-info>
              <dc:creator>Unknown Author</dc:creator>
              <dc:date>2022-09-12T20:46:02</dc:date>
            </office:change-info>
          </text:insertion>
        </text:changed-region>
        <text:changed-region xml:id="ct94052315954032" text:id="ct94052315954032">
          <text:insertion>
            <office:change-info>
              <dc:creator>Unknown Author</dc:creator>
              <dc:date>2022-09-09T20:30:05</dc:date>
            </office:change-info>
          </text:insertion>
        </text:changed-region>
        <text:changed-region xml:id="ct94052315971408" text:id="ct94052315971408">
          <text:insertion>
            <office:change-info>
              <dc:creator>Unknown Author</dc:creator>
              <dc:date>2022-08-21T11:20:31</dc:date>
            </office:change-info>
          </text:insertion>
        </text:changed-region>
        <text:changed-region xml:id="ct94052316016208" text:id="ct94052316016208">
          <text:format-change>
            <office:change-info>
              <dc:creator>Unknown Author</dc:creator>
              <dc:date>2022-08-17T16:07:05</dc:date>
            </office:change-info>
          </text:format-change>
        </text:changed-region>
        <text:changed-region xml:id="ct94052316754912" text:id="ct94052316754912">
          <text:insertion>
            <office:change-info>
              <dc:creator>Unknown Author</dc:creator>
              <dc:date>2022-08-17T16:06:07</dc:date>
            </office:change-info>
          </text:insertion>
        </text:changed-region>
        <text:changed-region xml:id="ct94052315977040" text:id="ct94052315977040">
          <text:insertion>
            <office:change-info>
              <dc:creator>Unknown Author</dc:creator>
              <dc:date>2022-08-21T17:36:43</dc:date>
            </office:change-info>
          </text:insertion>
        </text:changed-region>
        <text:changed-region xml:id="ct94052316044944" text:id="ct94052316044944">
          <text:insertion>
            <office:change-info>
              <dc:creator>Unknown Author</dc:creator>
              <dc:date>2022-08-21T17:37:01</dc:date>
            </office:change-info>
          </text:insertion>
        </text:changed-region>
        <text:changed-region xml:id="ct94052316051456" text:id="ct94052316051456">
          <text:insertion>
            <office:change-info>
              <dc:creator>Unknown Author</dc:creator>
              <dc:date>2022-08-21T19:13:14</dc:date>
            </office:change-info>
          </text:insertion>
        </text:changed-region>
        <text:changed-region xml:id="ct94052316052336" text:id="ct94052316052336">
          <text:insertion>
            <office:change-info>
              <dc:creator>Unknown Author</dc:creator>
              <dc:date>2022-08-21T17:38:08</dc:date>
            </office:change-info>
          </text:insertion>
        </text:changed-region>
        <text:changed-region xml:id="ct94052316049840" text:id="ct94052316049840">
          <text:insertion>
            <office:change-info>
              <dc:creator>Unknown Author</dc:creator>
              <dc:date>2022-08-21T19:19:59</dc:date>
            </office:change-info>
          </text:insertion>
        </text:changed-region>
        <text:changed-region xml:id="ct94052315996784" text:id="ct94052315996784">
          <text:deletion>
            <office:change-info>
              <dc:creator>Unknown Author</dc:creator>
              <dc:date>2022-08-21T19:20:01</dc:date>
            </office:change-info>
            <text:p text:style-name="P263"><text:span text:style-name="T452">##</text:span></text:p>
          </text:deletion>
        </text:changed-region>
        <text:changed-region xml:id="ct94052316056016" text:id="ct94052316056016">
          <text:insertion>
            <office:change-info>
              <dc:creator>Unknown Author</dc:creator>
              <dc:date>2022-08-21T19:20:02</dc:date>
            </office:change-info>
          </text:insertion>
        </text:changed-region>
        <text:changed-region xml:id="ct94052316057920" text:id="ct94052316057920">
          <text:deletion>
            <office:change-info>
              <dc:creator>Unknown Author</dc:creator>
              <dc:date>2022-08-21T11:41:26</dc:date>
            </office:change-info>
            <text:p text:style-name="P248"><text:span text:style-name="T254">kubeadm reset</text:span></text:p>
          </text:deletion>
        </text:changed-region>
        <text:changed-region xml:id="ct94052316058288" text:id="ct94052316058288">
          <text:insertion>
            <office:change-info>
              <dc:creator>Unknown Author</dc:creator>
              <dc:date>2022-08-21T11:41:26</dc:date>
            </office:change-info>
          </text:insertion>
        </text:changed-region>
        <text:changed-region xml:id="ct94052316062016" text:id="ct94052316062016">
          <text:insertion>
            <office:change-info>
              <dc:creator>Unknown Author</dc:creator>
              <dc:date>2022-08-18T12:12:18</dc:date>
            </office:change-info>
          </text:insertion>
        </text:changed-region>
        <text:changed-region xml:id="ct94052316075072" text:id="ct94052316075072">
          <text:insertion>
            <office:change-info>
              <dc:creator>Unknown Author</dc:creator>
              <dc:date>2022-08-10T15:09:22</dc:date>
            </office:change-info>
          </text:insertion>
        </text:changed-region>
        <text:changed-region xml:id="ct94052316085648" text:id="ct94052316085648">
          <text:insertion>
            <office:change-info>
              <dc:creator>Unknown Author</dc:creator>
              <dc:date>2022-08-18T16:49:17</dc:date>
            </office:change-info>
          </text:insertion>
        </text:changed-region>
        <text:changed-region xml:id="ct94052316088976" text:id="ct94052316088976">
          <text:insertion>
            <office:change-info>
              <dc:creator>Unknown Author</dc:creator>
              <dc:date>2022-08-10T15:09:00</dc:date>
            </office:change-info>
          </text:insertion>
        </text:changed-region>
        <text:changed-region xml:id="ct94052316090448" text:id="ct94052316090448">
          <text:insertion>
            <office:change-info>
              <dc:creator>Unknown Author</dc:creator>
              <dc:date>2022-08-10T15:09:00</dc:date>
            </office:change-info>
          </text:insertion>
        </text:changed-region>
        <text:changed-region xml:id="ct94052316095088" text:id="ct94052316095088">
          <text:insertion>
            <office:change-info>
              <dc:creator>Unknown Author</dc:creator>
              <dc:date>2022-08-10T15:09:00</dc:date>
            </office:change-info>
          </text:insertion>
        </text:changed-region>
        <text:changed-region xml:id="ct94052316098192" text:id="ct94052316098192">
          <text:insertion>
            <office:change-info>
              <dc:creator>Unknown Author</dc:creator>
              <dc:date>2022-08-18T16:53:11</dc:date>
            </office:change-info>
          </text:insertion>
        </text:changed-region>
        <text:changed-region xml:id="ct94052316098432" text:id="ct94052316098432">
          <text:insertion>
            <office:change-info>
              <dc:creator>Unknown Author</dc:creator>
              <dc:date>2022-09-09T20:30:23</dc:date>
            </office:change-info>
          </text:insertion>
        </text:changed-region>
        <text:changed-region xml:id="ct94052316141168" text:id="ct94052316141168">
          <text:deletion>
            <office:change-info>
              <dc:creator>Unknown Author</dc:creator>
              <dc:date>2022-09-09T20:32:23</dc:date>
            </office:change-info>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deletion>
        </text:changed-region>
        <text:changed-region xml:id="ct94052316142896" text:id="ct94052316142896">
          <text:insertion>
            <office:change-info>
              <dc:creator>Unknown Author</dc:creator>
              <dc:date>2022-09-09T20:32:28</dc:date>
            </office:change-info>
          </text:insertion>
        </text:changed-region>
        <text:changed-region xml:id="ct94052316217408" text:id="ct94052316217408">
          <text:deletion>
            <office:change-info>
              <dc:creator>Unknown Author</dc:creator>
              <dc:date>2022-09-01T15:24:44</dc:date>
            </office:change-info>
            <text:p text:style-name="P202"/>
            <text:p text:style-name="P202"/>
            <text:p text:style-name="P202"/>
            <text:p text:style-name="P202"/>
          </text:deletion>
        </text:changed-region>
        <text:changed-region xml:id="ct94052316235056" text:id="ct94052316235056">
          <text:insertion>
            <office:change-info>
              <dc:creator>Unknown Author</dc:creator>
              <dc:date>2022-08-26T13:07:04</dc:date>
            </office:change-info>
          </text:insertion>
        </text:changed-region>
        <text:changed-region xml:id="ct94052316235296" text:id="ct94052316235296">
          <text:insertion>
            <office:change-info>
              <dc:creator>Unknown Author</dc:creator>
              <dc:date>2022-08-26T13:08:56</dc:date>
            </office:change-info>
          </text:insertion>
        </text:changed-region>
        <text:changed-region xml:id="ct94052316242192" text:id="ct94052316242192">
          <text:insertion>
            <office:change-info>
              <dc:creator>Unknown Author</dc:creator>
              <dc:date>2022-08-26T13:07:04</dc:date>
            </office:change-info>
          </text:insertion>
        </text:changed-region>
        <text:changed-region xml:id="ct94052316797264" text:id="ct94052316797264">
          <text:insertion>
            <office:change-info>
              <dc:creator>Unknown Author</dc:creator>
              <dc:date>2022-08-26T13:10:45</dc:date>
            </office:change-info>
          </text:insertion>
        </text:changed-region>
        <text:changed-region xml:id="ct94052316798144" text:id="ct94052316798144">
          <text:insertion>
            <office:change-info>
              <dc:creator>Unknown Author</dc:creator>
              <dc:date>2022-08-26T13:07:04</dc:date>
            </office:change-info>
          </text:insertion>
        </text:changed-region>
        <text:changed-region xml:id="ct94052316803136" text:id="ct94052316803136">
          <text:insertion>
            <office:change-info>
              <dc:creator>Unknown Author</dc:creator>
              <dc:date>2022-08-23T11:14:39</dc:date>
            </office:change-info>
          </text:insertion>
        </text:changed-region>
        <text:changed-region xml:id="ct94052316803376" text:id="ct94052316803376">
          <text:insertion>
            <office:change-info>
              <dc:creator>Unknown Author</dc:creator>
              <dc:date>2022-09-03T00:25:10</dc:date>
            </office:change-info>
          </text:insertion>
        </text:changed-region>
        <text:changed-region xml:id="ct94052316803856" text:id="ct94052316803856">
          <text:insertion>
            <office:change-info>
              <dc:creator>Unknown Author</dc:creator>
              <dc:date>2022-08-23T11:14:39</dc:date>
            </office:change-info>
          </text:insertion>
        </text:changed-region>
        <text:changed-region xml:id="ct94052316803616" text:id="ct94052316803616">
          <text:insertion>
            <office:change-info>
              <dc:creator>Unknown Author</dc:creator>
              <dc:date>2022-09-01T15:32:48</dc:date>
            </office:change-info>
          </text:insertion>
        </text:changed-region>
        <text:changed-region xml:id="ct94052316809056" text:id="ct94052316809056">
          <text:insertion>
            <office:change-info>
              <dc:creator>Unknown Author</dc:creator>
              <dc:date>2022-09-01T15:46:55</dc:date>
            </office:change-info>
          </text:insertion>
        </text:changed-region>
        <text:changed-region xml:id="ct94052316809296" text:id="ct94052316809296">
          <text:insertion>
            <office:change-info>
              <dc:creator>Unknown Author</dc:creator>
              <dc:date>2022-09-01T15:50:02</dc:date>
            </office:change-info>
          </text:insertion>
        </text:changed-region>
        <text:changed-region xml:id="ct94052316809536" text:id="ct94052316809536">
          <text:insertion>
            <office:change-info>
              <dc:creator>Unknown Author</dc:creator>
              <dc:date>2022-09-01T15:47:04</dc:date>
            </office:change-info>
          </text:insertion>
        </text:changed-region>
        <text:changed-region xml:id="ct94052316809776" text:id="ct94052316809776">
          <text:insertion>
            <office:change-info>
              <dc:creator>Unknown Author</dc:creator>
              <dc:date>2022-09-01T15:48:56</dc:date>
            </office:change-info>
          </text:insertion>
        </text:changed-region>
        <text:changed-region xml:id="ct94052316810336" text:id="ct94052316810336">
          <text:insertion>
            <office:change-info>
              <dc:creator>Unknown Author</dc:creator>
              <dc:date>2022-09-01T15:47:04</dc:date>
            </office:change-info>
          </text:insertion>
        </text:changed-region>
        <text:changed-region xml:id="ct94052316810976" text:id="ct94052316810976">
          <text:insertion>
            <office:change-info>
              <dc:creator>Unknown Author</dc:creator>
              <dc:date>2022-09-01T15:48:00</dc:date>
            </office:change-info>
          </text:insertion>
        </text:changed-region>
        <text:changed-region xml:id="ct94052316813952" text:id="ct94052316813952">
          <text:insertion>
            <office:change-info>
              <dc:creator>Unknown Author</dc:creator>
              <dc:date>2022-09-01T15:49:00</dc:date>
            </office:change-info>
          </text:insertion>
        </text:changed-region>
        <text:changed-region xml:id="ct94052316816944" text:id="ct94052316816944">
          <text:insertion>
            <office:change-info>
              <dc:creator>Unknown Author</dc:creator>
              <dc:date>2022-09-02T09:59:26</dc:date>
            </office:change-info>
          </text:insertion>
        </text:changed-region>
        <text:changed-region xml:id="ct94052316819920" text:id="ct94052316819920">
          <text:insertion>
            <office:change-info>
              <dc:creator>Unknown Author</dc:creator>
              <dc:date>2022-09-02T10:00:01</dc:date>
            </office:change-info>
          </text:insertion>
        </text:changed-region>
        <text:changed-region xml:id="ct94052316824448" text:id="ct94052316824448">
          <text:insertion>
            <office:change-info>
              <dc:creator>Unknown Author</dc:creator>
              <dc:date>2022-09-02T13:00:13</dc:date>
            </office:change-info>
          </text:insertion>
        </text:changed-region>
        <text:changed-region xml:id="ct94052316840080" text:id="ct94052316840080">
          <text:insertion>
            <office:change-info>
              <dc:creator>Unknown Author</dc:creator>
              <dc:date>2022-08-23T11:14:39</dc:date>
            </office:change-info>
          </text:insertion>
        </text:changed-region>
        <text:changed-region xml:id="ct94052316853216" text:id="ct94052316853216">
          <text:insertion>
            <office:change-info>
              <dc:creator>Unknown Author</dc:creator>
              <dc:date>2022-09-09T17:48:48</dc:date>
            </office:change-info>
          </text:insertion>
        </text:changed-region>
        <text:changed-region xml:id="ct94052316861328" text:id="ct94052316861328">
          <text:insertion>
            <office:change-info>
              <dc:creator>Unknown Author</dc:creator>
              <dc:date>2022-09-09T17:49:09</dc:date>
            </office:change-info>
          </text:insertion>
        </text:changed-region>
        <text:changed-region xml:id="ct94052316864320" text:id="ct94052316864320">
          <text:insertion>
            <office:change-info>
              <dc:creator>Unknown Author</dc:creator>
              <dc:date>2022-09-09T17:50:36</dc:date>
            </office:change-info>
          </text:insertion>
        </text:changed-region>
        <text:changed-region xml:id="ct94052316870144" text:id="ct94052316870144">
          <text:insertion>
            <office:change-info>
              <dc:creator>Unknown Author</dc:creator>
              <dc:date>2022-09-09T17:51:30</dc:date>
            </office:change-info>
          </text:insertion>
        </text:changed-region>
        <text:changed-region xml:id="ct94052316870384" text:id="ct94052316870384">
          <text:insertion>
            <office:change-info>
              <dc:creator>Unknown Author</dc:creator>
              <dc:date>2022-09-09T17:52:27</dc:date>
            </office:change-info>
          </text:insertion>
        </text:changed-region>
        <text:changed-region xml:id="ct94052316878176" text:id="ct94052316878176">
          <text:insertion>
            <office:change-info>
              <dc:creator>Unknown Author</dc:creator>
              <dc:date>2022-09-09T17:51:30</dc:date>
            </office:change-info>
          </text:insertion>
        </text:changed-region>
        <text:changed-region xml:id="ct94052315885296" text:id="ct94052315885296">
          <text:insertion>
            <office:change-info>
              <dc:creator>Unknown Author</dc:creator>
              <dc:date>2022-09-09T17:49:09</dc:date>
            </office:change-info>
          </text:insertion>
        </text:changed-region>
        <text:changed-region xml:id="ct94052316643328" text:id="ct94052316643328">
          <text:insertion>
            <office:change-info>
              <dc:creator>Unknown Author</dc:creator>
              <dc:date>2022-08-23T11:14: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text:change-start text:change-id="ct94052315701120"/>https://medium.com/@rajeshshukla_49087/ansible-inventory-file-using-terraform-b305db3ead2</text:p>
      <text:p text:style-name="P80"><text:change-end text:change-id="ct94052315701120"/><text:s text:c="27"/><text:span text:style-name="T212"><text:s text:c="4"/></text:span><text:span text:style-name="T213">Overall links <text:s text:c="4"/></text:span><text:span text:style-name="T174"><text:s text:c="29"/></text:span></text:p>
      <text:p text:style-name="P28"/>
      <text:list xml:id="list2222528848" text:style-name="L1">
        <text:list-item>
          <text:p text:style-name="P339"><text:span text:style-name="T161">DevOps hint</text:span><text:span text:style-name="T184"> </text:span><text:span text:style-name="T175">=&gt; </text:span><text:a xlink:type="simple" xlink:href="https://www.youtube.com/c/DevOpsHint/playlists" text:style-name="Internet_20_link" text:visited-style-name="Visited_20_Internet_20_Link">link</text:a> <text:span text:style-name="T174">(</text:span><text:span text:style-name="T112"> </text:span><text:span text:style-name="T198">overall videos related to devops with chapter waise and topic wise )</text:span></text:p>
        </text:list-item>
        <text:list-item>
          <text:p text:style-name="P340"><text:span text:style-name="T162">Alok kumar</text:span><text:span text:style-name="T113"> </text:span><text:span text:style-name="T214">=&gt;</text:span><text:span text:style-name="T64"> </text:span><text:a xlink:type="simple" xlink:href="https://youtube.com/playlist?list=PL6nVblW4NNASBp013En7ORTy7y3rzbunU" text:style-name="Internet_20_link" text:visited-style-name="Visited_20_Internet_20_Link"><text:span text:style-name="T32">lin</text:span></text:a><text:span text:style-name="T33">k </text:span><text:span text:style-name="T31">(</text:span><text:span text:style-name="T103">Complete integration of dockers ,jenkins,</text:span><text:span text:style-name="T104">maven,cicd</text:span><text:span text:style-name="T31">)</text:span></text:p>
        </text:list-item>
        <text:list-item>
          <text:p text:style-name="P340"><text:span text:style-name="T162">Towards dataScien</text:span><text:span text:style-name="T163">ce</text:span><text:span text:style-name="T165"> </text:span><text:span text:style-name="T214">=&gt;</text:span><text:span text:style-name="T30"> </text:span><text:a xlink:type="simple" xlink:href="https://towardsdatascience.com/vpc-subnet-and-router-in-aws-cloud-17c8f421af21" text:style-name="Internet_20_link" text:visited-style-name="Visited_20_Internet_20_Link"><text:span text:style-name="T464">Blog</text:span></text:a></text:p>
        </text:list-item>
      </text:list>
      <text:p text:style-name="P60"/>
      <text:p text:style-name="P86"><text:span text:style-name="T203">4. </text:span><text:span text:style-name="T52">Complete deployment of end-end</text:span><text:span text:style-name="T186"> </text:span><text:span text:style-name="T204">=</text:span><text:span text:style-name="T202">&gt;</text:span><text:a xlink:type="simple" xlink:href="https://www.youtube.com/watch?v=JZL2tOncw3U&amp;list=PLLu1bCv5AByGUZUl4N2fhZdtHg0pd7G8E" text:style-name="Internet_20_link" text:visited-style-name="Visited_20_Internet_20_Link"><text:span text:style-name="T462">video</text:span></text:a><text:change-start text:change-id="ct94052318155440"/></text:p>
      <text:p text:style-name="P105"/>
      <text:p text:style-name="P106">01525923505</text:p>
      <text:p text:style-name="P107">18002702102</text:p>
      <text:p text:style-name="P108"><text:span text:style-name="T462">=</text:span><text:span text:style-name="T463">============================================================suhasini github &gt;</text:span><text:a xlink:type="simple" xlink:href="https://github.com/suhasini7131/logic-jenkins-project" text:style-name="Internet_20_link" text:visited-style-name="Visited_20_Internet_20_Link">linktogithub</text:a><text:change-end text:change-id="ct94052318155440"/><text:change-start text:change-id="ct94052315719360"/></text:p>
      <text:p text:style-name="P109">info<text:change-end text:change-id="ct94052315719360"/></text:p>
      <text:p text:style-name="P29"><text:span text:style-name="T1"><text:s/></text:span><text:span text:style-name="T181"><text:s text:c="21"/></text:span><text:change text:change-id="ct94052316443088"/><text:span text:style-name="T181"><text:s text:c="44"/></text:span></text:p>
      <text:p text:style-name="P79"><text:span text:style-name="T3"><text:s text:c="25"/></text:span><text:span text:style-name="T182"><text:s/></text:span><text:span text:style-name="T183">Devops project links <text:s text:c="2"/></text:span><text:span text:style-name="T2"><text:s text:c="16"/></text:span></text:p>
      <text:p text:style-name="P82"/>
      <text:p text:style-name="P75"><text:span text:style-name="T483">=&gt;Spring boot docker <text:s/>kubernates microservices =&gt; </text:span><text:a xlink:type="simple" xlink:href="https://www.youtube.com/watch?v=SzbeDqBSRkc&amp;t=164s" text:style-name="Internet_20_link" text:visited-style-name="Visited_20_Internet_20_Link"><text:span text:style-name="T485">PLayjava</text:span></text:a></text:p>
      <text:p text:style-name="P59"><text:span text:style-name="T483">=&gt;complete realtime deployment on kubernates cluster using jenkins CI/CD project <text:s text:c="3"/></text:span><text:a xlink:type="simple" xlink:href="https://www.youtube.com/watch?v=JZL2tOncw3U&amp;list=PLLu1bCv5AByGUZUl4N2fhZdtHg0pd7G8E" text:style-name="Internet_20_link" text:visited-style-name="Visited_20_Internet_20_Link"><text:span text:style-name="T485">MR devops</text:span></text:a></text:p>
      <text:p text:style-name="P75"><text:span text:style-name="T483">=&gt;Deploying Node.Js application in kubernates =&gt; </text:span><text:a xlink:type="simple" xlink:href="https://www.youtube.com/watch?v=CfPRbdT-wXo" text:style-name="Internet_20_link" text:visited-style-name="Visited_20_Internet_20_Link"><text:span text:style-name="T485">Thetips4you</text:span></text:a></text:p>
      <text:p text:style-name="P75"><text:span text:style-name="T483">=&gt;</text:span><text:span text:style-name="T484">DevOps Projects 1 with k8s practival know hindhie =&gt; </text:span><text:a xlink:type="simple" xlink:href="https://www.youtube.com/watch?v=YsVJd0FPoYQ" text:style-name="Internet_20_link" text:visited-style-name="Visited_20_Internet_20_Link">Technical CLoud </text:a><text:span text:style-name="T484">Knowledge</text:span></text:p>
      <text:p text:style-name="P76"><text:span text:style-name="T480">=&gt;Devops Project build docker file create image and run container jen doc =&gt;</text:span><text:a xlink:type="simple" xlink:href="https://www.youtube.com/watch?v=Ao24Mgh6qpU&amp;t=512s" text:style-name="Internet_20_link" text:visited-style-name="Visited_20_Internet_20_Link"><text:span text:style-name="T480">Ranjit Swain</text:span></text:a></text:p>
      <text:p text:style-name="P83"><text:change-start text:change-id="ct94052316465376"/></text:p>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text:change-end text:change-id="ct94052316465376"/></text:p>
      <text:p text:style-name="P22"><text:span text:style-name="T480"><text:s text:c="33"/></text:span><text:change-start text:change-id="ct94052316470208"/><text:span text:style-name="T486"><text:s text:c="11"/></text:span><text:span text:style-name="T500"><text:s text:c="6"/></text:span><text:span text:style-name="T501">TRAINING CLASS DATES</text:span><text:span text:style-name="T500"> <text:s text:c="8"/></text:span><text:span text:style-name="T486"><text:s text:c="15"/></text:span><text:change-end text:change-id="ct94052316470208"/><text:span text:style-name="T480"><text:s text:c="16"/></text:span></text:p>
      <text:p text:style-name="P23"/>
      <text:p text:style-name="P62">=&gt; <text:span text:style-name="T458">DOCKER</text:span> <text:s text:c="9"/>=&gt; <text:s text:c="2"/><text:span text:style-name="T489">session 49 </text:span><text:change-start text:change-id="ct94052316473792"/></text:p>
      <text:p text:style-name="P63">=&gt; docker <text:change-end text:change-id="ct94052316473792"/><text:change-start text:change-id="ct94052316474032"/>expose <text:s text:c="2"/>=&gt; <text:s text:c="3"/>session 56 from <text:change-end text:change-id="ct94052316474032"/></text:p>
      <text:p text:style-name="P24"><text:span text:style-name="T206">=&gt; </text:span><text:span text:style-name="T460">KUBERNATES</text:span><text:span text:style-name="T206"> =&gt; </text:span><text:span text:style-name="T207"><text:s/></text:span><text:span text:style-name="T208">session 58</text:span><text:span text:style-name="T481"> </text:span><text:change-start text:change-id="ct94052316476560"/><text:span text:style-name="T482">(kube access from different system and create <text:tab/><text:tab/><text:tab/><text:tab/><text:tab/><text:tab/><text:tab/>user, ramesh sir from time 10:45)</text:span><text:change-end text:change-id="ct94052316476560"/><text:change-start text:change-id="ct94052316478032"/></text:p>
      <text:p text:style-name="P25"><text:span text:style-name="T412">=</text:span><text:span text:style-name="T411">&gt; jenkins installationa nd confi</text:span><text:change-end text:change-id="ct94052316478032"/><text:change-start text:change-id="ct94052316478272"/><text:span text:style-name="T411">guring master stage prod</text:span><text:span text:style-name="T479"> </text:span><text:span text:style-name="T205">=&gt; session 66</text:span><text:change-end text:change-id="ct94052316478272"/><text:change-start text:change-id="ct94052316479344"/></text:p>
      <text:p text:style-name="P64">=&gt; jenkins mavens i<text:span text:style-name="T524">ntegration</text:span> =&gt; <text:span text:style-name="T524">session- 72 on </text:span>24 aug <text:change-end text:change-id="ct94052316479344"/><text:change-start text:change-id="ct94052316480368"/></text:p>
      <text:p text:style-name="P65">=&gt; jenkins sshd /ssh pwdless authentication =<text:span text:style-name="T509">session 73 ;-</text:span>24aug from time 12:00<text:change-end text:change-id="ct94052316480368"/><text:change-start text:change-id="ct94052316481248"/></text:p>
      <text:p text:style-name="P66">=&gt; j<text:span text:style-name="T525">e</text:span>nkins role base =&gt; 26 aug <text:change-end text:change-id="ct94052316481248"/><text:change-start text:change-id="ct94052316481488"/>time 12;20<text:change-end text:change-id="ct94052316481488"/><text:change-start text:change-id="ct94052316482368"/></text:p>
      <text:p text:style-name="P67">=&gt; jenkins gradl<text:span text:style-name="T525">e integration and intsallation </text:span>=&gt;26 aug time 3:00<text:change-end text:change-id="ct94052316482368"/><text:change-start text:change-id="ct94052316483248"/></text:p>
      <text:p text:style-name="P68">=&gt; jenkins<text:change-end text:change-id="ct94052316483248"/><text:change-start text:change-id="ct94052316488608"/>-GIT-K8-Pods-SSH =&gt; aug 30 </text:p>
      <text:p text:style-name="P69">=&gt; <text:span text:style-name="T525">A</text:span>nsible installation =&gt; sep1</text:p>
      <text:p text:style-name="P70">=&gt; <text:span text:style-name="T525">Ansible SSH-K</text:span>eygen concept <text:span text:style-name="T525">by rahela mam </text:span>=&gt;sep1 time: from 3:45</text:p>
      <text:p text:style-name="P71">=&gt; <text:span text:style-name="T525">A</text:span>nsible Volume mounting =&gt; sep 7 from 10:00 </text:p>
      <text:p text:style-name="P72">=&gt; ansible aws creation from script =&gt; sep 8 from 10:00</text:p>
      <text:p text:style-name="P73">=&gt; terraform begining =&gt; sep 9</text:p>
      <text:p text:style-name="P68"/>
      <text:p text:style-name="P68"/>
      <text:p text:style-name="P68"><text:change-end text:change-id="ct94052316488608"/><text:change-start text:change-id="ct94052316507264"/></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text:change-end text:change-id="ct94052316507264"/></text:p>
      <text:p text:style-name="P77"/>
      <text:p text:style-name="P80"><text:span text:style-name="T7"><text:s text:c="3"/></text:span><text:span text:style-name="T172"><text:s text:c="22"/></text:span><text:span text:style-name="T173"><text:s text:c="9"/></text:span><text:span text:style-name="T212">Jenkins <text:s text:c="7"/></text:span><text:s text:c="33"/></text:p>
      <text:p text:style-name="P78"/>
      <text:list xml:id="list1147508566" text:style-name="L2">
        <text:list-item>
          <text:p text:style-name="P341"><text:span text:style-name="Citation"><text:span text:style-name="T133"><text:s/></text:span></text:span><text:span text:style-name="Citation"><text:span text:style-name="T158">ProgrammingKnowledge</text:span></text:span><text:span text:style-name="Citation"><text:span text:style-name="T61"> </text:span></text:span><text:span text:style-name="Citation"><text:span text:style-name="T133">=&gt; <text:s text:c="2"/></text:span></text:span><text:a xlink:type="simple" xlink:href="https://youtu.be/EYA2YNHHPls" text:style-name="Internet_20_link" text:visited-style-name="Visited_20_Internet_20_Link"><text:span text:style-name="Citation">Hands on Jen (4.5/5)</text:span></text:a><text:span text:style-name="Citation"><text:span text:style-name="T134"> (</text:span></text:span><text:span text:style-name="Citation"><text:span text:style-name="T94">Complete hands from scratch with creating job to job and testing and git and maven ..etc</text:span></text:span><text:span text:style-name="Citation"><text:span text:style-name="T134">)</text:span></text:span></text:p>
        </text:list-item>
        <text:list-item>
          <text:p text:style-name="P341"><text:span text:style-name="Citation"><text:span text:style-name="T158">rushiinfoteh </text:span></text:span><text:span text:style-name="Citation"><text:span text:style-name="T133">=&gt; </text:span></text:span><text:a xlink:type="simple" xlink:href="https://youtu.be/kJE_8kcdzDM" text:style-name="Internet_20_link" text:visited-style-name="Visited_20_Internet_20_Link"><text:span text:style-name="Citation"><text:span text:style-name="T134">Jenkin all round (3/5)</text:span></text:span></text:a></text:p>
        </text:list-item>
        <text:list-item>
          <text:p text:style-name="P341"><text:span text:style-name="Citation"><text:span text:style-name="T158">Omni technologies</text:span></text:span><text:span text:style-name="Citation"><text:span text:style-name="T133"> =&gt; </text:span></text:span><text:a xlink:type="simple" xlink:href="https://youtu.be/BOOg_VLMavM" text:style-name="Internet_20_link" text:visited-style-name="Visited_20_Internet_20_Link"><text:span text:style-name="Citation"><text:span text:style-name="T134">JenkinProject</text:span></text:span></text:a><text:span text:style-name="T5"> </text:span><text:span text:style-name="T6">( </text:span><text:span text:style-name="T111">hands on jenkins plugins,etc...</text:span><text:span text:style-name="T6">)</text:span></text:p>
        </text:list-item>
        <text:list-item>
          <text:p text:style-name="P342"><text:span text:style-name="Citation"><text:span text:style-name="T160">T</text:span></text:span><text:span text:style-name="Citation"><text:span text:style-name="T159">elugu techies</text:span></text:span><text:span text:style-name="Citation"><text:span text:style-name="T135"> =&gt; <text:s/></text:span></text:span><text:a xlink:type="simple" xlink:href="https://www.youtube.com/playlist?list=PLsw5r6ZLF_VKNGw8YrKUWzlUSsrlKSucP" text:style-name="Internet_20_link" text:visited-style-name="Visited_20_Internet_20_Link"><text:span text:style-name="Citation"><text:span text:style-name="T134">jen playlst</text:span></text:span></text:a></text:p>
        </text:list-item>
        <text:list-item>
          <text:p text:style-name="P343"><text:span text:style-name="Citation"><text:span text:style-name="T164">CloudForDevops</text:span></text:span><text:span text:style-name="Citation"><text:span text:style-name="T144"> =&gt; </text:span></text:span><text:a xlink:type="simple" xlink:href="https://www.youtube.com/watch?v=QdhCtcw9IG8&amp;list=PL0AiS5kr8Ychsj4W5MvGmB4xIQOTBSgbn&amp;index=12" text:style-name="Internet_20_link" text:visited-style-name="Visited_20_Internet_20_Link"><text:span text:style-name="Citation">jen</text:span></text:a><text:span text:style-name="Citation"><text:span text:style-name="T144"> (</text:span></text:span><text:span text:style-name="Citation"><text:span text:style-name="T110">d</text:span></text:span><text:span text:style-name="Citation"><text:span text:style-name="T95">emo of jenkins master and slave</text:span></text:span><text:span text:style-name="Citation"><text:span text:style-name="T130"> )</text:span></text:span></text:p>
        </text:list-item>
        <text:list-item>
          <text:p text:style-name="P344"><text:span text:style-name="Citation"><text:span text:style-name="T51">M</text:span></text:span><text:span text:style-name="Citation"><text:span text:style-name="T50">ukesh otwani </text:span></text:span><text:span text:style-name="Citation"><text:span text:style-name="T136">=&gt; </text:span></text:span><text:a xlink:type="simple" xlink:href="https://www.youtube.com/watch?v=J0yUuc2LHQc&amp;list=PL6flErFppaj35spJjPy41-lruDjw2kRV-&amp;index=15" text:style-name="Internet_20_link" text:visited-style-name="Visited_20_Internet_20_Link"><text:span text:style-name="Citation"><text:span text:style-name="T131">link</text:span></text:span></text:a><text:span text:style-name="Citation"><text:span text:style-name="T136"> (</text:span></text:span><text:span text:style-name="Citation"><text:span text:style-name="T109">j</text:span></text:span><text:span text:style-name="Citation"><text:span text:style-name="T105">enkins master and slave in ec2 AWS</text:span></text:span><text:span text:style-name="Citation"><text:span text:style-name="T131">)</text:span></text:span><text:change-start text:change-id="ct94052316527152"/></text:p>
        </text:list-item>
        <text:list-item>
          <text:p text:style-name="P345"><text:change-end text:change-id="ct94052316527152"/><text:change-start text:change-id="ct94052316566384"/><text:span text:style-name="Citation"><text:span text:style-name="T132">devOpsGuy</text:span></text:span><text:span text:style-name="Citation"><text:span text:style-name="T137"> =&gt; </text:span></text:span><text:a xlink:type="simple" xlink:href="https://www.youtube.com/watch?v=BX6Kd-r1L-s" text:style-name="Internet_20_link" text:visited-style-name="Visited_20_Internet_20_Link"><text:span text:style-name="Citation"><text:span text:style-name="T132">video</text:span></text:span></text:a><text:change-end text:change-id="ct94052316566384"/></text:p>
        </text:list-item>
      </text:list>
      <text:p text:style-name="P1"><text:span text:style-name="Citation"><text:span text:style-name="T44"><text:s text:c="113"/></text:span></text:span></text:p>
      <text:list xml:id="list2656362403" text:style-name="L3">
        <text:list-item>
          <text:p text:style-name="P348"><text:span text:style-name="T16">remoteJenkeinTRigger:</text:span> </text:p>
          <text:p text:style-name="P350">curl -u rajan:rajan <text:span text:style-name="T24">(we can trigger job by creating a remote api while building the job and using curl we can trigger the api )</text:span> <text:a xlink:type="simple" xlink:href="http://65.2.132.60:8080/job/thirdfreestyleBuild/build?token=abcd" text:style-name="Internet_20_link" text:visited-style-name="Visited_20_Internet_20_Link"><text:span text:style-name="T1">http://65.2.132.60:8080/job/thirdfreestyleBuild/build?token=abcd</text:span></text:a></text:p>
          <text:p text:style-name="P351"/>
        </text:list-item>
        <text:list-item>
          <text:p text:style-name="P349">maven installation:</text:p>
          <text:p text:style-name="P346"><text:span text:style-name="T138"><text:s/></text:span><text:span text:style-name="T139">github randy =&gt; </text:span><text:span text:style-name="T140">( </text:span><text:span text:style-name="T100">insatllation of maven plugin in jen and configuring adding global paths to jen and tetsing it</text:span><text:span text:style-name="T96"> </text:span><text:span text:style-name="T140">)</text:span><text:span text:style-name="T139"> </text:span><text:a xlink:type="simple" xlink:href="https://github.com/ravdy/DevOps/blob/master/maven/maven_installation.md" text:style-name="Internet_20_link" text:visited-style-name="Visited_20_Internet_20_Link"><text:span text:style-name="T19">GithubRandy</text:span></text:a><text:change-start text:change-id="ct94052316584592"/></text:p>
        </text:list-item>
        <text:list-item>
          <text:p text:style-name="P347"><text:change-end text:change-id="ct94052316584592"/><text:change-start text:change-id="ct94052316592544"/><text:span text:style-name="T21">g</text:span><text:span text:style-name="T22">radle nstallation :</text:span></text:p>
          <text:p text:style-name="P347"><text:span text:style-name="T512"><text:s text:c="31"/></text:span><text:a xlink:type="simple" xlink:href="https://linuxize.com/post/how-to-install-gradle-on-centos-7/" text:style-name="Internet_20_link" text:visited-style-name="Visited_20_Internet_20_Link">linuxsize</text:a><text:span text:style-name="T512">, </text:span><text:a xlink:type="simple" xlink:href="https://www.fosstechnix.com/install-gradle-on-centos-8/" text:style-name="Internet_20_link" text:visited-style-name="Visited_20_Internet_20_Link">fooblog</text:a><text:change-end text:change-id="ct94052316592544"/><text:change-start text:change-id="ct94052316573264"/></text:p>
        </text:list-item>
      </text:list>
      <text:p text:style-name="P4"/>
      <text:p text:style-name="P90"><text:span text:style-name="T191">J</text:span><text:span text:style-name="T192">EN-Installation: </text:span><text:a xlink:type="simple" xlink:href="https://linuxhint.com/install-jenkins-on-ubuntu/" text:style-name="Internet_20_link" text:visited-style-name="Visited_20_Internet_20_Link"><text:span text:style-name="T37">BLOG</text:span></text:a></text:p>
      <text:p text:style-name="P91"><text:span text:style-name="T189">J</text:span><text:span text:style-name="T190">EN-INTALLATION </text:span><text:span text:style-name="T196">AWS</text:span><text:span text:style-name="T42">==</text:span><text:a xlink:type="simple" xlink:href="https://techviewleo.com/install-jenkins-server-on-amazon-linux/" text:style-name="Internet_20_link" text:visited-style-name="Visited_20_Internet_20_Link"><text:span text:style-name="T43">BLOG</text:span></text:a></text:p>
      <text:p text:style-name="P92"><text:span text:style-name="T37">s</text:span><text:span text:style-name="T39">implejobmaven </text:span><text:span text:style-name="T38">=</text:span><text:a xlink:type="simple" xlink:href="https://github.com/suhasini7131/addressbook" text:style-name="Internet_20_link" text:visited-style-name="Visited_20_Internet_20_Link">github suhasini</text:a></text:p>
      <text:p text:style-name="P93"><text:span text:style-name="T511">simple-javen-maven-app =</text:span><text:span text:style-name="T510">&gt; </text:span><text:a xlink:type="simple" xlink:href="https://github.com/suhasini7131/simple-java-maven-app" text:style-name="Internet_20_link" text:visited-style-name="Visited_20_Internet_20_Link"><text:span text:style-name="T510">sushaini mam git</text:span></text:a></text:p>
      <text:p text:style-name="P14"/>
      <text:p text:style-name="P87"><text:span text:style-name="T37">=</text:span><text:span text:style-name="T36">==================JEN ERROR=============</text:span></text:p>
      <text:p text:style-name="P15"/>
      <text:p text:style-name="P89"><text:span text:style-name="T40">=&gt;</text:span><text:span text:style-name="T502">W</text:span><text:change-end text:change-id="ct94052316573264"/><text:change-start text:change-id="ct94052316586416"/><text:span text:style-name="T502">h</text:span><text:change-end text:change-id="ct94052316586416"/><text:change-start text:change-id="ct94052316613424"/><text:span text:style-name="T502">ile building from build with sudo will promt a error </text:span></text:p>
      <text:p text:style-name="P58"><text:change-end text:change-id="ct94052316613424"/><text:change-start text:change-id="ct94052316614304"/><text:span text:style-name="T10">‘</text:span><text:span text:style-name="T389">sudo: a terminal is required to read the password; either use the -S option to read from standard input or configure an askpass helper</text:span></text:p>
      <text:p text:style-name="P88"><text:span text:style-name="T129">’</text:span><text:change-end text:change-id="ct94052316614304"/><text:change-start text:change-id="ct94052316620144"/><text:span text:style-name="T129"> <text:s/>to rectify that see this </text:span><text:a xlink:type="simple" xlink:href="https://stackoverflow.com/questions/64712393/how-does-jenkins-build-with-the-jenkins-user-in-ubuntu-while-it-has-no-permissio" text:style-name="Internet_20_link" text:visited-style-name="Visited_20_Internet_20_Link">blog</text:a><text:span text:style-name="T129"> <text:s/>i foolwd the ref2 and worked</text:span></text:p>
      <text:p text:style-name="P88"><text:span text:style-name="T188">=&gt;</text:span><text:span text:style-name="T185"> </text:span><text:span text:style-name="T503">add nodes via ssh and passwd </text:span><text:a xlink:type="simple" xlink:href="https://youtu.be/wuC6nvbl6Y8" text:style-name="Internet_20_link" text:visited-style-name="Visited_20_Internet_20_Link">video</text:a><text:span text:style-name="T466"> :: (</text:span><text:span text:style-name="T89">while adding change remote dir permissions to</text:span><text:span text:style-name="T466"> </text:span><text:span text:style-name="T414">chmod 777 -R remoteDir</text:span><text:span text:style-name="T466">)</text:span></text:p>
      <text:p text:style-name="P95"><text:soft-page-break/><text:span text:style-name="T466">=</text:span><text:span text:style-name="T467">&gt;https://www.jenkins.io/doc/book/system-administration/reverse-proxy-configuration-iptables/</text:span><text:a xlink:type="simple" xlink:href="https://www.jenkins.io/doc/book/system-administration/reverse-proxy-configuration-iptables/" text:style-name="Internet_20_link" text:visited-style-name="Visited_20_Internet_20_Link">blog</text:a></text:p>
      <text:p text:style-name="P5"/>
      <text:p text:style-name="P5"/>
      <text:p text:style-name="P6">================================================</text:p>
      <text:p text:style-name="P9"><text:s text:c="8"/><text:span text:style-name="T17"><text:s/>Jenkins –</text:span><text:span text:style-name="T514"> git- K8 -kdocker -pod -svc <text:s/>job -pipline script</text:span></text:p>
      <text:p text:style-name="P74">node {</text:p>
      <text:p text:style-name="P74"><text:s text:c="4"/></text:p>
      <text:p text:style-name="P74"><text:s text:c="4"/>stage("Git Clone"){</text:p>
      <text:p text:style-name="P74"/>
      <text:p text:style-name="P74"><text:s text:c="8"/>git credentialsId: 'GIT_HUB_CREDENTIALS', url: 'https://github.com/suhasini7131/springboot-with-docker-kub.git'</text:p>
      <text:p text:style-name="P74"><text:s text:c="4"/>}</text:p>
      <text:p text:style-name="P74"><text:s text:c="4"/>stage('Gradle Build') {</text:p>
      <text:p text:style-name="P74"/>
      <text:p text:style-name="P74"><text:s text:c="7"/>sh './gradlew build'</text:p>
      <text:p text:style-name="P74"><text:s text:c="4"/>} <text:s/></text:p>
      <text:p text:style-name="P74"><text:s text:c="3"/>stage("Docker build"){</text:p>
      <text:p text:style-name="P74"><text:s text:c="8"/>sh 'docker version'</text:p>
      <text:p text:style-name="P74"><text:s text:c="8"/>sh 'docker build -t jhooq-docker-demo .'</text:p>
      <text:p text:style-name="P74"><text:s text:c="8"/>sh 'docker image list'</text:p>
      <text:p text:style-name="P74"><text:s text:c="8"/>sh 'docker tag jhooq-docker-demo suha7131/dockerkub:jhooq-docker-demo'</text:p>
      <text:p text:style-name="P74"><text:s text:c="4"/>}</text:p>
      <text:p text:style-name="P74"><text:s text:c="2"/>stage("Docker Login"){</text:p>
      <text:p text:style-name="P74"><text:s text:c="8"/>withCredentials([string(credentialsId: 'DOCKER_HUB_PASSWORD', variable: 'PASSWORD')]) {</text:p>
      <text:p text:style-name="P74"><text:s text:c="12"/>sh 'docker login -u suha7131 -p $PASSWORD'</text:p>
      <text:p text:style-name="P74"><text:s text:c="8"/>}</text:p>
      <text:p text:style-name="P74"><text:s text:c="4"/>} </text:p>
      <text:p text:style-name="P74"><text:s text:c="2"/>stage("Push Image to Docker Hub"){</text:p>
      <text:p text:style-name="P74"><text:s text:c="8"/>sh 'docker push <text:s/>suha7131/dockerkub:jhooq-docker-demo'</text:p>
      <text:p text:style-name="P74"><text:s text:c="4"/>}</text:p>
      <text:p text:style-name="P74"><text:s text:c="2"/>stage("SSH Into k8s Server") {</text:p>
      <text:p text:style-name="P74"><text:s text:c="8"/>def remote = [:]</text:p>
      <text:p text:style-name="P74"><text:s text:c="8"/>remote.name = 'K8S master'</text:p>
      <text:p text:style-name="P74"><text:s text:c="8"/>remote.host = '172.31.24.102'</text:p>
      <text:p text:style-name="P74"><text:s text:c="8"/>remote.user = 'root'</text:p>
      <text:p text:style-name="P74"><text:s text:c="8"/>remote.password = 'radhat'</text:p>
      <text:p text:style-name="P74"><text:s text:c="8"/>remote.allowAnyHosts = true</text:p>
      <text:p text:style-name="P74"><text:s text:c="10"/></text:p>
      <text:p text:style-name="P74"><text:s text:c="3"/>stage('Put k8s-spring-boot-deployment.yml onto k8smaster') {</text:p>
      <text:p text:style-name="P74"><text:s text:c="12"/>sshPut remote: remote, from: 'k8s-spring-boot-deployment.yml', into: '.'</text:p>
      <text:p text:style-name="P74"><text:s text:c="8"/>} </text:p>
      <text:p text:style-name="P11"><text:soft-page-break/><text:s text:c="2"/>------------end------------------------------------------------------------ <text:s/></text:p>
      <text:p text:style-name="P11"/>
      <text:p text:style-name="P11"/>
      <text:p text:style-name="P11"/>
      <text:p text:style-name="P11"/>
      <text:p text:style-name="P100"><text:span text:style-name="T515">POINTS TO REMEMBER WHIL</text:span><text:span text:style-name="T516">E </text:span><text:span text:style-name="T515">CONFIGURING J</text:span><text:span text:style-name="T513">EN-K8 PIPELINE</text:span><text:span text:style-name="T515">:</text:span></text:p>
      <text:p text:style-name="P101"/>
      <text:p text:style-name="P102"/>
      <text:p text:style-name="P97"><text:span text:style-name="T515">1) </text:span><text:span text:style-name="T517">RUN =&gt; </text:span><text:span text:style-name="T515">usermod <text:s/>-aG docker $USER</text:span><text:span text:style-name="T517"> in all k8master, jenki master</text:span></text:p>
      <text:p text:style-name="P97"><text:span text:style-name="T515">2)</text:span><text:span text:style-name="T517"> configuring ssh:</text:span></text:p>
      <text:p text:style-name="P103"><text:s text:c="11"/>.for amazon linu =&gt; uncomment (:38) root access <text:span text:style-name="T522">(PermitRootLogin yes)</text:span></text:p>
      <text:p text:style-name="P103"><text:s text:c="41"/>=&gt; uncomment password(58)=yes</text:p>
      <text:p text:style-name="P103"><text:s text:c="42"/>=&gt; comment password no(61)</text:p>
      <text:p text:style-name="P97"><text:span text:style-name="T517"><text:s text:c="10"/>.</text:span><text:span text:style-name="T518">for ubuntu ?</text:span></text:p>
      <text:p text:style-name="P97"><text:span text:style-name="T517"><text:tab/>and restart the sshd service by firing </text:span><text:span text:style-name="T515">systemctl restart sshd &amp;&amp; systemctl enable sshd</text:span></text:p>
      <text:p text:style-name="P98"><text:span text:style-name="T515">3) </text:span><text:span text:style-name="T517">add github and docker hub </text:span><text:span text:style-name="T515">credentials in (managejenkin/flobal credintials )</text:span></text:p>
      <text:p text:style-name="P98"><text:span text:style-name="T515">4)usermod -aG docker jenkins </text:span><text:span text:style-name="T517">fire in master</text:span></text:p>
      <text:p text:style-name="P98"><text:span text:style-name="T519">5) </text:span><text:span text:style-name="T517">add </text:span><text:span text:style-name="T515">passwd to user and root </text:span><text:span text:style-name="T517">in all masters and node s</text:span></text:p>
      <text:p text:style-name="P99"><text:span text:style-name="T517">6)if k8 installation fucked up then run </text:span><text:change-end text:change-id="ct94052316620144"/><text:change-start text:change-id="ct94052316598336"/><text:span text:style-name="T517">‘sudo rm -rf /etc/yum.reposd.d/’</text:span><text:change-end text:change-id="ct94052316598336"/><text:change-start text:change-id="ct94052316674672"/></text:p>
      <text:p text:style-name="P104">7)INSTALL <text:s/>DOCKER ON MASTER A<text:change-end text:change-id="ct94052316674672"/><text:change-start text:change-id="ct94052316720064"/></text:p>
      <text:p text:style-name="P11"/>
      <text:p text:style-name="P6">==================================================</text:p>
      <text:p text:style-name="P7"><text:s text:c="9"/>INTSALLTION <text:span text:style-name="T521">OF k8 DOCKER,ON AMZON LINUX</text:span></text:p>
      <text:p text:style-name="P5"/>
      <text:p text:style-name="P38">From Step1 to step10 please fire on all nodes including master</text:p>
      <text:p text:style-name="P38">1. Setup Hostname</text:p>
      <text:p text:style-name="P40"><text:s text:c="4"/>hostnamectl set-hostname master</text:p>
      <text:p text:style-name="P40"><text:s text:c="4"/>hostnamectl set-hostname worker1</text:p>
      <text:p text:style-name="P40"><text:s text:c="4"/>hostnamectl set-hostname worker2</text:p>
      <text:p text:style-name="P38">2. amazon-linux-extras install docker -y</text:p>
      <text:p text:style-name="P40"><text:s text:c="3"/>systemctl enable --now docker</text:p>
      <text:p text:style-name="P40"><text:s text:c="3"/>docker ps</text:p>
      <text:p text:style-name="P40"><text:s text:c="3"/>docker images</text:p>
      <text:p text:style-name="P38"/>
      <text:p text:style-name="P38">3. Enable repository</text:p>
      <text:p text:style-name="P42">cat &lt;&lt;EOF | sudo tee /etc/yum.repos.d/kubernetes.repo</text:p>
      <text:p text:style-name="P42">[kubernetes]</text:p>
      <text:p text:style-name="P42">name=Kubernetes</text:p>
      <text:p text:style-name="P42">baseurl=https://packages.cloud.google.com/yum/repos/kubernetes-el7-\$basearch</text:p>
      <text:p text:style-name="P42">enabled=1</text:p>
      <text:p text:style-name="P42">gpgcheck=1</text:p>
      <text:p text:style-name="P42">gpgkey=https://packages.cloud.google.com/yum/doc/yum-key.gpg https://packages.cloud.google.com/yum/doc/rpm-package-key.gpg</text:p>
      <text:p text:style-name="P42"><text:soft-page-break/>exclude=kubelet kubeadm kubectl</text:p>
      <text:p text:style-name="P42">EOF</text:p>
      <text:p text:style-name="P38"/>
      <text:p text:style-name="P38"/>
      <text:p text:style-name="P38"/>
      <text:p text:style-name="P39">Step 4: </text:p>
      <text:p text:style-name="P43">yum install -y kubelet kubeadm kubectl --disableexcludes=kubernetes</text:p>
      <text:p text:style-name="P44">Step5. systemctl enable --now kubelet</text:p>
      <text:p text:style-name="P44"/>
      <text:p text:style-name="P38">Step6:</text:p>
      <text:p text:style-name="P38"/>
      <text:p text:style-name="P44">cat &lt;&lt;EOF &gt; <text:s/>/etc/sysctl.d/k8s.conf</text:p>
      <text:p text:style-name="P44">net.bridge.bridge-nf-call-ip6tables = 1</text:p>
      <text:p text:style-name="P44">net.bridge.bridge-nf-call-iptables = 1</text:p>
      <text:p text:style-name="P44">EOF</text:p>
      <text:p text:style-name="P38"/>
      <text:p text:style-name="P38">Step7:</text:p>
      <text:p text:style-name="P38"/>
      <text:p text:style-name="P44">sysctl --system</text:p>
      <text:p text:style-name="P44"/>
      <text:p text:style-name="P44">lsmod | grep br_netfilter</text:p>
      <text:p text:style-name="P44"/>
      <text:p text:style-name="P44">modprobe br_netfilter</text:p>
      <text:p text:style-name="P44"/>
      <text:p text:style-name="P44">systemctl daemon-reload</text:p>
      <text:p text:style-name="P44"/>
      <text:p text:style-name="P44">systemctl restart kubelet</text:p>
      <text:p text:style-name="P96">------------------------------------------------------------------</text:p>
      <text:p text:style-name="P96">-------------------<text:span text:style-name="T521">ON MASTER K8</text:span>-----------------------------------------------</text:p>
      <text:p text:style-name="P38">Fire below command on master Node:</text:p>
      <text:p text:style-name="P38"/>
      <text:p text:style-name="P44">kubeadm init</text:p>
      <text:p text:style-name="P38"/>
      <text:p text:style-name="P44">mkdir -p $HOME/.kube</text:p>
      <text:p text:style-name="P44">sudo cp -i /etc/kubernetes/admin.conf $HOME/.kube/config</text:p>
      <text:p text:style-name="P44">sudo chown $(id -u):$(id -g) $HOME/.kube/config</text:p>
      <text:p text:style-name="P44"/>
      <text:p text:style-name="P45"><text:span text:style-name="T1">After running above command <text:s/>and evry</text:span>thing sucess we get a big command starting <text:change-end text:change-id="ct94052316720064"/><text:change-start text:change-id="ct94052316720608"/>‘kube join ... past<text:change-end text:change-id="ct94052316720608"/><text:change-start text:change-id="ct94052316721200"/>e that on all k8 nodes ‘<text:change-end text:change-id="ct94052316721200"/><text:change-start text:change-id="ct94052316727968"/></text:p>
      <text:p text:style-name="P38"/>
      <text:p text:style-name="P38">Fire below command on master node only</text:p>
      <text:p text:style-name="P38"/>
      <text:p text:style-name="P44"><text:soft-page-break/>kubectl apply -f "https://cloud.weave.works/k8s/net?k8s-version=$(kubectl version | base64 | tr -d '\n')"</text:p>
      <text:p text:style-name="P42">kubectl get pods --all-namespaces</text:p>
      <text:p text:style-name="P41">kubectl get nodes</text:p>
      <text:p text:style-name="P8">==================================================</text:p>
      <text:p text:style-name="P5"/>
      <text:p text:style-name="P3"><text:change-end text:change-id="ct94052316727968"/><text:change text:change-id="ct94052316728288"/></text:p>
      <text:p text:style-name="P3"/>
      <text:p text:style-name="P2"><text:span text:style-name="T18"><text:s text:c="33"/></text:span><text:span text:style-name="T23"><text:s text:c="13"/></text:span><text:span text:style-name="T225">GIT </text:span><text:span text:style-name="T23"><text:s text:c="13"/></text:span><text:span text:style-name="T18"><text:s text:c="50"/></text:span></text:p>
      <text:p text:style-name="P3"/>
      <text:p text:style-name="P10"/>
      <text:p text:style-name="P360">Merge conflicts :<text:change text:change-id="ct94052316736560"/><text:change-start text:change-id="ct94052316736800"/><text:span text:style-name="T495">\</text:span><text:change-end text:change-id="ct94052316736800"/></text:p>
      <text:p text:style-name="P85"><text:span text:style-name="T20"><text:s/></text:span><text:span text:style-name="T29">Telugutechies <text:s text:c="4"/>=&gt; </text:span><text:change text:change-id="ct94052316737680"/><text:change-start text:change-id="ct94052316739232"/><text:a xlink:type="simple" xlink:href="https://www.youtube.com/playlist?list=PLsw5r6ZLF_VJqCci_LXHo28IatcGUywc1" text:style-name="Internet_20_link" text:visited-style-name="Visited_20_Internet_20_Link"><text:span text:style-name="T35">vido</text:span></text:a><text:change-end text:change-id="ct94052316739232"/><text:change-start text:change-id="ct94052316742544"/></text:p>
      <text:p text:style-name="P12"/>
      <text:p text:style-name="P13">Gitcommands</text:p>
      <text:p text:style-name="P18"/>
      <text:p text:style-name="P84"><text:span text:style-name="T264">git log –oneline</text:span><text:change-end text:change-id="ct94052316742544"/><text:change-start text:change-id="ct94052316743280"/><text:span text:style-name="T264"> </text:span><text:span text:style-name="T41">=&gt; </text:span><text:span text:style-name="T209">return detials of </text:span><text:change-end text:change-id="ct94052316743280"/><text:change-start text:change-id="ct94052316746336"/><text:span text:style-name="T209">commit</text:span></text:p>
      <text:p text:style-name="P84"><text:span text:style-name="T264">git checkout master</text:span><text:span text:style-name="T209"> =&gt; switch to the named branch</text:span></text:p>
      <text:p text:style-name="P61"/>
      <text:p text:style-name="P18"><text:change-end text:change-id="ct9405231674633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 text:c="16"/><text:span text:style-name="T212"><text:s text:c="16"/>AWS <text:s text:c="18"/></text:span><text:s text:c="8"/></text:p>
      <text:p text:style-name="P17"/>
      <text:p text:style-name="P20">VPC :</text:p>
      <text:list xml:id="list1735010178" text:style-name="L4">
        <text:list-item>
          <text:p text:style-name="P352"><text:span text:style-name="T63">AWS training center</text:span><text:span text:style-name="T56"> =&gt; </text:span><text:a xlink:type="simple" xlink:href="https://www.youtube.com/watch?v=O3fgul-fJCk&amp;list=PL0AiS5kr8Ychsj4W5MvGmB4xIQOTBSgbn&amp;index=13&amp;t=601s" office:name="vpclink" text:style-name="Internet_20_link" text:visited-style-name="Visited_20_Internet_20_Link">lin</text:a></text:p>
        </text:list-item>
        <text:list-item>
          <text:p text:style-name="P353"><text:span text:style-name="T415">Pythonolic =&gt;</text:span><text:span text:style-name="T416"> </text:span><text:a xlink:type="simple" xlink:href="https://youtu.be/RNdJ3XQSIyk" text:style-name="Internet_20_link" text:visited-style-name="Visited_20_Internet_20_Link"><text:span text:style-name="T416">link</text:span></text:a><text:span text:style-name="T68"> (6hours playlist with vpc basics and networking related)</text:span></text:p>
        </text:list-item>
        <text:list-item>
          <text:p text:style-name="P352"><text:span text:style-name="T64">Sandip Das =&gt; </text:span><text:a xlink:type="simple" xlink:href="https://www.youtube.com/watch?v=ZzDEygo239M&amp;list=PL0AiS5kr8Ychsj4W5MvGmB4xIQOTBSgbn&amp;index=2&amp;t=745s" text:style-name="Internet_20_link" text:visited-style-name="Visited_20_Internet_20_Link"><text:span text:style-name="T57">link2refer</text:span></text:a></text:p>
        </text:list-item>
        <text:list-item>
          <text:p text:style-name="P354"><text:span text:style-name="T64">Rakesh Taniki =&gt; </text:span><text:a xlink:type="simple" xlink:href="https://youtu.be/bh0bi7ot414" text:style-name="Internet_20_link" text:visited-style-name="Visited_20_Internet_20_Link">link</text:a><text:span text:style-name="T30"> </text:span><text:span text:style-name="T57">(</text:span><text:span text:style-name="T66">telugu,theoritocal explanation overall of vpc,subnet,igw,route</text:span><text:span text:style-name="T57">)</text:span></text:p>
        </text:list-item>
        <text:list-item>
          <text:p text:style-name="P355"><text:span text:style-name="T64">R</text:span><text:span text:style-name="T62">uchi infotech =&gt; </text:span><text:a xlink:type="simple" xlink:href="https://www.youtube.com/watch?v=NhMuC6-lWvA&amp;list=PL0AiS5kr8Ychsj4W5MvGmB4xIQOTBSgbn&amp;index=9" text:style-name="Internet_20_link" text:visited-style-name="Visited_20_Internet_20_Link">link</text:a><text:span text:style-name="T58">(</text:span><text:span text:style-name="T102">clear explanation about the imp of vpc</text:span><text:span text:style-name="T58">)</text:span></text:p>
        </text:list-item>
        <text:list-item>
          <text:p text:style-name="P356"><text:span text:style-name="T58">P</text:span><text:span text:style-name="T60">ythonolic =&gt; </text:span><text:a xlink:type="simple" xlink:href="https://www.youtube.com/watch?v=w-5lSvqSkjs&amp;t=868s" text:style-name="Internet_20_link" text:visited-style-name="Visited_20_Internet_20_Link">k</text:a><text:a xlink:type="simple" xlink:href="https://www.youtube.com/watch?v=w-5lSvqSkjs&amp;t=868s" text:style-name="Internet_20_link" text:visited-style-name="Visited_20_Internet_20_Link">Lin</text:a><text:span text:style-name="T410"> </text:span><text:span text:style-name="T413">(</text:span><text:span text:style-name="T98">Vpc peer to peer <text:s/>connection </text:span><text:change-start text:change-id="ct94052315727840"/><text:span text:style-name="T99">with good ppt clear explanation<text:tab/></text:span><text:change-end text:change-id="ct94052315727840"/><text:span text:style-name="T413">)</text:span></text:p>
        </text:list-item>
      </text:list>
      <text:p text:style-name="P19">Ec2 creation:</text:p>
      <text:list xml:id="list82549333723903" text:continue-numbering="true" text:style-name="L4">
        <text:list-item>
          <text:p text:style-name="P357"><text:span text:style-name="T58"><text:s/>W</text:span><text:span text:style-name="T59">alrusCOde <text:s/>=&gt; </text:span><text:a xlink:type="simple" xlink:href="https://www.youtube.com/watch?v=p6Hmbxdmufc&amp;list=PL0AiS5kr8Ychsj4W5MvGmB4xIQOTBSgbn&amp;index=4" text:style-name="Internet_20_link" text:visited-style-name="Visited_20_Internet_20_Link">link</text:a><text:span text:style-name="T59">(</text:span><text:span text:style-name="T97">creating the EC2 and assigning vpc to instance privately and publically</text:span><text:span text:style-name="T59">)</text:span></text:p>
        </text:list-item>
        <text:list-item>
          <text:p text:style-name="P357"><text:span text:style-name="T59">rakeshtaninki =&gt; </text:span><text:a xlink:type="simple" xlink:href="https://www.youtube.com/watch?v=cyy2ok-00qs&amp;list=PLCo6vu1MhylYJC-uBOeEif2HDSEocTpOl&amp;index=3&amp;t=2588s" text:style-name="Internet_20_link" text:visited-style-name="Visited_20_Internet_20_Link">link</text:a></text:p>
        </text:list-item>
      </text:list>
      <text:p text:style-name="P26"><text:s text:c="6"/></text:p>
      <text:p text:style-name="P27"/>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text:s text:c="19"/><text:span text:style-name="T212"><text:s text:c="12"/>LINUX <text:s text:c="10"/></text:span><text:s text:c="18"/><text:change-start text:change-id="ct94052315734112"/><text:s/></text:p>
      <text:p text:style-name="P34"><text:s/></text:p>
      <text:p text:style-name="P94"><text:span text:style-name="T216">SSH PUBLIC ACCESS</text:span><text:change-end text:change-id="ct94052315734112"/><text:change-start text:change-id="ct94052315772832"/><text:span text:style-name="T215"> </text:span><text:a xlink:type="simple" xlink:href="https://www.bogotobogo.com/DevOps/AWS/aws-adding-a-ssh-user-account-on-linux-instance.php" text:style-name="Internet_20_link" text:visited-style-name="Visited_20_Internet_20_Link">BLOG</text:a><text:change-end text:change-id="ct94052315772832"/></text:p>
      <text:p text:style-name="P32"/>
      <text:p text:style-name="P21">Storage cmd :</text:p>
      <text:p text:style-name="P37"><text:span text:style-name="T449">sudo hostnamectl set-hostname </text:span><text:span text:style-name="T451">instanme</text:span><text:span text:style-name="T449"> –static </text:span><text:span text:style-name="T450">=&gt;</text:span><text:span text:style-name="T448"> </text:span><text:span text:style-name="T274">setting the hostname and then type bash</text:span></text:p>
      <text:p text:style-name="P47"><text:span text:style-name="T177">fdisk -l </text:span><text:span text:style-name="T176">=&gt;</text:span><text:span text:style-name="T8"> </text:span><text:span text:style-name="T141">(</text:span><text:span text:style-name="T145">gives the partitions info</text:span><text:span text:style-name="T147">)</text:span></text:p>
      <text:p text:style-name="P46"><text:span text:style-name="T147"><text:s text:c="12"/></text:span><text:span text:style-name="T146">Partition creation in aws </text:span></text:p>
      <text:p text:style-name="P48"><text:span text:style-name="T147"><text:s text:c="16"/></text:span><text:span text:style-name="T148">fdisk pathPart(/dev/x.. then press m enter then w to create )</text:span></text:p>
      <text:p text:style-name="P49"><text:span text:style-name="T271">df -h</text:span><text:span text:style-name="T8"> =&gt; </text:span><text:span text:style-name="T145">(storage info)</text:span></text:p>
      <text:p text:style-name="P50"><text:span text:style-name="T271">whereis </text:span><text:span text:style-name="T8"><text:s/></text:span><text:span text:style-name="T11">name </text:span><text:span text:style-name="T8">=&gt; </text:span><text:span text:style-name="T106">we can find the loc where the package/software installed</text:span></text:p>
      <text:p text:style-name="P55"><text:span text:style-name="T229">AL =&gt; # tar cvf tarFIlenmae filename to tar (tar cvf desttarname 1.txt 2.txt)</text:span><text:a xlink:type="simple" xlink:href="https://aws-labs.com/tar-untar/" text:style-name="Internet_20_link" text:visited-style-name="Visited_20_Internet_20_Link"><text:span text:style-name="T55">blog</text:span></text:a></text:p>
      <text:p text:style-name="P56"><text:span text:style-name="T229">t</text:span><text:span text:style-name="T228">ar tvf desttarnme </text:span><text:span text:style-name="T54">=&gt; </text:span><text:span text:style-name="T101">to dispaly tar files </text:span></text:p>
      <text:p text:style-name="P57"/>
      <text:p text:style-name="P51"><text:span text:style-name="T408">=</text:span><text:span text:style-name="T407">==================================</text:span></text:p>
      <text:p text:style-name="P53"><text:span text:style-name="T53">Networking debugging cmd</text:span><text:span text:style-name="T220"> :</text:span></text:p>
      <text:p text:style-name="P54"><text:span text:style-name="T220">i</text:span><text:span text:style-name="T219">p</text:span><text:span text:style-name="T223"> a s</text:span></text:p>
      <text:p text:style-name="P31"/>
      <text:p text:style-name="P52"><text:span text:style-name="T222">I</text:span><text:span text:style-name="T221">ptables: </text:span></text:p>
      <text:p text:style-name="P31"><text:soft-page-break/></text:p>
      <text:p text:style-name="P35"><text:span text:style-name="T218">Netstat:</text:span><text:span text:style-name="T217"> </text:span><text:span text:style-name="T291">Netstat command displays various network related information such as network connections, routing tables, interface statistics, masquerade connections, multicast memberships etc.</text:span><text:span text:style-name="T290"> </text:span><text:a xlink:type="simple" xlink:href="https://www.geeksforgeeks.org/netstat-command-linux/" text:style-name="Internet_20_link" text:visited-style-name="Visited_20_Internet_20_Link">Blog</text:a><text:span text:style-name="T299"> <text:s text:c="10"/></text:span><text:span text:style-name="T334">a – active, t-tcp,u-udp,l -listening, x-unixport, s-statistics of ports </text:span></text:p>
      <text:p text:style-name="P36"><text:span text:style-name="T314">#</text:span><text:span text:style-name="T339">sudo</text:span><text:span text:style-name="T315"> </text:span><text:span text:style-name="T338">apt </text:span><text:span text:style-name="T339">install</text:span><text:span text:style-name="T315"> </text:span><text:span text:style-name="T338">net-tools</text:span></text:p>
      <text:p text:style-name="P35"><text:span text:style-name="Strong_20_Emphasis"><text:span text:style-name="T283">#n</text:span></text:span><text:span text:style-name="Strong_20_Emphasis"><text:span text:style-name="T284">etstat -ap | grep ssh</text:span></text:span><text:span text:style-name="Strong_20_Emphasis"><text:span text:style-name="T285"> </text:span></text:span><text:span text:style-name="Strong_20_Emphasis"><text:span text:style-name="T281">(</text:span></text:span><text:span text:style-name="T317">To get the port </text:span><text:span text:style-name="T316">on which a program is running</text:span></text:p>
      <text:p text:style-name="P35"><text:span text:style-name="Strong_20_Emphasis"><text:span text:style-name="T286">#n</text:span></text:span><text:span text:style-name="Strong_20_Emphasis"><text:span text:style-name="T287">etstat -an | grep ':80'</text:span></text:span><text:span text:style-name="Strong_20_Emphasis"><text:span text:style-name="T282"> (</text:span></text:span><text:span text:style-name="T328">To get the process</text:span></text:p>
      <text:p text:style-name="P114"><text:span text:style-name="T65">which is using the given port</text:span>.</text:p>
      <text:p text:style-name="P116"><text:span text:style-name="T288">UFW:</text:span><text:span text:style-name="T289"> </text:span><text:span text:style-name="T292">Uncomplicated Firewall </text:span><text:span text:style-name="T340">is a simplified firewall management interface that hides the complexity of lower-level packet filtering technologies such as <text:s/></text:span><text:span text:style-name="T341">iptables and nftables </text:span><text:a xlink:type="simple" xlink:href="https://www.digitalocean.com/community/tutorials/how-to-set-up-a-firewall-with-ufw-on-ubuntu-20-04" text:style-name="Internet_20_link" text:visited-style-name="Visited_20_Internet_20_Link"><text:span text:style-name="Source_20_Text"><text:span text:style-name="T383">BLOG</text:span></text:span></text:a></text:p>
      <text:p text:style-name="P121">( UFW is making firewall to allow for specific svc to pass throught the security)</text:p>
      <text:p text:style-name="P116"><text:span text:style-name="Source_20_Text"><text:span text:style-name="T345">sudo apt install ufw</text:span></text:span><text:span text:style-name="Source_20_Text"><text:span text:style-name="T342">.</text:span></text:span></text:p>
      <text:p text:style-name="P116"><text:span text:style-name="Source_20_Text"><text:span text:style-name="T343">sudo ufw default deny incoming</text:span></text:span></text:p>
      <text:p text:style-name="P116"><text:span text:style-name="Source_20_Text"><text:span text:style-name="T343">sudo ufw default allow outgoing</text:span></text:span></text:p>
      <text:p text:style-name="P116"><text:span text:style-name="Source_20_Text"><text:span text:style-name="T343">sudo ufw allow ssh</text:span></text:span></text:p>
      <text:p text:style-name="P116"><text:span text:style-name="Source_20_Text"><text:span text:style-name="T343">sudo ufw allow 22</text:span></text:span></text:p>
      <text:p text:style-name="P116"><text:span text:style-name="Source_20_Text"><text:span text:style-name="T343">sudo ufw enable</text:span></text:span></text:p>
      <text:p text:style-name="P117"><text:span text:style-name="Source_20_Text"><text:span text:style-name="T344"/></text:span></text:p>
      <text:p text:style-name="P113"/>
      <text:p text:style-name="P115"/>
      <text:p text:style-name="Text_20_body"><text:line-break/><text:span text:style-name="T405">Debugging Cmds:</text:span></text:p>
      <text:p text:style-name="P125"><text:span text:style-name="T406">(</text:span>to handle errorwhen teo differebt services overlapp the same port ,we can find the svc by using the below cmds)</text:p>
      <text:p text:style-name="P117"><text:soft-page-break/><text:span text:style-name="Source_20_Text"><text:span text:style-name="T344">sudo lsof -i TCP:</text:span></text:span><text:span text:style-name="Source_20_Text"><text:span text:style-name="T347">80</text:span></text:span><text:span text:style-name="Source_20_Text"><text:span text:style-name="T346"> =&gt; To know which service is using the port</text:span></text:span></text:p>
      <text:p text:style-name="P117"><text:span text:style-name="Source_20_Text"><text:span text:style-name="T352">sudo netstat -tulpn </text:span></text:span><text:span text:style-name="Source_20_Text"><text:span text:style-name="T348">=&gt; </text:span></text:span><text:span text:style-name="Source_20_Text"><text:span text:style-name="T349">list all port which is using</text:span></text:span></text:p>
      <text:p text:style-name="P117"><text:span text:style-name="Source_20_Text"><text:span text:style-name="T353">sudo netstat -plant | grep </text:span></text:span><text:span text:style-name="Source_20_Text"><text:span text:style-name="T354">80 </text:span></text:span><text:span text:style-name="Source_20_Text"><text:span text:style-name="T348">=&gt; which sevrice is running at specific port </text:span></text:span><text:change-start text:change-id="ct94052315795168"/></text:p>
      <text:p text:style-name="P117"><text:span text:style-name="Source_20_Text"><text:span text:style-name="T348"/></text:span></text:p>
      <text:p text:style-name="P119"><text:span text:style-name="Source_20_Text"><text:span text:style-name="T350">useradd -m name </text:span></text:span></text:p>
      <text:p text:style-name="P120"><text:change-end text:change-id="ct94052315795168"/><text:change-start text:change-id="ct94052315794704"/><text:span text:style-name="Source_20_Text"><text:span text:style-name="T355">etc</text:span></text:span><text:span text:style-name="Source_20_Text"><text:span text:style-name="T350">/p</text:span></text:span><text:change-end text:change-id="ct94052315794704"/><text:change-start text:change-id="ct94052315835024"/><text:span text:style-name="Source_20_Text"><text:span text:style-name="T350">asswd</text:span></text:span><text:change-end text:change-id="ct94052315835024"/><text:change-start text:change-id="ct94052315845344"/><text:span text:style-name="Source_20_Text"><text:span text:style-name="T350"> </text:span></text:span><text:span text:style-name="Source_20_Text"><text:span text:style-name="T351">=&gt;</text:span></text:span><text:span text:style-name="Source_20_Text"><text:span text:style-name="T350">to check user exists ornot cat </text:span></text:span></text:p>
      <text:p text:style-name="P120"><text:span text:style-name="Source_20_Text"><text:span text:style-name="T351">mdoification user </text:span></text:span></text:p>
      <text:p text:style-name="P120"><text:span text:style-name="Source_20_Text"><text:span text:style-name="T351">usermod -s <text:s/>bin/bash</text:span></text:span><text:change-end text:change-id="ct94052315845344"/><text:change-start text:change-id="ct94052315845584"/><text:span text:style-name="Source_20_Text"><text:span text:style-name="T351"> dockeradmin</text:span></text:span><text:change-end text:change-id="ct94052315845584"/></text:p>
      <text:p text:style-name="P117"><text:span text:style-name="Source_20_Text"><text:span text:style-name="T348"/></text:span></text:p>
      <text:p text:style-name="P118"><text:span text:style-name="Source_20_Text"><text:span text:style-name="T356">Systemctl:</text:span></text:span></text:p>
      <text:p text:style-name="P122"><text:span text:style-name="Source_20_Text"><text:span text:style-name="T337">The </text:span></text:span><text:span text:style-name="Source_20_Text"><text:span text:style-name="T336">systemctl</text:span></text:span><text:span text:style-name="Source_20_Text"><text:span text:style-name="T335"> </text:span></text:span><text:span text:style-name="Source_20_Text"><text:span text:style-name="T337">command manages both system and service configurations, enabling administrators to manage the OS and control the status of services.Further, </text:span></text:span><text:span text:style-name="Source_20_Text"><text:span text:style-name="T336">systemctl</text:span></text:span><text:span text:style-name="Source_20_Text"><text:span text:style-name="T335"> </text:span></text:span><text:span text:style-name="Source_20_Text"><text:span text:style-name="T337">is useful for troubleshooting and basic performance tuning.</text:span></text:span><text:a xlink:type="simple" xlink:href="https://www.techtarget.com/searchnetworking/tip/20-systemctl-commands-for-system-and-service-management#:~:text=The%20systemctl%20command%20manages%20both,troubleshooting%20and%20basic%20performance%20tuning." text:style-name="Internet_20_link" text:visited-style-name="Visited_20_Internet_20_Link"><text:span text:style-name="Source_20_Text">Blog</text:span></text:a></text:p>
      <text:p text:style-name="P124">systemctl start servicename </text:p>
      <text:p text:style-name="P124">systemctl stop/restart/status/ service name </text:p>
      <text:p text:style-name="P123"><text:span text:style-name="T418">chkconfig service name</text:span> =&gt; <text:span text:style-name="T197">(</text:span><text:span text:style-name="T199">automaticaly ,</text:span><text:span text:style-name="T197">run the service </text:span><text:span text:style-name="T199">after the booting </text:span><text:span text:style-name="T197">)</text:span></text:p>
      <text:p text:style-name="P117"><text:span text:style-name="Source_20_Text"><text:span text:style-name="T353"/></text:span></text:p>
      <text:p text:style-name="P117"><text:span text:style-name="Source_20_Text"><text:span text:style-name="T346"/></text:span></text:p>
      <text:p text:style-name="P128"/>
      <text:p text:style-name="P132"/>
      <text:p text:style-name="P132"/>
      <text:p text:style-name="Text_20_body"/>
      <text:p text:style-name="P129"><text:change-start text:change-id="ct94052315867392"/></text:p>
      <text:p text:style-name="P129"/>
      <text:p text:style-name="P129"><text:change-end text:change-id="ct94052315867392"/></text:p>
      <text:p text:style-name="P129"><text:soft-page-break/></text:p>
      <text:p text:style-name="P129"/>
      <text:p text:style-name="P259"><text:s text:c="37"/>DOCKER<text:span text:style-name="T409"> <text:s text:c="30"/></text:span><text:change-start text:change-id="ct94052315870656"/></text:p>
      <text:p text:style-name="P300"><text:span text:style-name="T167">python on docker =&gt; </text:span><text:a xlink:type="simple" xlink:href="https://towardsdatascience.com/deploy-apis-with-python-and-docker-4ec5e7986224" text:style-name="Internet_20_link" text:visited-style-name="Visited_20_Internet_20_Link">blog</text:a><text:change-end text:change-id="ct94052315870656"/><text:change-start text:change-id="ct94052315871840"/></text:p>
      <text:p text:style-name="P301"><text:span text:style-name="T167">p</text:span><text:span text:style-name="T168">ython docker =&gt; </text:span><text:change-end text:change-id="ct94052315871840"/><text:change-start text:change-id="ct94052315872384"/><text:a xlink:type="simple" xlink:href="https://dragonprogrammer.com/dockerized-django-api-angular-tutorial/" text:style-name="Internet_20_link" text:visited-style-name="Visited_20_Internet_20_Link">docker</text:a><text:change-end text:change-id="ct94052315872384"/><text:change-start text:change-id="ct94052315795888"/></text:p>
      <text:p text:style-name="P302"><text:span text:style-name="T168">a</text:span><text:span text:style-name="T169">ngular on docker =&gt;</text:span><text:a xlink:type="simple" xlink:href="https://github.com/Java-Techie-jt/ng-k8s-example" text:style-name="Internet_20_link" text:visited-style-name="Visited_20_Internet_20_Link">github</text:a><text:change-end text:change-id="ct94052315795888"/></text:p>
      <text:p text:style-name="P259"><text:span text:style-name="T153">#sudo apt install docker*(for ubuntu installing)</text:span><text:span text:style-name="T409"> </text:span></text:p>
      <text:p text:style-name="P141"><text:span text:style-name="T419"># </text:span><text:span text:style-name="T418">sudo docker ps </text:span><text:span text:style-name="T417">=&gt; (</text:span><text:span text:style-name="T121">gives info about running containers)</text:span></text:p>
      <text:p text:style-name="P144">#sudo <text:s/>docker ps -a </text:p>
      <text:p text:style-name="P142"><text:span text:style-name="T418"># docker search httpd </text:span><text:span text:style-name="T271">=&gt; (i</text:span><text:span text:style-name="T120">mage maxi stars-means latest on ,official ok,</text:span><text:span text:style-name="T271">)</text:span></text:p>
      <text:p text:style-name="P142"><text:span text:style-name="T418"># docker search httpd -f is-official=true stars=100</text:span><text:span text:style-name="T271"> (</text:span><text:span text:style-name="T114">f</text:span><text:span text:style-name="T120">iltering httpd image with max stars</text:span><text:span text:style-name="T421"> </text:span><text:span text:style-name="T120">,officall ok</text:span><text:span text:style-name="T421">)</text:span></text:p>
      <text:p text:style-name="P143"><text:span text:style-name="T422"># </text:span><text:span text:style-name="T46">docker pull</text:span><text:span text:style-name="T47"> httpd</text:span><text:span text:style-name="T45">=&gt;(pulling the latest image of httpd )</text:span></text:p>
      <text:p text:style-name="P143"><text:span text:style-name="T46"># docker images </text:span><text:span text:style-name="T45">=&gt; (</text:span><text:span text:style-name="T421">info of all images )</text:span></text:p>
      <text:p text:style-name="P130"><text:span text:style-name="T152">#docker create </text:span><text:span text:style-name="T150">--name first</text:span><text:span text:style-name="T149"> </text:span><text:span text:style-name="T154">httpd:latest</text:span><text:span text:style-name="T151"> </text:span><text:span text:style-name="T427"><text:s/>( </text:span><text:span text:style-name="T75">craete container with name ‘first’ and adding image httpd to ‘first container ’)</text:span></text:p>
      <text:p text:style-name="P197"><text:span text:style-name="T5"><text:s text:c="4"/></text:span><text:span text:style-name="T429">:docker ps -a to check container creation </text:span></text:p>
      <text:p text:style-name="P126"><text:span text:style-name="T5"><text:s text:c="4"/>: docker start </text:span><text:span text:style-name="T12">first(</text:span><text:span text:style-name="T8">we have to excute start cmd to start container)</text:span></text:p>
      <text:p text:style-name="P127"><text:s text:c="4"/>: docker ps (now we find the container id and etc)</text:p>
      <text:p text:style-name="P131"><text:span text:style-name="T142">#docker </text:span><text:span text:style-name="T143">run -d <text:s/>--name containername imagename </text:span><text:span text:style-name="T428">=&gt; </text:span><text:span text:style-name="T123">(freshly creates the container and imge to it ..no need to create and run separately like above cmd)</text:span></text:p>
      <text:p text:style-name="P199"><text:span text:style-name="T227">#</text:span><text:span text:style-name="T226">docker rm -f </text:span><text:span text:style-name="T227">container name </text:span><text:span text:style-name="T13"><text:s/></text:span><text:span text:style-name="T9">=&gt; (</text:span><text:span text:style-name="T423">delet forcibly the cotainer with container name)</text:span></text:p>
      <text:p text:style-name="P314"><text:span text:style-name="T233">#docker rm -f $(docker ps -a -q) =</text:span><text:span text:style-name="T234">&gt;</text:span><text:span text:style-name="T90"> (removes all the containers )</text:span></text:p>
      <text:p text:style-name="P145"><text:span text:style-name="T425">#docker inspect max <text:s/></text:span><text:span text:style-name="T426">[</text:span><text:a xlink:type="simple" xlink:href="https://www.educative.io/answers/what-is-docker-inspect" text:style-name="Internet_20_link" text:visited-style-name="Visited_20_Internet_20_Link">BLog</text:a><text:span text:style-name="T426">]</text:span><text:span text:style-name="T424">=&gt; (</text:span><text:span text:style-name="T329">returns detailed, low-level information on</text:span></text:p>
      <text:p text:style-name="P145"><text:soft-page-break/><text:span text:style-name="T329"><text:s text:c="8"/>Docker objects. Those objects can be docker images, containers, <text:s text:c="9"/>networks, volumes, plugins, etc.</text:span><text:span text:style-name="T77">)</text:span></text:p>
      <text:p text:style-name="P146"><text:span text:style-name="T433">#</text:span><text:span text:style-name="T432">docker pause containername </text:span><text:span text:style-name="T434">=&gt;</text:span></text:p>
      <text:p text:style-name="P163">#docker unpause containername</text:p>
      <text:p text:style-name="P146"><text:span text:style-name="T432">docker exec -it max bash </text:span><text:span text:style-name="T78">=&gt; (goes inside the container and install bash image )</text:span></text:p>
      <text:p text:style-name="P146"><text:span text:style-name="T432">cat e/tc/os-release</text:span><text:span text:style-name="T436">=&gt;(</text:span><text:span text:style-name="T78">inside the container ans </text:span><text:span text:style-name="T79">che</text:span><text:span text:style-name="T80">c</text:span><text:span text:style-name="T79">k the os verison</text:span><text:span text:style-name="T78"> of conatiners</text:span><text:span text:style-name="T436">)</text:span></text:p>
      <text:p text:style-name="P147"><text:span text:style-name="T436">#</text:span><text:span text:style-name="T434">docker run -d -it --name </text:span><text:span text:style-name="T432">containerName</text:span><text:span text:style-name="T434"> ubuntu </text:span><text:span text:style-name="T435">=&gt; </text:span><text:span text:style-name="T76">creating the container with ubuntu os .”</text:span><text:span text:style-name="T81">whenever c</text:span><text:span text:style-name="T82">reating container with os have to write ‘-it ” </text:span><text:span text:style-name="T81">in command or else the container fails)</text:span></text:p>
      <text:p text:style-name="P148"><text:span text:style-name="T434">#docker exec -it </text:span><text:span text:style-name="T432">containerName</text:span><text:span text:style-name="T434"> /bin/bash </text:span><text:span text:style-name="T435">=&gt; </text:span><text:span text:style-name="T76">(to go inside a particular cntainer )</text:span></text:p>
      <text:p text:style-name="P149"><text:span text:style-name="T432">#docker network ls</text:span><text:span text:style-name="T76"> =&gt; networkig</text:span></text:p>
      <text:p text:style-name="P164">#docker inspect kiyo |grep -i ipaddr =&gt; <text:span text:style-name="T114">gices ip address</text:span></text:p>
      <text:p text:style-name="P164">#cd /usr/share/nginx/html/ =&gt; <text:span text:style-name="T114">launcg webserver path for nginx </text:span></text:p>
      <text:p text:style-name="P151">#ps axf | grep docker -A 6 <text:span text:style-name="T271">=&gt; (</text:span><text:span text:style-name="T124">showing docker poccess)</text:span></text:p>
      <text:p text:style-name="P228"/>
      <text:p text:style-name="P150">#docker network create vivo-bridge (creating the bridge ) <text:span text:style-name="T115">=&gt;craete a bridge but with default subnet </text:span></text:p>
      <text:p text:style-name="P150">#docker network list </text:p>
      <text:p text:style-name="P150">docker network create --subnet 10.1.0.0/16 --gateway 10.1.0.1 apple-network <text:span text:style-name="T272">=&gt;create a docker bridge with ip </text:span></text:p>
      <text:p text:style-name="P150"><text:span text:style-name="T437">docker run --name web1 --net=apple-network -d httpd -p 8089:80 httpd</text:span><text:span text:style-name="T272"> </text:span><text:span text:style-name="T273">=&gt; creating a container and assigning to the spefifix docker bridge </text:span></text:p>
      <text:p text:style-name="P150">docker run -d --name tom2 <text:s/>--dns=8.8.8.8 -h webserver.globallogic.com --memory 15M --cpus="0.000001" httpd<text:span text:style-name="T271"> </text:span><text:span text:style-name="T116">=&gt;creating container with specific memory limits nad nano cpu cycle and dns </text:span></text:p>
      <text:p text:style-name="P201"/>
      <text:p text:style-name="P200"><text:soft-page-break/></text:p>
      <text:p text:style-name="P152">d<text:span text:style-name="T472">ocker network create --subnet 10.0.0.0/16 --gateway 10.0.0.2vivo-network </text:span><text:span text:style-name="T114">=&gt;creating a netwok with customised subnetips </text:span></text:p>
      <text:p text:style-name="P153">docker run -d --name jimjam1 -p 8001:80 -v vol1:/usr/local/apache<text:span text:style-name="T439">2</text:span>/html httpd <text:span text:style-name="T117">=&gt; mounting dir from hist to container </text:span></text:p>
      <text:p text:style-name="P153"><text:span text:style-name="T438"># </text:span><text:span text:style-name="T439">docker build . -f 1.df -t frontend1:f1 </text:span><text:span text:style-name="T118">=&gt; build image from the container </text:span></text:p>
      <text:p text:style-name="P154"><text:span text:style-name="T438">#docker tag frontend:f1 rajan9886886836/first:web1</text:span><text:span text:style-name="T118"> </text:span><text:span text:style-name="T114">=&gt;realted to docker repo</text:span></text:p>
      <text:p text:style-name="P202">#docker login</text:p>
      <text:p text:style-name="P155"><text:span text:style-name="T440">###### DOCKER BUILDING THE IMAGE &amp;CONT FROM DF FILE ###</text:span><text:span text:style-name="T114"> </text:span></text:p>
      <text:p text:style-name="P154"><text:span text:style-name="T114">#</text:span>docker tag frontend:f1 rajan9886886836/first:web1</text:p>
      <text:p text:style-name="P155"><text:span text:style-name="T114">#</text:span><text:span text:style-name="T93"> </text:span>docker build . -f d.df -t fee:f4<text:span text:style-name="T93"> </text:span><text:span text:style-name="T114">=&gt;building the image from df file </text:span></text:p>
      <text:p text:style-name="P156"><text:span text:style-name="T114">#</text:span>docker run -d -it --name c3 fee:f4 bash<text:span text:style-name="T93"> </text:span><text:span text:style-name="T114">=&gt; creating acontainer from</text:span></text:p>
      <text:p text:style-name="P205"><text:s/>build by df image</text:p>
      <text:p text:style-name="P157"><text:span text:style-name="T114">#</text:span>docker run -d -it –name c3 -v volume2:/mangi volume2:v2 <text:span text:style-name="T114">=&gt; specifically defining avolume </text:span></text:p>
      <text:p text:style-name="P158">#docker run -d --name db1 -p 3307:3306 e MYSQL_ROOT_PASSWORD=123 mariadb <text:span text:style-name="T114">=&gt;creating acontainer with mariadb and assigning environmental vriable </text:span></text:p>
      <text:p text:style-name="P206"><text:change-start text:change-id="ct94052315910960"/></text:p>
      <text:p text:style-name="P232">docker user add <text:change-end text:change-id="ct94052315910960"/><text:change-start text:change-id="ct94052316669616"/></text:p>
      <text:p text:style-name="P212">useradd dockeradmin</text:p>
      <text:p text:style-name="P212">passwd dockeradmin</text:p>
      <text:p text:style-name="P212">usermod -aG docker dockeradmin<text:change-end text:change-id="ct94052316669616"/></text:p>
      <text:p text:style-name="P206"/>
      <text:p text:style-name="P206"/>
      <text:p text:style-name="P206"/>
      <text:p text:style-name="P206"><text:soft-page-break/></text:p>
      <text:p text:style-name="P206"><text:change-start text:change-id="ct94052315932032"/></text:p>
      <text:p text:style-name="P210">Install docker <text:change-end text:change-id="ct94052315932032"/><text:change-start text:change-id="ct94052315940032"/>compose </text:p>
      <text:p text:style-name="P210">docker-compose version</text:p>
      <text:p text:style-name="P210"><text:s text:c="3"/>16 <text:s/>sudo amazon-linux-extras install docker</text:p>
      <text:p text:style-name="P210"><text:s text:c="3"/>sudo curl -L https://github.com/docker/compose/releases/download/1.22.0/docker-compose-$(uname -s)-$(uname -m) -o /usr/local/bin/docker-compose</text:p>
      <text:p text:style-name="P210"><text:s text:c="3"/>sudo curl -L https://github.com/docker/compose/releases/latest/download/docker-compose-$(uname -s)-$(uname -m) -o /usr/local/bin/docker-compose</text:p>
      <text:p text:style-name="P210"><text:s text:c="3"/>sudo chmod +x /usr/local/bin/docker-compose</text:p>
      <text:p text:style-name="P210"><text:s text:c="3"/>docker-compose version</text:p>
      <text:p text:style-name="P210"><text:s text:c="3"/>ls /usr/local/bin/</text:p>
      <text:p text:style-name="P210"><text:s text:c="3"/>sudo ln -s /usr/local/bin/docker-compose /usr/bin/docker-compose</text:p>
      <text:p text:style-name="P210"><text:s text:c="3"/>docker-compose version<text:change-end text:change-id="ct94052315940032"/></text:p>
      <text:p text:style-name="P206"/>
      <text:p text:style-name="P206"/>
      <text:p text:style-name="P206"/>
      <text:p text:style-name="P206"/>
      <text:p text:style-name="P206"/>
      <text:p text:style-name="P206"/>
      <text:p text:style-name="P206"/>
      <text:p text:style-name="P206"/>
      <text:p text:style-name="P206"/>
      <text:p text:style-name="P206"><text:change-start text:change-id="ct94052315954032"/></text:p>
      <text:p text:style-name="P206"/>
      <text:p text:style-name="P206"><text:soft-page-break/></text:p>
      <text:p text:style-name="P206"/>
      <text:p text:style-name="P206"/>
      <text:p text:style-name="P206"/>
      <text:p text:style-name="P206"/>
      <text:p text:style-name="P206"/>
      <text:p text:style-name="P206"/>
      <text:p text:style-name="P206"><text:change-end text:change-id="ct94052315954032"/></text:p>
      <text:p text:style-name="P206"/>
      <text:p text:style-name="P206"/>
      <text:p text:style-name="P206"/>
      <text:p text:style-name="P207"/>
      <text:p text:style-name="P206"/>
      <text:p text:style-name="P216"/>
      <text:p text:style-name="P206"/>
      <text:p text:style-name="P209"><text:s text:c="33"/><text:span text:style-name="T179">==</text:span><text:span text:style-name="T180">== <text:s text:c="2"/></text:span><text:span text:style-name="T179">KUBECTL <text:s text:c="2"/>==</text:span><text:span text:style-name="T180">==</text:span></text:p>
      <text:p text:style-name="P238"><text:span text:style-name="T230">#kubctl tutoria</text:span><text:span text:style-name="T108"> =&gt; </text:span><text:a xlink:type="simple" xlink:href="https://www.youtube.com/watch?v=_3NUI5vasPk&amp;list=PLMPZQTftRCS8Pp4wiiUruly5ODScvAwcQ&amp;index=10" text:style-name="Internet_20_link" text:visited-style-name="Visited_20_Internet_20_Link"><text:span text:style-name="T212">playlst</text:span></text:a></text:p>
      <text:p text:style-name="P239"><text:span text:style-name="T231">k8s architectyr =&gt; </text:span><text:a xlink:type="simple" xlink:href="https://www.youtube.com/watch?v=zW992WqfuNU&amp;list=PLS5XocZJffOAmXfXr29Ts8fQCRbDAZScK&amp;index=2&amp;t=11s" text:style-name="Internet_20_link" text:visited-style-name="Visited_20_Internet_20_Link"><text:span text:style-name="T241">video</text:span></text:a></text:p>
      <text:p text:style-name="P240"><text:span text:style-name="T232">brief archtect k8 =&gt;</text:span><text:a xlink:type="simple" xlink:href="https://www.youtube.com/watch?v=cfCSMFZj4P8" text:style-name="Internet_20_link" text:visited-style-name="Visited_20_Internet_20_Link"><text:span text:style-name="T241">vid</text:span></text:a></text:p>
      <text:p text:style-name="P243"><text:span text:style-name="T242">Sample yaml file for rplicas pods =&gt;</text:span><text:a xlink:type="simple" xlink:href="https://www.mirantis.com/blog/introduction-to-yaml-creating-a-kubernetes-deployment/" text:style-name="Internet_20_link" text:visited-style-name="Visited_20_Internet_20_Link">blog</text:a></text:p>
      <text:p text:style-name="P243"><text:a xlink:type="simple" xlink:href="https://www.youtube.com/watch?v=0GgBi8yNQT4" text:style-name="Internet_20_link" text:visited-style-name="Visited_20_Internet_20_Link"><text:span text:style-name="T471">slack</text:span></text:a><text:change-start text:change-id="ct94052315971408"/></text:p>
      <text:p text:style-name="P298"><text:span text:style-name="T496">k8s </text:span>Services <text:span text:style-name="T496">=&gt;</text:span><text:a xlink:type="simple" xlink:href="https://www.vmware.com/topics/glossary/content/kubernetes-services.html" text:style-name="Internet_20_link" text:visited-style-name="Visited_20_Internet_20_Link"><text:span text:style-name="T496">blog</text:span></text:a> <text:change-end text:change-id="ct94052315971408"/></text:p>
      <text:p text:style-name="P240"><text:span text:style-name="T241">----------------------------------------------------------------</text:span><text:span text:style-name="T243">==========================</text:span></text:p>
      <text:p text:style-name="P270"><text:span text:style-name="T224">=====</text:span><text:span text:style-name="T255">----------I</text:span><text:span text:style-name="T224">NSTALLING K8S IN UBUNTU-----=====</text:span></text:p>
      <text:p text:style-name="P264"><text:span text:style-name="T366">====&gt;&gt;</text:span><text:span text:style-name="T365">Commands t</text:span><text:span text:style-name="T367">o run on all th</text:span><text:span text:style-name="T365">e nodes</text:span><text:span text:style-name="T224"><text:line-break/></text:span><text:span text:style-name="T358"># Get sudo worki ng</text:span><text:span text:style-name="T224"><text:line-break/></text:span><text:span text:style-name="T359">sudo -l </text:span></text:p>
      <text:p text:style-name="P264"><text:soft-page-break/><text:span text:style-name="T224"><text:line-break/></text:span><text:span text:style-name="T358"># update packages and their version</text:span><text:span text:style-name="T224"><text:line-break/></text:span><text:span text:style-name="T358">s</text:span><text:span text:style-name="T359">udo apt-get update &amp;&amp; sudo apt-get upgrade -y</text:span></text:p>
      <text:p text:style-name="P264"><text:span text:style-name="T224"><text:line-break/></text:span><text:span text:style-name="T358"># install curl and apt-transport-https</text:span><text:span text:style-name="T224"><text:line-break/></text:span><text:span text:style-name="T359">sudo apt-get update &amp;&amp; sudo apt-get install -y apt-transport-https curl</text:span></text:p>
      <text:p text:style-name="P264"><text:span text:style-name="T224"><text:line-break/></text:span><text:span text:style-name="T358"># add key to verify releases</text:span><text:span text:style-name="T224"><text:line-break/></text:span><text:span text:style-name="T359">curl -s https://packages.cloud.google.com/apt/doc/apt-key.gpg | sudo apt-key add -</text:span></text:p>
      <text:p text:style-name="P264"><text:span text:style-name="T224"><text:line-break/></text:span><text:span text:style-name="T358"># add kubernetes apt repo</text:span><text:span text:style-name="T224"><text:line-break/></text:span><text:span text:style-name="T359">cat &lt;&lt;EOF | sudo tee /etc/apt/sources.list.d/kubernetes.list</text:span><text:span text:style-name="T252"><text:line-break/></text:span><text:span text:style-name="T359">deb https://apt.kubernetes.io/ kubernetes-xenial main</text:span><text:span text:style-name="T252"><text:line-break/></text:span><text:span text:style-name="T359">EOF</text:span></text:p>
      <text:p text:style-name="P264"><text:span text:style-name="T224"><text:line-break/></text:span><text:span text:style-name="T358"># install kubelet, kubeadm and kubectl</text:span><text:span text:style-name="T224"><text:line-break/></text:span><text:span text:style-name="T359">sudo apt-get update</text:span><text:span text:style-name="T224"><text:line-break/></text:span><text:span text:style-name="T359">sudo apt-get install -y kubelet kubeadm kubectl</text:span></text:p>
      <text:p text:style-name="P250"><text:span text:style-name="T265"><text:line-break/></text:span><text:span text:style-name="T364"># install docker</text:span><text:span text:style-name="T265"><text:line-break/></text:span><text:span text:style-name="T359">sudo apt-get install docker.io</text:span></text:p>
      <text:p text:style-name="P264"><text:span text:style-name="T224"><text:line-break/></text:span><text:span text:style-name="T358"># apt-mark hold is used so that these packages will not be updated/removed </text:span><text:span text:style-name="T224"><text:line-break/></text:span><text:span text:style-name="T358">automatically</text:span><text:span text:style-name="T224"><text:line-break/></text:span><text:span text:style-name="T359">sudo apt-mark hold kubelet kubeadm kubectl</text:span></text:p>
      <text:p text:style-name="P264"><text:span text:style-name="T224"><text:line-break/></text:span><text:span text:style-name="T358">After the above commands are successfully run on all the worker nodes. </text:span><text:span text:style-name="T224"><text:line-break/></text:span><text:span text:style-name="T358">Below steps can be followed to initialize the Kubernetes cluster.</text:span></text:p>
      <text:p text:style-name="P264"><text:span text:style-name="T224"><text:line-break/></text:span><text:span text:style-name="T365">On Leader Node</text:span></text:p>
      <text:p text:style-name="P264"><text:span text:style-name="T224"><text:line-break/></text:span><text:span text:style-name="T358">Run the below command on the node that you want to make the leader </text:span><text:span text:style-name="T224"><text:line-break/></text:span><text:span text:style-name="T358">node. Please make sure you replace the correct IP of the node with</text:span><text:span text:style-name="T357"> </text:span><text:span text:style-name="T358">IP-of-</text:span><text:span text:style-name="T224"><text:line-break/></text:span><text:span text:style-name="T358">Node</text:span><text:span text:style-name="T224"><text:line-break/></text:span><text:span text:style-name="T359">export MASTER_IP=&lt;</text:span><text:span text:style-name="T360">Private </text:span><text:span text:style-name="T359">IP-of-Node&gt;</text:span><text:span text:style-name="T252"><text:line-break/></text:span><text:span text:style-name="T359">kubeadm init --apiserver-advertise-address=${MASTER_IP} --pod-network-</text:span><text:span text:style-name="T252"><text:line-break/></text:span><text:span text:style-name="T359">cidr=10.244.0.0/16</text:span></text:p>
      <text:p text:style-name="P273">Join worker nodes to the Leader node</text:p>
      <text:p text:style-name="P273"><text:line-break/>Once the command kubeadm init is completed on the leader node, below we would get a command <text:soft-page-break/>like below in the output of kubeadm init that can be run on worker nodes to make them join the leader node.</text:p>
      <text:p text:style-name="P264"><text:span text:style-name="T358">-----<text:line-break/></text:span><text:span text:style-name="T368">kubeadm join 206.189.134.39:6443 --token dxxfoj.a2zzwbfrjejzir4h --discovery-token-ca-cert-hash <text:line-break/>sha256:110e853989c2401b1e54aef6e8ff0393e05f18d531a75ed107cf6c05ca4170eb</text:span></text:p>
      <text:p text:style-name="P264"><text:span text:style-name="T368">--</text:span><text:span text:style-name="T358"><text:line-break/></text:span><text:span text:style-name="T359">mkdir -p $HOME/.kube<text:line-break/>sudo cp -i /etc/kubernetes/admin.conf $HOME/.kube/config<text:line-break/>sudo chown $(id -u):$(id -g) $HOME/.kube/confi</text:span><text:span text:style-name="T361">g</text:span></text:p>
      <text:p text:style-name="P275"/>
      <text:p text:style-name="P274">install CNI plugin<text:line-break/>The below command can be run on the leader node to install the CNI plugin</text:p>
      <text:p text:style-name="P264"><text:span text:style-name="T362"><text:line-break/></text:span><text:span text:style-name="T361">kubectl apply -f <text:line-break/>https://raw.githubusercontent.com/coreos/flannel/master/Documentation/kube-<text:line-break/>flannel.yml</text:span></text:p>
      <text:p text:style-name="P264"><text:span text:style-name="T363">if fannel is not able to connect prpoperly then install calico cln plugin </text:span><text:span text:style-name="T362"><text:line-break/></text:span><text:span text:style-name="T361">curl https://docs.projectcalico.org/manifests/calico.yaml -O<text:line-break/>kubectl apply -f calico.yaml<text:line-break/>kubectl get pods -n kube-system</text:span></text:p>
      <text:p text:style-name="P277"/>
      <text:p text:style-name="P265"><text:span text:style-name="T361">N</text:span><text:span text:style-name="T359">OTE: </text:span></text:p>
      <text:p text:style-name="P288">=&gt; if any not <text:span text:style-name="T490">(token not generated)</text:span>working properly then kubeadm reset and the start agin from the leder nodes and reset the worker nodes too</text:p>
      <text:p text:style-name="P288">=&gt;</text:p>
      <text:p text:style-name="P276"/>
      <text:p text:style-name="P168"/>
      <text:p text:style-name="P169">------------------------------------------------DONE-------------------------------------------------------------</text:p>
      <text:p text:style-name="P169"/>
      <text:p text:style-name="P266"><text:span text:style-name="T224">#############################-----</text:span><text:span text:style-name="T256">- </text:span><text:span text:style-name="T257"><text:s/>POINTS </text:span><text:span text:style-name="T256"><text:s/>--</text:span><text:span text:style-name="T224">-#################################</text:span></text:p>
      <text:p text:style-name="P242"><text:span text:style-name="T459">KUBECTL: <text:s text:c="2"/>for more info </text:span><text:a xlink:type="simple" xlink:href="https://betterprogramming.pub/kubernetes-a-detailed-example-of-deployment-of-a-stateful-application-de3de33c8632" text:style-name="Internet_20_link" text:visited-style-name="Visited_20_Internet_20_Link"><text:span text:style-name="T461">blog</text:span></text:a></text:p>
      <text:p text:style-name="P271">Kubectl is a command line tool that is intended to be used by an end-user responsible for managing application deployments. Kubectl users can execute commands on a terminal. Each of these commands is converted into an API call in the background and sent to the API server on Kubernetes master, where necessary action will be performed.</text:p>
      <text:p text:style-name="P289"><text:soft-page-break/><text:span text:style-name="T49">R</text:span><text:span text:style-name="T48">eplicaSet </text:span></text:p>
      <text:p text:style-name="P272">A ReplicaSet is a higher-level Kubernetes object that wraps around a Pod and adds features. As the names suggests, they take a Pod template and deploy a desired number of replicas of it. They also instantiate a background reconciliation loop that checks to make sure the right number of replicas are always running – desired state vs actual state.</text:p>
      <text:h text:style-name="P336" text:outline-level="2"><text:change-start text:change-id="ct94052316016208"/><text:span text:style-name="T300">Kubernetes Namespace? </text:span><text:a xlink:type="simple" xlink:href="https://www.aquasec.com/cloud-native-academy/kubernetes-101/kubernetes-namespace/" text:style-name="Internet_20_link" text:visited-style-name="Visited_20_Internet_20_Link"><text:span text:style-name="T301">blog</text:span></text:a><text:change-end text:change-id="ct94052316016208"/></text:h>
      <text:p text:style-name="P325"><text:span text:style-name="T319">A </text:span><text:a xlink:type="simple" xlink:href="https://www.aquasec.com/cloud-native-academy/kubernetes-101/kubernetes-complete-guide/" office:target-frame-name="_blank" xlink:show="new" text:style-name="Internet_20_link" text:visited-style-name="Visited_20_Internet_20_Link"><text:span text:style-name="T321">Kubernetes</text:span></text:a><text:span text:style-name="T319"> namespace helps separate a cluster into logical units. It helps granularly organize, allocate, manage, and secure cluster resources. Here are two notable use cases for Kubernetes namespaces:</text:span><text:change-start text:change-id="ct94052316754912"/></text:p>
      <text:p text:style-name="P331"/>
      <text:p text:style-name="P327"><text:span text:style-name="Strong_20_Emphasis"><text:span text:style-name="T308">ClusterIP</text:span></text:span><text:span text:style-name="T312">:</text:span><text:span text:style-name="T388"> </text:span></text:p>
      <text:p text:style-name="P332">Exposes the service on a cluster-internal IP. Choosing this value makes the service only reachable from within the cluster. This is the default ServiceType</text:p>
      <text:p text:style-name="P335"><text:span text:style-name="Strong_20_Emphasis"><text:span text:style-name="T309">NodePort</text:span></text:span><text:span text:style-name="T313">:</text:span></text:p>
      <text:p text:style-name="P335"><text:span text:style-name="T332"><text:s/>Exposes the service on each Node’s IP at a static port (the NodePort). A ClusterIP service, to which the NodePort service will route, is automatically created. You’ll be able to contact the NodePort service, from outside the cluster, by requesting </text:span><text:span text:style-name="Source_20_Text"><text:span text:style-name="T333">&lt;NodeIP&gt;:&lt;NodePort&gt;</text:span></text:span><text:span text:style-name="T332">.</text:span></text:p>
      <text:p text:style-name="P335"><text:span text:style-name="Strong_20_Emphasis"><text:span text:style-name="T309">LoadBalancer</text:span></text:span><text:span text:style-name="T313">:</text:span><text:span text:style-name="T387"> </text:span></text:p>
      <text:p text:style-name="P333">Exposes the service externally using a cloud provider’s load balancer. NodePort and ClusterIP services, to which the external load balancer will route, are automatically created.</text:p>
      <text:p text:style-name="P331"><text:change-end text:change-id="ct94052316754912"/></text:p>
      <text:p text:style-name="P272"/>
      <text:p text:style-name="P272"/>
      <text:p text:style-name="P271"/>
      <text:p text:style-name="P278"/>
      <text:p text:style-name="P278">########################################</text:p>
      <text:p text:style-name="P244"><text:span text:style-name="T248">#KUBECTL CHEAT SHEET =&gt; </text:span><text:a xlink:type="simple" xlink:href="https://kubernetes.io/docs/reference/kubectl/cheatsheet/" text:style-name="Internet_20_link" text:visited-style-name="Visited_20_Internet_20_Link">Blog</text:a><text:change-start text:change-id="ct94052315977040"/></text:p>
      <text:p text:style-name="P249"><text:span text:style-name="T266">kubeadm</text:span><text:change-end text:change-id="ct94052315977040"/><text:change-start text:change-id="ct94052316044944"/><text:span text:style-name="T266"> reset</text:span><text:span text:style-name="T499"> </text:span><text:span text:style-name="T498">=&gt; </text:span><text:a xlink:type="simple" xlink:href="https://blog.heptio.com/properly-resetting-your-kubeadm-bootstrapped-cluster-nodes-heptioprotip-473bd0b824aa" text:style-name="Internet_20_link" text:visited-style-name="Visited_20_Internet_20_Link"><text:span text:style-name="T498">blog</text:span></text:a><text:change-end text:change-id="ct94052316044944"/><text:change-start text:change-id="ct94052316051456"/></text:p>
      <text:p text:style-name="P299">rm -rf $HOME/.kube/config file.</text:p>
      <text:p text:style-name="P249"><text:change-end text:change-id="ct94052316051456"/><text:change-start text:change-id="ct94052316052336"/></text:p>
      <text:p text:style-name="P249"><text:change-end text:change-id="ct94052316052336"/></text:p>
      <text:p text:style-name="P244"><text:change-start text:change-id="ct94052316049840"/><text:span text:style-name="T420">#</text:span><text:change-end text:change-id="ct94052316049840"/><text:span text:style-name="T418">kubectl cluster-info </text:span><text:span text:style-name="T491">=&gt;</text:span></text:p>
      <text:p text:style-name="P263"><text:change text:change-id="ct94052315996784"/><text:change-start text:change-id="ct94052316056016"/><text:span text:style-name="T453">#</text:span><text:change-end text:change-id="ct94052316056016"/><text:span text:style-name="T244">kubectl get nodes</text:span><text:span text:style-name="T252"> </text:span>=&gt; s<text:span text:style-name="T65">hows the nodes or workers </text:span></text:p>
      <text:p text:style-name="P248"><text:soft-page-break/><text:span text:style-name="T254">#</text:span><text:change text:change-id="ct94052316057920"/><text:change-start text:change-id="ct94052316058288"/><text:span text:style-name="T253">c</text:span><text:change-end text:change-id="ct94052316058288"/><text:span text:style-name="T254"> </text:span><text:span text:style-name="T497">=&gt; </text:span><text:span text:style-name="T210">first run in master and then start from export command after token generation..then run the same cmd in workers too</text:span></text:p>
      <text:p text:style-name="P268"><text:span text:style-name="T252">#kubectl get pods -o wide</text:span><text:span text:style-name="T197"> =&gt; </text:span><text:span text:style-name="T200">getting the running pods </text:span></text:p>
      <text:p text:style-name="P268"><text:span text:style-name="T252"># kubectl get events</text:span><text:span text:style-name="T197"> </text:span><text:span text:style-name="T200">=&gt; used for dubbging of pod formation</text:span><text:change-start text:change-id="ct94052316062016"/></text:p>
      <text:p text:style-name="P297">#kubectl get all<text:change-end text:change-id="ct94052316062016"/></text:p>
      <text:p text:style-name="P165"><text:span text:style-name="T454">#</text:span><text:span text:style-name="T381">kubectl run &lt;name of pod&gt; --image=&lt;name of the image from registry&gt; </text:span><text:span text:style-name="T318">creting a pod </text:span></text:p>
      <text:p text:style-name="P217"><text:span text:style-name="T252">#kubectl explain podname</text:span> =&gt; give info about the pod </text:p>
      <text:p text:style-name="P166">#kubectl delete pod1 pod2<text:span text:style-name="T275">=&gt;</text:span><text:span text:style-name="T201"> deltes the specific pods</text:span></text:p>
      <text:p text:style-name="P269"><text:span text:style-name="T252">#kubectl delete –all pod</text:span><text:span text:style-name="T201">=&gt; delte the all the pods </text:span></text:p>
      <text:p text:style-name="P166"><text:span text:style-name="T455">kubectl exec -it pod1 bas</text:span><text:span text:style-name="T456">h</text:span><text:span text:style-name="T119"> =&gt; entering insiade the pod</text:span></text:p>
      <text:p text:style-name="P166"><text:span text:style-name="T456">kubectl describe pod pod1</text:span><text:span text:style-name="T119">=&gt;describing about the pod</text:span></text:p>
      <text:p text:style-name="P166"><text:span text:style-name="T456">kubectl create -f deployment.yaml </text:span><text:span text:style-name="T119">=&gt; creating the deployment</text:span></text:p>
      <text:p text:style-name="P166"><text:span text:style-name="T456">kubectl get deployments=</text:span><text:span text:style-name="T119">shaoe all the deployments</text:span></text:p>
      <text:p text:style-name="P166"><text:span text:style-name="T456">kubectl describe deployment rss-site </text:span><text:span text:style-name="T119">=&gt;descrie about the deplyment</text:span></text:p>
      <text:p text:style-name="P166"><text:span text:style-name="T456">kubectl scale deployment.v1.apps/rss-site –replicas=5=</text:span><text:span text:style-name="T119">&gt; scaling up the pods with same replicas</text:span></text:p>
      <text:p text:style-name="P166"><text:span text:style-name="T456">kubectl get deployments</text:span><text:span text:style-name="T276">=</text:span><text:span text:style-name="T119">&gt;listing the deplyments</text:span></text:p>
      <text:p text:style-name="P167"><text:span text:style-name="T456">#</text:span>kubectl logs podname<text:span text:style-name="T271"> =&gt; </text:span><text:span text:style-name="T114">seecing the logs in conatianer</text:span></text:p>
      <text:p text:style-name="P167">#kubectl logs -f podname<text:span text:style-name="T271"> =&gt; </text:span></text:p>
      <text:p text:style-name="P241"><text:span text:style-name="T245">#kubectl explain pod</text:span><text:span text:style-name="T127"> =&gt; gives the info about the resoure which can be declared in yaml file as key pairs </text:span><text:a xlink:type="simple" xlink:href="https://www.youtube.com/watch?v=FSgpclQsE3s" text:style-name="Internet_20_link" text:visited-style-name="Visited_20_Internet_20_Link">Video</text:a></text:p>
      <text:p text:style-name="P219"><text:span text:style-name="T252">#kubectl explain pod.spec </text:span>=&gt;features about the resourse (ex od we can see containers volumes)</text:p>
      <text:p text:style-name="P219"><text:span text:style-name="T252">#kubectl explain pod.spec.containers</text:span> =&gt; detaile about th container inside the pod</text:p>
      <text:p text:style-name="P171"><text:span text:style-name="T457">#</text:span>kubectl create namespace ibm <text:span text:style-name="T71">=&gt;</text:span><text:change-start text:change-id="ct94052316075072"/><text:span text:style-name="T71"> </text:span><text:change-end text:change-id="ct94052316075072"/><text:span text:style-name="T70">creating the namspace </text:span></text:p>
      <text:p text:style-name="P190"><text:span text:style-name="T84">#</text:span><text:span text:style-name="T85">kubectl get pods –all-namespaces</text:span><text:span text:style-name="T84"> </text:span><text:span text:style-name="T85">=&gt;</text:span></text:p>
      <text:p text:style-name="P170"><text:span text:style-name="T457">#</text:span><text:span text:style-name="T469">kubectl get ns </text:span><text:span text:style-name="T71">=&gt;</text:span><text:span text:style-name="T70">listing the nampespaces </text:span></text:p>
      <text:p text:style-name="P172">#kubectl create deployment project1 -n ibm –image=httpd <text:span text:style-name="T70">=&gt; creating the depoyment with nampespace </text:span></text:p>
      <text:p text:style-name="P172">#kubectl run pod2 -n ibm –image=httpd <text:span text:style-name="T70">=&gt; creating the pod with namespace</text:span></text:p>
      <text:p text:style-name="P177">#kubectl get pods/deploy -n namsapce<text:span text:style-name="T271">=&gt;</text:span><text:span text:style-name="T67">getting the list of pods/deploy under the nampespace </text:span><text:change-start text:change-id="ct94052316085648"/><text:span text:style-name="T74">de</text:span><text:change-end text:change-id="ct94052316085648"/></text:p>
      <text:p text:style-name="P172">#kubectl get pod -n ibm -o wide =&gt;</text:p>
      <text:p text:style-name="P172"><text:soft-page-break/>#kubectl exec -it project1-7d9657f5bd-j87df bash -n ibm <text:span text:style-name="T271">=&gt;</text:span><text:span text:style-name="T67"> </text:span><text:span text:style-name="T70">geting into project</text:span></text:p>
      <text:p text:style-name="P172"><text:span text:style-name="T468">#</text:span><text:change-start text:change-id="ct94052316088976"/><text:span text:style-name="T468">kubectl expose pod/app1-65d6849598-q4rt6 --type=NodePort --port=80 -n hcl </text:span><text:change-end text:change-id="ct94052316088976"/><text:span text:style-name="T468"><text:s/></text:span><text:change-start text:change-id="ct94052316090448"/><text:span text:style-name="T277">=&gt;</text:span><text:change-end text:change-id="ct94052316090448"/><text:span text:style-name="T277"> </text:span><text:span text:style-name="T70">exposing the pod publically </text:span></text:p>
      <text:p text:style-name="P173">#kubectl get svc -n ibm <text:span text:style-name="T271">=&gt;</text:span><text:span text:style-name="T67"> </text:span><text:span text:style-name="T69">knwing the svc and clustrer ip and port</text:span></text:p>
      <text:p text:style-name="P175">#kubectl describe deployments project1 -n ibm <text:span text:style-name="T279">=&gt;</text:span><text:span text:style-name="T69">describing about the deployment</text:span><text:change-start text:change-id="ct94052316095088"/></text:p>
      <text:p text:style-name="P176">#<text:change-end text:change-id="ct94052316095088"/>kubectl expose deployment/project2 --type=LoadBalancer --port=80 -n ib <text:span text:style-name="T69">=</text:span><text:span text:style-name="T279">&gt; </text:span><text:span text:style-name="T69">attaching a loadbalancer </text:span></text:p>
      <text:p text:style-name="P176"><text:span text:style-name="T473">#</text:span>kubectl scale deployment/project2 --replicas=2 -n ib<text:span text:style-name="T279">=&gt; </text:span><text:span text:style-name="T69">sacling the pods to 2</text:span></text:p>
      <text:p text:style-name="P178"><text:span text:style-name="T473">#</text:span>kubectl delete service project2 -n ibm <text:span text:style-name="T271">=&gt;</text:span><text:span text:style-name="T67"> delteing only the svc not the deployment or pod</text:span></text:p>
      <text:p text:style-name="P178"><text:span text:style-name="T473">#</text:span>kubectl expose deployment/project2 --name=ibs --type=LoadBalancer --external-ip=4.5.6.7 --port=80 -n ib <text:span text:style-name="T278">=&gt; </text:span><text:span text:style-name="T72">assigning external ip (load blancer aws ip ) can be assigned</text:span></text:p>
      <text:p text:style-name="P180"><text:span text:style-name="T72">#</text:span><text:span text:style-name="T67">kubectl –record deployment/</text:span><text:span text:style-name="T83">deployemntname</text:span><text:span text:style-name="T67"> set image deployment/</text:span><text:span text:style-name="T83">deploymentName</text:span><text:span text:style-name="T67"> <text:s/></text:span></text:p>
      <text:p text:style-name="P181">#kubectl --record deployment/deployemntName set image deployment/deployemntname <text:span text:style-name="T1">k8s-rollaback-bqrxf=kharatramesh/k8s_rollaback:webv2.0 </text:span>-n <text:span text:style-name="T1">namespacename</text:span><text:span text:style-name="T83">=&gt;</text:span></text:p>
      <text:p text:style-name="P198"><text:s/>( creating the cluster with verion wise of docker image from docker repo...)</text:p>
      <text:p text:style-name="P181"><text:span text:style-name="T67"><text:s text:c="4"/>=&gt; </text:span><text:span text:style-name="T430">deploymentname = </text:span></text:p>
      <text:p text:style-name="P181"><text:span text:style-name="T67"><text:s text:c="4"/>=&gt; </text:span><text:span text:style-name="T431">k</text:span><text:span text:style-name="T430">8s-rollaback-bqrxf = </text:span><text:span text:style-name="T67">container repo id</text:span></text:p>
      <text:p text:style-name="P181"><text:span text:style-name="T67"><text:s text:c="4"/>=&gt; </text:span><text:span text:style-name="T430">kharatramesh/k8s_rollaback:webv2.0 </text:span><text:span text:style-name="T67">=&gt; image tag name</text:span></text:p>
      <text:p text:style-name="P181">#kubectl rollout history deployment/assgn -n gog</text:p>
      <text:p text:style-name="P221"><text:s text:c="3"/>( going throeugh the rollout by preivios veriosn clusters )</text:p>
      <text:p text:style-name="P221"><text:s text:c="3"/>=&gt; gog = namespace</text:p>
      <text:p text:style-name="P181">#kubectl rollout undo deployment/assgn --to-revision=3 -n gog</text:p>
      <text:p text:style-name="P222"><text:s text:c="2"/><text:span text:style-name="T474">( undo ing the deployments or reverting back to certain versions of deployed clusters)</text:span></text:p>
      <text:p text:style-name="P222"><text:s text:c="2"/><text:span text:style-name="T474">=&gt; assgn = deployment name </text:span></text:p>
      <text:p text:style-name="P222"><text:s text:c="2"/><text:span text:style-name="T474">=&gt; --to-revision = 3 <text:s text:c="2"/>&gt; we get versions from the recorded deployemnts of above cmd</text:span></text:p>
      <text:p text:style-name="P222"><text:s text:c="2"/><text:span text:style-name="T474">=&gt; gog &gt; namespaces </text:span></text:p>
      <text:p text:style-name="P222"/>
      <text:p text:style-name="P179"><text:span text:style-name="T470">#</text:span>kubectl run leno1 –image=httpd –labels dish=vadapav </text:p>
      <text:p text:style-name="P179">#kubectl get nodes –show-labels</text:p>
      <text:p text:style-name="P179">#kubectl label node work1 dish=samosa</text:p>
      <text:p text:style-name="P179"/>
      <text:p text:style-name="P182"><text:soft-page-break/>#kubectl get pods -o json podname <text:span text:style-name="T67">=&gt; give info in json format</text:span></text:p>
      <text:p text:style-name="P182">#kubectl get pods -o yaml podname <text:span text:style-name="T67">=&gt; givse info about pod in yaml format</text:span></text:p>
      <text:p text:style-name="P183">#kubectl exec podname ps aux <text:s/>=&gt;</text:p>
      <text:p text:style-name="P183"><text:span text:style-name="T487">#</text:span>kubectl get rs -n ibm <text:span text:style-name="T487">=&gt;\</text:span></text:p>
      <text:p text:style-name="P184">#watch kubectl get rs -n ibm <text:span text:style-name="T271">=&gt; </text:span><text:span text:style-name="T280">c</text:span><text:span text:style-name="T73">an watch the realtiemcreation or update of pod/kube activities</text:span></text:p>
      <text:p text:style-name="P184">#kubectl edit deployment/app1 -n namesapceName <text:span text:style-name="T280"><text:s/>=&gt;</text:span><text:span text:style-name="T73">editing the build </text:span></text:p>
      <text:p text:style-name="P184">#<text:span text:style-name="T488">kubectl top pods <text:s/></text:span><text:span text:style-name="T73">=&gt;top pods</text:span></text:p>
      <text:p text:style-name="P185">#kubectl autoscale deployment/app1 -n namespacename –cpu-percent=2 –min=3 –max=10 –dry-run -o yaml <text:span text:style-name="T67">=&gt; creates a <text:s/>yaml for autoscaling</text:span></text:p>
      <text:p text:style-name="P185">#kubectl run <text:change-start text:change-id="ct94052316098192"/></text:p>
      <text:p text:style-name="P189">#kubectl port-forward service/angv1 80:80 <text:span text:style-name="T114">=&gt; port forwording</text:span><text:change-end text:change-id="ct94052316098192"/><text:change-start text:change-id="ct94052316098432"/></text:p>
      <text:p text:style-name="P226"/>
      <text:p text:style-name="P226"/>
      <text:p text:style-name="P226"><text:change-end text:change-id="ct94052316098432"/></text:p>
      <text:p text:style-name="P176"/>
      <text:p text:style-name="P246"><text:span text:style-name="T246">======================</text:span><text:span text:style-name="T247"> <text:s text:c="3"/></text:span><text:span text:style-name="T258">HELM <text:s text:c="4"/></text:span><text:span text:style-name="T246">======================</text:span></text:p>
      <text:h text:style-name="P337" text:outline-level="2"><text:bookmark text:name="what-is-helm"/><text:span text:style-name="T310">What is Helm?</text:span><text:a xlink:type="simple" xlink:href="https://www.freecodecamp.org/news/what-is-a-helm-chart-tutorial-for-kubernetes-beginners/" text:style-name="Internet_20_link" text:visited-style-name="Visited_20_Internet_20_Link"><text:span text:style-name="T311">Blog</text:span></text:a></text:h>
      <text:p text:style-name="P325"><text:span text:style-name="T306">=&gt; </text:span><text:a xlink:type="simple" xlink:href="https://helm.sh/" text:style-name="Internet_20_link" text:visited-style-name="Visited_20_Internet_20_Link">Helm</text:a><text:span text:style-name="T293"> </text:span><text:span text:style-name="T298">is widely known as "the package manager for</text:span><text:a xlink:type="simple" xlink:href="https://azure.microsoft.com/services/kubernetes-service/?WT.mc_id=containers-19838-ludossan" text:style-name="Internet_20_link" text:visited-style-name="Visited_20_Internet_20_Link"><text:span text:style-name="T294">Kubernetes</text:span></text:a><text:span text:style-name="T298">".Manage upgrades and rollbacks in Kubernetes. </text:span><text:a xlink:type="simple" xlink:href="https://getbetterdevops.io/helm-quickstart-tutorial/" text:style-name="Internet_20_link" text:visited-style-name="Visited_20_Internet_20_Link"><text:span text:style-name="T305">Blog</text:span></text:a></text:p>
      <text:p text:style-name="P328"><text:span text:style-name="T465">=&gt; </text:span><text:span text:style-name="T122">Helm also keeps a release history of all deployed charts, so you can go back to a previous release if something went wrong.</text:span></text:p>
      <text:p text:style-name="P329"/>
      <text:p text:style-name="P326"><text:a xlink:type="simple" xlink:href="https://docs.microsoft.com/azure/aks/kubernetes-helm?WT.mc_id=containers-19838-ludossan" text:style-name="Internet_20_link" text:visited-style-name="Visited_20_Internet_20_Link"><text:span text:style-name="Strong_20_Emphasis"><text:span text:style-name="T307">Charts</text:span></text:span></text:a><text:span text:style-name="T382">.</text:span></text:p>
      <text:p text:style-name="P326"><text:span text:style-name="T304">=&gt;</text:span><text:span text:style-name="T323">Each chart is a bundle with one or more </text:span><text:a xlink:type="simple" xlink:href="https://azure.microsoft.com/services/kubernetes-service/?WT.mc_id=containers-19838-ludossan" text:style-name="Internet_20_link" text:visited-style-name="Visited_20_Internet_20_Link">Kubernetes</text:a><text:span text:style-name="T324"> </text:span><text:span text:style-name="T323">manifests – a chart can have child charts and dependent charts as well.</text:span></text:p>
      <text:p text:style-name="P334"><text:span text:style-name="T302">=</text:span><text:span text:style-name="T303">&gt; </text:span><text:span text:style-name="T322">allow you to version your manifest files too, just like we do with Node.js or any other package. This lets you install specific chart versions, which means keeping specific configurations for your infrastructure in the form of code</text:span></text:p>
      <text:p text:style-name="P330"/>
      <text:p text:style-name="P186"/>
      <text:p text:style-name="P174"/>
      <text:p text:style-name="P220"/>
      <text:p text:style-name="P219"/>
      <text:p text:style-name="P223"><text:soft-page-break/></text:p>
      <text:p text:style-name="P213"><text:span text:style-name="T475">------------------------------------------</text:span><text:span text:style-name="T166">HELM - INSTALLATION</text:span><text:span text:style-name="T476"> ----------------------</text:span></text:p>
      <text:p text:style-name="P214"><text:span text:style-name="T251">Helm installation </text:span><text:span text:style-name="T249">=&gt; </text:span><text:a xlink:type="simple" xlink:href="https://devopscube.com/install-configure-helm-kubernetes/" text:style-name="Internet_20_link" text:visited-style-name="Visited_20_Internet_20_Link">blog</text:a></text:p>
      <text:p text:style-name="P224">To download helm</text:p>
      <text:p text:style-name="P187">curl -fsSL -o get_helm.sh https://raw.githubusercontent.com/helm/helm/master/scripts/get-helm-3</text:p>
      <text:p text:style-name="P187">chmod 700 get_helm.sh</text:p>
      <text:p text:style-name="P187">export PATH=$PATH:/usr/local/bin</text:p>
      <text:p text:style-name="P213"><text:span text:style-name="T476">.</text:span><text:span text:style-name="T250">/get_helm.sh</text:span></text:p>
      <text:p text:style-name="P224">To verify the installation use the following command</text:p>
      <text:p text:style-name="P187">which helm</text:p>
      <text:p text:style-name="P188">helm version</text:p>
      <text:p text:style-name="P225">Let’s create Our First Helm Chart</text:p>
      <text:p text:style-name="P188">helm repo add stable https://charts.helm.sh/stable</text:p>
      <text:p text:style-name="P187">helm install testchart2 stable/tomcat --set service.type=NodePort</text:p>
      <text:p text:style-name="P224">To uninstall helm</text:p>
      <text:p text:style-name="P187">which helm ( to see which folder its installed )</text:p>
      <text:p text:style-name="P187">rm -rf /usr/local/bin/helm</text:p>
      <text:p text:style-name="P215"><text:span text:style-name="T370">#rm -rf get_helm.sh =&gt; </text:span><text:span text:style-name="T331">removning the insatlled helm file</text:span></text:p>
      <text:p text:style-name="P187">kubectl get all</text:p>
      <text:p text:style-name="P296">---------------------------------------------------------------------------------------------------------------</text:p>
      <text:p text:style-name="P159"><text:span text:style-name="T477">helm repo add stable </text:span><text:a xlink:type="simple" xlink:href="https://charts.helm.sh/stable" text:style-name="Internet_20_link" text:visited-style-name="Visited_20_Internet_20_Link">https://charts.helm.sh/stable</text:a><text:span text:style-name="T477"> </text:span><text:span text:style-name="T128">=&gt;adding repo to helm</text:span></text:p>
      <text:p text:style-name="P159"><text:span text:style-name="T477">helm install testchart2 stable/tomcat --set service.type=NodePort </text:span><text:span text:style-name="T478">=&gt;</text:span></text:p>
      <text:p text:style-name="P245"><text:span text:style-name="T371">kubectl cluster-info</text:span><text:span text:style-name="T325"> </text:span><text:span text:style-name="T326">=&gt; getting the clustaer and </text:span><text:span text:style-name="T320">the asterisk () indicates that we are connected to the</text:span></text:p>
      <text:p text:style-name="P192"><text:span text:style-name="T384">kubectl config get-contexts </text:span><text:span text:style-name="T385">=&gt;</text:span></text:p>
      <text:p text:style-name="P192"><text:span text:style-name="T384">helm list </text:span><text:span text:style-name="T386">=&gt;</text:span></text:p>
      <text:p text:style-name="P282">kubectl get services</text:p>
      <text:p text:style-name="P279"><text:span text:style-name="T493">helm uninstall </text:span><text:span text:style-name="T494">deploymentname</text:span><text:span text:style-name="T87"> =&gt; </text:span><text:span text:style-name="T88">uninstalling the repo</text:span></text:p>
      <text:p text:style-name="P280"><text:span text:style-name="T494">h</text:span><text:span text:style-name="T493">elm search repo ingress/tomcat/nginx/</text:span><text:span text:style-name="T86"> =&gt; searching for a repo in helm repo</text:span></text:p>
      <text:p text:style-name="P280"><text:soft-page-break/><text:span text:style-name="T493">helm install deploymentname ingress/tomcat/nginx</text:span><text:span text:style-name="T492"> </text:span><text:span text:style-name="T86">=&gt; intsalling the repo we needed</text:span></text:p>
      <text:p text:style-name="P281"><text:span text:style-name="T493">#helm create chartname</text:span><text:span text:style-name="T86"> </text:span><text:span text:style-name="T492">=&gt; </text:span><text:span text:style-name="T86">creates the chart and a directory </text:span></text:p>
      <text:p text:style-name="P281"><text:span text:style-name="T493">#helm show chart chartname</text:span><text:span text:style-name="T86"> </text:span><text:span text:style-name="T492">=&gt;</text:span><text:span text:style-name="T86"> show the chart info</text:span></text:p>
      <text:p text:style-name="P247"><text:span text:style-name="T369">#helm insatll –wait –timeout 60s myjen stable/jenkins </text:span><text:span text:style-name="T330">=&gt; </text:span><text:span text:style-name="T327">Helm will wait until a minimum expected number of Pods in the deployment are launched before marking the release as successful.</text:span><text:span text:style-name="T330"> </text:span><text:a xlink:type="simple" xlink:href="https://medium.com/prodopsio/helm-install-wait-does-not-wait-workaround-52dde2e241c3" text:style-name="Internet_20_link" text:visited-style-name="Visited_20_Internet_20_Link">Blog</text:a></text:p>
      <text:p text:style-name="P290">#</text:p>
      <text:p text:style-name="P247"/>
      <text:p text:style-name="P291"/>
      <text:p text:style-name="P292"/>
      <text:p text:style-name="P292"/>
      <text:p text:style-name="P283"/>
      <text:p text:style-name="P206"/>
      <text:p text:style-name="P206"/>
      <text:p text:style-name="P206"/>
      <text:p text:style-name="P206"/>
      <text:p text:style-name="P206"><text:change text:change-id="ct94052316141168"/></text:p>
      <text:p text:style-name="P206"/>
      <text:p text:style-name="P229">=========================================</text:p>
      <text:p text:style-name="P230">----------INSTALL DOCKER COMPOSE I=ON AWS CLI-------</text:p>
      <text:p text:style-name="P315"><text:span text:style-name="T446">#</text:span><text:span text:style-name="T445">curl -L "https://github.com/docker/compose/releases/download/1.28.2/docker-compose-$(uname -s)-$(uname -m)" -o /usr/local/bin/docker-compose</text:span></text:p>
      <text:p text:style-name="P320"><text:span text:style-name="T443">#</text:span><text:span text:style-name="T442">sudo chmod +x /usr/local/bin/docker-compose</text:span></text:p>
      <text:p text:style-name="P318"><text:s text:c="3"/><text:span text:style-name="T442">35 <text:s/>sudo ln -s /usr/local/bin/docker-compose /usr/bin/docker-compose</text:span></text:p>
      <text:p text:style-name="P318"><text:s text:c="3"/><text:span text:style-name="T442">36 <text:s/>docker-compose –version</text:span></text:p>
      <text:p text:style-name="P322"/>
      <text:p text:style-name="P323">================================</text:p>
      <text:p text:style-name="P323"/>
      <text:p text:style-name="P321"><text:soft-page-break/><text:span text:style-name="T444">#dockercomposefilenmae config </text:span><text:span text:style-name="T126">=</text:span><text:span text:style-name="T125">&gt; checke the file for erross</text:span></text:p>
      <text:p text:style-name="P319"/>
      <text:p text:style-name="P211"/>
      <text:p text:style-name="P203"/>
      <text:p text:style-name="P204"/>
      <text:p text:style-name="P202"/>
      <text:p text:style-name="P202"/>
      <text:p text:style-name="P202"/>
      <text:p text:style-name="P202"/>
      <text:p text:style-name="P202"/>
      <text:p text:style-name="P202"><text:change-start text:change-id="ct94052316142896"/></text:p>
      <text:p text:style-name="P202"/>
      <text:p text:style-name="P202"><text:change-end text:change-id="ct94052316142896"/></text:p>
      <text:p text:style-name="P202"/>
      <text:p text:style-name="P202"><text:change text:change-id="ct94052316217408"/></text:p>
      <text:p text:style-name="P208">=================<text:span text:style-name="T178">ANGULAR=</text:span>==================</text:p>
      <text:p text:style-name="P208"><text:s text:c="8"/>------<text:span text:style-name="T25">I</text:span><text:span text:style-name="T26">NSTALLATION ON ANGULAR ON AWS LINUX</text:span><text:span text:style-name="T441">-</text:span>----</text:p>
      <text:p text:style-name="P258">Installing node js on aws linux</text:p>
      <text:p text:style-name="P231">curl -o- https://raw.githubusercontent.com/nvm-sh/nvm/v0.34.0/install.sh | bash</text:p>
      <text:p text:style-name="P231">. ~/.nvm/nvm.sh</text:p>
      <text:p text:style-name="P231">nvm install --lts</text:p>
      <text:p text:style-name="P231">node -e "console.log('Running Node.js ' + process.version)" #nodejs version</text:p>
      <text:p text:style-name="P208">###########################</text:p>
      <text:p text:style-name="P257">ANGULAR INSTALL</text:p>
      <text:p text:style-name="P231"><text:soft-page-break/>sudo apt install -y build-essential</text:p>
      <text:p text:style-name="P231">npm install -g @angular/cli</text:p>
      <text:p text:style-name="P251"><text:span text:style-name="T27">Angular deployment</text:span><text:span text:style-name="T28"> </text:span><text:span text:style-name="T107">=</text:span><text:a xlink:type="simple" xlink:href="https://stengale.medium.com/deploy-angular-app-on-aws-ec2-instance-20749f17b33e" text:style-name="Internet_20_link" text:visited-style-name="Visited_20_Internet_20_Link">blog</text:a> <text:span text:style-name="T447">(deploying angular on aws instance via nginx)</text:span><text:change-start text:change-id="ct94052316235056"/></text:p>
      <text:p text:style-name="P251"/>
      <text:p text:style-name="P251"/>
      <text:p text:style-name="P235">TIPS:</text:p>
      <text:p text:style-name="P235"/>
      <text:p text:style-name="P236">=&gt;C<text:change-end text:change-id="ct94052316235056"/><text:change-start text:change-id="ct94052316235296"/>h<text:change-end text:change-id="ct94052316235296"/><text:change-start text:change-id="ct94052316242192"/>eck node installed or not</text:p>
      <text:p text:style-name="P316"><text:span text:style-name="Source_20_Text"><text:span text:style-name="T372"><text:s text:c="4"/></text:span></text:span><text:span text:style-name="Source_20_Text"><text:span text:style-name="T373">#whereis node | grep ' ' -ic</text:span></text:span><text:span text:style-name="Source_20_Text"><text:span text:style-name="T372"> </text:span></text:span><text:span text:style-name="Source_20_Text"><text:span text:style-name="T295">=&gt;0 no node found ;1 node found</text:span></text:span></text:p>
      <text:p text:style-name="P316"><text:span text:style-name="Source_20_Text"><text:span text:style-name="T295"/></text:span></text:p>
      <text:p text:style-name="P316"><text:span text:style-name="Source_20_Text"><text:span text:style-name="T295"><text:s text:c="3"/>---------------------------------------------------------------------------------------------</text:span></text:span></text:p>
      <text:p text:style-name="P316"><text:span text:style-name="Source_20_Text"><text:span text:style-name="T295"><text:s text:c="2"/></text:span></text:span><text:span text:style-name="Source_20_Text"><text:span text:style-name="T297"><text:s/></text:span></text:span><text:span text:style-name="Source_20_Text"><text:span text:style-name="T392">CODE TO CHECK NODE INSTALLATIONS</text:span></text:span></text:p>
      <text:p text:style-name="P316"><text:span text:style-name="Source_20_Text"><text:span text:style-name="T391"/></text:span></text:p>
      <text:p text:style-name="P317"><text:span text:style-name="Source_20_Text"><text:span text:style-name="T296"><text:s text:c="14"/></text:span></text:span><text:span text:style-name="Source_20_Text"><text:span text:style-name="T390"><text:s/></text:span></text:span><text:change-end text:change-id="ct94052316242192"/><text:change-start text:change-id="ct94052316797264"/><text:span text:style-name="Source_20_Text"><text:span text:style-name="T394">if</text:span></text:span><text:span text:style-name="Source_20_Text"><text:span text:style-name="T393"> [ $? == 0 ]; </text:span></text:span><text:span text:style-name="Source_20_Text"><text:span text:style-name="T394">then</text:span></text:span><text:span text:style-name="Source_20_Text"><text:span text:style-name="T393"> </text:span></text:span></text:p>
      <text:p text:style-name="P324"><text:span text:style-name="Source_20_Text"><text:span text:style-name="T397"><text:s/><text:tab/><text:tab/></text:span></text:span><text:span text:style-name="Source_20_Text"><text:span text:style-name="T395">echo</text:span></text:span><text:span text:style-name="Source_20_Text"><text:span text:style-name="T396"> </text:span></text:span><text:span text:style-name="Source_20_Text"><text:span text:style-name="T395">"Node Installed"</text:span></text:span></text:p>
      <text:p text:style-name="P324"><text:span text:style-name="Source_20_Text"><text:span text:style-name="T397"><text:s/><text:tab/><text:tab/><text:tab/></text:span></text:span><text:span text:style-name="Source_20_Text"><text:span text:style-name="T395">exit</text:span></text:span><text:span text:style-name="Source_20_Text"><text:span text:style-name="T396"> 0;</text:span></text:span></text:p>
      <text:p text:style-name="P324"><text:span text:style-name="Source_20_Text"><text:span text:style-name="T395"><text:tab/><text:tab/>else</text:span></text:span><text:span text:style-name="Source_20_Text"><text:span text:style-name="T396"> </text:span></text:span></text:p>
      <text:p text:style-name="P324"><text:span text:style-name="Source_20_Text"><text:span text:style-name="T397"><text:s/><text:tab/><text:tab/><text:tab/></text:span></text:span><text:span text:style-name="Source_20_Text"><text:span text:style-name="T395">echo</text:span></text:span><text:span text:style-name="Source_20_Text"><text:span text:style-name="T396"> </text:span></text:span><text:span text:style-name="Source_20_Text"><text:span text:style-name="T395">"Node not installed"</text:span></text:span></text:p>
      <text:p text:style-name="P324"><text:span text:style-name="Source_20_Text"><text:span text:style-name="T397"><text:s/><text:tab/><text:tab/><text:tab/></text:span></text:span><text:span text:style-name="Source_20_Text"><text:span text:style-name="T395">exit</text:span></text:span><text:span text:style-name="Source_20_Text"><text:span text:style-name="T396"> 1;</text:span></text:span></text:p>
      <text:p text:style-name="P324"><text:span text:style-name="Source_20_Text"><text:span text:style-name="T395"><text:tab/> <text:s text:c="8"/>fi</text:span></text:span></text:p>
      <text:p text:style-name="P316"><text:span text:style-name="Source_20_Text"><text:span text:style-name="T295">-------------------------------------------------------------------------------------------------</text:span></text:span><text:change-end text:change-id="ct94052316797264"/><text:change-start text:change-id="ct94052316798144"/></text:p>
      <text:p text:style-name="P235"><text:change-end text:change-id="ct94052316798144"/><text:change-start text:change-id="ct94052316803136"/></text:p>
      <text:p text:style-name="P251"/>
      <text:p text:style-name="P251"/>
      <text:p text:style-name="P233">================ <text:s/>ANSIBLE ================</text:p>
      <text:p text:style-name="P307">Tutorial links :</text:p>
      <text:p text:style-name="P253"><text:span text:style-name="T239">Pythoholic:</text:span><text:a xlink:type="simple" xlink:href="https://www.youtube.com/watch?v=MNGfPn0Yvs8" text:style-name="Internet_20_link" text:visited-style-name="Visited_20_Internet_20_Link"><text:span text:style-name="T195">vidoo</text:span></text:a></text:p>
      <text:p text:style-name="P253"><text:span text:style-name="T239">K</text:span><text:change-end text:change-id="ct94052316803136"/><text:change-start text:change-id="ct94052316803376"/><text:span text:style-name="T239">n</text:span><text:change-end text:change-id="ct94052316803376"/><text:change-start text:change-id="ct94052316803856"/><text:span text:style-name="T239">owledgeHUt upgrad</text:span><text:span text:style-name="T195"> :</text:span><text:a xlink:type="simple" xlink:href="https://www.youtube.com/watch?v=WQ6KRSkh0rM&amp;t=10157s" text:style-name="Internet_20_link" text:visited-style-name="Visited_20_Internet_20_Link">Video</text:a></text:p>
      <text:p text:style-name="P237">---------------------------------------------</text:p>
      <text:p text:style-name="P252"><text:span text:style-name="T194">=</text:span><text:span text:style-name="T238">&gt; INSTALL ANSIBLE ON AMAZON LINUX</text:span><text:span text:style-name="T194"> </text:span><text:a xlink:type="simple" xlink:href="https://thecodecloud.in/ansible-installation-configuration-amazon-linux-ec2-instance-aws/" text:style-name="Internet_20_link" text:visited-style-name="Visited_20_Internet_20_Link">BLOG</text:a></text:p>
      <text:p text:style-name="P305"><text:span text:style-name="T193">=</text:span><text:span text:style-name="T237">&gt; </text:span><text:span text:style-name="T238">A</text:span><text:span text:style-name="T237">NSIBLE HOME PATH = </text:span><text:change-end text:change-id="ct94052316803856"/><text:change-start text:change-id="ct94052316803616"/><text:span text:style-name="T237">‘</text:span><text:span text:style-name="T240">/etc/ansible/ansible.cfg’</text:span><text:change-end text:change-id="ct94052316803616"/><text:change-start text:change-id="ct94052316809056"/></text:p>
      <text:p text:style-name="P267"><text:span text:style-name="T237">=&gt; </text:span><text:change-end text:change-id="ct94052316809056"/><text:change-start text:change-id="ct94052316809296"/><text:span text:style-name="T237">A</text:span><text:change-end text:change-id="ct94052316809296"/><text:change-start text:change-id="ct94052316809536"/><text:span text:style-name="T237">fter installing add pvt ip of nodes in </text:span><text:change-end text:change-id="ct94052316809536"/><text:change-start text:change-id="ct94052316809776"/><text:span text:style-name="T237">‘</text:span><text:change-end text:change-id="ct94052316809776"/><text:change-start text:change-id="ct94052316810336"/><text:span text:style-name="T236">e</text:span><text:change-end text:change-id="ct94052316810336"/><text:change-start text:change-id="ct94052316810976"/><text:span text:style-name="T236">tc/ansible/hosts ‘</text:span><text:change-end text:change-id="ct94052316810976"/><text:change-start text:change-id="ct94052316813952"/></text:p>
      <text:p text:style-name="P160">add below the line ‘webservers ’</text:p>
      <text:p text:style-name="P267"><text:soft-page-break/><text:span text:style-name="T236"><text:tab/>=&gt;</text:span><text:span text:style-name="T235">[db]</text:span></text:p>
      <text:p text:style-name="P267"><text:span text:style-name="T236"><text:tab/>=</text:span><text:span text:style-name="T235">pvt ip of instance1</text:span></text:p>
      <text:p text:style-name="P267"><text:span text:style-name="T236"><text:tab/>=&gt;</text:span><text:span text:style-name="T235">pvt ip of instance2</text:span><text:change-end text:change-id="ct94052316813952"/><text:change-start text:change-id="ct94052316816944"/></text:p>
      <text:p text:style-name="P161"/>
      <text:p text:style-name="P162">=&gt;COMMANDS</text:p>
      <text:p text:style-name="P306"><text:span text:style-name="T268">#</text:span><text:span text:style-name="T374">ansible -m ping db</text:span><text:span text:style-name="T375"> </text:span></text:p>
      <text:p text:style-name="P306"><text:span text:style-name="T375">#</text:span><text:change-end text:change-id="ct94052316816944"/><text:change-start text:change-id="ct94052316819920"/><text:span text:style-name="T375">ansible db -m yum -a  "name=telnet state=present"</text:span></text:p>
      <text:p text:style-name="P284">#ansible db -m yum -a  "name=httpd state=present"</text:p>
      <text:p text:style-name="P284">#ansible all -m copy -a "src=/etc/hosts dest=/tmp/hosts"</text:p>
      <text:p text:style-name="P284">#ansible db -m shell -a "df -h"</text:p>
      <text:p text:style-name="P284">#ansible db -m file -a "path=/opt/oracle state=directory mode=775"<text:change-end text:change-id="ct94052316819920"/><text:change-start text:change-id="ct94052316824448"/></text:p>
      <text:p text:style-name="P293"><text:span text:style-name="T268"># </text:span><text:span text:style-name="T267">ansible-doc -l </text:span></text:p>
      <text:p text:style-name="P285">#ansible-doc -l &gt; 1.txt</text:p>
      <text:p text:style-name="P286">#ansible-doc -l | wc -l</text:p>
      <text:p text:style-name="P294"><text:span text:style-name="T267">#ansible-playbook weekend.yaml –syntax-check </text:span><text:span text:style-name="T211">=&gt;check any errors in yaml </text:span></text:p>
      <text:p text:style-name="P295"><text:span text:style-name="T269"># ansible-playbook weekend.yaml -C </text:span><text:span text:style-name="T211">=&gt;ansible dryrun </text:span></text:p>
      <text:p text:style-name="P287"><text:change-end text:change-id="ct94052316824448"/><text:change-start text:change-id="ct94052316840080"/></text:p>
      <text:p text:style-name="P251"/>
      <text:p text:style-name="P251"/>
      <text:p text:style-name="P251"/>
      <text:p text:style-name="P251"/>
      <text:p text:style-name="P251"/>
      <text:p text:style-name="P260"><text:span text:style-name="T418">=&gt; configuring ssh from ansible master and adding node tos ansi master</text:span> </text:p>
      <text:p text:style-name="P194">1)copu aws .pem file to master</text:p>
      <text:p text:style-name="P194">2)create a txt file and add </text:p>
      <text:p text:style-name="P254"><text:span text:style-name="T259"><text:s text:c="5"/></text:span><text:span text:style-name="T260"><text:s/></text:span><text:span text:style-name="T262"><text:s/>#ansible-target-1 ansible_host:ip ansible_connect</text:span><text:span text:style-name="T263">ion</text:span><text:span text:style-name="T262">:ssh <text:tab/>ansible_user:ubuntu/ece-user/root</text:span></text:p>
      <text:p text:style-name="P195"><text:tab/>#ansible-target-2ansible_host:ip ansible_connect<text:span text:style-name="T531">ion</text:span>:ssh <text:tab/>ansible_user:ubuntu/ece-user/root</text:p>
      <text:p text:style-name="P195"><text:soft-page-break/>3) ssh-agent bash</text:p>
      <text:p text:style-name="P195">4) cp name.pem ~/.ssh/</text:p>
      <text:p text:style-name="P195">5) ssh-add ~/.ssh/name.pem </text:p>
      <text:p text:style-name="P227"><text:tab/>(we have to chnage pem file permission to 400)</text:p>
      <text:p text:style-name="P218"><text:span text:style-name="T523">6) </text:span><text:span text:style-name="T261">ansible ansible-target-1 -m ping </text:span><text:span text:style-name="T270">i filenmae.txt </text:span><text:span text:style-name="T520">=&gt;(connects to only target1 ip)</text:span></text:p>
      <text:p text:style-name="P218"><text:span text:style-name="T523">7)</text:span><text:span text:style-name="T261">ansible all -m ping -i finlename,txt </text:span><text:span text:style-name="T523">=&gt;(connects to atargets in .txt)</text:span></text:p>
      <text:p text:style-name="P218"><text:span text:style-name="T523">8)</text:span><text:span text:style-name="T261"> <text:s/>vi .etc/ansible/ansible.cfg</text:span><text:span text:style-name="T523"> =&gt;uncomment host_key_checking (while run above command it wont ask manual permisiionons)</text:span></text:p>
      <text:p text:style-name="P261">-----------------------------------------------------------------------------------------------</text:p>
      <text:p text:style-name="P251"/>
      <text:p text:style-name="P310"/>
      <text:p text:style-name="P310"/>
      <text:p text:style-name="P310"/>
      <text:p text:style-name="P310"/>
      <text:p text:style-name="P310"/>
      <text:p text:style-name="P310"/>
      <text:p text:style-name="P310"/>
      <text:p text:style-name="P311"><text:s text:c="20"/><text:span text:style-name="T170"><text:s text:c="2"/>MAIN AWS CLI POINTS FO</text:span><text:span text:style-name="T171">R</text:span><text:span text:style-name="T170"> USER,AMI,SUBNET,REGUON <text:s text:c="7"/></text:span><text:s text:c="19"/></text:p>
      <text:p text:style-name="P310">AWS USER CREATION FOR SECURITY CREDIANTIALS NEEDED FRO ANSIBLE AND TF</text:p>
      <text:p text:style-name="P310">=&gt; IAM/USER/</text:p>
      <text:p text:style-name="P312"><text:tab/><text:span text:style-name="T528">=&gt; CREATE USER</text:span></text:p>
      <text:p text:style-name="P313"><text:span text:style-name="T14"><text:s text:c="11"/></text:span><text:span text:style-name="T15">=&gt; SELCT </text:span><text:change-end text:change-id="ct94052316840080"/><text:change-start text:change-id="ct94052316853216"/><text:span text:style-name="T398">Select AWS credential type</text:span></text:p>
      <text:p text:style-name="P255"><text:span text:style-name="T398"><text:s/><text:tab/></text:span><text:change-end text:change-id="ct94052316853216"/><text:change-start text:change-id="ct94052316861328"/><text:span text:style-name="T398"> <text:s text:c="20"/></text:span><text:span text:style-name="T399">=&gt; </text:span><text:span text:style-name="Strong_20_Emphasis"><text:span text:style-name="T401">Access key - Programmatic access</text:span></text:span></text:p>
      <text:p text:style-name="P255"><text:span text:style-name="Strong_20_Emphasis"><text:span text:style-name="T399"><text:s text:c="30"/>=&gt; </text:span></text:span><text:span text:style-name="Strong_20_Emphasis"><text:span text:style-name="T401">Password - AWS Management Console access</text:span></text:span></text:p>
      <text:p text:style-name="P255"><text:span text:style-name="Strong_20_Emphasis"><text:span text:style-name="T401"><text:tab/><text:tab/> <text:s text:c="4"/></text:span></text:span><text:span text:style-name="Strong_20_Emphasis"><text:span text:style-name="T399">Console password</text:span></text:span></text:p>
      <text:p text:style-name="P255"><text:span text:style-name="Strong_20_Emphasis"><text:span text:style-name="T401"><text:tab/><text:tab/><text:tab/>=&gt; Custom password</text:span></text:span></text:p>
      <text:p text:style-name="P255"><text:span text:style-name="Strong_20_Emphasis"><text:span text:style-name="T401"><text:s/><text:tab/><text:tab/> <text:s text:c="3"/></text:span></text:span><text:change-end text:change-id="ct94052316861328"/><text:change-start text:change-id="ct94052316864320"/><text:span text:style-name="Strong_20_Emphasis"><text:span text:style-name="T400">Require password reset =&gt; </text:span></text:span><text:span text:style-name="Strong_20_Emphasis"><text:span text:style-name="T402">dont select</text:span></text:span></text:p>
      <text:p text:style-name="P255"><text:span text:style-name="Strong_20_Emphasis"><text:span text:style-name="T402"><text:s text:c="8"/>=&gt; </text:span></text:span><text:change-end text:change-id="ct94052316864320"/><text:change-start text:change-id="ct94052316870144"/><text:span text:style-name="Strong_20_Emphasis"><text:span text:style-name="T403">Set permissions</text:span></text:span></text:p>
      <text:p text:style-name="P255"><text:span text:style-name="Strong_20_Emphasis"><text:span text:style-name="T403"><text:tab/><text:tab/></text:span></text:span><text:span text:style-name="Strong_20_Emphasis"><text:span text:style-name="T376">=&gt; Attach exciting policies (3</text:span></text:span><text:span text:style-name="Strong_20_Emphasis"><text:span text:style-name="T380">rd</text:span></text:span><text:span text:style-name="Strong_20_Emphasis"><text:span text:style-name="T376"> option)</text:span></text:span></text:p>
      <text:p text:style-name="P255"><text:span text:style-name="Strong_20_Emphasis"><text:span text:style-name="T376"><text:tab/><text:tab/><text:tab/>=&gt;O</text:span></text:span><text:change-end text:change-id="ct94052316870144"/><text:change-start text:change-id="ct94052316870384"/><text:span text:style-name="Strong_20_Emphasis"><text:span text:style-name="T376">n</text:span></text:span><text:change-end text:change-id="ct94052316870384"/><text:change-start text:change-id="ct94052316878176"/><text:span text:style-name="Strong_20_Emphasis"><text:span text:style-name="T376">lu adminstarter access selct</text:span></text:span></text:p>
      <text:p text:style-name="P255"><text:soft-page-break/><text:span text:style-name="Strong_20_Emphasis"><text:span text:style-name="T376"><text:tab/><text:tab/><text:tab/>=&gt; next </text:span></text:span></text:p>
      <text:p text:style-name="P255"><text:span text:style-name="Strong_20_Emphasis"><text:span text:style-name="T376"><text:s text:c="4"/>=&gt;</text:span></text:span><text:span text:style-name="Strong_20_Emphasis"><text:span text:style-name="T403"> Tags</text:span></text:span></text:p>
      <text:p text:style-name="P255"><text:span text:style-name="Strong_20_Emphasis"><text:span text:style-name="T376"><text:tab/>=&gt; next</text:span></text:span></text:p>
      <text:p text:style-name="P255"><text:span text:style-name="Strong_20_Emphasis"><text:span text:style-name="T376"><text:s text:c="4"/>=&gt; </text:span></text:span><text:span text:style-name="Strong_20_Emphasis"><text:span text:style-name="T404">Create user</text:span></text:span><text:span text:style-name="Strong_20_Emphasis"><text:span text:style-name="T376"> </text:span></text:span></text:p>
      <text:p text:style-name="P255"><text:span text:style-name="Strong_20_Emphasis"><text:span text:style-name="T376"><text:tab/><text:tab/>=&gt; download csv </text:span></text:span></text:p>
      <text:p text:style-name="P255"><text:span text:style-name="Strong_20_Emphasis"><text:span text:style-name="T376"><text:tab/><text:tab/>=&gt; or copy access id and secret copy</text:span></text:span></text:p>
      <text:p text:style-name="P255"><text:span text:style-name="Strong_20_Emphasis"><text:span text:style-name="T376">---------------------------------------------------------------------------------------</text:span></text:span></text:p>
      <text:p text:style-name="P256"><text:span text:style-name="Strong_20_Emphasis"><text:span text:style-name="T377">AMI ID =&gt; </text:span></text:span><text:span text:style-name="Strong_20_Emphasis"><text:span text:style-name="T378">while launching instance check linux flavour or instance details <text:s text:c="2"/>in created instance </text:span></text:span></text:p>
      <text:p text:style-name="P256"><text:span text:style-name="Strong_20_Emphasis"><text:span text:style-name="T378">subnet =&gt; take default subnet from </text:span></text:span><text:span text:style-name="Strong_20_Emphasis"><text:span text:style-name="T379">vpc/subnet</text:span></text:span></text:p>
      <text:p text:style-name="P256"><text:span text:style-name="Strong_20_Emphasis"><text:span text:style-name="T379">region =&gt; from laocation settings besides the mumabi </text:span></text:span></text:p>
      <text:p text:style-name="P255"><text:change-end text:change-id="ct94052316878176"/><text:change-start text:change-id="ct94052315885296"/><text:span text:style-name="Strong_20_Emphasis"><text:span text:style-name="T402"/></text:span></text:p>
      <text:p text:style-name="P255"><text:change-end text:change-id="ct94052315885296"/><text:change-start text:change-id="ct94052316643328"/><text:span text:style-name="Strong_20_Emphasis"><text:span text:style-name="T399"/></text:span></text:p>
      <text:p text:style-name="P312"/>
      <text:p text:style-name="P310"/>
      <text:p text:style-name="P251"/>
      <text:p text:style-name="P251"/>
      <text:p text:style-name="P251"/>
      <text:p text:style-name="P251"/>
      <text:p text:style-name="P251"/>
      <text:p text:style-name="P251"/>
      <text:p text:style-name="P251"/>
      <text:p text:style-name="P251"/>
      <text:p text:style-name="P251"/>
      <text:p text:style-name="P308"><text:s text:c="53"/><text:span text:style-name="T187">TERRAFORM </text:span></text:p>
      <text:p text:style-name="P234"/>
      <text:p text:style-name="P191">#terraform validate</text:p>
      <text:p text:style-name="P191">#terraform init</text:p>
      <text:p text:style-name="P191">#terraform apply –auto-approve</text:p>
      <text:p text:style-name="P262"><text:span text:style-name="T155">-------------</text:span><text:span text:style-name="T156">Adding aws creditiantials <text:s/>and checking it with smaple file</text:span></text:p>
      <text:p text:style-name="P136">curl "https://awscli.amazonaws.com/awscli-exe-linux-x86_64.zip" -o "awscliv2.zip"</text:p>
      <text:p text:style-name="P136"><text:soft-page-break/>unzip awscliv2.zip</text:p>
      <text:p text:style-name="P136"><text:s/>sudo ./aws/install</text:p>
      <text:p text:style-name="P309">(access keys gets from the creation of <text:s/>user <text:s/><text:span text:style-name="T4">check the above slide to create user </text:span>)</text:p>
      <text:p text:style-name="P134">aws configure –profile=mycreds<text:span text:style-name="T91"> </text:span><text:span text:style-name="T92">=&gt; Add req details and enter for output cmd </text:span></text:p>
      <text:p text:style-name="P136">export AWS_ACCESS_KEY_ID="AKIA2NLY2OKX4KZNYH6H"</text:p>
      <text:p text:style-name="P136">export AWS_SECRET_ACCESS_KEY="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"</text:p>
      <text:p text:style-name="P136">export AWS_DEFAULT_REGION="us-east-2"</text:p>
      <text:p text:style-name="P138">TO CHECK AWS CREDS ASSIGNED PROPRLY OR NOT</text:p>
      <text:p text:style-name="P133">env | grep -i aws</text:p>
      <text:p text:style-name="P133"><text:s/>printenv <text:span text:style-name="T527">=&gt;should prompt the aws creditaionals if added successfully</text:span></text:p>
      <text:p text:style-name="P193">printenv | grep -i aws</text:p>
      <text:p text:style-name="P196"><text:span text:style-name="T526">vi ~/.aws/credentials </text:span><text:span text:style-name="T529">=&gt; aws user creditainls file</text:span></text:p>
      <text:p text:style-name="P139">SAMPLE .TF FILE TO CHECK AWS CREDI...</text:p>
      <text:p text:style-name="P140">#save the file with .tf</text:p>
      <text:p text:style-name="P140">resource "aws_instance" "web" {</text:p>
      <text:p text:style-name="P140"><text:s text:c="2"/>ami = "ami-0568773882d492fc8"</text:p>
      <text:p text:style-name="P140"><text:s text:c="2"/>instance_type = "t2.micro"</text:p>
      <text:p text:style-name="P140"><text:s text:c="2"/>tags = {</text:p>
      <text:p text:style-name="P140"><text:s text:c="4"/>Name = "HelloWorld"</text:p>
      <text:p text:style-name="P140"><text:s text:c="2"/>} </text:p>
      <text:p text:style-name="P140">}</text:p>
      <text:p text:style-name="P135">---------------------------------------<text:span text:style-name="T157">---------------------</text:span>--------------------------------------------------</text:p>
      <text:p text:style-name="P135"><text:a xlink:type="simple" xlink:href="https://medium.com/nerd-for-tech/installing-jenkins-using-an-ansible-playbook-2d99303a235f" text:style-name="Internet_20_link" text:visited-style-name="Visited_20_Internet_20_Link">https://medium.com/nerd-for-tech/installing-jenkins-using-an-ansible-playbook-2d99303a235f</text:a></text:p>
      <text:p text:style-name="P137">tansible jenkins</text:p>
      <text:p text:style-name="P135"/>
      <text:p text:style-name="P135"/>
      <text:p text:style-name="P135"/>
      <text:p text:style-name="P135"/>
      <text:p text:style-name="P135"/>
      <text:p text:style-name="P135"/>
      <text:p text:style-name="P135"/>
      <text:p text:style-name="P135"/>
      <text:p text:style-name="P135"/>
      <text:p text:style-name="P135"><text:soft-page-break/></text:p>
      <text:p text:style-name="P135"/>
      <text:p text:style-name="P135"/>
      <text:p text:style-name="P135"/>
      <text:p text:style-name="P135"/>
      <text:p text:style-name="P135"/>
      <text:p text:style-name="P135"/>
      <text:p text:style-name="P135"/>
      <text:p text:style-name="P135"/>
      <text:p text:style-name="P135"/>
      <text:p text:style-name="P304">=======================================================================</text:p>
      <text:p text:style-name="P304">===================PROJECT LINKS =========================</text:p>
      <text:p text:style-name="P110"><text:a xlink:type="simple" xlink:href="https://us06st-cf.zoom.us/web_client/6orpgrb/html/externalLinkPage.html?ref=https://www.youtube.com/watch?v=nMLQgXf8tZ0&amp;t=853s" office:target-frame-name="_blank" xlink:show="new" text:style-name="Internet_20_link" text:visited-style-name="Visited_20_Internet_20_Link"><text:span text:style-name="T505"/></text:a></text:p>
      <text:p text:style-name="P112"><text:span text:style-name="T506">giyhub link =&gt; </text:span><text:a xlink:type="simple" xlink:href="https://github.com/Kshitij3003/DevOps-Project" text:style-name="Internet_20_link" text:visited-style-name="Visited_20_Internet_20_Link">https://github.com/Kshitij3003/DevOps-Project</text:a><text:a xlink:type="simple" xlink:href="https://us06st-cf.zoom.us/web_client/6orpgrb/html/externalLinkPage.html?ref=https://www.youtube.com/watch?v=nMLQgXf8tZ0&amp;t=853s" office:target-frame-name="_blank" xlink:show="new" text:style-name="Internet_20_link" text:visited-style-name="Visited_20_Internet_20_Link"><text:span text:style-name="T507"><text:line-break/></text:span></text:a><text:span text:style-name="T506">github link =&gt; </text:span><text:a xlink:type="simple" xlink:href="https://drive.google.com/drive/folders/1xn-qu4WCuAAJQtQAQOFiXaV_zyRQCYfJ" text:style-name="Internet_20_link" text:visited-style-name="Visited_20_Internet_20_Link"><text:span text:style-name="T530">gitlink</text:span></text:a></text:p>
      <text:p text:style-name="P111"><text:a xlink:type="simple" xlink:href="https://us06st-cf.zoom.us/web_client/6orpgrb/html/externalLinkPage.html?ref=https://www.youtube.com/watch?v=nMLQgXf8tZ0&amp;t=853s" office:target-frame-name="_blank" xlink:show="new" text:style-name="Internet_20_link" text:visited-style-name="Visited_20_Internet_20_Link"><text:span text:style-name="T505">https://www.youtube.com/watch?v=nMLQgXf8tZ0&amp;t=853s</text:span></text:a></text:p>
      <text:section text:style-name="Sect1" text:name="1-{1C50AC4D-991B-4E7C-BF80-DAB4C751A7DF}">
        <text:p text:style-name="P338"><text:a xlink:type="simple" xlink:href="https://us06st-cf.zoom.us/web_client/6orpgrb/html/externalLinkPage.html?ref=https://www.youtube.com/watch?v=ShTC1u7_jew" office:target-frame-name="_blank" xlink:show="new" text:style-name="Internet_20_link" text:visited-style-name="Visited_20_Internet_20_Link"><text:span text:style-name="T508">https://www.youtube.com/watch?v=ShTC1u7_jew</text:span></text:a></text:p>
      </text:section>
      <text:section text:style-name="Sect1" text:name="1-{202C1008-A04F-4A6A-9949-DB8CB5C43D5B}">
        <text:p text:style-name="P338"><text:a xlink:type="simple" xlink:href="https://us06st-cf.zoom.us/web_client/6orpgrb/html/externalLinkPage.html?ref=https://www.youtube.com/results?search_query=git+jenkins+docker+project" office:target-frame-name="_blank" xlink:show="new" text:style-name="Internet_20_link" text:visited-style-name="Visited_20_Internet_20_Link"><text:span text:style-name="T508">https://www.youtube.com/results?search_query=git+jenkins+docker+project</text:span></text:a></text:p>
      </text:section>
      <text:section text:style-name="Sect1" text:name="1-{45F65787-9AD8-4C74-A5E8-3DD022B9D914}">
        <text:p text:style-name="P338"><text:a xlink:type="simple" xlink:href="https://us06st-cf.zoom.us/web_client/6orpgrb/html/externalLinkPage.html?ref=https://www.youtube.com/watch?v=Ao24Mgh6qpU" office:target-frame-name="_blank" xlink:show="new" text:style-name="Internet_20_link" text:visited-style-name="Visited_20_Internet_20_Link"><text:span text:style-name="T508">https://www.youtube.com/watch?v=Ao24Mgh6qpU</text:span></text:a></text:p>
      </text:section>
      <text:section text:style-name="Sect1" text:name="1-{AAE4750C-22A4-4CDF-9B83-05FA92E72291}">
        <text:p text:style-name="P338"><text:a xlink:type="simple" xlink:href="https://us06st-cf.zoom.us/web_client/6orpgrb/html/externalLinkPage.html?ref=https://www.youtube.com/watch?v=PKcGy9oPVXg" office:target-frame-name="_blank" xlink:show="new" text:style-name="Internet_20_link" text:visited-style-name="Visited_20_Internet_20_Link"><text:span text:style-name="T508">https://www.youtube.com/watch?v=PKcGy9oPVXg</text:span></text:a></text:p>
      </text:section>
      <text:section text:style-name="Sect1" text:name="1-{32ED42A9-AFA7-4FD2-9B60-5DCC3F36B506}">
        <text:p text:style-name="P338"><text:a xlink:type="simple" xlink:href="https://us06st-cf.zoom.us/web_client/6orpgrb/html/externalLinkPage.html?ref=https://www.youtube.com/watch?v=AgLn2xyFyTk" office:target-frame-name="_blank" xlink:show="new" text:style-name="Internet_20_link" text:visited-style-name="Visited_20_Internet_20_Link"><text:span text:style-name="T508">https://www.youtube.com/watch?v=AgLn2xyFyTk</text:span></text:a></text:p>
      </text:section>
      <text:section text:style-name="Sect1" text:name="1-{0D09C88A-78F5-47B7-A884-F6F4D72101F2}">
        <text:p text:style-name="P338"><text:a xlink:type="simple" xlink:href="https://us06st-cf.zoom.us/web_client/6orpgrb/html/externalLinkPage.html?ref=https://www.youtube.com/watch?v=9TX5LOInPIQ" office:target-frame-name="_blank" xlink:show="new" text:style-name="Internet_20_link" text:visited-style-name="Visited_20_Internet_20_Link"><text:span text:style-name="T508">https://www.youtube.com/watch?v=9TX5LOInPIQ</text:span></text:a></text:p>
      </text:section>
      <text:section text:style-name="Sect1" text:name="1-{FD617615-56B2-42E5-81D9-E85054F5CC8F}">
        <text:p text:style-name="P338"><text:a xlink:type="simple" xlink:href="https://us06st-cf.zoom.us/web_client/6orpgrb/html/externalLinkPage.html?ref=https://www.youtube.com/watch?v=SzbeDqBSRkc&amp;t=164s" office:target-frame-name="_blank" xlink:show="new" text:style-name="Internet_20_link" text:visited-style-name="Visited_20_Internet_20_Link"><text:span text:style-name="T508">https://www.youtube.com/watch?v=SzbeDqBSRkc&amp;t=164s</text:span></text:a><text:span text:style-name="T504"> </text:span><text:a xlink:type="simple" xlink:href="https://us06st-cf.zoom.us/web_client/6orpgrb/html/externalLinkPage.html?ref=https://www.youtube.com/watch?v=JZL2tOncw3U&amp;list=PLLu1bCv5AByGUZUl4N2fhZdtHg0pd7G8E" office:target-frame-name="_blank" xlink:show="new" text:style-name="Internet_20_link" text:visited-style-name="Visited_20_Internet_20_Link"><text:span text:style-name="T508">https://www.youtube.com/watch?v=JZL2tOncw3U&amp;list=PLLu1bCv5AByGUZUl4N2fhZdtHg0pd7G8E</text:span></text:a><text:span text:style-name="T504"> </text:span><text:a xlink:type="simple" xlink:href="https://us06st-cf.zoom.us/web_client/6orpgrb/html/externalLinkPage.html?ref=https://www.youtube.com/watch?v=CfPRbdT-wXo" office:target-frame-name="_blank" xlink:show="new" text:style-name="Internet_20_link" text:visited-style-name="Visited_20_Internet_20_Link"><text:span text:style-name="T508">https://www.youtube.com/watch?v=CfPRbdT-wXo</text:span></text:a><text:span text:style-name="T504"> </text:span><text:a xlink:type="simple" xlink:href="https://us06st-cf.zoom.us/web_client/6orpgrb/html/externalLinkPage.html?ref=https://www.youtube.com/watch?v=2gDvViyEtJ0" office:target-frame-name="_blank" xlink:show="new" text:style-name="Internet_20_link" text:visited-style-name="Visited_20_Internet_20_Link"><text:span text:style-name="T508">https://www.youtube.com/watch?v=2gDvViyEtJ0</text:span></text:a><text:span text:style-name="T504"> </text:span><text:a xlink:type="simple" xlink:href="https://us06st-cf.zoom.us/web_client/6orpgrb/html/externalLinkPage.html?ref=https://www.youtube.com/watch?v=YsVJd0FPoYQ" office:target-frame-name="_blank" xlink:show="new" text:style-name="Internet_20_link" text:visited-style-name="Visited_20_Internet_20_Link"><text:span text:style-name="T508">https://www.youtube.com/watch?v=YsVJd0FPoYQ</text:span></text:a><text:span text:style-name="T504"> </text:span><text:a xlink:type="simple" xlink:href="https://us06st-cf.zoom.us/web_client/6orpgrb/html/externalLinkPage.html?ref=https://www.youtube.com/watch?v=Ao24Mgh6qpU&amp;t=512s" office:target-frame-name="_blank" xlink:show="new" text:style-name="Internet_20_link" text:visited-style-name="Visited_20_Internet_20_Link"><text:span text:style-name="T508">https://www.youtube.com/watch?v=Ao24Mgh6qpU&amp;t=512s</text:span></text:a><text:span text:style-name="T504"> </text:span><text:a xlink:type="simple" xlink:href="https://us06st-cf.zoom.us/web_client/6orpgrb/html/externalLinkPage.html?ref=https://www.youtube.com/watch?v=XE_mAhxZpwU" office:target-frame-name="_blank" xlink:show="new" text:style-name="Internet_20_link" text:visited-style-name="Visited_20_Internet_20_Link"><text:span text:style-name="T508">https://www.youtube.com/watch?v=XE_mAhxZpwU</text:span></text:a><text:span text:style-name="T504"> </text:span><text:a xlink:type="simple" xlink:href="https://us06st-cf.zoom.us/web_client/6orpgrb/html/externalLinkPage.html?ref=https://www.youtube.com/results?search_query=git+jenkins+docker+project" office:target-frame-name="_blank" xlink:show="new" text:style-name="Internet_20_link" text:visited-style-name="Visited_20_Internet_20_Link"><text:span text:style-name="T508">https://www.youtube.com/results?search_query=git+jenkins+docker+project</text:span></text:a><text:span text:style-name="T504"> </text:span><text:a xlink:type="simple" xlink:href="https://us06st-cf.zoom.us/web_client/6orpgrb/html/externalLinkPage.html?ref=https://www.youtube.com/watch?v=nMLQgXf8tZ0&amp;t=853s" office:target-frame-name="_blank" xlink:show="new" text:style-name="Internet_20_link" text:visited-style-name="Visited_20_Internet_20_Link"><text:span text:style-name="T508">https://www.youtube.com/watch?v=nMLQgXf8tZ0&amp;t=853s</text:span></text:a><text:span text:style-name="T504"> </text:span><text:a xlink:type="simple" xlink:href="https://us06st-cf.zoom.us/web_client/6orpgrb/html/externalLinkPage.html?ref=https://www.youtube.com/watch?v=ShTC1u7_jew" office:target-frame-name="_blank" xlink:show="new" text:style-name="Internet_20_link" text:visited-style-name="Visited_20_Internet_20_Link"><text:span text:style-name="T508">https://www.youtube.com/watch?v=ShTC1u7_jew</text:span></text:a><text:span text:style-name="T504"> </text:span><text:a xlink:type="simple" xlink:href="https://us06st-cf.zoom.us/web_client/6orpgrb/html/externalLinkPage.html?ref=https://www.youtube.com/watch?v=Ao24Mgh6qpU" office:target-frame-name="_blank" xlink:show="new" text:style-name="Internet_20_link" text:visited-style-name="Visited_20_Internet_20_Link"><text:span text:style-name="T508">https://www.youtube.com/watch?v=Ao24Mgh6qpU</text:span></text:a><text:span text:style-name="T504"> </text:span><text:a xlink:type="simple" xlink:href="https://us06st-cf.zoom.us/web_client/6orpgrb/html/externalLinkPage.html?ref=https://www.youtube.com/watch?v=PKcGy9oPVXg" office:target-frame-name="_blank" xlink:show="new" text:style-name="Internet_20_link" text:visited-style-name="Visited_20_Internet_20_Link"><text:span text:style-name="T508">https://www.youtube.com/watch?v=PKcGy9oPVXg</text:span></text:a><text:span text:style-name="T504"> </text:span><text:a xlink:type="simple" xlink:href="https://us06st-cf.zoom.us/web_client/6orpgrb/html/externalLinkPage.html?ref=https://www.youtube.com/watch?v=AgLn2xyFyTk" office:target-frame-name="_blank" xlink:show="new" text:style-name="Internet_20_link" text:visited-style-name="Visited_20_Internet_20_Link"><text:span text:style-name="T508">https://www.youtube.com/watch?v=AgLn2xyFyTk</text:span></text:a><text:span text:style-name="T504"> </text:span><text:a xlink:type="simple" xlink:href="https://us06st-cf.zoom.us/web_client/6orpgrb/html/externalLinkPage.html?ref=https://www.youtube.com/watch?v=9TX5LOInPIQ" office:target-frame-name="_blank" xlink:show="new" text:style-name="Internet_20_link" text:visited-style-name="Visited_20_Internet_20_Link"><text:span text:style-name="T508">https://www.youtube.com/watch?v=9TX5LOInPIQ</text:span></text:a></text:p>
      </text:section>
      <text:p text:style-name="P303"><text:change-end text:change-id="ct9405231664332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Consolas" svg:font-family="Consolas, monospace"/>
    <style:font-face style:name="Helvetica Neue" svg:font-family="'Helvetica Neue', Roboto, Arial, sans-serif"/>
    <style:font-face style:name="Inter" svg:font-family="Inter, sans-serif"/>
    <style:font-face style:name="Lato" svg:font-family="Lato, sans-serif"/>
    <style:font-face style:name="Lohit Devanagari1" svg:font-family="'Lohit Devanagari'"/>
    <style:font-face style:name="Menlo" svg:font-family="Menlo, Consolas, monaco, monospace"/>
    <style:font-face style:name="Monaco1" svg:font-family="Monaco, 'Lucida Console', monospace"/>
    <style:font-face style:name="Monaco" svg:font-family="Monaco, Menlo, Consolas, 'Courier New', monospace"/>
    <style:font-face style:name="Slack-Lato" svg:font-family="Slack-Lato, Slack-Fractions, appleLogo, sans-serif"/>
    <style:font-face style:name="apple-system" svg:font-family="apple-system, BlinkMacSystemFont, 'Segoe UI Adjusted', 'Segoe UI', 'Liberation Sans', sans-serif"/>
    <style:font-face style:name="apple-system1" svg:font-family="apple-system, BlinkMacSystemFont, 'Segoe UI', Roboto, Oxygen, Ubuntu, Cantarell, 'Open Sans', 'Helvetica Neue', sans-serif"/>
    <style:font-face style:name="arial" svg:font-family="arial, sans-serif"/>
    <style:font-face style:name="charter" svg:font-family="charter, Georgia, Cambria, 'Times New Roman', Times, serif"/>
    <style:font-face style:name="inherit" svg:font-family="inherit"/>
    <style:font-face style:name="monospace" svg:font-family="monospace"/>
    <style:font-face style:name="monospace1" svg:font-family="monospace, monospace"/>
    <style:font-face style:name="urw-din" svg:font-family="urw-din, sans-serif"/>
    <style:font-face style:name="var bs-font-monospace" svg:font-family="'var bs-font-monospace'"/>
    <style:font-face style:name="var ff-mono" svg:font-family="'var ff-mono'"/>
    <style:font-face style:name="var font-family-mono" svg:font-family="'var font-family-mono'"/>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fo:font-size="18pt" style:font-name-asian="OpenSymbol" style:font-family-asian="OpenSymbol" style:font-charset-asian="x-symbol" style:font-size-asian="15.75pt" style:font-name-complex="OpenSymbol" style:font-family-complex="OpenSymbol" style:font-charset-complex="x-symbol"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2T15:07:47.857278358</meta:creation-date>
    <dc:date>2022-09-23T00:50:08.395028480</dc:date>
    <meta:editing-duration>P8DT12H18M29S</meta:editing-duration>
    <meta:editing-cycles>141</meta:editing-cycles>
    <meta:generator>LibreOffice/6.4.7.2$Linux_X86_64 LibreOffice_project/40$Build-2</meta:generator>
    <meta:document-statistic meta:table-count="0" meta:image-count="0" meta:object-count="0" meta:page-count="31" meta:paragraph-count="562" meta:word-count="4066" meta:character-count="32044" meta:non-whitespace-character-count="26809"/>
  </office:meta>
</office:document-meta>
</file>